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MS Gothic" svg:font-family="'MS Gothic', 'ＭＳ ゴシック'" style:font-family-generic="modern"/>
    <style:font-face style:name="F" svg:font-family="" style:font-family-generic="roman"/>
    <style:font-face style:name="Courier New" svg:font-family="'Courier New'" style:font-family-generic="modern" style:font-pitch="fixed"/>
    <style:font-face style:name="SimSun" svg:font-family="SimSun, 宋体" style:font-pitch="variable"/>
    <style:font-face style:name="Batang" svg:font-family="Batang, 바탕"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Gulim" svg:font-family="Gulim, 굴림"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211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5492in" fo:break-before="auto" style:use-optimal-row-height="true"/>
    </style:style>
    <style:style style:name="ro4" style:family="table-row">
      <style:table-row-properties style:row-height="0.2445in" fo:break-before="auto" style:use-optimal-row-height="true"/>
    </style:style>
    <style:style style:name="ro5" style:family="table-row">
      <style:table-row-properties style:row-height="0.3417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3626in" fo:break-before="auto" style:use-optimal-row-height="true"/>
    </style:style>
    <style:style style:name="ro8" style:family="table-row">
      <style:table-row-properties style:row-height="0.4346in" fo:break-before="auto" style:use-optimal-row-height="true"/>
    </style:style>
    <style:style style:name="ro9" style:family="table-row">
      <style:table-row-properties style:row-height="1.6063in" fo:break-before="auto" style:use-optimal-row-height="true"/>
    </style:style>
    <style:style style:name="ro10" style:family="table-row">
      <style:table-row-properties style:row-height="0.2791in" fo:break-before="auto" style:use-optimal-row-height="true"/>
    </style:style>
    <style:style style:name="ro11" style:family="table-row">
      <style:table-row-properties style:row-height="0.352in" fo:break-before="auto" style:use-optimal-row-height="true"/>
    </style:style>
    <style:style style:name="ro12" style:family="table-row">
      <style:table-row-properties style:row-height="0.2173in" fo:break-before="auto" style:use-optimal-row-height="true"/>
    </style:style>
    <style:style style:name="ro13" style:family="table-row">
      <style:table-row-properties style:row-height="0.228in" fo:break-before="auto" style:use-optimal-row-height="true"/>
    </style:style>
    <style:style style:name="ro14" style:family="table-row">
      <style:table-row-properties style:row-height="1.1291in" fo:break-before="auto" style:use-optimal-row-height="true"/>
    </style:style>
    <style:style style:name="ro15" style:family="table-row">
      <style:table-row-properties style:row-height="1.3984in" fo:break-before="auto" style:use-optimal-row-height="true"/>
    </style:style>
    <style:style style:name="ro16" style:family="table-row">
      <style:table-row-properties style:row-height="0.7252in" fo:break-before="auto" style:use-optimal-row-height="true"/>
    </style:style>
    <style:style style:name="ro17" style:family="table-row">
      <style:table-row-properties style:row-height="0.5591in" fo:break-before="auto" style:use-optimal-row-height="true"/>
    </style:style>
    <style:style style:name="ro18" style:family="table-row">
      <style:table-row-properties style:row-height="0.4555in" fo:break-before="auto" style:use-optimal-row-height="true"/>
    </style:style>
    <style:style style:name="ro19" style:family="table-row">
      <style:table-row-properties style:row-height="0.2382in" fo:break-before="auto" style:use-optimal-row-height="true"/>
    </style:style>
    <style:style style:name="ro20" style:family="table-row">
      <style:table-row-properties style:row-height="0.4043in" fo:break-before="auto" style:use-optimal-row-height="true"/>
    </style:style>
    <style:style style:name="ro21" style:family="table-row">
      <style:table-row-properties style:row-height="0.5181in" fo:break-before="auto" style:use-optimal-row-height="true"/>
    </style:style>
    <style:style style:name="ro22" style:family="table-row">
      <style:table-row-properties style:row-height="0.6839in" fo:break-before="auto" style:use-optimal-row-height="true"/>
    </style:style>
    <style:style style:name="ro23" style:family="table-row">
      <style:table-row-properties style:row-height="0.539in" fo:break-before="auto" style:use-optimal-row-height="true"/>
    </style:style>
    <style:style style:name="ro24" style:family="table-row">
      <style:table-row-properties style:row-height="0.3835in" fo:break-before="auto" style:use-optimal-row-height="true"/>
    </style:style>
    <style:style style:name="ro2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fr" fo:country="FR"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font-size-asian="10.5pt" style:language-asian="ja" style:country-asian="JP"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font-size-asian="10.5pt" style:language-asian="ko" style:country-asian="KR"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font-size-asian="10.5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GB"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style>
    <style:style style:name="ce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9"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style:font-name="Arial" fo:font-size="12pt" fo:language="zxx" fo:country="none"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DejaVu Sans" style:font-size-complex="6.80000019073486pt" style:language-complex="en" style:country-complex="US" style:font-style-complex="normal" style:font-weight-complex="bold" style:text-emphasize="none" style:font-relief="none"/>
    </style:style>
    <style:style style:name="ce1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font-style="normal" fo:text-shadow="none" style:text-underline-style="none" fo:font-weight="bold" style:text-underline-mode="continuous" style:text-line-through-mode="continuous" style:font-name-asian="DejaVu Sans" style:font-size-asian="10.5pt" style:language-asian="zxx" style:country-asian="none" style:font-style-asian="normal" style:font-weight-asian="bold" style:font-name-complex="SimSun" style:font-size-complex="6.80000019073486pt" style:language-complex="en" style:country-complex="US" style:font-style-complex="normal" style:font-weight-complex="bold" style:text-emphasize="none" style:font-relief="none"/>
    </style:style>
    <style:style style:name="ce1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style>
    <style:style style:name="ce1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it" fo:country="IT"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style>
    <style:style style:name="ce1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bold" style:text-underline-mode="continuous" style:text-line-through-mode="continuous" style:font-name-asian="MS Gothic" style:font-size-asian="10.5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style>
    <style:style style:name="ce1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n" fo:country="US" fo:font-style="normal" fo:text-shadow="none" style:text-underline-style="none" fo:font-weight="bold" style:text-underline-mode="continuous" style:text-line-through-mode="continuous" style:font-name-asian="Batang" style:font-size-asian="11pt" style:language-asian="zxx" style:country-asian="none" style:font-style-asian="normal" style:font-weight-asian="bold" style:font-name-complex="Liberation Serif" style:font-size-complex="6.25pt" style:language-complex="en" style:country-complex="US" style:font-style-complex="normal" style:font-weight-complex="bold" style:text-emphasize="none" style:font-relief="none"/>
    </style:style>
    <style:style style:name="ce1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5pt" fo:language="en" fo:country="US"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5pt" style:language-complex="en" style:country-complex="US" style:font-style-complex="normal" style:font-weight-complex="bold" style:text-emphasize="none" style:font-relief="none"/>
    </style:style>
    <style:style style:name="ce1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sk" fo:country="SK"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25pt" style:language-complex="en" style:country-complex="US" style:font-style-complex="normal" style:font-weight-complex="bold" style:text-emphasize="none" style:font-relief="none"/>
    </style:style>
    <style:style style:name="ce1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none" fo:country="none" fo:font-style="normal" fo:text-shadow="none" style:text-underline-style="none" fo:font-weight="bold" style:text-underline-mode="continuous" style:text-line-through-mode="continuous" style:font-name-asian="DejaVu Sans" style:font-size-asian="6.80000019073486pt" style:language-asian="none" style:country-asian="none" style:font-style-asian="normal" style:font-weight-asian="normal" style:font-name-complex="Liberation Serif" style:font-size-complex="6.25pt" style:language-complex="en" style:country-complex="US" style:font-style-complex="normal" style:font-weight-complex="bold" style:text-emphasize="none" style:font-relief="none"/>
    </style:style>
    <style:style style:name="ce1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sv" fo:country="SE"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style>
    <style:style style:name="ce1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rowallia New" fo:font-size="14pt" fo:language="zxx" fo:country="none" fo:font-style="normal" fo:text-shadow="none" style:text-underline-style="none" fo:font-weight="bold" style:text-underline-mode="continuous" style:text-line-through-mode="continuous" style:font-name-asian="Browallia New" style:font-size-asian="14pt" style:language-asian="zxx" style:country-asian="none" style:font-style-asian="normal" style:font-weight-asian="bold" style:font-name-complex="Browallia New" style:font-size-complex="7.94999980926514pt" style:language-complex="en" style:country-complex="US" style:font-style-complex="normal" style:font-weight-complex="bold" style:text-emphasize="none" style:font-relief="none"/>
    </style:style>
    <style:style style:name="ce2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bold" style:text-underline-mode="continuous" style:text-line-through-mode="continuous" style:font-name-asian="MS Gothic" style:font-size-asian="10.5pt" style:language-asian="ja" style:country-asian="JP" style:font-style-asian="normal" style:font-weight-asian="bold" style:font-name-complex="Liberation Serif" style:font-size-complex="6.80000019073486pt" style:language-complex="en" style:country-complex="US" style:font-style-complex="normal" style:font-weight-complex="bold" style:text-emphasize="none" style:font-relief="none"/>
    </style:style>
    <style:style style:name="ce2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Batang" style:font-size-asian="11pt" style:language-asian="zxx" style:country-asian="none" style:font-style-asian="normal" style:font-weight-asian="bold" style:font-name-complex="Liberation Serif" style:font-size-complex="6.80000019073486pt" style:language-complex="en" style:country-complex="US" style:font-style-complex="normal" style:font-weight-complex="normal" style:text-emphasize="none" style:font-relief="none"/>
    </style:style>
    <style:style style:name="ce2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n" fo:country="US"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25pt" style:language-complex="en" style:country-complex="US" style:font-style-complex="normal" style:font-weight-complex="bold" style:text-emphasize="none" style:font-relief="none"/>
    </style:style>
    <style:style style:name="ce2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GB"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italic" style:font-weight-complex="bold" style:text-emphasize="none" style:font-relief="none"/>
    </style:style>
    <style:style style:name="ce2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MS Gothic" style:font-size-asian="10.5pt" style:language-asian="zxx" style:country-asian="none" style:font-style-asian="normal" style:font-weight-asian="bold" style:font-name-complex="Liberation Serif" style:font-size-complex="6.80000019073486pt" style:language-complex="en" style:country-complex="US" style:font-style-complex="normal" style:font-weight-complex="normal" style:text-emphasize="none" style:font-relief="none"/>
    </style:style>
    <style:style style:name="ce25" style:family="table-cell" style:parent-style-name="Default">
      <style:table-cell-properties fo:border-bottom="0.0008in solid #000000" fo:border-left="0.0008in solid #000000" fo:border-right="none" fo:border-top="0.0008in solid #000000"/>
      <style:text-properties fo:color="#000000" style:text-outline="false" style:text-line-through-style="none" style:font-name="Liberation Serif" fo:font-size="11.5pt" fo:language="en" fo:country="US"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5pt" style:language-complex="en" style:country-complex="US" style:font-style-complex="normal" style:font-weight-complex="bold" style:text-emphasize="none" style:font-relief="none"/>
    </style:style>
    <style:style style:name="ce2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it" fo:country="IT"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2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2pt" fo:language="hr" fo:country="HR"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80000019073486pt" style:language-complex="en" style:country-complex="US" style:font-style-complex="normal" style:font-weight-complex="bold" style:text-emphasize="none" style:font-relief="none"/>
    </style:style>
    <style:style style:name="ce2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n" fo:country="US" fo:font-style="normal" fo:text-shadow="none" style:text-underline-style="none" fo:font-weight="bold" style:text-underline-mode="continuous" style:text-line-through-mode="continuous" style:font-name-asian="DejaVu Sans" style:font-size-asian="11pt" style:language-asian="zxx" style:country-asian="none" style:font-style-asian="normal" style:font-weight-asian="bold" style:font-name-complex="Liberation Serif" style:font-size-complex="6.25pt" style:language-complex="en" style:country-complex="US" style:font-style-complex="normal" style:font-weight-complex="bold" style:text-emphasize="none" style:font-relief="none"/>
    </style:style>
    <style:style style:name="ce2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v" fo:country="SE"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3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hr" fo:country="HR"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3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q" fo:country="AL"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3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da" fo:country="DK"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3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atang" fo:font-size="11pt" fo:language="en" fo:country="GB" fo:font-style="normal" fo:text-shadow="none" style:text-underline-style="none" fo:font-weight="bold" style:text-underline-mode="continuous" style:text-line-through-mode="continuous" style:font-name-asian="Batang" style:font-size-asian="11pt" style:language-asian="zxx" style:country-asian="none" style:font-style-asian="normal" style:font-weight-asian="bold" style:font-name-complex="Batang" style:font-size-complex="6.25pt" style:language-complex="en" style:country-complex="US" style:font-style-complex="normal" style:font-weight-complex="bold" style:text-emphasize="none" style:font-relief="none"/>
    </style:style>
    <style:style style:name="ce3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pt" fo:country="PT"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3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DejaVu Sans" fo:font-size="12pt" fo:language="zxx" fo:country="none" fo:font-style="normal" fo:text-shadow="none" style:text-underline-style="none" fo:font-weight="normal" style:text-underline-mode="continuous" style:text-line-through-mode="continuous" style:font-name-asian="DejaVu Sans" style:font-size-asian="12pt" style:language-asian="zxx" style:country-asian="none" style:font-style-asian="normal" style:font-weight-asian="normal" style:font-name-complex="DejaVu Sans" style:font-size-complex="6.80000019073486pt" style:language-complex="en" style:country-complex="US" style:font-style-complex="normal" style:font-weight-complex="normal" style:text-emphasize="none" style:font-relief="none"/>
    </style:style>
    <style:style style:name="ce3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GB" fo:font-style="normal" fo:text-shadow="none" style:text-underline-style="none" fo:font-weight="bold" style:text-underline-mode="continuous" style:text-line-through-mode="continuous" style:font-name-asian="DejaVu Sans" style:font-size-asian="10.5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style>
    <style:style style:name="ce3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none" fo:country="none" fo:font-style="normal" fo:text-shadow="none" style:text-underline-style="none" fo:font-weight="bold" style:text-underline-mode="continuous" style:text-line-through-mode="continuous" style:font-name-asian="DejaVu Sans" style:font-size-asian="6.80000019073486pt" style:language-asian="none"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style>
    <style:style style:name="ce3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rowallia New" fo:font-size="14pt" fo:language="zxx" fo:country="none" fo:font-style="normal" fo:text-shadow="none" style:text-underline-style="none" fo:font-weight="normal" style:text-underline-mode="continuous" style:text-line-through-mode="continuous" style:font-name-asian="Browallia New" style:font-size-asian="14pt" style:language-asian="zxx" style:country-asian="none" style:font-style-asian="normal" style:font-weight-asian="normal" style:font-name-complex="Browallia New" style:font-size-complex="7.94999980926514pt" style:language-complex="en" style:country-complex="US" style:font-style-complex="normal" style:font-weight-complex="normal" style:text-emphasize="none" style:font-relief="none"/>
    </style:style>
    <style:style style:name="ce3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text-shadow="none" style:text-underline-style="none" style:text-underline-mode="continuous" style:text-line-through-mode="continuous" style:font-name-asian="DejaVu Sans" style:language-asian="zxx" style:country-asian="none" style:font-name-complex="Liberation Serif" style:font-size-complex="6.80000019073486pt" style:language-complex="en" style:country-complex="US" style:font-style-complex="normal" style:font-weight-complex="normal" style:text-emphasize="none" style:font-relief="none"/>
    </style:style>
    <style:style style:name="ce4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cs" fo:country="CZ"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4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text-shadow="none" style:text-underline-style="none" style:text-underline-mode="continuous" style:text-line-through-mode="continuous" style:language-asian="zxx" style:country-asian="none" style:font-name-complex="Liberation Serif" style:font-size-complex="6.80000019073486pt" style:language-complex="en" style:country-complex="US" style:font-style-complex="normal" style:font-weight-complex="normal" style:text-emphasize="none" style:font-relief="none"/>
    </style:style>
    <style:style style:name="ce42"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style:font-name="Liberation Serif" fo:font-size="12pt" fo:language="zxx" fo:country="none"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DejaVu Sans" style:font-size-complex="6.80000019073486pt" style:language-complex="en" style:country-complex="US" style:font-style-complex="normal" style:font-weight-complex="normal" style:text-emphasize="none" style:font-relief="none"/>
    </style:style>
    <style:style style:name="ce4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text-emphasize="none" style:font-relief="none"/>
    </style:style>
    <style:style style:name="ce4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none" fo:country="none"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25pt" style:language-complex="en" style:country-complex="US" style:font-style-complex="normal" style:font-weight-complex="bold" style:text-emphasize="none" style:font-relief="none"/>
    </style:style>
    <style:style style:name="ce4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MS Gothic" style:font-size-asian="10.5pt" style:language-asian="ja" style:country-asian="JP" style:font-style-asian="normal" style:font-weight-asian="bold" style:font-name-complex="Liberation Serif" style:font-size-complex="6.80000019073486pt" style:language-complex="en" style:country-complex="US" style:font-style-complex="normal" style:font-weight-complex="normal" style:text-emphasize="none" style:font-relief="none"/>
    </style:style>
    <style:style style:name="ce46" style:family="table-cell" style:parent-style-name="Default">
      <style:table-cell-properties fo:border-bottom="0.0008in solid #000000" style:text-align-source="fix" style:repeat-content="false" fo:border-left="0.0008in solid #000000" fo:border-right="none" fo:border-top="0.0008in solid #000000"/>
      <style:paragraph-properties fo:text-align="justify"/>
      <style:text-properties style:use-window-font-color="true" style:text-outline="false" style:text-line-through-style="none" style:font-name="Times New Roman" fo:font-size="11pt" fo:language="es" fo:country="MX" fo:font-style="normal" fo:text-shadow="none" style:text-underline-style="none" fo:font-weight="bold" style:text-underline-mode="continuous" style:text-line-through-mode="continuous" style:font-name-asian="Times New Roman" style:font-size-asian="6.80000019073486pt" style:language-asian="zxx" style:country-asian="none" style:font-style-asian="normal" style:font-weight-asian="normal" style:font-name-complex="Times New Roman" style:font-size-complex="6.25pt" style:language-complex="en" style:country-complex="US" style:font-style-complex="normal" style:font-weight-complex="bold" style:text-emphasize="none" style:font-relief="none"/>
    </style:style>
    <style:style style:name="ce4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GB"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text-emphasize="none" style:font-relief="none"/>
    </style:style>
    <style:style style:name="ce4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bold" style:text-underline-mode="continuous" style:text-line-through-mode="continuous" style:font-name-asian="DejaVu Sans" style:font-size-asian="10.5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style>
    <style:style style:name="ce4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s" fo:country="ES"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25pt" style:language-complex="en" style:country-complex="US" style:font-style-complex="normal" style:font-weight-complex="bold" style:text-emphasize="none" style:font-relief="none"/>
    </style:style>
    <style:style style:name="ce5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GB"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5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52"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style:font-name="Liberation Serif" fo:font-size="12pt"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size-complex="6.80000019073486pt" style:language-complex="en" style:country-complex="US" style:text-emphasize="none" style:font-relief="none"/>
    </style:style>
    <style:style style:name="ce5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font-style="normal" fo:text-shadow="none" style:text-underline-style="none" fo:font-weight="normal" style:text-underline-mode="continuous" style:text-line-through-mode="continuous" style:font-name-asian="DejaVu Sans" style:font-size-asian="10.5pt" style:language-asian="zxx" style:country-asian="none" style:font-style-asian="normal" style:font-weight-asian="normal" style:font-name-complex="SimSun" style:font-size-complex="6.80000019073486pt" style:language-complex="en" style:country-complex="US" style:font-style-complex="normal" style:font-weight-complex="normal" style:text-emphasize="none" style:font-relief="none"/>
    </style:style>
    <style:style style:name="ce5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it" fo:country="IT"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5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language-asian="ja" style:country-asian="JP"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5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text-shadow="none" style:text-underline-style="none" style:text-underline-mode="continuous" style:text-line-through-mode="continuous" style:font-name-complex="Liberation Serif" style:font-size-complex="6.80000019073486pt" style:language-complex="en" style:country-complex="US" style:font-style-complex="normal" style:font-weight-complex="normal" style:text-emphasize="none" style:font-relief="none"/>
    </style:style>
    <style:style style:name="ce5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5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5pt" style:language-complex="en" style:country-complex="US" style:font-style-complex="normal" style:font-weight-complex="normal" style:text-emphasize="none" style:font-relief="none"/>
    </style:style>
    <style:style style:name="ce5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5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sk" fo:country="SK"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25pt" style:language-complex="en" style:country-complex="US" style:font-style-complex="normal" style:font-weight-complex="normal" style:text-emphasize="none" style:font-relief="none"/>
    </style:style>
    <style:style style:name="ce6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s" fo:country="E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25pt" style:language-complex="en" style:country-complex="US" style:font-style-complex="normal" style:font-weight-complex="normal" style:text-emphasize="none" style:font-relief="none"/>
    </style:style>
    <style:style style:name="ce6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sv" fo:country="SE"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6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GB"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style>
    <style:style style:name="ce6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64"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style:font-name="Arial" fo:font-size="12pt"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size-complex="6.80000019073486pt" style:language-complex="en" style:country-complex="US" style:text-emphasize="none" style:font-relief="none"/>
    </style:style>
    <style:style style:name="ce6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0.5pt" fo:language="en" fo:country="US" fo:font-style="normal" fo:text-shadow="none" style:text-underline-style="none" fo:font-weight="normal" style:text-underline-mode="continuous" style:text-line-through-mode="continuous" style:font-name-asian="DejaVu Sans" style:font-size-asian="10.5pt" style:language-asian="zxx" style:country-asian="none" style:font-style-asian="normal" style:font-weight-asian="normal" style:font-name-complex="SimSun" style:font-size-complex="5.94999980926514pt" style:language-complex="en" style:country-complex="US" style:font-style-complex="normal" style:font-weight-complex="normal" style:text-emphasize="none" style:font-relief="none"/>
    </style:style>
    <style:style style:name="ce6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style>
    <style:style style:name="ce6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Batang" style:font-size-asian="11pt" style:language-asian="ko" style:country-asian="KR"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6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sv" fo:country="SE"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style>
    <style:style style:name="ce69"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fo:font-size="12pt"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size-complex="6.80000019073486pt" style:language-complex="en" style:country-complex="US" style:text-emphasize="none" style:font-relief="none"/>
    </style:style>
    <style:style style:name="ce7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71" style:family="table-cell" style:parent-style-name="Default">
      <style:table-cell-properties fo:border-bottom="0.0008in solid #000000" fo:border-left="0.0008in solid #000000" fo:border-right="none" fo:border-top="0.0008in solid #000000"/>
      <style:text-properties fo:color="#000000" style:text-outline="false" style:text-line-through-style="none" style:font-name="Liberation Serif" fo:font-size="11.5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5pt" style:language-complex="en" style:country-complex="US" style:font-style-complex="normal" style:font-weight-complex="normal" style:text-emphasize="none" style:font-relief="none"/>
    </style:style>
    <style:style style:name="ce7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73" style:family="table-cell" style:parent-style-name="Default">
      <style:table-cell-properties fo:border-bottom="0.0008in solid #000000" fo:border-left="0.0008in solid #000000" fo:border-right="none" fo:border-top="0.0008in solid #000000"/>
      <style:text-properties fo:color="#000000" style:text-outline="false" style:text-line-through-style="none" style:font-name="Arial" fo:font-size="11pt" fo:language="sk" fo:country="SK" fo:font-style="normal" fo:text-shadow="none" style:text-underline-style="none" fo:font-weight="normal" style:text-underline-mode="continuous" style:text-line-through-mode="continuous" style:font-name-asian="Times New Roman"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7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font-style="normal" fo:text-shadow="none" style:text-underline-style="none" fo:font-weight="normal" style:text-underline-mode="continuous" style:text-line-through-mode="continuous" style:font-name-asian="DejaVu Sans" style:language-asian="zxx" style:country-asian="none" style:language-complex="en" style:country-complex="US" style:text-emphasize="none" style:font-relief="none"/>
    </style:style>
    <style:style style:name="ce7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da" fo:country="DK"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7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k" fo:country="SK" fo:font-style="normal" fo:text-shadow="none" style:text-underline-style="none" fo:font-weight="normal" style:text-underline-mode="continuous" style:text-line-through-mode="continuous" style:font-name-asian="Times New Roman"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7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s" fo:country="ES" fo:font-style="normal" fo:text-shadow="none" style:text-underline-style="none" fo:font-weight="normal" style:text-underline-mode="continuous" style:text-line-through-mode="continuous" style:font-name-asian="DejaVu Sans" style:font-size-asian="6.80000019073486pt" style:language-asian="none" style:country-asian="none" style:font-style-asian="normal" style:font-weight-asian="normal" style:font-name-complex="Liberation Serif" style:font-size-complex="6.25pt" style:language-complex="en" style:country-complex="US" style:font-style-complex="normal" style:font-weight-complex="normal" style:text-emphasize="none" style:font-relief="none"/>
    </style:style>
    <style:style style:name="ce7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font-style="normal" fo:text-shadow="none" style:text-underline-style="none" fo:font-weight="normal" style:text-underline-mode="continuous" style:text-line-through-mode="continuous" style:font-name-asian="DejaVu Sans" style:language-asian="zxx" style:country-asian="none" style:font-size-complex="6.80000019073486pt" style:language-complex="en" style:country-complex="US" style:text-emphasize="none" style:font-relief="none"/>
    </style:style>
    <style:style style:name="ce7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GB" fo:font-style="normal" fo:text-shadow="none" style:text-underline-style="none" fo:font-weight="normal" style:text-underline-mode="continuous" style:text-line-through-mode="continuous" style:font-name-asian="DejaVu Sans" style:font-size-asian="6.80000019073486pt" style:language-asian="fr" style:country-asian="FR"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8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tyle="normal" fo:text-shadow="none" style:text-underline-style="none" fo:font-weight="normal" style:text-underline-mode="continuous" style:text-line-through-mode="continuous" style:language-asian="zxx" style:country-asian="none" style:language-complex="en" style:country-complex="US" style:text-emphasize="none" style:font-relief="none"/>
    </style:style>
    <style:style style:name="ce81" style:family="table-cell" style:parent-style-name="Default">
      <style:table-cell-properties fo:border-bottom="0.0008in solid #000000" style:text-align-source="fix" style:repeat-content="false" fo:border-left="0.0008in solid #000000" fo:border-right="none" fo:border-top="0.0008in solid #000000"/>
      <style:paragraph-properties fo:text-align="justify"/>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8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font-size-asian="11pt" style:language-asian="ko" style:country-asian="KR"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8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8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v" fo:country="SE"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8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hr" fo:country="HR"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8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q" fo:country="AL"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87"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fo:font-size="12pt" fo:text-shadow="none" style:text-underline-style="none" style:text-underline-mode="continuous" style:text-line-through-mode="continuous" style:font-name-asian="DejaVu Sans" style:language-asian="zxx" style:country-asian="none" style:font-size-complex="6.80000019073486pt" style:language-complex="en" style:country-complex="US" style:text-emphasize="none" style:font-relief="none"/>
    </style:style>
    <style:style style:name="ce8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text-shadow="none" style:text-underline-style="none" style:text-underline-mode="continuous" style:text-line-through-mode="continuous" style:font-name-asian="DejaVu Sans" style:font-size-asian="10.5pt" style:language-asian="zxx" style:country-asian="none" style:font-name-complex="SimSun" style:font-size-complex="6.80000019073486pt" style:language-complex="en" style:country-complex="US" style:font-style-complex="normal" style:font-weight-complex="normal" style:text-emphasize="none" style:font-relief="none"/>
    </style:style>
    <style:style style:name="ce8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text-shadow="none" style:text-underline-style="none" style:text-underline-mode="continuous" style:text-line-through-mode="continuous" style:font-name-asian="DejaVu Sans" style:font-name-complex="Liberation Serif" style:font-size-complex="6.80000019073486pt" style:language-complex="en" style:country-complex="US" style:font-style-complex="normal" style:font-weight-complex="normal" style:text-emphasize="none" style:font-relief="none"/>
    </style:style>
    <style:style style:name="ce9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5pt" fo:language="en" fo:country="US"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5pt" style:language-complex="en" style:country-complex="US" style:font-weight-complex="normal" style:text-emphasize="none" style:font-relief="none"/>
    </style:style>
    <style:style style:name="ce9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GB" fo:font-style="normal" fo:text-shadow="none" style:text-underline-style="none" fo:font-weight="normal" style:text-underline-mode="continuous" style:text-line-through-mode="continuous" style:font-name-asian="DejaVu Sans" style:font-size-asian="10.5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9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atang" fo:font-size="11pt" fo:language="en" fo:country="GB" fo:text-shadow="none" style:text-underline-style="none" style:text-underline-mode="continuous" style:text-line-through-mode="continuous" style:font-name-asian="Batang" style:font-size-asian="11pt" style:language-asian="ko" style:country-asian="KR" style:font-name-complex="Batang" style:font-size-complex="6.25pt" style:language-complex="en" style:country-complex="US" style:font-style-complex="normal" style:font-weight-complex="normal" style:text-emphasize="none" style:font-relief="none"/>
    </style:style>
    <style:style style:name="ce9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pt" fo:country="PT"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9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s" fo:country="ES" fo:font-style="normal" fo:text-shadow="none" style:text-underline-style="none" fo:font-weight="normal" style:text-underline-mode="continuous" style:text-line-through-mode="continuous" style:font-name-asian="DejaVu Sans" style:font-size-asian="6.80000019073486pt" style:language-asian="none"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9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language="es" fo:country="E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language-complex="en" style:country-complex="US" style:font-style-complex="normal" style:font-weight-complex="normal" style:text-emphasize="none" style:font-relief="none"/>
    </style:style>
    <style:style style:name="ce9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font-style="normal" fo:text-shadow="none" style:text-underline-style="none" fo:font-weight="normal" style:text-underline-mode="continuous" style:text-line-through-mode="continuous" style:font-name-asian="DejaVu Sans" style:font-size-asian="10.5pt" style:language-asian="zxx" style:country-asian="none" style:font-style-asian="normal" style:font-weight-asian="normal" style:font-name-complex="SimSun" style:font-size-complex="6.80000019073486pt" style:language-complex="en" style:country-complex="US" style:font-style-complex="normal" style:font-weight-complex="bold" style:text-emphasize="none" style:font-relief="none"/>
    </style:style>
    <style:style style:name="ce9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9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s" fo:country="E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9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line-through-mode="continuous" style:font-name-asian="DejaVu Sans" style:language-asian="zxx" style:country-asian="none" style:font-size-complex="6.80000019073486pt" style:language-complex="en" style:country-complex="US" style:font-style-complex="normal" style:font-weight-complex="normal" style:text-emphasize="none" style:font-relief="none"/>
    </style:style>
    <style:style style:name="ce10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cs" fo:country="CZ"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101" style:family="table-cell" style:parent-style-name="Default">
      <style:table-cell-properties fo:border-bottom="0.0008in solid #000000" fo:border-left="0.0008in solid #000000" fo:border-right="none" fo:border-top="0.0008in solid #000000"/>
      <style:text-properties style:text-outline="false" style:text-line-through-style="none" fo:text-shadow="none" style:text-underline-style="none" style:text-und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0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text-shadow="none" style:text-underline-style="none" style:text-underline-mode="continuous" style:text-line-through-mode="continuous" style:font-name-asian="DejaVu Sans" style:font-size-asian="10.5pt" style:font-name-complex="Liberation Serif" style:font-size-complex="6.80000019073486pt" style:language-complex="en" style:country-complex="US" style:font-style-complex="normal" style:font-weight-complex="normal" style:text-emphasize="none" style:font-relief="none"/>
    </style:style>
    <style:style style:name="ce1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n" fo:country="US" fo:text-shadow="none" style:text-underline-style="none" style:text-underline-mode="continuous" style:text-line-through-mode="continuous" style:font-name-asian="DejaVu Sans" style:font-size-asian="10.5pt" style:language-asian="zxx" style:country-asian="none" style:font-name-complex="Liberation Serif" style:font-size-complex="6.25pt" style:language-complex="en" style:country-complex="US" style:font-style-complex="normal" style:text-emphasize="none" style:font-relief="none"/>
    </style:style>
    <style:style style:name="ce10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pt" fo:country="PT"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10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Batang" style:font-size-asian="11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10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10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n" fo:country="US" fo:text-shadow="none" style:text-underline-style="none" style:text-underline-mode="continuous" style:text-line-through-mode="continuous" style:font-name-asian="Batang" style:font-size-asian="11pt" style:language-asian="ko" style:country-asian="KR" style:font-name-complex="Liberation Serif" style:font-size-complex="6.25pt" style:language-complex="en" style:country-complex="US" style:font-style-complex="normal" style:font-weight-complex="bold" style:text-emphasize="none" style:font-relief="none"/>
    </style:style>
    <style:style style:name="ce10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line-through-mode="continuous" style:language-asian="zxx" style:country-asian="none" style:language-complex="en" style:country-complex="US" style:text-emphasize="none" style:font-relief="none"/>
    </style:style>
    <style:style style:name="ce10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line-through-mode="continuous" style:font-name-asian="DejaVu Sans" style:font-size-asian="10.5pt" style:language-asian="zxx" style:country-asian="none" style:font-size-complex="6.80000019073486pt" style:language-complex="en" style:country-complex="US" style:font-style-complex="normal" style:font-weight-complex="normal" style:text-emphasize="none" style:font-relief="none"/>
    </style:style>
    <style:style style:name="ce11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line-through-mode="continuous" style:language-complex="en" style:country-complex="US" style:font-style-complex="normal" style:font-weight-complex="normal" style:text-emphasize="none" style:font-relief="none"/>
    </style:style>
    <style:style style:name="ce111" style:family="table-cell" style:parent-style-name="Default">
      <style:table-cell-properties fo:border-bottom="0.0008in solid #000000" fo:border-left="0.0008in solid #000000" fo:border-right="none" fo:border-top="0.0008in solid #000000"/>
      <style:text-properties style:text-outline="false" style:text-line-through-style="none" style:font-name="Liberation Serif" fo:font-size="11.5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5pt" style:language-complex="en" style:country-complex="US" style:font-style-complex="normal" style:font-weight-complex="normal" style:text-emphasize="none" style:font-relief="none"/>
    </style:style>
    <style:style style:name="ce112" style:family="table-cell" style:parent-style-name="Default">
      <style:table-cell-properties fo:border-bottom="0.0008in solid #000000" fo:border-left="0.0008in solid #000000" fo:border-right="none" fo:border-top="0.0008in solid #000000"/>
      <style:text-properties fo:color="#000000" style:text-outline="false" style:text-line-through-style="none" style:font-name="Times New Roman" fo:font-size="11pt" fo:language="cs" fo:country="CZ" fo:font-style="normal" fo:text-shadow="none" style:text-underline-style="none" fo:font-weight="normal" style:text-underline-mode="continuous" style:text-line-through-mode="continuous" style:font-name-asian="Times New Roman" style:font-size-asian="6.80000019073486pt" style:language-asian="zxx" style:country-asian="none" style:font-style-asian="normal" style:font-weight-asian="normal" style:font-name-complex="Times New Roman" style:font-size-complex="6.25pt" style:language-complex="en" style:country-complex="US" style:font-style-complex="normal" style:font-weight-complex="normal" style:text-emphasize="none" style:font-relief="none"/>
    </style:style>
    <style:style style:name="ce11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Gulim" fo:font-size="12pt" fo:language="en" fo:country="US" fo:text-shadow="none" style:text-underline-style="none" style:text-underline-mode="continuous" style:text-line-through-mode="continuous" style:language-asian="ko" style:country-asian="KR" style:font-name-complex="Gulim" style:font-size-complex="6.80000019073486pt" style:language-complex="en" style:country-complex="US" style:font-style-complex="normal" style:font-weight-complex="normal" style:text-emphasize="none" style:font-relief="none"/>
    </style:style>
    <style:style style:name="ce114" style:family="table-cell" style:parent-style-name="Default">
      <style:table-cell-properties fo:border-bottom="0.0008in solid #000000" fo:border-left="0.0008in solid #000000" fo:border-right="none" fo:border-top="0.0008in solid #000000"/>
      <style:text-properties fo:color="#000000" style:text-outline="false" style:text-line-through-style="none" style:font-name="Arial" fo:font-size="12pt" fo:language="cs" fo:country="CZ" fo:font-style="normal" fo:text-shadow="none" style:text-underline-style="none" fo:font-weight="normal" style:text-underline-mode="continuous" style:text-line-through-mode="continuous" style:font-name-asian="Times New Roman" style:font-size-asian="6.80000019073486pt" style:language-asian="zxx" style:country-asian="none" style:font-style-asian="normal" style:font-weight-asian="normal" style:font-name-complex="Arial" style:font-size-complex="6.80000019073486pt" style:language-complex="en" style:country-complex="US" style:font-style-complex="normal" style:font-weight-complex="normal" style:text-emphasize="none" style:font-relief="none"/>
    </style:style>
    <style:style style:name="ce11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text-shadow="none" style:text-underline-style="none" style:text-underline-mode="continuous" style:text-line-through-mode="continuous" style:font-name-asian="DejaVu Sans" style:font-size-asian="10.5pt" style:language-asian="zxx" style:country-asian="none" style:font-name-complex="Liberation Serif" style:font-size-complex="6.80000019073486pt" style:language-complex="en" style:country-complex="US" style:font-style-complex="normal" style:font-weight-complex="normal" style:text-emphasize="none" style:font-relief="none"/>
    </style:style>
    <style:style style:name="ce11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cs" fo:country="CZ" fo:font-style="normal" fo:text-shadow="none" style:text-underline-style="none" fo:font-weight="normal" style:text-underline-mode="continuous" style:text-line-through-mode="continuous" style:font-name-asian="Times New Roman" style:font-size-asian="6.80000019073486pt" style:language-asian="zxx" style:country-asian="none" style:font-style-asian="normal" style:font-weight-asian="normal" style:font-name-complex="Times New Roman" style:font-size-complex="6.25pt" style:language-complex="en" style:country-complex="US" style:font-style-complex="normal" style:font-weight-complex="normal" style:text-emphasize="none" style:font-relief="none"/>
    </style:style>
    <style:style style:name="ce11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text-shadow="none" style:text-underline-style="none" style:text-underline-mode="continuous" style:text-line-through-mode="continuous" style:font-name-asian="DejaVu Sans" style:language-asian="zxx" style:country-asian="none" style:font-size-complex="6.80000019073486pt" style:language-complex="en" style:country-complex="US" style:text-emphasize="none" style:font-relief="none"/>
    </style:style>
    <style:style style:name="ce118" style:family="table-cell" style:parent-style-name="Default">
      <style:table-cell-properties fo:border-bottom="0.0008in solid #000000" fo:border-left="0.0008in solid #000000" fo:border-right="none" fo:border-top="0.0008in solid #000000"/>
      <style:text-properties style:text-outline="false" style:text-line-through-style="none" style:font-name="Arial" fo:font-size="11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119"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style:font-name="Arial" fo:font-size="12pt" fo:language="zxx" fo:country="none"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DejaVu Sans" style:font-size-complex="6.80000019073486pt" style:language-complex="en" style:country-complex="US" style:font-style-complex="normal" style:font-weight-complex="normal" style:text-emphasize="none" style:font-relief="none"/>
    </style:style>
    <style:style style:name="ce12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12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12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none" fo:country="none" fo:font-style="normal" fo:text-shadow="none" style:text-underline-style="none" fo:font-weight="normal" style:text-underline-mode="continuous" style:text-line-through-mode="continuous" style:font-name-asian="DejaVu Sans" style:font-size-asian="6.80000019073486pt" style:language-asian="none" style:country-asian="none" style:font-style-asian="normal" style:font-weight-asian="normal" style:font-name-complex="Liberation Serif" style:font-size-complex="6.25pt" style:language-complex="en" style:country-complex="US" style:font-style-complex="normal" style:font-weight-complex="normal" style:text-emphasize="none" style:font-relief="none"/>
    </style:style>
    <style:style style:name="ce12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25pt" style:language-complex="en" style:country-complex="US" style:font-style-complex="normal" style:font-weight-complex="normal" style:text-emphasize="none" style:font-relief="none"/>
    </style:style>
    <style:style style:name="ce12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language="en" fo:country="US" fo:text-shadow="none" style:text-underline-style="none" style:text-underline-mode="continuous" style:text-line-through-mode="continuous" style:font-name-asian="DejaVu Sans" style:font-size-asian="10.5pt" style:language-asian="zxx" style:country-asian="none" style:font-name-complex="Liberation Serif" style:font-size-complex="6.25pt" style:language-complex="en" style:country-complex="US" style:font-style-complex="normal" style:font-weight-complex="normal" style:text-emphasize="none" style:font-relief="none"/>
    </style:style>
    <style:style style:name="ce12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2pt" fo:language="cs" fo:country="CZ" fo:font-style="normal" fo:text-shadow="none" style:text-underline-style="none" fo:font-weight="normal" style:text-underline-mode="continuous" style:text-line-through-mode="continuous" style:font-name-asian="Times New Roman" style:font-size-asian="6.80000019073486pt" style:language-asian="zxx" style:country-asian="none" style:font-style-asian="normal" style:font-weight-asian="normal" style:font-name-complex="Arial" style:font-size-complex="6.80000019073486pt" style:language-complex="en" style:country-complex="US" style:font-style-complex="normal" style:font-weight-complex="normal" style:text-emphasize="none" style:font-relief="none"/>
    </style:style>
    <style:style style:name="ce12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2pt"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size-complex="6.80000019073486pt" style:language-complex="en" style:country-complex="US" style:text-emphasize="none" style:font-relief="none"/>
    </style:style>
    <style:style style:name="ce12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25pt" style:language-complex="en" style:country-complex="US" style:font-style-complex="normal" style:font-weight-complex="normal" style:text-emphasize="none" style:font-relief="none"/>
    </style:style>
    <style:style style:name="ce12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zxx" fo:country="none"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12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n" fo:country="US" fo:font-style="normal" fo:text-shadow="none" style:text-underline-style="none" fo:font-weight="normal" style:text-underline-mode="continuous" style:text-line-through-mode="continuous" style:font-name-asian="Batang" style:font-size-asian="11pt" style:language-asian="zxx" style:country-asian="none" style:font-style-asian="normal" style:font-weight-asian="normal" style:font-name-complex="Liberation Serif" style:font-size-complex="6.25pt" style:language-complex="en" style:country-complex="US" style:font-style-complex="normal" style:font-weight-complex="normal" style:text-emphasize="none" style:font-relief="none"/>
    </style:style>
    <style:style style:name="ce13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s" fo:country="E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13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GB" fo:font-style="normal" fo:text-shadow="none" style:text-underline-style="none" fo:font-weight="normal" style:text-underline-mode="continuous" style:text-line-through-mode="continuous" style:font-name-asian="DejaVu Sans" style:font-size-asian="10.5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style>
    <style:style style:name="ce13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s" fo:country="E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25pt" style:language-complex="en" style:country-complex="US" style:font-style-complex="normal" style:font-weight-complex="bold" style:text-emphasize="none" style:font-relief="none"/>
    </style:style>
    <style:style style:name="ce13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line-through-mode="continuous" style:font-size-asian="6.80000019073486pt" style:language-asian="zxx" style:country-asian="none" style:font-style-asian="normal" style:font-weight-asian="normal" style:language-complex="en" style:country-complex="US" style:font-style-complex="normal" style:font-weight-complex="normal" style:text-emphasize="none" style:font-relief="none"/>
    </style:style>
    <style:style style:name="ce13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rowallia New" fo:font-size="14pt" fo:font-style="normal" fo:text-shadow="none" style:text-underline-style="none" fo:font-weight="normal" style:text-underline-mode="continuous" style:text-line-through-mode="continuous" style:language-asian="zxx" style:country-asian="none" style:font-name-complex="Browallia New" style:font-size-complex="7.94999980926514pt" style:language-complex="en" style:country-complex="US" style:text-emphasize="none" style:font-relief="none"/>
    </style:style>
    <style:style style:name="ce13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font-size-asian="6.80000019073486pt" style:language-asian="ko" style:country-asian="KR"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13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style>
    <style:style style:name="ce13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da" fo:country="DK"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13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hr" fo:country="HR"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13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sk" fo:country="SK"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14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cs" fo:country="CZ"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14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sq" fo:country="AL"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14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size-asian="10.5pt" style:language-asian="ja" style:country-asian="JP" style:font-style-asian="normal" style:font-name-complex="Liberation Serif" style:font-size-complex="6.80000019073486pt" style:language-complex="en" style:country-complex="US" style:font-style-complex="normal" style:font-weight-complex="normal" style:text-emphasize="none" style:font-relief="none"/>
    </style:style>
    <style:style style:name="ce14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text-shadow="none" style:text-underline-style="none" style:text-underline-mode="continuous" style:text-line-through-mode="continuous" style:language-asian="zxx" style:country-asian="none" style:font-name-complex="Liberation Serif" style:language-complex="en" style:country-complex="US" style:font-style-complex="normal" style:text-emphasize="none" style:font-relief="none"/>
    </style:style>
    <style:style style:name="ce14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cs" fo:country="CZ" fo:font-style="normal" fo:text-shadow="none" style:text-underline-style="none" fo:font-weight="bold" style:text-underline-mode="continuous" style:text-line-through-mode="continuous" style:font-name-asian="Times New Roman" style:font-size-asian="6.80000019073486pt" style:language-asian="zxx" style:country-asian="none" style:font-style-asian="normal" style:font-weight-asian="normal" style:font-name-complex="Times New Roman" style:font-size-complex="6.25pt" style:language-complex="en" style:country-complex="US" style:font-style-complex="normal" style:font-weight-complex="bold" style:text-emphasize="none" style:font-relief="none"/>
    </style:style>
    <style:style style:name="ce14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n" fo:country="US"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25pt" style:language-complex="en" style:country-complex="US" style:font-style-complex="italic" style:font-weight-complex="bold" style:text-emphasize="none" style:font-relief="none"/>
    </style:style>
    <style:style style:name="ce14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language="en" fo:country="GB"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Liberation Serif" style:language-complex="en" style:country-complex="US" style:font-style-complex="normal" style:text-emphasize="none" style:font-relief="none"/>
    </style:style>
    <style:style style:name="ce14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text-emphasize="none" style:font-relief="none"/>
    </style:style>
    <style:style style:name="ce14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language="en" fo:country="US" fo:text-shadow="none" style:text-underline-style="none" style:text-underline-mode="continuous" style:text-line-through-mode="continuous" style:font-name-complex="Liberation Serif" style:language-complex="en" style:country-complex="US" style:font-style-complex="normal" style:text-emphasize="none" style:font-relief="none"/>
    </style:style>
    <style:style style:name="ce14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text-shadow="none" style:text-underline-style="none" style:text-underline-mode="continuous" style:text-line-through-mode="continuous" style:font-name-asian="DejaVu Sans" style:language-asian="zxx" style:country-asian="none" style:font-name-complex="Liberation Serif" style:language-complex="en" style:country-complex="US" style:font-style-complex="normal" style:text-emphasize="none" style:font-relief="none"/>
    </style:style>
    <style:style style:name="ce15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ru" fo:country="RU"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language-complex="en" style:country-complex="US" style:font-style-complex="normal" style:text-emphasize="none" style:font-relief="none"/>
    </style:style>
    <style:style style:name="ce15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sk" fo:country="SK"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25pt" style:language-complex="en" style:country-complex="US" style:font-style-complex="normal" style:text-emphasize="none" style:font-relief="none"/>
    </style:style>
    <style:style style:name="ce15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s" fo:country="ES" fo:font-style="normal" fo:text-shadow="none" style:text-underline-style="none" fo:font-weight="bold" style:text-underline-mode="continuous" style:text-line-through-mode="continuous" style:font-name-asian="DejaVu Sans" style:font-size-asian="6.80000019073486pt" style:language-asian="none" style:country-asian="none" style:font-style-asian="normal" style:font-weight-asian="normal" style:font-name-complex="Liberation Serif" style:font-size-complex="6.25pt" style:language-complex="en" style:country-complex="US" style:font-style-complex="normal" style:font-weight-complex="bold" style:text-emphasize="none" style:font-relief="none"/>
    </style:style>
    <style:style style:name="ce15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language="en" fo:country="GB"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language-complex="en" style:country-complex="US" style:font-style-complex="normal" style:font-weight-complex="bold" style:text-emphasize="none" style:font-relief="none"/>
    </style:style>
    <style:style style:name="ce15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language-complex="en" style:country-complex="US" style:font-style-complex="normal" style:font-weight-complex="bold" style:text-emphasize="none" style:font-relief="none"/>
    </style:style>
    <style:style style:name="ce15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15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style>
    <style:style style:name="ce15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text-shadow="none" style:text-underline-style="none" fo:font-weight="bold" style:text-underline-mode="continuous" style:text-line-through-mode="continuous" style:font-name-asian="DejaVu Sans" style:font-size-asian="10.5pt" style:language-asian="zxx" style:country-asian="none" style:font-weight-asian="bold" style:font-name-complex="SimSun" style:font-size-complex="6.80000019073486pt" style:language-complex="en" style:country-complex="US" style:font-style-complex="normal" style:font-weight-complex="bold" style:text-emphasize="none" style:font-relief="none"/>
    </style:style>
    <style:style style:name="ce15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5pt" fo:language="en" fo:country="US" fo:font-style="normal" fo:text-shadow="none" style:text-underline-style="none" fo:font-weight="bold" style:text-underline-mode="continuous" style:text-line-through-mode="continuous" style:font-name-asian="Gulim" style:font-size-asian="6.80000019073486pt" style:language-asian="ko" style:country-asian="KR" style:font-style-asian="normal" style:font-weight-asian="normal" style:font-name-complex="Times New Roman" style:font-size-complex="6.5pt" style:language-complex="en" style:country-complex="US" style:font-style-complex="normal" style:font-weight-complex="bold" style:text-emphasize="none" style:font-relief="none"/>
    </style:style>
    <style:style style:name="ce15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none" fo:country="none"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25pt" style:language-complex="en" style:country-complex="US" style:font-style-complex="normal" style:text-emphasize="none" style:font-relief="none"/>
    </style:style>
    <style:style style:name="ce16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text-emphasize="none" style:font-relief="none"/>
    </style:style>
    <style:style style:name="ce16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weight-complex="bold" style:text-emphasize="none" style:font-relief="none"/>
    </style:style>
    <style:style style:name="ce16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weight-complex="bold" style:text-emphasize="none" style:font-relief="none"/>
    </style:style>
    <style:style style:name="ce16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v" fo:country="SE"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text-emphasize="none" style:font-relief="none"/>
    </style:style>
    <style:style style:name="ce16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line-through-mode="continuous" style:font-name-complex="DejaVu Sans1" style:font-size-complex="6.80000019073486pt" style:language-complex="en" style:country-complex="US" style:font-style-complex="normal" style:font-weight-complex="normal" style:text-emphasize="none" style:font-relief="none"/>
    </style:style>
    <style:style style:name="ce16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it" fo:country="IT"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text-emphasize="none" style:font-relief="none"/>
    </style:style>
    <style:style style:name="ce16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line-through-mode="continuous" style:font-name-asian="DejaVu Sans" style:language-asian="zxx" style:country-asian="none" style:font-size-complex="6.80000019073486pt" style:language-complex="en" style:country-complex="US" style:font-style-complex="normal" style:text-emphasize="none" style:font-relief="none"/>
    </style:style>
    <style:style style:name="ce16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text-emphasize="none" style:font-relief="none"/>
    </style:style>
    <style:style style:name="ce16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language="en" fo:country="US" fo:text-shadow="none" style:text-underline-style="none" style:text-underline-mode="continuous" style:text-line-through-mode="continuous" style:language-asian="zxx" style:country-asian="none" style:font-name-complex="Liberation Serif" style:language-complex="en" style:country-complex="US" style:font-style-complex="normal" style:text-emphasize="none" style:font-relief="none"/>
    </style:style>
    <style:style style:name="ce16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language="fr" fo:country="FR"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Liberation Serif" style:language-complex="en" style:country-complex="US" style:font-style-complex="normal" style:text-emphasize="none" style:font-relief="none"/>
    </style:style>
    <style:style style:name="ce17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fr" fo:country="FR"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text-emphasize="none" style:font-relief="none"/>
    </style:style>
    <style:style style:name="ce17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text-emphasize="none" style:font-relief="none"/>
    </style:style>
    <style:style style:name="ce17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1pt" fo:language="es" fo:country="ES"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25pt" style:language-complex="en" style:country-complex="US" style:font-style-complex="normal" style:text-emphasize="none" style:font-relief="none"/>
    </style:style>
    <style:style style:name="ce17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sv" fo:country="SE" fo:font-style="normal"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text-emphasize="none" style:font-relief="none"/>
    </style:style>
    <style:style style:name="ce17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tyle="normal" fo:text-shadow="none" style:text-underline-style="none" fo:font-weight="normal" style:text-underline-mode="continuous" style:text-line-through-mode="continuous" style:font-name-asian="DejaVu Sans" style:language-asian="zxx" style:country-asian="none" style:language-complex="en" style:country-complex="US" style:text-emphasize="none" style:font-relief="none"/>
    </style:style>
    <style:style style:name="ce17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text-emphasize="none" style:font-relief="none"/>
    </style:style>
    <style:style style:name="ce17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line-through-mode="continuous" style:font-name-asian="DejaVu Sans" style:font-size-asian="10.5pt" style:language-asian="zxx" style:country-asian="none" style:language-complex="en" style:country-complex="US" style:font-style-complex="normal" style:text-emphasize="none" style:font-relief="none"/>
    </style:style>
    <style:style style:name="ce177" style:family="table-cell" style:parent-style-name="Default">
      <style:table-cell-properties fo:border-bottom="0.0008in solid #000000" fo:border-left="0.0008in solid #000000" fo:border-right="none" fo:border-top="0.0008in solid #000000"/>
      <style:text-properties style:text-outline="false" style:text-line-through-style="none" style:font-name="Arial" fo:font-size="11pt" fo:language="en" fo:country="US" fo:text-shadow="none" style:text-underline-style="none"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text-emphasize="none" style:font-relief="none"/>
    </style:style>
    <style:style style:name="ce17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17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line-through-mode="continuous" style:font-name-asian="DejaVu Sans" style:language-asian="zxx" style:country-asian="none" style:language-complex="en" style:country-complex="US" style:font-style-complex="normal" style:text-emphasize="none" style:font-relief="none"/>
    </style:style>
    <style:style style:name="ce18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line-through-mode="continuous" style:language-asian="zxx" style:country-asian="none" style:language-complex="en" style:country-complex="US" style:font-style-complex="normal" style:text-emphasize="none" style:font-relief="none"/>
    </style:style>
    <style:style style:name="ce18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language="en" fo:country="US"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language-complex="en" style:country-complex="US" style:font-style-complex="normal" style:font-weight-complex="bold" style:text-emphasize="none" style:font-relief="none"/>
    </style:style>
    <style:style style:name="ce18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text-shadow="none" style:text-underline-style="none" style:text-underline-mode="continuous" style:text-line-through-mode="continuous" style:font-name-asian="DejaVu Sans" style:font-size-asian="10.5pt" style:language-asian="zxx" style:country-asian="none" style:font-weight-asian="bold" style:font-name-complex="Liberation Serif" style:font-size-complex="6.80000019073486pt" style:language-complex="en" style:country-complex="US" style:font-style-complex="normal" style:font-weight-complex="normal" style:text-emphasize="none" style:font-relief="none"/>
    </style:style>
    <style:style style:name="ce183" style:family="table-cell" style:parent-style-name="Default">
      <style:table-cell-properties fo:border-bottom="0.0008in solid #000000" fo:border-left="0.0008in solid #000000" fo:border-right="none" fo:border-top="0.0008in solid #000000"/>
      <style:text-properties style:text-outline="false" style:text-line-through-style="none" style:font-name="Liberation Serif"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language-complex="en" style:country-complex="US" style:font-style-complex="normal" style:font-weight-complex="bold" style:text-emphasize="none" style:font-relief="none"/>
    </style:style>
    <style:style style:name="ce184" style:family="table-cell" style:parent-style-name="Default">
      <style:table-cell-properties fo:border-bottom="0.0008in solid #000000" fo:border-left="0.0008in solid #000000" fo:border-right="none" fo:border-top="0.0008in solid #000000"/>
      <style:text-properties style:text-outline="false" style:text-line-through-style="none" style:font-name="Arial" fo:font-size="11pt" fo:language="en" fo:country="US"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185" style:family="table-cell" style:parent-style-name="Default">
      <style:table-cell-properties fo:border-bottom="0.0008in solid #000000" fo:border-left="0.0008in solid #000000" fo:border-right="none" fo:border-top="0.0008in solid #000000"/>
      <style:text-properties style:text-outline="false" style:text-line-through-style="none" style:font-name="Liberation Serif" fo:font-size="12pt"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style>
    <style:style style:name="ce18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0pt" fo:language="en" fo:country="GB"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5.65000009536743pt" style:language-complex="en" style:country-complex="US" style:font-style-complex="normal" style:font-weight-complex="normal" style:text-emphasize="none" style:font-relief="none"/>
    </style:style>
    <style:style style:name="ce18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text-shadow="none" style:text-underline-style="none" style:text-underline-mode="continuous" style:text-line-through-mode="continuous" style:font-name-asian="DejaVu Sans" style:language-asian="zxx" style:country-asian="none" style:font-name-complex="SimSun" style:font-size-complex="5.09999990463257pt" style:language-complex="en" style:country-complex="US" style:font-style-complex="normal" style:font-weight-complex="normal" style:text-emphasize="none" style:font-relief="none"/>
    </style:style>
    <style:style style:name="ce18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0pt" fo:language="en" fo:country="US" fo:text-shadow="none" style:text-underline-style="none" style:text-underline-mode="continuous" style:text-line-through-mode="continuous" style:font-name-asian="DejaVu Sans" style:font-size-asian="10pt" style:language-asian="ja" style:country-asian="JP" style:font-name-complex="Liberation Serif" style:font-size-complex="5.65000009536743pt" style:language-complex="en" style:country-complex="US" style:font-style-complex="normal" style:font-weight-complex="normal" style:text-emphasize="none" style:font-relief="none"/>
    </style:style>
    <style:style style:name="ce18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language="en" fo:country="US" fo:text-shadow="none" style:text-underline-style="none" style:text-underline-mode="continuous" style:text-line-through-mode="continuous" style:font-name-asian="DejaVu Sans" style:language-asian="zxx" style:country-asian="none" style:font-name-complex="Liberation Serif" style:language-complex="en" style:country-complex="US" style:font-style-complex="normal" style:font-weight-complex="normal" style:text-emphasize="none" style:font-relief="none"/>
    </style:style>
    <style:style style:name="ce19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0pt" fo:language="es" fo:country="ES" fo:font-style="normal" fo:text-shadow="none" style:text-underline-style="none" fo:font-weight="normal" style:text-underline-mode="continuous" style:text-line-through-mode="continuous" style:font-name-asian="DejaVu Sans" style:font-size-asian="6.80000019073486pt" style:language-asian="none" style:country-asian="none" style:font-style-asian="normal" style:font-weight-asian="normal" style:font-name-complex="Liberation Serif" style:font-size-complex="5.65000009536743pt" style:language-complex="en" style:country-complex="US" style:font-style-complex="normal" style:font-weight-complex="normal" style:text-emphasize="none" style:font-relief="none"/>
    </style:style>
    <style:style style:name="ce19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0pt" fo:language="sv" fo:country="SE"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5.65000009536743pt" style:language-complex="en" style:country-complex="US" style:font-style-complex="normal" style:font-weight-complex="normal" style:text-emphasize="none" style:font-relief="none"/>
    </style:style>
    <style:style style:name="ce19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5.65000009536743pt" style:language-complex="en" style:country-complex="US" style:font-style-complex="normal" style:font-weight-complex="bold" style:text-emphasize="none" style:font-relief="none"/>
    </style:style>
    <style:style style:name="ce19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SimSun" style:font-size-complex="5.09999990463257pt" style:language-complex="en" style:country-complex="US" style:font-style-complex="normal" style:font-weight-complex="normal" style:text-emphasize="none" style:font-relief="none"/>
    </style:style>
    <style:style style:name="ce19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line-through-mode="continuous" style:font-name-asian="DejaVu Sans" style:language-asian="zxx" style:country-asian="none" style:language-complex="en" style:country-complex="US" style:font-style-complex="normal" style:font-weight-complex="normal" style:text-emphasize="none" style:font-relief="none"/>
    </style:style>
    <style:style style:name="ce19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0pt" fo:language="en" fo:country="US" fo:text-shadow="none" style:text-underline-style="none" style:text-underline-mode="continuous" style:text-line-through-mode="continuous" style:font-name-asian="DejaVu Sans" style:font-size-asian="10pt" style:language-asian="zxx" style:country-asian="none" style:font-name-complex="Liberation Serif" style:font-size-complex="5.65000009536743pt" style:language-complex="en" style:country-complex="US" style:font-style-complex="normal" style:font-weight-complex="normal" style:text-emphasize="none" style:font-relief="none"/>
    </style:style>
    <style:style style:name="ce19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language="en" fo:country="US" fo:text-shadow="none" style:text-underline-style="none" style:text-underline-mode="continuous" style:text-line-through-mode="continuous" style:font-name-asian="DejaVu Sans" style:font-size-asian="10.5pt" style:language-asian="zxx" style:country-asian="none" style:font-name-complex="Liberation Serif" style:language-complex="en" style:country-complex="US" style:font-style-complex="normal" style:font-weight-complex="normal" style:text-emphasize="none" style:font-relief="none"/>
    </style:style>
    <style:style style:name="ce197" style:family="table-cell" style:parent-style-name="Default">
      <style:table-cell-properties fo:border-bottom="0.0008in solid #000000" fo:border-left="0.0008in solid #000000" fo:border-right="none" fo:border-top="0.0008in solid #000000"/>
      <style:text-properties fo:color="#000000" style:text-outline="false" style:text-line-through-style="none" style:font-name="Liberation Serif" fo:font-size="11.5pt" fo:language="en" fo:country="US"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5pt" style:language-complex="en" style:country-complex="US" style:font-weight-complex="normal" style:text-emphasize="none" style:font-relief="none"/>
    </style:style>
    <style:style style:name="ce19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font-style="normal" fo:text-shadow="none" style:text-underline-style="none" fo:font-weight="normal" style:text-underline-mode="continuous" style:text-line-through-mode="continuous" style:font-name-asian="DejaVu Sans" style:font-size-asian="9pt" style:language-asian="zxx" style:country-asian="none" style:font-style-asian="normal" style:font-weight-asian="normal" style:font-name-complex="SimSun" style:font-size-complex="5.09999990463257pt" style:language-complex="en" style:country-complex="US" style:font-style-complex="normal" style:font-weight-complex="normal" style:text-emphasize="none" style:font-relief="none"/>
    </style:style>
    <style:style style:name="ce19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0pt" fo:language="en" fo:country="GB" fo:font-style="normal" fo:text-shadow="none" style:text-underline-style="none" fo:font-weight="normal" style:text-underline-mode="continuous" style:text-line-through-mode="continuous" style:font-name-asian="DejaVu Sans" style:font-size-asian="6.80000019073486pt" style:language-asian="fr" style:country-asian="FR" style:font-style-asian="normal" style:font-weight-asian="normal" style:font-name-complex="Liberation Serif" style:font-size-complex="5.65000009536743pt" style:language-complex="en" style:country-complex="US" style:font-style-complex="normal" style:font-weight-complex="normal" style:text-emphasize="none" style:font-relief="none"/>
    </style:style>
    <style:style style:name="ce20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0pt" fo:language="none" fo:country="none" fo:font-style="normal" fo:text-shadow="none" style:text-underline-style="none" fo:font-weight="normal" style:text-underline-mode="continuous" style:text-line-through-mode="continuous" style:font-name-asian="DejaVu Sans" style:font-size-asian="6.80000019073486pt" style:language-asian="none" style:country-asian="none" style:font-style-asian="normal" style:font-weight-asian="normal" style:font-name-complex="Liberation Serif" style:font-size-complex="5.65000009536743pt" style:language-complex="en" style:country-complex="US" style:font-style-complex="normal" style:font-weight-complex="normal" style:text-emphasize="none" style:font-relief="none"/>
    </style:style>
    <style:style style:name="ce20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5.65000009536743pt" style:language-complex="en" style:country-complex="US" style:font-style-complex="normal" style:font-weight-complex="normal" style:text-emphasize="none" style:font-relief="none"/>
    </style:style>
    <style:style style:name="ce20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text-shadow="none" style:text-underline-style="none" style:text-underline-mode="continuous" style:text-line-through-mode="continuous" style:font-name-asian="DejaVu Sans" style:font-size-asian="9pt" style:language-asian="zxx" style:country-asian="none" style:font-name-complex="SimSun" style:font-size-complex="5.09999990463257pt" style:language-complex="en" style:country-complex="US" style:font-style-complex="normal" style:font-weight-complex="bold" style:text-emphasize="none" style:font-relief="none"/>
    </style:style>
    <style:style style:name="ce2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weight-complex="normal" style:text-emphasize="none" style:font-relief="none"/>
    </style:style>
    <style:style style:name="ce20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text-shadow="none" style:text-underline-style="none" style:text-underline-mode="continuous" style:text-line-through-mode="continuous" style:font-name-asian="DejaVu Sans" style:font-size-asian="9pt" style:language-asian="zxx" style:country-asian="none" style:font-name-complex="SimSun" style:font-size-complex="5.09999990463257pt" style:language-complex="en" style:country-complex="US" style:font-style-complex="normal" style:font-weight-complex="normal" style:text-emphasize="none" style:font-relief="none"/>
    </style:style>
    <style:style style:name="ce20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2pt" fo:language="hr" fo:country="HR"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80000019073486pt" style:language-complex="en" style:country-complex="US" style:font-style-complex="normal" style:font-weight-complex="normal" style:text-emphasize="none" style:font-relief="none"/>
    </style:style>
    <style:style style:name="ce20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s" fo:country="E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bold" style:text-emphasize="none" style:font-relief="none"/>
    </style:style>
    <style:style style:name="ce20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weight-complex="normal" style:text-emphasize="none" style:font-relief="none"/>
    </style:style>
    <style:style style:name="ce20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0pt"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5.65000009536743pt" style:language-complex="en" style:country-complex="US" style:font-style-complex="normal" style:font-weight-complex="normal" style:text-emphasize="none" style:font-relief="none"/>
    </style:style>
    <style:style style:name="ce20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it" fo:country="IT"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 style:font-size-complex="6.25pt" style:language-complex="en" style:country-complex="US" style:font-style-complex="normal" style:font-weight-complex="normal" style:text-emphasize="none" style:font-relief="none"/>
    </style:style>
    <style:style style:name="ce21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line-through-mode="continuous" style:font-name-asian="DejaVu Sans" style:font-size-asian="10.5pt" style:language-asian="zxx" style:country-asian="none" style:language-complex="en" style:country-complex="US" style:font-style-complex="normal" style:font-weight-complex="normal" style:text-emphasize="none" style:font-relief="none"/>
    </style:style>
    <style:style style:name="ce21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font-style="normal" fo:text-shadow="none" style:text-underline-style="none" fo:font-weight="normal" style:text-underline-mode="continuous" style:text-line-through-mode="continuous" style:font-name-asian="DejaVu Sans" style:font-size-asian="10.5pt" style:language-asian="zxx" style:country-asian="none" style:font-style-asian="normal" style:font-weight-asian="normal" style:font-name-complex="SimSun" style:font-size-complex="5.09999990463257pt" style:language-complex="en" style:country-complex="US" style:font-style-complex="normal" style:font-weight-complex="normal" style:text-emphasize="none" style:font-relief="none"/>
    </style:style>
    <style:style style:name="ce21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language="en" fo:country="US" fo:font-style="normal" fo:text-shadow="none" style:text-underline-style="none" fo:font-weight="normal" style:text-underline-mode="continuous" style:text-line-through-mode="continuous" style:font-name-asian="DejaVu Sans" style:font-size-asian="10.5pt" style:language-asian="zxx" style:country-asian="none" style:font-style-asian="normal" style:font-weight-asian="normal" style:font-name-complex="SimSun" style:language-complex="en" style:country-complex="US" style:font-style-complex="normal" style:font-weight-complex="normal" style:text-emphasize="none" style:font-relief="none"/>
    </style:style>
    <style:style style:name="ce21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9pt" fo:language="en" fo:country="GB" fo:text-shadow="none" style:text-underline-style="none" style:text-underline-mode="continuous" style:text-line-through-mode="continuous" style:font-name-asian="DejaVu Sans" style:font-size-asian="9pt" style:language-asian="zxx" style:country-asian="none" style:font-name-complex="Liberation Serif" style:font-size-complex="5.09999990463257pt" style:language-complex="en" style:country-complex="US" style:font-style-complex="normal" style:font-weight-complex="bold" style:text-emphasize="none" style:font-relief="none"/>
    </style:style>
    <style:style style:name="ce21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font-size-asian="10.5pt" style:language-asian="zh" style:country-asian="TW"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215" style:family="table-cell" style:parent-style-name="Default">
      <style:table-cell-properties fo:border="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216" style:family="table-cell" style:parent-style-name="Default">
      <style:table-cell-properties fo:border="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font-size-asian="10.5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217" style:family="table-cell" style:parent-style-name="Default">
      <style:table-cell-properties fo:border="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font-size-asian="10.5pt" style:language-asian="ja" style:country-asian="JP"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218" style:family="table-cell" style:parent-style-name="Default">
      <style:table-cell-properties fo:border="0.0008in solid #000000"/>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line-through-mode="continuous" style:font-name-asian="DejaVu Sans" style:font-size-asian="10.5pt" style:language-asian="ko" style:country-asian="KR"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219" style:family="table-cell" style:parent-style-name="Default">
      <style:table-cell-properties fo:border="0.0008in solid #000000"/>
      <style:text-properties style:use-window-font-color="true" style:text-outline="false" style:text-line-through-style="none" style:font-name="Liberation Serif" fo:font-size="12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T1" style:family="text">
      <style:text-properties style:use-window-font-color="true" style:font-name="Liberation Serif" fo:font-size="12pt" fo:language="en" fo:country="US" style:font-name-asian="DejaVu Sans" style:font-size-asian="10.5pt" style:language-asian="zxx" style:country-asian="none" style:font-style-asian="normal" style:font-weight-asian="normal" style:font-name-complex="Liberation Serif" style:font-size-complex="6.80000019073486pt"/>
    </style:style>
    <style:style style:name="T2" style:family="text">
      <style:text-properties style:use-window-font-color="true" style:font-name="Liberation Serif" fo:font-size="12pt" fo:language="en" fo:country="US" fo:font-style="normal" fo:font-weight="normal" style:font-name-asian="DejaVu Sans" style:language-asian="zxx" style:country-asian="none" style:font-weight-asian="bold" style:font-name-complex="Liberation Serif" style:font-size-complex="6.80000019073486pt"/>
    </style:style>
    <style:style style:name="T3" style:family="text">
      <style:text-properties style:use-window-font-color="true" style:font-name="Liberation Serif" fo:font-size="12pt" fo:language="en" fo:country="US" fo:font-style="normal" fo:font-weight="normal" style:font-name-asian="Batang" style:font-size-asian="11pt" style:language-asian="zxx" style:country-asian="none" style:font-weight-asian="bold" style:font-name-complex="Liberation Serif" style:font-size-complex="6.80000019073486pt"/>
    </style:style>
    <style:style style:name="T4" style:family="text">
      <style:text-properties style:use-window-font-color="true" style:font-name="Arial" fo:font-size="11pt" fo:language="en" fo:country="US" fo:font-style="normal" fo:font-weight="bold" style:font-name-asian="DejaVu Sans" style:language-asian="zxx" style:country-asian="none" style:font-name-complex="Arial" style:font-size-complex="6.30000019073486pt" style:font-weight-complex="bold"/>
    </style:style>
    <style:style style:name="T5" style:family="text">
      <style:text-properties style:use-window-font-color="true" style:font-name="Arial" fo:font-size="11pt" fo:language="en" fo:country="US" fo:font-style="normal" fo:font-weight="normal" style:font-name-asian="DejaVu Sans" style:language-asian="zxx" style:country-asian="none" style:font-name-complex="Arial" style:font-size-complex="6.30000019073486pt"/>
    </style:style>
    <style:style style:name="T6" style:family="text">
      <style:text-properties style:use-window-font-color="true" style:font-name="Liberation Serif" fo:font-size="12pt" fo:language="en" fo:country="GB" fo:font-style="normal" fo:font-weight="bold" style:font-name-asian="DejaVu Sans" style:language-asian="zxx" style:country-asian="none" style:font-name-complex="Liberation Serif" style:font-size-complex="6.80000019073486pt" style:font-weight-complex="bold"/>
    </style:style>
    <style:style style:name="T7" style:family="text">
      <style:text-properties style:use-window-font-color="true" style:font-name="Liberation Serif" fo:font-size="12pt" fo:language="en" fo:country="GB" fo:font-style="normal" fo:font-weight="normal" style:font-name-asian="DejaVu Sans" style:language-asian="zxx" style:country-asian="none" style:font-name-complex="Liberation Serif" style:font-size-complex="6.80000019073486pt"/>
    </style:style>
    <style:style style:name="T8" style:family="text">
      <style:text-properties style:use-window-font-color="true" style:font-name="Liberation Serif" fo:font-size="12pt" fo:language="zxx" fo:country="none" style:font-name-asian="DejaVu Sans" style:language-asian="zxx" style:country-asian="none" style:font-name-complex="DejaVu Sans" style:font-size-complex="6.80000019073486pt" style:font-style-complex="normal" style:font-weight-complex="normal"/>
    </style:style>
    <style:style style:name="T9" style:family="text">
      <style:text-properties style:use-window-font-color="true" style:font-name="Liberation Serif" fo:font-size="12pt" fo:language="en" fo:country="US" fo:font-style="normal" fo:font-weight="normal" style:font-name-asian="DejaVu Sans" style:language-asian="zxx" style:country-asian="none" style:font-name-complex="Liberation Serif" style:font-size-complex="6.80000019073486pt"/>
    </style:style>
    <style:style style:name="T10" style:family="text">
      <style:text-properties style:use-window-font-color="true" style:font-name="Liberation Serif" fo:font-size="12pt" fo:language="en" fo:country="US" style:font-name-asian="DejaVu Sans" style:font-size-asian="10.5pt" style:language-asian="ja" style:country-asian="JP" style:font-style-asian="normal" style:font-weight-asian="normal" style:font-name-complex="Liberation Serif" style:font-size-complex="6.80000019073486pt"/>
    </style:style>
    <style:style style:name="T11" style:family="text">
      <style:text-properties style:use-window-font-color="true" style:font-name="Liberation Serif" fo:font-size="12pt" fo:language="en" fo:country="US" style:font-name-asian="DejaVu Sans" style:font-size-asian="10pt" style:language-asian="ja" style:country-asian="JP" style:font-style-asian="normal" style:font-weight-asian="normal" style:font-name-complex="Liberation Serif" style:font-size-complex="6.80000019073486pt"/>
    </style:style>
    <style:style style:name="T12" style:family="text">
      <style:text-properties style:use-window-font-color="true" style:font-name="Liberation Serif" fo:font-size="12pt" fo:language="en" fo:country="US" fo:font-style="normal" fo:font-weight="normal" style:font-name-asian="Batang" style:font-size-asian="11pt" style:language-asian="ko" style:country-asian="KR" style:font-name-complex="Liberation Serif" style:font-size-complex="6.80000019073486pt"/>
    </style:style>
    <style:style style:name="T13" style:family="text">
      <style:text-properties style:use-window-font-color="true" style:font-name="Arial" fo:font-size="12pt" fo:language="zxx" fo:country="none" style:font-name-asian="DejaVu Sans" style:language-asian="zxx" style:country-asian="none" style:font-name-complex="DejaVu Sans" style:font-size-complex="6.80000019073486pt" style:font-style-complex="normal" style:font-weight-complex="normal"/>
    </style:style>
    <style:style style:name="T14" style:family="text">
      <style:text-properties style:use-window-font-color="true" style:font-name="Arial" fo:font-size="12pt" fo:language="en" fo:country="US" fo:font-style="normal" fo:font-weight="normal" style:font-name-asian="DejaVu Sans" style:language-asian="zxx" style:country-asian="none" style:font-name-complex="Arial" style:font-size-complex="6.80000019073486pt"/>
    </style:style>
    <style:style style:name="T15" style:family="text">
      <style:text-properties style:use-window-font-color="true" style:font-name="Arial" fo:font-size="12pt" fo:language="en" fo:country="US" style:font-name-asian="DejaVu Sans" style:language-asian="zxx" style:country-asian="none" style:font-name-complex="Liberation Serif" style:font-size-complex="6.80000019073486pt" style:font-style-complex="normal" style:font-weight-complex="normal"/>
    </style:style>
    <style:style style:name="T16" style:family="text">
      <style:text-properties style:use-window-font-color="true" style:font-name="Liberation Serif" fo:font-size="12pt" fo:language="en" fo:country="US" fo:font-style="normal" fo:font-weight="normal" style:font-name-asian="DejaVu Sans" style:language-asian="zxx" style:country-asian="none" style:font-name-complex="Arial" style:font-size-complex="6.80000019073486pt"/>
    </style:style>
    <style:style style:name="T17" style:family="text">
      <style:text-properties style:use-window-font-color="true" style:font-name="Arial" fo:font-size="11pt" fo:language="ru" fo:country="RU" fo:font-style="normal" fo:font-weight="normal" style:font-name-asian="DejaVu Sans" style:language-asian="zxx" style:country-asian="none" style:font-name-complex="Arial" style:font-size-complex="6.30000019073486pt"/>
    </style:style>
    <style:style style:name="T18" style:family="text">
      <style:text-properties style:use-window-font-color="true" style:font-name="DejaVu Sans" fo:font-size="12pt" fo:language="zxx" fo:country="none" fo:font-style="normal" fo:font-weight="normal" style:font-name-asian="DejaVu Sans" style:font-size-asian="12pt" style:language-asian="zxx" style:country-asian="none" style:font-style-asian="normal" style:font-weight-asian="normal" style:font-name-complex="DejaVu Sans" style:font-size-complex="6.80000019073486pt" style:font-style-complex="normal" style:font-weight-complex="normal"/>
    </style:style>
    <style:style style:name="T19" style:family="text">
      <style:text-properties style:use-window-font-color="true" style:font-name="Liberation Serif" fo:font-size="12pt" fo:language="en" fo:country="US" fo:font-style="normal" fo:font-weight="normal" style:font-name-asian="DejaVu Sans" style:language-asian="zxx" style:country-asian="none" style:font-name-complex="Browallia New" style:font-size-complex="8pt"/>
    </style:style>
    <style:style style:name="T20" style:family="text">
      <style:text-properties style:use-window-font-color="true" style:font-name="Arial" fo:font-size="11pt" fo:language="it" fo:country="IT" fo:font-style="normal" fo:font-weight="normal" style:font-name-asian="DejaVu Sans" style:language-asian="zxx" style:country-asian="none" style:font-name-complex="Arial" style:font-size-complex="6.30000019073486pt"/>
    </style:style>
    <style:style style:name="T21" style:family="text">
      <style:text-properties style:use-window-font-color="true" style:font-name="Arial" fo:font-size="11pt" fo:language="da" fo:country="DK" fo:font-style="normal" fo:font-weight="normal" style:font-name-asian="DejaVu Sans" style:language-asian="zxx" style:country-asian="none" style:font-name-complex="Arial" style:font-size-complex="6.30000019073486pt"/>
    </style:style>
    <style:style style:name="T22" style:family="text">
      <style:text-properties style:use-window-font-color="true" style:font-name="Arial" fo:font-size="12pt" fo:language="en" fo:country="US" style:font-name-asian="DejaVu Sans" style:language-asian="zxx" style:country-asian="none" style:font-name-complex="Arial" style:font-size-complex="6.80000019073486pt" style:font-style-complex="normal" style:font-weight-complex="normal"/>
    </style:style>
    <style:style style:name="T23" style:family="text">
      <style:text-properties style:use-window-font-color="true" style:font-name="Liberation Serif" fo:font-size="12pt" fo:language="en" fo:country="US" style:font-name-asian="DejaVu Sans" style:language-asian="zxx" style:country-asian="none" style:font-name-complex="Liberation Serif" style:font-size-complex="6.80000019073486pt" style:font-style-complex="normal" style:font-weight-complex="normal"/>
    </style:style>
    <style:style style:name="T24" style:family="text">
      <style:text-properties style:use-window-font-color="true" style:font-name="Liberation Serif" fo:font-size="12pt" fo:language="zxx" fo:country="none" style:font-name-asian="DejaVu Sans" style:language-asian="zxx" style:country-asian="none" style:font-name-complex="Courier New" style:font-size-complex="6.80000019073486pt" style:font-style-complex="normal" style:font-weight-complex="normal"/>
    </style:style>
    <style:style style:name="T25" style:family="text">
      <style:text-properties style:use-window-font-color="true" style:font-name="SimSun" fo:font-size="12pt" fo:language="en" fo:country="US" style:font-name-asian="DejaVu Sans" style:font-size-asian="10.5pt" style:language-asian="zxx" style:country-asian="none" style:font-style-asian="normal" style:font-weight-asian="normal" style:font-name-complex="SimSun" style:font-size-complex="6.80000019073486pt"/>
    </style:style>
    <style:style style:name="T26" style:family="text">
      <style:text-properties style:use-window-font-color="true" style:font-name="SimSun" fo:font-size="12pt" fo:language="en" fo:country="US" fo:font-style="normal" fo:font-weight="normal" style:font-name-asian="DejaVu Sans" style:font-size-asian="10.5pt" style:language-asian="zxx" style:country-asian="none" style:font-name-complex="SimSun" style:font-size-complex="6.80000019073486pt"/>
    </style:style>
    <style:style style:name="T27" style:family="text">
      <style:text-properties style:use-window-font-color="true" style:font-name="Liberation Serif" fo:font-size="12pt" fo:language="en" fo:country="US" fo:font-style="normal" fo:font-weight="normal" style:font-name-asian="DejaVu Sans" style:font-size-asian="10.5pt" style:language-asian="ja" style:country-asian="JP" style:font-name-complex="Liberation Serif" style:font-size-complex="6.80000019073486pt"/>
    </style:style>
    <style:style style:name="T28" style:family="text">
      <style:text-properties style:use-window-font-color="true" style:font-name="Liberation Serif" fo:font-size="11.5pt" fo:language="en" fo:country="US" fo:font-style="normal" fo:font-weight="normal" style:font-name-asian="DejaVu Sans" style:language-asian="zxx" style:country-asian="none" style:font-name-complex="Liberation Serif" style:font-size-complex="6.5pt"/>
    </style:style>
    <style:style style:name="T29" style:family="text">
      <style:text-properties style:use-window-font-color="true" style:font-name="Liberation Serif" fo:font-size="11.5pt" fo:language="en" fo:country="US" fo:font-style="italic" fo:font-weight="normal" style:font-name-asian="DejaVu Sans" style:language-asian="zxx" style:country-asian="none" style:font-name-complex="Liberation Serif" style:font-size-complex="6.5pt" style:font-style-complex="italic"/>
    </style:style>
    <style:style style:name="T30" style:family="text">
      <style:text-properties style:use-window-font-color="true" style:font-name="Batang" fo:font-size="11pt" fo:language="en" fo:country="GB" style:font-name-asian="Batang" style:font-size-asian="11pt" style:language-asian="ko" style:country-asian="KR" style:font-style-asian="normal" style:font-weight-asian="normal" style:font-name-complex="Batang" style:font-size-complex="6.30000019073486pt"/>
    </style:style>
    <style:style style:name="T31" style:family="text">
      <style:text-properties style:use-window-font-color="true" style:font-name="Batang" fo:font-size="11pt" fo:language="en" fo:country="GB" fo:font-style="normal" fo:font-weight="normal" style:font-name-asian="Batang" style:font-size-asian="11pt" style:language-asian="ko" style:country-asian="KR" style:font-name-complex="Batang" style:font-size-complex="6.30000019073486pt"/>
    </style:style>
    <style:style style:name="T32" style:family="text">
      <style:text-properties style:use-window-font-color="true" style:font-name="Liberation Serif" fo:font-size="12pt" fo:language="es" fo:country="ES" fo:font-style="normal" fo:font-weight="normal" style:font-name-asian="DejaVu Sans" style:language-asian="zxx" style:country-asian="none" style:font-name-complex="Liberation Serif" style:font-size-complex="6.80000019073486pt"/>
    </style:style>
    <style:style style:name="T33" style:family="text">
      <style:text-properties style:use-window-font-color="true" style:font-name="Liberation Serif" fo:font-size="11pt" fo:language="es" fo:country="ES" fo:font-style="normal" fo:font-weight="normal" style:font-name-asian="DejaVu Sans" style:language-asian="zxx" style:country-asian="none" style:font-name-complex="Liberation Serif" style:font-size-complex="6.30000019073486pt"/>
    </style:style>
    <style:style style:name="T34" style:family="text">
      <style:text-properties style:use-window-font-color="true" style:font-name="Liberation Serif" fo:font-size="12pt" fo:language="en" fo:country="US" style:font-name-asian="DejaVu Sans" style:font-size-asian="10pt" style:language-asian="zxx" style:country-asian="none" style:font-style-asian="normal" style:font-weight-asian="normal" style:font-name-complex="Liberation Serif" style:font-size-complex="6.80000019073486pt"/>
    </style:style>
    <style:style style:name="T35" style:family="text">
      <style:text-properties style:use-window-font-color="true" style:font-name="Liberation Serif" fo:font-size="12pt" fo:language="en" fo:country="US" fo:font-style="normal" fo:font-weight="normal" style:font-name-asian="DejaVu Sans" style:font-size-asian="10.5pt" style:language-asian="zxx" style:country-asian="none" style:font-name-complex="Liberation Serif" style:font-size-complex="6.80000019073486pt"/>
    </style:style>
    <style:style style:name="T36" style:family="text">
      <style:text-properties style:use-window-font-color="true" style:font-name="Liberation Serif" fo:font-size="11pt" fo:language="en" fo:country="US" fo:font-style="normal" fo:font-weight="bold" style:font-name-asian="DejaVu Sans" style:font-size-asian="10.5pt" style:language-asian="zxx" style:country-asian="none" style:font-name-complex="Liberation Serif" style:font-size-complex="6.30000019073486pt" style:font-weight-complex="bold"/>
    </style:style>
    <style:style style:name="T37" style:family="text">
      <style:text-properties style:use-window-font-color="true" style:font-name="Liberation Serif" fo:font-size="11pt" fo:language="en" fo:country="US" fo:font-style="normal" fo:font-weight="normal" style:font-name-asian="DejaVu Sans" style:font-size-asian="10.5pt" style:language-asian="zxx" style:country-asian="none" style:font-name-complex="Liberation Serif" style:font-size-complex="6.30000019073486pt"/>
    </style:style>
    <style:style style:name="T38" style:family="text">
      <style:text-properties style:use-window-font-color="true" style:font-name="Liberation Serif" fo:font-size="11pt" fo:language="en" fo:country="US" style:font-name-asian="DejaVu Sans" style:font-size-asian="10.5pt" style:language-asian="zxx" style:country-asian="none" style:font-style-asian="normal" style:font-weight-asian="normal" style:font-name-complex="Liberation Serif" style:font-size-complex="6.30000019073486pt"/>
    </style:style>
    <style:style style:name="T39" style:family="text">
      <style:text-properties style:use-window-font-color="true" style:font-name="Liberation Serif" fo:font-size="11pt" fo:language="en" fo:country="US" style:font-name-asian="Batang" style:font-size-asian="11pt" style:language-asian="ko" style:country-asian="KR" style:font-style-asian="normal" style:font-weight-asian="normal" style:font-name-complex="Liberation Serif" style:font-size-complex="6.30000019073486pt" style:font-weight-complex="bold"/>
    </style:style>
    <style:style style:name="T40" style:family="text">
      <style:text-properties style:use-window-font-color="true" style:font-name="Liberation Serif" fo:font-size="11pt" fo:language="en" fo:country="US" fo:font-style="normal" fo:font-weight="normal" style:font-name-asian="Batang" style:font-size-asian="11pt" style:language-asian="ko" style:country-asian="KR" style:font-name-complex="Liberation Serif" style:font-size-complex="6.30000019073486pt" style:font-weight-complex="bold"/>
    </style:style>
    <style:style style:name="T41" style:family="text">
      <style:text-properties style:use-window-font-color="true" style:font-name="Liberation Serif" fo:font-size="12pt" fo:language="sv" fo:country="SE" fo:font-style="normal" fo:font-weight="normal" style:font-name-asian="DejaVu Sans" style:language-asian="zxx" style:country-asian="none" style:font-name-complex="Liberation Serif" style:font-size-complex="6.80000019073486pt"/>
    </style:style>
    <style:style style:name="T42" style:family="text">
      <style:text-properties style:use-window-font-color="true" style:font-name="Arial" fo:font-size="12pt" fo:language="zxx" fo:country="none" style:font-name-asian="Times New Roman" style:language-asian="zxx" style:country-asian="none" style:font-name-complex="Arial" style:font-size-complex="6.80000019073486pt" style:font-style-complex="normal" style:font-weight-complex="normal"/>
    </style:style>
    <style:style style:name="T43" style:family="text">
      <style:text-properties style:use-window-font-color="true" style:font-name="Arial" fo:font-size="12pt" fo:language="zxx" fo:country="none" fo:font-style="normal" fo:font-weight="normal" style:font-name-asian="Arial" style:font-size-asian="12pt" style:language-asian="zxx" style:country-asian="none" style:font-style-asian="normal" style:font-weight-asian="normal" style:font-name-complex="Arial" style:font-size-complex="6.80000019073486pt" style:font-style-complex="normal" style:font-weight-complex="normal"/>
    </style:style>
    <style:style style:name="T44" style:family="text">
      <style:text-properties style:use-window-font-color="true" style:font-name="Calibri" fo:font-size="11pt" fo:language="zxx" fo:country="none" style:font-name-asian="Times New Roman" style:language-asian="zxx" style:country-asian="none" style:font-name-complex="Arial" style:font-size-complex="6.80000019073486pt" style:font-style-complex="normal" style:font-weight-complex="normal"/>
    </style:style>
    <style:style style:name="T45" style:family="text">
      <style:text-properties style:use-window-font-color="true" style:font-name="Calibri" fo:font-size="11pt" fo:language="en" fo:country="US" style:font-name-asian="Times New Roman" style:language-asian="zxx" style:country-asian="none" style:font-name-complex="Arial" style:font-size-complex="6.80000019073486pt" style:font-style-complex="normal" style:font-weight-complex="normal"/>
    </style:style>
    <style:style style:name="T46" style:family="text">
      <style:text-properties style:use-window-font-color="true" style:font-name="Calibri" fo:font-size="11pt" fo:language="zxx" fo:country="none" style:font-name-asian="Times New Roman" style:language-asian="zxx" style:country-asian="none" style:font-name-complex="Arial" style:font-size-complex="6.30000019073486pt" style:font-style-complex="normal" style:font-weight-complex="normal"/>
    </style:style>
    <style:style style:name="T47" style:family="text">
      <style:text-properties style:use-window-font-color="true" style:font-name="Calibri" fo:font-size="11pt" fo:language="en" fo:country="US" style:font-name-asian="Times New Roman" style:language-asian="zxx" style:country-asian="none" style:font-name-complex="Calibri" style:font-size-complex="6.30000019073486pt" style:font-style-complex="normal" style:font-weight-complex="normal"/>
    </style:style>
    <style:style style:name="T48" style:family="text">
      <style:text-properties style:use-window-font-color="true" style:font-name="Arial" fo:font-size="11pt" fo:language="zxx" fo:country="none" fo:font-style="normal" fo:font-weight="normal" style:font-name-asian="Arial" style:font-size-asian="11pt" style:language-asian="zxx" style:country-asian="none" style:font-style-asian="normal" style:font-weight-asian="normal" style:font-name-complex="Arial" style:font-size-complex="6.30000019073486pt" style:font-style-complex="normal" style:font-weight-complex="normal"/>
    </style:style>
    <style:style style:name="T49" style:family="text">
      <style:text-properties style:use-window-font-color="true" style:font-name="Arial" fo:font-size="12pt" fo:language="en" fo:country="US" fo:font-style="normal" fo:font-weight="normal" style:font-name-asian="Times New Roman" style:language-asian="zxx" style:country-asian="none" style:font-name-complex="Calibri" style:font-size-complex="6.30000019073486pt"/>
    </style:style>
    <style:style style:name="T50" style:family="text">
      <style:text-properties style:use-window-font-color="true" style:font-name="Liberation Serif" fo:font-size="12pt" fo:language="en" fo:country="US" style:font-name-asian="DejaVu Sans" style:font-size-asian="10.5pt" style:language-asian="zxx" style:country-asian="none" style:font-name-complex="Liberation Serif" style:font-size-complex="6.80000019073486pt"/>
    </style:style>
    <style:style style:name="T51" style:family="text">
      <style:text-properties style:use-window-font-color="true" style:font-name="Arial" fo:font-size="11pt" fo:language="es" fo:country="ES" fo:font-style="normal" fo:font-weight="normal" style:font-name-asian="DejaVu Sans" style:language-asian="zxx" style:country-asian="none" style:font-name-complex="Arial" style:font-size-complex="6.30000019073486pt"/>
    </style:style>
    <style:style style:name="T52" style:family="text">
      <style:text-properties style:use-window-font-color="true" style:font-name="Liberation Serif" fo:font-size="12pt" fo:language="en" fo:country="US" fo:font-style="normal" fo:font-weight="normal" style:font-name-asian="DejaVu Sans" style:font-size-asian="10.5pt" style:language-asian="zxx" style:country-asian="none" style:font-name-complex="Liberation Serif" style:font-size-complex="6.30000019073486pt"/>
    </style:style>
    <style:style style:name="T53" style:family="text">
      <style:text-properties fo:color="#000000" style:font-name="Liberation Serif" fo:font-size="11.5pt" fo:language="en" fo:country="US" fo:font-style="normal" fo:font-weight="normal" style:font-name-asian="DejaVu Sans" style:language-asian="zxx" style:country-asian="none" style:font-name-complex="Liberation Serif" style:font-size-complex="6.5pt"/>
    </style:style>
    <style:style style:name="T54" style:family="text">
      <style:text-properties style:use-window-font-color="true" style:font-name="Gulim" fo:font-size="12pt" fo:language="en" fo:country="US" style:font-name-asian="Gulim" style:font-size-asian="10.5pt" style:language-asian="ko" style:country-asian="KR" style:font-style-asian="normal" style:font-weight-asian="normal" style:font-name-complex="Gulim" style:font-size-complex="6.80000019073486pt"/>
    </style:style>
    <style:style style:name="T55" style:family="text">
      <style:text-properties style:use-window-font-color="true" style:font-name="Gulim" fo:font-size="12pt" fo:language="en" fo:country="US" fo:font-style="normal" fo:font-weight="normal" style:font-name-asian="Batang" style:font-size-asian="11pt" style:language-asian="ko" style:country-asian="KR" style:font-name-complex="Gulim" style:font-size-complex="6.80000019073486pt"/>
    </style:style>
    <style:style style:name="T56" style:family="text">
      <style:text-properties style:use-window-font-color="true" style:font-name="Gulim" fo:font-size="12pt" fo:language="en" fo:country="US" fo:font-style="normal" fo:font-weight="normal" style:font-name-asian="Gulim" style:font-size-asian="10.5pt" style:language-asian="ko" style:country-asian="KR" style:font-name-complex="Gulim" style:font-size-complex="6.80000019073486pt"/>
    </style:style>
    <style:style style:name="T57" style:family="text">
      <style:text-properties style:use-window-font-color="true" style:font-name="Browallia New" fo:font-size="14pt" fo:language="zxx" fo:country="none" fo:font-style="normal" fo:font-weight="normal" style:font-name-asian="Browallia New" style:font-size-asian="14pt" style:language-asian="zxx" style:country-asian="none" style:font-style-asian="normal" style:font-weight-asian="normal" style:font-name-complex="Browallia New" style:font-size-complex="8pt" style:font-style-complex="normal" style:font-weight-complex="normal"/>
    </style:style>
    <style:style style:name="T58" style:family="text">
      <style:text-properties style:use-window-font-color="true" style:font-name="Browallia New" fo:font-size="14pt" fo:language="en" fo:country="US" fo:font-style="normal" fo:font-weight="normal" style:font-name-asian="DejaVu Sans" style:language-asian="zxx" style:country-asian="none" style:font-name-complex="Browallia New" style:font-size-complex="8pt"/>
    </style:style>
    <style:style style:name="T59" style:family="text">
      <style:text-properties fo:color="#3366ff" style:font-name="Arial" fo:font-size="11pt" fo:language="en" fo:country="US" fo:font-style="normal" fo:font-weight="normal" style:font-name-asian="DejaVu Sans" style:language-asian="zxx" style:country-asian="none" style:font-name-complex="Arial" style:font-size-complex="6.30000019073486pt"/>
    </style:style>
    <style:style style:name="T60" style:family="text">
      <style:text-properties style:use-window-font-color="true" style:font-name="Liberation Serif" fo:font-size="12pt" fo:language="en" fo:country="US" style:font-name-asian="DejaVu Sans" style:font-size-asian="11pt" style:language-asian="ko" style:country-asian="KR" style:font-style-asian="normal" style:font-weight-asian="normal" style:font-name-complex="Liberation Serif" style:font-size-complex="6.80000019073486pt"/>
    </style:style>
    <style:style style:name="T61" style:family="text">
      <style:text-properties style:use-window-font-color="true" style:font-name="Liberation Serif" fo:font-size="12pt" fo:language="en" fo:country="US" style:font-name-asian="Batang" style:font-size-asian="11pt" style:language-asian="ko" style:country-asian="KR" style:font-style-asian="normal" style:font-weight-asian="normal" style:font-name-complex="Liberation Serif" style:font-size-complex="6.80000019073486pt"/>
    </style:style>
    <style:style style:name="T62" style:family="text">
      <style:text-properties style:use-window-font-color="true" style:font-name="Liberation Serif" fo:font-size="11pt" fo:language="none" fo:country="none" fo:font-style="normal" fo:font-weight="normal" style:font-name-asian="DejaVu Sans" style:language-asian="zxx" style:country-asian="none" style:font-name-complex="Liberation Serif" style:font-size-complex="6.30000019073486pt"/>
    </style:style>
    <style:style style:name="T63" style:family="text">
      <style:text-properties fo:color="#0000ff" style:font-name="Arial" fo:font-size="11pt" fo:language="en" fo:country="US" fo:font-style="normal" fo:font-weight="normal" style:font-name-asian="DejaVu Sans" style:language-asian="zxx" style:country-asian="none" style:font-name-complex="Arial" style:font-size-complex="6.30000019073486pt"/>
    </style:style>
    <style:style style:name="T64" style:family="text">
      <style:text-properties style:use-window-font-color="true" style:font-name="Liberation Serif" fo:font-size="12pt" fo:language="en" fo:country="US" style:font-name-asian="DejaVu Sans" style:language-asian="zxx" style:country-asian="none" style:font-name-complex="Liberation Serif" style:font-size-complex="6.80000019073486pt"/>
    </style:style>
    <style:style style:name="T65" style:family="text">
      <style:text-properties style:use-window-font-color="true" style:font-name="Liberation Serif" fo:font-size="12pt" fo:language="en" fo:country="US" style:font-name-asian="MS Gothic" style:font-size-asian="10.5pt" style:language-asian="ja" style:country-asian="JP" style:font-style-asian="normal" style:font-weight-asian="bold" style:font-name-complex="Liberation Serif" style:font-size-complex="6.80000019073486pt"/>
    </style:style>
    <style:style style:name="T66" style:family="text">
      <style:text-properties style:use-window-font-color="true" style:font-name="Liberation Serif" fo:font-size="11pt" fo:language="en" fo:country="GB" fo:font-style="normal" fo:font-weight="bold" style:font-name-asian="DejaVu Sans" style:font-size-asian="10.5pt" style:language-asian="zxx" style:country-asian="none" style:font-name-complex="Liberation Serif" style:font-size-complex="6.30000019073486pt" style:font-weight-complex="bold"/>
    </style:style>
    <style:style style:name="T67" style:family="text">
      <style:text-properties style:use-window-font-color="true" style:font-name="Liberation Serif" fo:font-size="10pt" fo:language="en" fo:country="GB" fo:font-style="normal" fo:font-weight="bold" style:font-name-asian="DejaVu Sans" style:language-asian="zxx" style:country-asian="none" style:font-name-complex="Liberation Serif" style:font-size-complex="5.69999980926514pt" style:font-weight-complex="bold"/>
    </style:style>
    <style:style style:name="T68" style:family="text">
      <style:text-properties style:use-window-font-color="true" style:font-name="Liberation Serif" fo:font-size="10pt" fo:language="en" fo:country="GB" fo:font-style="normal" fo:font-weight="normal" style:font-name-asian="DejaVu Sans" style:language-asian="zxx" style:country-asian="none" style:font-name-complex="Liberation Serif" style:font-size-complex="5.69999980926514pt"/>
    </style:style>
    <style:style style:name="T69" style:family="text">
      <style:text-properties style:use-window-font-color="true" style:font-name="Liberation Serif" fo:font-size="12pt" fo:language="en" fo:country="US" fo:font-style="normal" fo:font-weight="normal" style:font-name-asian="DejaVu Sans" style:font-size-asian="10.5pt" style:language-asian="zxx" style:country-asian="none" style:font-weight-asian="bold" style:font-name-complex="Liberation Serif" style:font-size-complex="6.80000019073486pt"/>
    </style:style>
    <style:style style:name="T70" style:family="text">
      <style:text-properties style:use-window-font-color="true" style:font-name="Liberation Serif" fo:font-size="12pt" fo:language="en" fo:country="US" style:font-name-asian="DejaVu Sans" style:font-size-asian="10.5pt" style:language-asian="zxx" style:country-asian="none" style:font-style-asian="normal" style:font-weight-asian="bold" style:font-name-complex="Liberation Serif" style:font-size-complex="6.80000019073486pt"/>
    </style:style>
    <style:style style:name="T71" style:family="text">
      <style:text-properties style:use-window-font-color="true" style:font-name="Liberation Serif" fo:font-size="12pt" fo:language="en" fo:country="US" fo:font-style="normal" fo:font-weight="bold" style:font-name-asian="DejaVu Sans" style:language-asian="zxx" style:country-asian="none" style:font-name-complex="Liberation Serif" style:font-size-complex="6.80000019073486pt" style:font-weight-complex="bold"/>
    </style:style>
    <style:style style:name="T72" style:family="text">
      <style:text-properties style:use-window-font-color="true" style:font-name="Liberation Serif" fo:font-size="12pt" fo:language="en" fo:country="US" fo:font-style="normal" fo:font-weight="normal" style:font-name-asian="MS Gothic" style:font-size-asian="10pt" style:language-asian="ja" style:country-asian="JP" style:font-weight-asian="bold" style:font-name-complex="Liberation Serif" style:font-size-complex="6.80000019073486pt"/>
    </style:style>
    <style:style style:name="T73" style:family="text">
      <style:text-properties style:use-window-font-color="true" style:font-name="Liberation Serif" fo:font-size="12pt" fo:language="en" fo:country="US" style:font-name-asian="MS Gothic" style:font-size-asian="10pt" style:language-asian="ja" style:country-asian="JP" style:font-style-asian="normal" style:font-weight-asian="bold" style:font-name-complex="Liberation Serif" style:font-size-complex="6.80000019073486pt"/>
    </style:style>
    <style:style style:name="T74" style:family="text">
      <style:text-properties style:use-window-font-color="true" style:font-name="Liberation Serif" fo:font-size="10pt" fo:language="en" fo:country="US" fo:font-style="normal" fo:font-weight="bold" style:font-name-asian="DejaVu Sans" style:font-size-asian="10.5pt" style:language-asian="zxx" style:country-asian="none" style:font-name-complex="Liberation Serif" style:font-size-complex="5.69999980926514pt" style:font-weight-complex="bold"/>
    </style:style>
    <style:style style:name="T75" style:family="text">
      <style:text-properties style:use-window-font-color="true" style:font-name="Liberation Serif" fo:font-size="12pt" fo:language="en" fo:country="US" fo:font-style="normal" fo:font-weight="normal" style:font-name-asian="DejaVu Sans" style:font-size-asian="11pt" style:language-asian="zxx" style:country-asian="none" style:font-weight-asian="bold" style:font-name-complex="Liberation Serif" style:font-size-complex="6.80000019073486pt"/>
    </style:style>
    <style:style style:name="T76" style:family="text">
      <style:text-properties style:use-window-font-color="true" style:font-name="Liberation Serif" fo:font-size="11pt" fo:language="en" fo:country="GB" fo:font-weight="bold" style:font-name-asian="DejaVu Sans" style:font-size-asian="10.5pt" style:language-asian="zxx" style:country-asian="none" style:font-style-asian="normal" style:font-weight-asian="normal" style:font-name-complex="Liberation Serif" style:font-size-complex="6.30000019073486pt" style:font-weight-complex="bold"/>
    </style:style>
    <style:style style:name="T77" style:family="text">
      <style:text-properties style:use-window-font-color="true" style:font-name="Liberation Serif" fo:font-size="12pt" fo:language="en" fo:country="US" fo:font-style="normal" fo:font-weight="normal" style:font-name-asian="DejaVu Sans" style:font-size-asian="10.5pt" style:language-asian="zxx" style:country-asian="none" style:font-name-complex="Liberation Serif" style:font-size-complex="6.30000019073486pt" style:font-weight-complex="bold"/>
    </style:style>
    <style:style style:name="T78" style:family="text">
      <style:text-properties style:use-window-font-color="true" style:font-name="Arial" fo:font-size="11pt" fo:language="ru" fo:country="RU" fo:font-style="normal" fo:font-weight="bold" style:font-name-asian="DejaVu Sans" style:language-asian="zxx" style:country-asian="none" style:font-name-complex="Arial" style:font-size-complex="6.30000019073486pt" style:font-weight-complex="bold"/>
    </style:style>
    <style:style style:name="T79" style:family="text">
      <style:text-properties style:use-window-font-color="true" style:font-name="Liberation Serif" fo:font-size="12pt" fo:language="ru" fo:country="RU" fo:font-style="normal" fo:font-weight="normal" style:font-name-asian="DejaVu Sans" style:language-asian="zxx" style:country-asian="none" style:font-name-complex="Liberation Serif" style:font-size-complex="6.80000019073486pt"/>
    </style:style>
    <style:style style:name="T80" style:family="text">
      <style:text-properties style:use-window-font-color="true" style:font-name="Liberation Serif" fo:font-size="11pt" fo:language="sk" fo:country="SK" fo:font-style="normal" fo:font-weight="bold" style:font-name-asian="DejaVu Sans" style:language-asian="zxx" style:country-asian="none" style:font-name-complex="Liberation Serif" style:font-size-complex="6.30000019073486pt" style:font-weight-complex="bold"/>
    </style:style>
    <style:style style:name="T81" style:family="text">
      <style:text-properties style:use-window-font-color="true" style:font-name="Liberation Serif" fo:font-size="11pt" fo:language="sk" fo:country="SK" fo:font-style="normal" fo:font-weight="normal" style:font-name-asian="DejaVu Sans" style:language-asian="zxx" style:country-asian="none" style:font-name-complex="Liberation Serif" style:font-size-complex="6.30000019073486pt"/>
    </style:style>
    <style:style style:name="T82" style:family="text">
      <style:text-properties style:use-window-font-color="true" style:font-name="Liberation Serif" fo:font-size="10pt" fo:language="en" fo:country="US" fo:font-style="normal" fo:font-weight="bold" style:font-name-asian="DejaVu Sans" style:language-asian="zxx" style:country-asian="none" style:font-name-complex="Liberation Serif" style:font-size-complex="5.69999980926514pt" style:font-weight-complex="bold"/>
    </style:style>
    <style:style style:name="T83" style:family="text">
      <style:text-properties style:use-window-font-color="true" style:font-name="Liberation Serif" fo:font-size="12pt" fo:language="en" fo:country="US" style:font-name-asian="DejaVu Sans" style:font-size-asian="11pt" style:language-asian="zxx" style:country-asian="none" style:font-style-asian="normal" style:font-weight-asian="bold" style:font-name-complex="Liberation Serif" style:font-size-complex="6.80000019073486pt"/>
    </style:style>
    <style:style style:name="T84" style:family="text">
      <style:text-properties style:use-window-font-color="true" style:font-name="Liberation Serif" fo:font-size="12pt" fo:language="en" fo:country="US" style:font-name-asian="DejaVu Sans" style:font-size-asian="11pt" style:language-asian="zxx" style:country-asian="none" style:font-style-asian="normal" style:font-weight-asian="normal" style:font-name-complex="Liberation Serif" style:font-size-complex="6.80000019073486pt"/>
    </style:style>
    <style:style style:name="T85" style:family="text">
      <style:text-properties style:use-window-font-color="true" style:font-name="SimSun" fo:font-size="12pt" fo:language="en" fo:country="US" fo:font-weight="bold" style:font-name-asian="DejaVu Sans" style:font-size-asian="10.5pt" style:language-asian="zxx" style:country-asian="none" style:font-style-asian="normal" style:font-weight-asian="bold" style:font-name-complex="SimSun" style:font-size-complex="6.80000019073486pt" style:font-weight-complex="bold"/>
    </style:style>
    <style:style style:name="T86" style:family="text">
      <style:text-properties style:use-window-font-color="true" style:font-name="SimSun" fo:font-size="12pt" fo:language="en" fo:country="US" fo:font-style="normal" fo:font-weight="bold" style:font-name-asian="DejaVu Sans" style:font-size-asian="10.5pt" style:language-asian="zxx" style:country-asian="none" style:font-weight-asian="bold" style:font-name-complex="SimSun" style:font-size-complex="6.80000019073486pt" style:font-weight-complex="bold"/>
    </style:style>
    <style:style style:name="T87" style:family="text">
      <style:text-properties style:use-window-font-color="true" style:font-name="Liberation Serif" fo:font-size="12pt" fo:language="en" fo:country="US" fo:font-style="normal" fo:font-weight="normal" style:font-name-asian="MS Gothic" style:font-size-asian="10pt" style:language-asian="zxx" style:country-asian="none" style:font-weight-asian="bold" style:font-name-complex="Liberation Serif" style:font-size-complex="6.80000019073486pt"/>
    </style:style>
    <style:style style:name="T88" style:family="text">
      <style:text-properties style:use-window-font-color="true" style:font-name="Gulim" fo:font-size="12pt" fo:language="en" fo:country="US" fo:font-style="normal" fo:font-weight="normal" style:font-name-asian="Batang" style:font-size-asian="11pt" style:language-asian="ko" style:country-asian="KR" style:font-weight-asian="bold" style:font-name-complex="Gulim" style:font-size-complex="6.80000019073486pt"/>
    </style:style>
    <style:style style:name="T89" style:family="text">
      <style:text-properties style:use-window-font-color="true" style:font-name="Gulim" fo:font-size="12pt" fo:language="en" fo:country="US" style:font-name-asian="Batang" style:font-size-asian="11pt" style:language-asian="ko" style:country-asian="KR" style:font-style-asian="normal" style:font-weight-asian="normal" style:font-name-complex="Gulim" style:font-size-complex="6.80000019073486pt"/>
    </style:style>
    <style:style style:name="T90" style:family="text">
      <style:text-properties style:use-window-font-color="true" style:font-name="Liberation Serif" fo:font-size="11pt" fo:language="none" fo:country="none" fo:font-style="normal" fo:font-weight="bold" style:font-name-asian="DejaVu Sans" style:language-asian="zxx" style:country-asian="none" style:font-name-complex="Liberation Serif" style:font-size-complex="6.30000019073486pt" style:font-weight-complex="bold"/>
    </style:style>
    <style:style style:name="T91" style:family="text">
      <style:text-properties style:use-window-font-color="true" style:font-name="Liberation Serif" fo:font-size="11pt" fo:language="en" fo:country="US" fo:font-weight="bold" style:font-name-asian="DejaVu Sans" style:font-size-asian="10.5pt" style:language-asian="zxx" style:country-asian="none" style:font-style-asian="normal" style:font-weight-asian="normal" style:font-name-complex="Liberation Serif" style:font-size-complex="6.30000019073486pt" style:font-weight-complex="bold"/>
    </style:style>
    <style:style style:name="T92" style:family="text">
      <style:text-properties style:use-window-font-color="true" style:font-name="Liberation Serif" fo:font-size="12pt" fo:language="en" fo:country="US" fo:font-style="normal" fo:font-weight="normal" style:font-name-asian="Batang" style:font-size-asian="11pt" style:language-asian="zxx" style:country-asian="none" style:font-name-complex="Liberation Serif" style:font-size-complex="6.80000019073486pt"/>
    </style:style>
    <style:style style:name="T93" style:family="text">
      <style:text-properties style:use-window-font-color="true" style:font-name="Arial" fo:font-size="11pt" fo:language="en" fo:country="US" fo:font-style="italic" fo:font-weight="normal" style:font-name-asian="DejaVu Sans" style:language-asian="zxx" style:country-asian="none" style:font-name-complex="Arial" style:font-size-complex="6.30000019073486pt" style:font-style-complex="italic"/>
    </style:style>
    <style:style style:name="T94" style:family="text">
      <style:text-properties style:use-window-font-color="true" style:font-name="Arial" fo:font-size="11pt" fo:language="ru" fo:country="RU" fo:font-style="italic" fo:font-weight="bold" style:font-name-asian="DejaVu Sans" style:language-asian="zxx" style:country-asian="none" style:font-name-complex="Arial" style:font-size-complex="6.30000019073486pt" style:font-style-complex="italic" style:font-weight-complex="bold"/>
    </style:style>
    <style:style style:name="T95" style:family="text">
      <style:text-properties style:use-window-font-color="true" style:font-name="Arial" fo:font-size="11pt" fo:language="en" fo:country="US" fo:font-style="italic" fo:font-weight="bold" style:font-name-asian="DejaVu Sans" style:language-asian="zxx" style:country-asian="none" style:font-name-complex="Arial" style:font-size-complex="6.30000019073486pt" style:font-style-complex="italic" style:font-weight-complex="bold"/>
    </style:style>
    <style:style style:name="T96" style:family="text">
      <style:text-properties style:use-window-font-color="true" style:font-name="Arial" fo:font-size="11pt" fo:language="sv" fo:country="SE" fo:font-style="normal" fo:font-weight="bold" style:font-name-asian="DejaVu Sans" style:language-asian="zxx" style:country-asian="none" style:font-name-complex="Arial" style:font-size-complex="6.30000019073486pt" style:font-weight-complex="bold"/>
    </style:style>
    <style:style style:name="T97" style:family="text">
      <style:text-properties style:use-window-font-color="true" style:font-name="Arial" fo:font-size="11pt" fo:language="sv" fo:country="SE" fo:font-style="normal" fo:font-weight="normal" style:font-name-asian="DejaVu Sans" style:language-asian="zxx" style:country-asian="none" style:font-name-complex="Arial" style:font-size-complex="6.30000019073486pt"/>
    </style:style>
    <style:style style:name="T98" style:family="text">
      <style:text-properties style:use-window-font-color="true" style:font-name-asian="DejaVu Sans" style:font-size-asian="10.5pt" style:language-asian="zxx" style:country-asian="none" style:font-style-asian="normal" style:font-weight-asian="bold"/>
    </style:style>
    <style:style style:name="T99" style:family="text">
      <style:text-properties style:use-window-font-color="true" style:font-name="SimSun" fo:font-size="12pt" fo:language="en" fo:country="US" fo:font-style="normal" fo:font-weight="bold"/>
    </style:style>
    <style:style style:name="T100" style:family="text">
      <style:text-properties style:use-window-font-color="true" style:font-name="Liberation Serif" fo:font-size="12pt" fo:language="en" fo:country="US" style:font-name-asian="MS Gothic" style:font-size-asian="10pt" style:language-asian="zh" style:country-asian="TW" style:font-style-asian="normal" style:font-weight-asian="bold" style:font-name-complex="Liberation Serif" style:font-size-complex="6.80000019073486pt"/>
    </style:style>
    <style:style style:name="T101" style:family="text">
      <style:text-properties style:use-window-font-color="true" style:font-name="Liberation Serif" fo:font-size="12pt" fo:language="en" fo:country="US" style:font-name-asian="DejaVu Sans" style:font-size-asian="10pt" style:language-asian="zh" style:country-asian="TW" style:font-style-asian="normal" style:font-weight-asian="normal" style:font-name-complex="Liberation Serif" style:font-size-complex="6.80000019073486pt"/>
    </style:style>
    <style:style style:name="T102" style:family="text">
      <style:text-properties style:use-window-font-color="true" style:font-name="Liberation Serif" fo:font-size="12pt" fo:language="en" fo:country="US" style:font-name-asian="Batang" style:font-size-asian="11pt" style:language-asian="zxx" style:country-asian="none" style:font-style-asian="normal" style:font-weight-asian="normal" style:font-name-complex="Liberation Serif" style:font-size-complex="6.80000019073486pt"/>
    </style:style>
    <style:style style:name="T103" style:family="text">
      <style:text-properties style:use-window-font-color="true" style:font-name="Liberation Serif" fo:font-size="12pt" fo:language="it" fo:country="IT" fo:font-style="normal" fo:font-weight="bold" style:font-name-asian="DejaVu Sans" style:language-asian="zxx" style:country-asian="none" style:font-name-complex="Liberation Serif" style:font-size-complex="6.80000019073486pt" style:font-weight-complex="bold"/>
    </style:style>
    <style:style style:name="T104" style:family="text">
      <style:text-properties style:use-window-font-color="true" style:font-name="Liberation Serif" fo:font-size="12pt" fo:language="it" fo:country="IT" fo:font-style="normal" fo:font-weight="normal" style:font-name-asian="DejaVu Sans" style:language-asian="zxx" style:country-asian="none" style:font-name-complex="Liberation Serif" style:font-size-complex="6.80000019073486pt"/>
    </style:style>
    <style:style style:name="T105" style:family="text">
      <style:text-properties style:use-window-font-color="true" style:font-name="SimSun" fo:font-size="12pt" fo:language="en" fo:country="US" fo:font-weight="bold" style:font-name-asian="DejaVu Sans" style:font-size-asian="10.5pt" style:language-asian="zxx" style:country-asian="none" style:font-style-asian="normal" style:font-weight-asian="normal" style:font-name-complex="SimSun" style:font-size-complex="6.80000019073486pt" style:font-weight-complex="bold"/>
    </style:style>
    <style:style style:name="T106" style:family="text">
      <style:text-properties style:use-window-font-color="true" style:font-name="Liberation Serif" fo:font-size="11pt" fo:language="en" fo:country="GB" fo:font-style="normal" fo:font-weight="bold" style:font-name-asian="DejaVu Sans" style:language-asian="zxx" style:country-asian="none" style:font-name-complex="Liberation Serif" style:font-size-complex="6.30000019073486pt" style:font-weight-complex="bold"/>
    </style:style>
    <style:style style:name="T107" style:family="text">
      <style:text-properties style:use-window-font-color="true" style:font-name="Liberation Serif" fo:font-size="12pt" fo:language="en" fo:country="US" fo:font-style="normal" fo:font-weight="normal" style:font-name-asian="DejaVu Sans" style:language-asian="zxx" style:country-asian="none" style:font-name-complex="Liberation Serif" style:font-size-complex="6.30000019073486pt" style:font-weight-complex="bold"/>
    </style:style>
    <style:style style:name="T108" style:family="text">
      <style:text-properties style:use-window-font-color="true" style:font-name="Liberation Serif" fo:font-size="12pt" fo:language="en" fo:country="US" style:font-name-asian="MS Gothic" style:font-size-asian="10pt" style:language-asian="zxx" style:country-asian="none" style:font-style-asian="normal" style:font-weight-asian="bold" style:font-name-complex="Liberation Serif" style:font-size-complex="6.80000019073486pt"/>
    </style:style>
    <style:style style:name="T109" style:family="text">
      <style:text-properties style:use-window-font-color="true" style:font-name="Liberation Serif" fo:font-size="12pt" fo:language="en" fo:country="US" fo:font-style="normal" fo:font-weight="normal" style:font-name-asian="Batang" style:font-size-asian="11pt" style:language-asian="ko" style:country-asian="KR" style:font-weight-asian="bold" style:font-name-complex="Liberation Serif" style:font-size-complex="6.80000019073486pt"/>
    </style:style>
    <style:style style:name="T110" style:family="text">
      <style:text-properties style:use-window-font-color="true" style:font-name="Liberation Serif" fo:font-size="12pt" fo:language="fr" fo:country="FR" fo:font-style="normal" fo:font-weight="bold" style:font-name-asian="DejaVu Sans" style:language-asian="zxx" style:country-asian="none" style:font-name-complex="Liberation Serif" style:font-size-complex="6.80000019073486pt" style:font-weight-complex="bold"/>
    </style:style>
    <style:style style:name="T111" style:family="text">
      <style:text-properties style:use-window-font-color="true" style:font-name="Liberation Serif" fo:font-size="12pt" fo:language="fr" fo:country="FR" fo:font-style="normal" fo:font-weight="normal" style:font-name-asian="DejaVu Sans" style:language-asian="zxx" style:country-asian="none" style:font-name-complex="Liberation Serif" style:font-size-complex="6.80000019073486pt"/>
    </style:style>
    <style:style style:name="T112" style:family="text">
      <style:text-properties style:use-window-font-color="true" style:font-name="Liberation Serif" fo:font-size="10pt" fo:language="fr" fo:country="FR" fo:font-style="normal" fo:font-weight="bold" style:font-name-asian="DejaVu Sans" style:language-asian="zxx" style:country-asian="none" style:font-name-complex="Liberation Serif" style:font-size-complex="5.69999980926514pt" style:font-weight-complex="bold"/>
    </style:style>
    <style:style style:name="T113" style:family="text">
      <style:text-properties style:use-window-font-color="true" style:font-name="Arial" fo:font-size="11pt" fo:language="fr" fo:country="FR" fo:font-style="normal" fo:font-weight="bold" style:font-name-asian="DejaVu Sans" style:language-asian="zxx" style:country-asian="none" style:font-name-complex="Arial" style:font-size-complex="6.30000019073486pt" style:font-weight-complex="bold"/>
    </style:style>
    <style:style style:name="T114" style:family="text">
      <style:text-properties style:use-window-font-color="true" style:font-name="Arial" fo:font-size="11pt" fo:language="fr" fo:country="FR" fo:font-style="normal" fo:font-weight="normal" style:font-name-asian="DejaVu Sans" style:language-asian="zxx" style:country-asian="none" style:font-name-complex="Arial" style:font-size-complex="6.30000019073486pt"/>
    </style:style>
    <style:style style:name="T115" style:family="text">
      <style:text-properties style:use-window-font-color="true" style:font-name="Arial" fo:font-size="11pt" fo:language="ru" fo:country="RU" fo:font-style="italic" fo:font-weight="normal" style:font-name-asian="DejaVu Sans" style:language-asian="zxx" style:country-asian="none" style:font-name-complex="Arial" style:font-size-complex="6.30000019073486pt" style:font-style-complex="italic"/>
    </style:style>
    <style:style style:name="T116" style:family="text">
      <style:text-properties style:use-window-font-color="true" style:font-name="Liberation Serif" fo:font-size="11pt" fo:language="es" fo:country="ES" fo:font-style="normal" fo:font-weight="bold" style:font-name-asian="DejaVu Sans" style:language-asian="zxx" style:country-asian="none" style:font-name-complex="Liberation Serif" style:font-size-complex="6.30000019073486pt" style:font-weight-complex="bold"/>
    </style:style>
    <style:style style:name="T117" style:family="text">
      <style:text-properties style:use-window-font-color="true" style:font-name="Liberation Serif" fo:font-size="12pt" fo:language="sv" fo:country="SE" fo:font-style="normal" fo:font-weight="bold" style:font-name-asian="DejaVu Sans" style:language-asian="zxx" style:country-asian="none" style:font-name-complex="Liberation Serif" style:font-size-complex="6.80000019073486pt" style:font-weight-complex="bold"/>
    </style:style>
    <style:style style:name="T118" style:family="text">
      <style:text-properties style:use-window-font-color="true" style:font-name="Liberation Serif" fo:font-size="12pt" fo:language="en" fo:country="US" fo:font-style="italic" fo:font-weight="normal" style:font-name-asian="DejaVu Sans" style:language-asian="zxx" style:country-asian="none" style:font-name-complex="Liberation Serif" style:font-size-complex="6.80000019073486pt" style:font-style-complex="italic"/>
    </style:style>
    <style:style style:name="T119" style:family="text">
      <style:text-properties style:use-window-font-color="true" style:font-name="Liberation Serif" fo:font-size="12pt" fo:language="en" fo:country="US" style:font-name-asian="Batang" style:font-size-asian="11pt" style:language-asian="zxx" style:country-asian="none" style:font-style-asian="normal" style:font-weight-asian="bold" style:font-name-complex="Liberation Serif" style:font-size-complex="6.80000019073486pt"/>
    </style:style>
    <style:style style:name="T120" style:family="text">
      <style:text-properties style:use-window-font-color="true" style:font-name="Liberation Serif" fo:font-size="10pt" fo:language="en" fo:country="GB" fo:font-style="normal" fo:font-weight="bold" style:font-name-asian="DejaVu Sans" style:font-size-asian="10.5pt" style:language-asian="zxx" style:country-asian="none" style:font-name-complex="Liberation Serif" style:font-size-complex="5.69999980926514pt" style:font-weight-complex="bold"/>
    </style:style>
    <style:style style:name="T121" style:family="text">
      <style:text-properties style:use-window-font-color="true" style:font-name="SimSun" fo:font-size="10pt" fo:language="en" fo:country="GB" fo:font-style="normal" fo:font-weight="bold" style:font-name-asian="DejaVu Sans" style:font-size-asian="10.5pt" style:language-asian="zxx" style:country-asian="none" style:font-name-complex="SimSun" style:font-size-complex="5.69999980926514pt" style:font-weight-complex="bold"/>
    </style:style>
    <style:style style:name="T122" style:family="text">
      <style:text-properties style:use-window-font-color="true" style:font-name="Liberation Serif" fo:font-size="12pt" fo:language="en" fo:country="US" fo:font-style="normal" fo:font-weight="normal" style:font-name-asian="DejaVu Sans" style:font-size-asian="10pt" style:language-asian="ja" style:country-asian="JP" style:font-weight-asian="bold" style:font-name-complex="Liberation Serif" style:font-size-complex="6.80000019073486pt"/>
    </style:style>
    <style:style style:name="T123" style:family="text">
      <style:text-properties style:use-window-font-color="true" style:font-name="Liberation Serif" fo:font-size="10pt" fo:language="en" fo:country="US" fo:font-weight="bold" style:font-name-asian="DejaVu Sans" style:font-size-asian="10.5pt" style:language-asian="zxx" style:country-asian="none" style:font-style-asian="normal" style:font-weight-asian="normal" style:font-name-complex="Liberation Serif" style:font-size-complex="5.69999980926514pt" style:font-weight-complex="bold"/>
    </style:style>
    <style:style style:name="T124" style:family="text">
      <style:text-properties fo:color="#ff0000" style:font-name="Arial" fo:font-size="11pt" fo:language="en" fo:country="US" fo:font-style="normal" fo:font-weight="bold" style:font-name-asian="DejaVu Sans" style:language-asian="zxx" style:country-asian="none" style:font-name-complex="Arial" style:font-size-complex="6.30000019073486pt" style:font-weight-complex="bold"/>
    </style:style>
    <style:style style:name="T125" style:family="text">
      <style:text-properties style:use-window-font-color="true" style:font-name="Liberation Serif" fo:font-size="12pt" fo:language="en" fo:country="US" style:font-name-asian="DejaVu Sans" style:font-size-asian="10pt" style:language-asian="zxx" style:country-asian="none" style:font-style-asian="normal" style:font-weight-asian="bold" style:font-name-complex="Liberation Serif" style:font-size-complex="6.80000019073486pt"/>
    </style:style>
    <style:style style:name="T126" style:family="text">
      <style:text-properties style:use-window-font-color="true" style:font-name="Liberation Serif" fo:font-size="12pt" fo:language="en" fo:country="US" fo:font-style="normal" fo:font-weight="normal" style:font-name-asian="DejaVu Sans" style:font-size-asian="10pt" style:language-asian="zxx" style:country-asian="none" style:font-weight-asian="bold" style:font-name-complex="Liberation Serif" style:font-size-complex="6.80000019073486pt"/>
    </style:style>
    <style:style style:name="T127" style:family="text">
      <style:text-properties style:use-window-font-color="true" style:font-name="SimSun" fo:font-size="10pt" fo:language="en" fo:country="GB" fo:font-weight="bold" style:font-name-asian="DejaVu Sans" style:font-size-asian="10.5pt" style:language-asian="zxx" style:country-asian="none" style:font-style-asian="normal" style:font-weight-asian="normal" style:font-name-complex="SimSun" style:font-size-complex="5.69999980926514pt" style:font-weight-complex="bold"/>
    </style:style>
    <style:style style:name="T128" style:family="text">
      <style:text-properties style:use-window-font-color="true" style:font-name="Batang" fo:font-size="11pt" fo:language="en" fo:country="GB" fo:font-style="normal" fo:font-weight="bold" style:font-name-asian="DejaVu Sans" style:language-asian="zxx" style:country-asian="none" style:font-name-complex="Batang" style:font-size-complex="6.30000019073486pt" style:font-weight-complex="bold"/>
    </style:style>
    <style:style style:name="T129" style:family="text">
      <style:text-properties style:use-window-font-color="true" style:font-name="Batang" fo:font-size="11pt" fo:language="en" fo:country="GB" fo:font-weight="bold" style:font-name-asian="DejaVu Sans" style:font-size-asian="10.5pt" style:language-asian="zxx" style:country-asian="none" style:font-style-asian="normal" style:font-weight-asian="normal" style:font-name-complex="Batang" style:font-size-complex="6.30000019073486pt" style:font-weight-complex="bold"/>
    </style:style>
    <style:style style:name="T130" style:family="text">
      <style:text-properties style:use-window-font-color="true" style:font-name="Liberation Serif" fo:font-size="12pt" fo:language="en" fo:country="US" fo:font-style="normal" fo:font-weight="normal" style:font-name-asian="DejaVu Sans" style:language-asian="zxx" style:country-asian="none" style:font-name-complex="Batang" style:font-size-complex="6.30000019073486pt" style:font-weight-complex="bold"/>
    </style:style>
    <style:style style:name="T131" style:family="text">
      <style:text-properties fo:color="#ff0000" style:font-name="Liberation Serif" fo:font-size="12pt" fo:language="en" fo:country="GB" fo:font-style="normal" fo:font-weight="bold" style:font-name-asian="DejaVu Sans" style:language-asian="zxx" style:country-asian="none" style:font-name-complex="Liberation Serif" style:font-size-complex="6.80000019073486pt" style:font-weight-complex="bold"/>
    </style:style>
    <style:style style:name="T132" style:family="text">
      <style:text-properties style:use-window-font-color="true" style:font-name="SimSun" fo:font-size="12pt" fo:language="en" fo:country="GB" fo:font-style="normal" fo:font-weight="bold" style:font-name-asian="DejaVu Sans" style:font-size-asian="10.5pt" style:language-asian="zxx" style:country-asian="none" style:font-name-complex="SimSun" style:font-size-complex="6.80000019073486pt" style:font-weight-complex="bold"/>
    </style:style>
    <style:style style:name="T133" style:family="text">
      <style:text-properties style:use-window-font-color="true" style:font-name="Liberation Serif" fo:font-size="12pt" fo:language="en" fo:country="GB" fo:font-style="normal" fo:font-weight="bold" style:font-name-asian="DejaVu Sans" style:font-size-asian="10.5pt" style:language-asian="zxx" style:country-asian="none" style:font-name-complex="Liberation Serif" style:font-size-complex="6.80000019073486pt" style:font-weight-complex="bold"/>
    </style:style>
    <style:style style:name="T134" style:family="text">
      <style:text-properties style:use-window-font-color="true" style:font-name="SimSun" fo:font-size="9pt" fo:language="en" fo:country="US" fo:font-style="normal" fo:font-weight="normal" style:font-name-asian="DejaVu Sans" style:language-asian="zxx" style:country-asian="none" style:font-name-complex="SimSun" style:font-size-complex="5.09999990463257pt"/>
    </style:style>
    <style:style style:name="T135" style:family="text">
      <style:text-properties style:use-window-font-color="true" style:font-name="SimSun" fo:font-size="9pt" fo:language="en" fo:country="US" style:font-name-asian="DejaVu Sans" style:font-size-asian="9pt" style:language-asian="zxx" style:country-asian="none" style:font-style-asian="normal" style:font-weight-asian="normal" style:font-name-complex="SimSun" style:font-size-complex="5.09999990463257pt"/>
    </style:style>
    <style:style style:name="T136" style:family="text">
      <style:text-properties style:use-window-font-color="true" style:font-name="Liberation Serif" fo:font-size="10pt" fo:language="en" fo:country="US" fo:font-style="normal" fo:font-weight="normal" style:font-name-asian="DejaVu Sans" style:font-size-asian="10pt" style:language-asian="ja" style:country-asian="JP" style:font-name-complex="Liberation Serif" style:font-size-complex="5.69999980926514pt"/>
    </style:style>
    <style:style style:name="T137" style:family="text">
      <style:text-properties style:use-window-font-color="true" style:font-name="Liberation Serif" fo:font-size="10pt" fo:language="en" fo:country="US" style:font-name-asian="DejaVu Sans" style:font-size-asian="10pt" style:language-asian="ja" style:country-asian="JP" style:font-style-asian="normal" style:font-weight-asian="normal" style:font-name-complex="Liberation Serif" style:font-size-complex="5.69999980926514pt"/>
    </style:style>
    <style:style style:name="T138" style:family="text">
      <style:text-properties style:use-window-font-color="true" style:font-name="Liberation Serif" fo:font-size="12pt" fo:language="en" fo:country="US" fo:font-style="normal" fo:font-weight="normal" style:font-name-asian="DejaVu Sans" style:language-asian="zxx" style:country-asian="none" style:font-name-complex="Liberation Serif" style:font-size-complex="6.30000019073486pt"/>
    </style:style>
    <style:style style:name="T139" style:family="text">
      <style:text-properties style:use-window-font-color="true" style:font-name="SimSun" fo:font-size="9pt" fo:language="en" fo:country="US" style:font-name-asian="DejaVu Sans" style:font-size-asian="10.5pt" style:language-asian="zxx" style:country-asian="none" style:font-style-asian="normal" style:font-weight-asian="normal" style:font-name-complex="SimSun" style:font-size-complex="5.09999990463257pt"/>
    </style:style>
    <style:style style:name="T140" style:family="text">
      <style:text-properties style:use-window-font-color="true" style:font-name="Liberation Serif" fo:font-size="10pt" fo:language="en" fo:country="US" fo:font-style="normal" fo:font-weight="normal" style:font-name-asian="DejaVu Sans" style:font-size-asian="10pt" style:language-asian="zxx" style:country-asian="none" style:font-name-complex="Liberation Serif" style:font-size-complex="5.69999980926514pt"/>
    </style:style>
    <style:style style:name="T141" style:family="text">
      <style:text-properties style:use-window-font-color="true" style:font-name="Liberation Serif" fo:font-size="10pt" fo:language="en" fo:country="US" style:font-name-asian="DejaVu Sans" style:font-size-asian="10pt" style:language-asian="zxx" style:country-asian="none" style:font-style-asian="normal" style:font-weight-asian="normal" style:font-name-complex="Liberation Serif" style:font-size-complex="5.69999980926514pt"/>
    </style:style>
    <style:style style:name="T142" style:family="text">
      <style:text-properties fo:color="#000000" style:font-name="Liberation Serif" fo:font-size="11.5pt" fo:language="en" fo:country="US" fo:font-style="italic" fo:font-weight="normal" style:font-name-asian="DejaVu Sans" style:language-asian="zxx" style:country-asian="none" style:font-name-complex="Liberation Serif" style:font-size-complex="6.5pt" style:font-style-complex="italic"/>
    </style:style>
    <style:style style:name="T143" style:family="text">
      <style:text-properties style:use-window-font-color="true" style:font-name="SimSun" fo:font-size="9pt" fo:language="en" fo:country="US" style:font-name-asian="DejaVu Sans" style:font-size-asian="9pt" style:language-asian="zxx" style:country-asian="none" style:font-style-asian="normal" style:font-weight-asian="normal" style:font-name-complex="SimSun" style:font-size-complex="5.09999990463257pt" style:font-weight-complex="bold"/>
    </style:style>
    <style:style style:name="T144" style:family="text">
      <style:text-properties style:use-window-font-color="true" style:font-name="SimSun" fo:font-size="9pt" fo:language="en" fo:country="US" fo:font-style="normal" fo:font-weight="normal" style:font-name-asian="DejaVu Sans" style:font-size-asian="9pt" style:language-asian="zxx" style:country-asian="none" style:font-name-complex="SimSun" style:font-size-complex="5.09999990463257pt" style:font-weight-complex="bold"/>
    </style:style>
    <style:style style:name="T145" style:family="text">
      <style:text-properties style:use-window-font-color="true" style:font-name="SimSun" fo:font-size="9pt" fo:language="en" fo:country="US" fo:font-style="normal" fo:font-weight="normal" style:font-name-asian="DejaVu Sans" style:font-size-asian="9pt" style:language-asian="zxx" style:country-asian="none" style:font-name-complex="SimSun" style:font-size-complex="5.09999990463257pt"/>
    </style:style>
    <style:style style:name="T146" style:family="text">
      <style:text-properties style:use-window-font-color="true" style:font-name="Liberation Serif" fo:font-size="12pt" fo:language="en" fo:country="US" fo:font-style="normal" fo:font-weight="normal" style:font-name-asian="DejaVu Sans" style:language-asian="zxx" style:country-asian="none" style:font-name-complex="SimSun" style:font-size-complex="5.09999990463257pt"/>
    </style:style>
    <style:style style:name="T147" style:family="text">
      <style:text-properties style:use-window-font-color="true" style:font-name="Liberation Serif" fo:font-size="10pt" fo:language="none" fo:country="none" fo:font-style="normal" fo:font-weight="normal" style:font-name-asian="DejaVu Sans" style:language-asian="zxx" style:country-asian="none" style:font-name-complex="Liberation Serif" style:font-size-complex="5.69999980926514pt"/>
    </style:style>
    <style:style style:name="T148" style:family="text">
      <style:text-properties style:use-window-font-color="true" style:font-name="Liberation Serif" fo:font-size="10pt" fo:language="en" fo:country="US" fo:font-style="normal" fo:font-weight="normal" style:font-name-asian="DejaVu Sans" style:language-asian="zxx" style:country-asian="none" style:font-name-complex="Liberation Serif" style:font-size-complex="5.69999980926514pt"/>
    </style:style>
    <style:style style:name="T149" style:family="text">
      <style:text-properties style:use-window-font-color="true" style:font-name="Liberation Serif" fo:font-size="12pt" fo:language="en" fo:country="US" fo:font-style="normal" fo:font-weight="normal" style:font-name-asian="DejaVu Sans" style:font-size-asian="9pt" style:language-asian="zxx" style:country-asian="none" style:font-name-complex="Liberation Serif" style:font-size-complex="6.80000019073486pt"/>
    </style:style>
    <style:style style:name="T150" style:family="text">
      <style:text-properties style:use-window-font-color="true" style:font-name="Liberation Serif" fo:font-size="10pt" fo:language="en" fo:country="US" style:font-name-asian="DejaVu Sans" style:font-size-asian="10.5pt" style:language-asian="zxx" style:country-asian="none" style:font-style-asian="normal" style:font-weight-asian="normal" style:font-name-complex="Liberation Serif" style:font-size-complex="5.69999980926514pt"/>
    </style:style>
    <style:style style:name="T151" style:family="text">
      <style:text-properties style:use-window-font-color="true" style:text-position="42% 100%" style:font-name="Liberation Serif" fo:font-size="10pt" fo:language="en" fo:country="US" fo:font-style="normal" fo:font-weight="normal" style:font-name-asian="DejaVu Sans" style:language-asian="zxx" style:country-asian="none" style:font-name-complex="Liberation Serif" style:font-size-complex="5.69999980926514pt"/>
    </style:style>
    <style:style style:name="T152" style:family="text">
      <style:text-properties style:use-window-font-color="true" style:text-position="42% 100%" style:font-name="SimSun" fo:font-size="12pt" fo:language="en" fo:country="US" fo:font-style="normal" fo:font-weight="normal" style:font-name-asian="DejaVu Sans" style:font-size-asian="10.5pt" style:language-asian="zxx" style:country-asian="none" style:font-name-complex="SimSun" style:font-size-complex="6.80000019073486pt"/>
    </style:style>
    <style:style style:name="T153" style:family="text">
      <style:text-properties style:use-window-font-color="true" style:font-name="Liberation Serif" fo:font-size="12pt" fo:language="en" fo:country="US" fo:font-style="normal" fo:font-weight="normal" style:font-name-asian="DejaVu Sans" style:font-size-asian="10.5pt" style:language-asian="zxx" style:country-asian="none" style:font-name-complex="SimSun" style:font-size-complex="5.09999990463257pt"/>
    </style:style>
    <style:style style:name="T154" style:family="text">
      <style:text-properties style:use-window-font-color="true" style:font-name="SimSun" fo:font-size="9pt" fo:language="en" fo:country="US" fo:font-style="normal" fo:font-weight="normal" style:font-name-asian="DejaVu Sans" style:font-size-asian="10.5pt" style:language-asian="zxx" style:country-asian="none" style:font-name-complex="SimSun" style:font-size-complex="5.09999990463257pt"/>
    </style:style>
    <style:style style:name="T155" style:family="text">
      <style:text-properties style:use-window-font-color="true" style:font-name="Liberation Serif" fo:font-size="12pt" fo:language="en" fo:country="US" fo:font-style="normal" fo:font-weight="normal" style:font-name-asian="DejaVu Sans" style:font-size-asian="10.5pt" style:language-asian="zxx" style:country-asian="none" style:font-name-complex="Liberation Serif" style:font-size-complex="5.69999980926514pt"/>
    </style:style>
    <style:style style:name="T156" style:family="text">
      <style:text-properties style:use-window-font-color="true" style:font-name="Liberation Serif" fo:font-size="9pt" fo:language="en" fo:country="GB" style:font-name-asian="DejaVu Sans" style:font-size-asian="9pt" style:language-asian="zxx" style:country-asian="none" style:font-style-asian="normal" style:font-weight-asian="normal" style:font-name-complex="Liberation Serif" style:font-size-complex="5.09999990463257pt" style:font-weight-complex="bold"/>
    </style:style>
    <style:style style:name="T157" style:family="text">
      <style:text-properties style:use-window-font-color="true" style:font-name="Liberation Serif" fo:font-size="9pt" fo:language="en" fo:country="GB" fo:font-style="normal" fo:font-weight="normal" style:font-name-asian="DejaVu Sans" style:font-size-asian="9pt" style:language-asian="zxx" style:country-asian="none" style:font-name-complex="Liberation Serif" style:font-size-complex="5.09999990463257pt" style:font-weight-complex="bold"/>
    </style:style>
  </office:automatic-styles>
  <office:body>
    <office:spreadsheet>
      <table:table table:name="Sheet1" table:style-name="ta1" table:print="false">
        <table:table-column table:style-name="co1" table:number-columns-repeated="2" table:default-cell-style-name="ce1"/>
        <table:table-column table:style-name="co1" table:default-cell-style-name="ce8"/>
        <table:table-column table:style-name="co1" table:default-cell-style-name="ce51"/>
        <table:table-column table:style-name="co1" table:number-columns-repeated="3" table:default-cell-style-name="ce1"/>
        <table:table-column table:style-name="co1" table:default-cell-style-name="ce215"/>
        <table:table-row table:style-name="ro1">
          <table:table-cell office:value-type="string">
            <text:p>ID</text:p>
          </table:table-cell>
          <table:table-cell office:value-type="string">
            <text:p>Language</text:p>
          </table:table-cell>
          <table:table-cell table:style-name="ce1" office:value-type="string">
            <text:p>Concept</text:p>
          </table:table-cell>
          <table:table-cell table:style-name="ce1" office:value-type="string">
            <text:p>Definition</text:p>
          </table:table-cell>
          <table:table-cell office:value-type="string">
            <text:p>See</text:p>
          </table:table-cell>
          <table:table-cell office:value-type="string">
            <text:p>See also</text:p>
          </table:table-cell>
          <table:table-cell office:value-type="string">
            <text:p>Source</text:p>
          </table:table-cell>
          <table:table-cell office:value-type="string">
            <text:p>Input/Edit</text:p>
          </table:table-cell>
        </table:table-row>
        <table:table-row table:style-name="ro1">
          <table:table-cell office:value-type="float" office:value="1">
            <text:p>1</text:p>
          </table:table-cell>
          <table:table-cell office:value-type="string">
            <text:p>English</text:p>
          </table:table-cell>
          <table:table-cell table:style-name="ce7" office:value-type="string">
            <text:p>Access point</text:p>
          </table:table-cell>
          <table:table-cell table:style-name="ce50" office:value-type="string">
            <text:p>A name, term, code, etc., through which bibliographic or authority data is searched and identified.</text:p>
          </table:table-cell>
          <table:table-cell/>
          <table:table-cell table:style-name="ce146" office:value-type="string">
            <text:p><text:span text:style-name="T6">Additional access point </text:span><text:span text:style-name="T67">[NT],</text:span><text:span text:style-name="T7"> </text:span><text:span text:style-name="T6">Authorized access point </text:span><text:span text:style-name="T67">[NT]</text:span><text:span text:style-name="T68">,</text:span><text:span text:style-name="T7"> </text:span><text:span text:style-name="T6">Controlled access point </text:span><text:span text:style-name="T67">[NT]</text:span><text:span text:style-name="T6">, Essential access point </text:span><text:span text:style-name="T67">[NT]</text:span><text:span text:style-name="T6">, Name </text:span><text:span text:style-name="T67">[RT</text:span><text:span text:style-name="T6">], Uncontrolled access point </text:span><text:span text:style-name="T67">[NT]</text:span><text:span text:style-name="T6">, Variant form of name </text:span><text:span text:style-name="T67">[NT]</text:span></text:p>
          </table:table-cell>
          <table:table-cell table:style-name="ce186" office:value-type="string">
            <text:p>GARR modified per FRAD and IME ICC</text:p>
          </table:table-cell>
          <table:table-cell office:value-type="float" office:value="20090805">
            <text:p>20090805</text:p>
          </table:table-cell>
        </table:table-row>
        <table:table-row table:style-name="ro1">
          <table:table-cell office:value-type="float" office:value="2">
            <text:p>2</text:p>
          </table:table-cell>
          <table:table-cell office:value-type="string">
            <text:p>Albanian</text:p>
          </table:table-cell>
          <table:table-cell office:value-type="string">
            <text:p>Pikë hyrëse</text:p>
          </table:table-cell>
          <table:table-cell office:value-type="string">
            <text:p>Emër, term, kod etj., përmes të cilit kërkohen dhe identifikohen të dhënat bibliografike ose ato të termave të njësuar.</text:p>
          </table:table-cell>
          <table:table-cell/>
          <table:table-cell table:style-name="ce8" office:value-type="string">
            <text:p>Emër [RT], Pikë hyrëse e autorizuar [NT], Pikë hyrëse e kontrolluar [NT], Pikë hyrëse e pakontrolluar [NT], Pikë hyrëse kryesore [NT], Pikë hyrëse shtesë [NT], Variant i formës së emrit [NT]</text:p>
          </table:table-cell>
          <table:table-cell table:style-name="ce51" office:value-type="string">
            <text:p>GARR modifikuar nga FRAD dhe IME ICC</text:p>
          </table:table-cell>
          <table:table-cell office:value-type="float" office:value="20090811">
            <text:p>20090811</text:p>
          </table:table-cell>
        </table:table-row>
        <table:table-row table:style-name="ro2">
          <table:table-cell office:value-type="float" office:value="3">
            <text:p>3</text:p>
          </table:table-cell>
          <table:table-cell office:value-type="string">
            <text:p>Arabic</text:p>
          </table:table-cell>
          <table:table-cell table:style-name="ce9" office:value-type="string">
            <text:p>نقطة الوصول</text:p>
          </table:table-cell>
          <table:table-cell table:style-name="ce52" office:value-type="string">
            <text:p><text:span text:style-name="T8">نقطة الوصول – اسم، مصطلح، رمز، الخ، والتي من خلالها يتم الاسترجاع والتعرف على تسجيلة ببليوغرافية أو استنادية أو إحالة مرجعية</text:span><text:span text:style-name="T9">.</text:span></text:p>
          </table:table-cell>
          <table:table-cell/>
          <table:table-cell table:style-name="ce87" office:value-type="string">
            <text:p><text:span text:style-name="T8">نقطة الوصول الإضافية</text:span><text:span text:style-name="T9">[NT] </text:span><text:span text:style-name="T18">، <text:s/></text:span><text:span text:style-name="T8">نقطة الوصول المقننة</text:span><text:span text:style-name="T18"> </text:span><text:span text:style-name="T9">[NT]</text:span><text:span text:style-name="T18">، <text:s/></text:span><text:span text:style-name="T8">نقطة الوصول المضبوطة</text:span><text:span text:style-name="T18"> <text:s/></text:span><text:span text:style-name="T9">[NT]</text:span><text:span text:style-name="T18">، <text:s/></text:span><text:span text:style-name="T8">نقطة الوصول الأساسية</text:span><text:span text:style-name="T18"> </text:span><text:span text:style-name="T9">[NT]</text:span><text:span text:style-name="T18">، <text:s/></text:span><text:span text:style-name="T8">اسم</text:span><text:span text:style-name="T9">[RT] </text:span><text:span text:style-name="T18">، </text:span><text:span text:style-name="T8">نقطة الوصول غير المضبوطة</text:span><text:span text:style-name="T9">[NT]</text:span><text:span text:style-name="T18">، </text:span><text:span text:style-name="T8">نقطة الوصول المختلفة</text:span><text:span text:style-name="T18"> <text:s/></text:span><text:span text:style-name="T9">[NT] </text:span></text:p>
            <text:p/>
          </table:table-cell>
          <table:table-cell/>
          <table:table-cell office:value-type="float" office:value="20090805">
            <text:p>20090805</text:p>
          </table:table-cell>
        </table:table-row>
        <table:table-row table:style-name="ro3">
          <table:table-cell office:value-type="float" office:value="4">
            <text:p>4</text:p>
          </table:table-cell>
          <table:table-cell office:value-type="string">
            <text:p>Chinese</text:p>
          </table:table-cell>
          <table:table-cell table:style-name="ce10" office:value-type="string">
            <text:p>检索点</text:p>
          </table:table-cell>
          <table:table-cell table:style-name="ce53" office:value-type="string">
            <text:p>用以检索和识别书目数据或规范数据的一个名称、术语、代码等。</text:p>
          </table:table-cell>
          <table:table-cell table:style-name="ce6"/>
          <table:table-cell table:style-name="ce115" office:value-type="string">
            <text:p><text:span text:style-name="T1">附加检索点 </text:span><text:span text:style-name="T69">[NT]</text:span><text:span text:style-name="T1">，规范检索点 </text:span><text:span text:style-name="T69">[NT]</text:span><text:span text:style-name="T1">，受控检索点 </text:span><text:span text:style-name="T69">[NT]</text:span><text:span text:style-name="T1">，</text:span><text:span text:style-name="T70">基本检索点</text:span><text:span text:style-name="T69">[NT]</text:span><text:span text:style-name="T1">，</text:span><text:span text:style-name="T70">名称 </text:span><text:span text:style-name="T69">[RT]</text:span><text:span text:style-name="T1">，非受控检索点 </text:span><text:span text:style-name="T69">[NT]</text:span><text:span text:style-name="T1">，名称的变异形式 </text:span><text:span text:style-name="T69">[NT]</text:span></text:p>
            <text:p/>
            <text:p/>
          </table:table-cell>
          <table:table-cell table:style-name="ce187" office:value-type="string">
            <text:p><text:span text:style-name="T134">GARR</text:span><text:span text:style-name="T135">，据</text:span><text:span text:style-name="T134">FRAD</text:span><text:span text:style-name="T135">与</text:span><text:span text:style-name="T134">IME ICC</text:span><text:span text:style-name="T135">修改</text:span></text:p>
          </table:table-cell>
          <table:table-cell table:style-name="ce216" office:value-type="float" office:value="20090805">
            <text:p>20090805</text:p>
          </table:table-cell>
        </table:table-row>
        <table:table-row table:style-name="ro1">
          <table:table-cell office:value-type="float" office:value="5">
            <text:p>5</text:p>
          </table:table-cell>
          <table:table-cell office:value-type="string">
            <text:p>Croatian</text:p>
          </table:table-cell>
          <table:table-cell office:value-type="string">
            <text:p>Pristupnica</text:p>
          </table:table-cell>
          <table:table-cell office:value-type="string">
            <text:p>Ime, naziv, kod itd. pod kojim će se pronaći i identificirati bibliografski ili autorizirani podaci.</text:p>
          </table:table-cell>
          <table:table-cell/>
          <table:table-cell table:style-name="ce8" office:value-type="string">
            <text:p>Dodatna pristupnica [UP], Ime [SP], Nadzirana pristupnica [UP], Nenadzirana pristupnica [UP], Neophodna pristupnica [UP], Neusvojeni oblik imena [UP], Usvojena pristupnica [UP]</text:p>
          </table:table-cell>
          <table:table-cell table:style-name="ce51" office:value-type="string">
            <text:p>GARR preradili FRAD i IME ICC</text:p>
          </table:table-cell>
          <table:table-cell office:value-type="float" office:value="20090812">
            <text:p>20090812</text:p>
          </table:table-cell>
        </table:table-row>
        <table:table-row table:style-name="ro1">
          <table:table-cell office:value-type="float" office:value="6">
            <text:p>6</text:p>
          </table:table-cell>
          <table:table-cell office:value-type="string">
            <text:p>Czech</text:p>
          </table:table-cell>
          <table:table-cell office:value-type="string">
            <text:p>Selekční údaj</text:p>
          </table:table-cell>
          <table:table-cell office:value-type="string">
            <text:p>jméno, termín, kód atd., jejichž prostřednictvím je bibliografický či autoritní údaj vyhledán a identifikován.</text:p>
          </table:table-cell>
          <table:table-cell/>
          <table:table-cell table:style-name="ce43" office:value-type="string">
            <text:p><text:span text:style-name="T4">Doplňkový selekční údaj [NT],</text:span><text:span text:style-name="T5"> </text:span><text:span text:style-name="T4">Autorizovaný selekční údaj [NT]</text:span><text:span text:style-name="T5">, </text:span><text:span text:style-name="T4">Řízený selekční údaj [NT], Základní selekční údaj [NT], Jméno [RT], Neřízený selekční údaj [NT], Variantní forma jména [NT]</text:span></text:p>
          </table:table-cell>
          <table:table-cell table:style-name="ce51" office:value-type="string">
            <text:p>GARR modifikovaný ve FRAD a IME ICC</text:p>
          </table:table-cell>
          <table:table-cell office:value-type="float" office:value="20090812">
            <text:p>20090812</text:p>
          </table:table-cell>
        </table:table-row>
        <table:table-row table:style-name="ro1">
          <table:table-cell office:value-type="float" office:value="7">
            <text:p>7</text:p>
          </table:table-cell>
          <table:table-cell office:value-type="string">
            <text:p>French</text:p>
          </table:table-cell>
          <table:table-cell office:value-type="string">
            <text:p>Point d'accès</text:p>
          </table:table-cell>
          <table:table-cell office:value-type="string">
            <text:p>Nom, terme, code, etc., sous lequel des données bibliographiques ou d'autorité sont recherchées et identifiées.</text:p>
          </table:table-cell>
          <table:table-cell/>
          <table:table-cell table:style-name="ce43" office:value-type="string">
            <text:p><text:span text:style-name="T4">Nom</text:span><text:span text:style-name="T5"> [TA], </text:span><text:span text:style-name="T4">Point d'accès autorisé</text:span><text:span text:style-name="T5"> [TS], </text:span><text:span text:style-name="T4">Point d'accès contrôlé</text:span><text:span text:style-name="T5"> [TS], </text:span><text:span text:style-name="T4">Point d'accès essentiel</text:span><text:span text:style-name="T5"> [TS], </text:span><text:span text:style-name="T4">Point d'accès non contrôlé</text:span><text:span text:style-name="T5"> [TS], </text:span><text:span text:style-name="T4">Point d'accès supplémentaire</text:span><text:span text:style-name="T5"> [TS], </text:span><text:span text:style-name="T4">Variante de forme du nom </text:span><text:span text:style-name="T5">[TS]</text:span></text:p>
          </table:table-cell>
          <table:table-cell table:style-name="ce84" office:value-type="string">
            <text:p>GARR modifiée par FRAD, et IME ICC</text:p>
          </table:table-cell>
          <table:table-cell office:value-type="float" office:value="20090805">
            <text:p>20090805</text:p>
          </table:table-cell>
        </table:table-row>
        <table:table-row table:style-name="ro1">
          <table:table-cell office:value-type="float" office:value="8">
            <text:p>8</text:p>
          </table:table-cell>
          <table:table-cell office:value-type="string">
            <text:p>German</text:p>
          </table:table-cell>
          <table:table-cell table:style-name="ce11" office:value-type="string">
            <text:p>Sucheinstieg</text:p>
          </table:table-cell>
          <table:table-cell table:style-name="ce1" office:value-type="string">
            <text:p>Ein Name, Begriff, Code etc., unter dem bibliografische Daten oder Normdaten gesucht und identifiziert werden können.</text:p>
          </table:table-cell>
          <table:table-cell/>
          <table:table-cell table:style-name="ce147" office:value-type="string">
            <text:p><text:span text:style-name="T71">Abweichende Namensform [UB], Ansetzungsform des Sucheinstiegs [UB]</text:span><text:span text:style-name="T9">, </text:span><text:span text:style-name="T71">Name [VB], Nicht normierter Sucheinstieg [UB], Normierter Sucheinstieg [UB], Notwendiger Sucheinstieg [UB], Zusätzlicher Sucheinstieg [UB]</text:span></text:p>
          </table:table-cell>
          <table:table-cell table:style-name="ce66" office:value-type="string">
            <text:p>GARR, modifiziert durch FRAD und IME ICC</text:p>
          </table:table-cell>
          <table:table-cell office:value-type="float" office:value="20090812">
            <text:p>20090812</text:p>
          </table:table-cell>
        </table:table-row>
        <table:table-row table:style-name="ro1">
          <table:table-cell office:value-type="float" office:value="9">
            <text:p>9</text:p>
          </table:table-cell>
          <table:table-cell office:value-type="string">
            <text:p>Italian</text:p>
          </table:table-cell>
          <table:table-cell table:style-name="ce12" office:value-type="string">
            <text:p>Punto di accesso</text:p>
          </table:table-cell>
          <table:table-cell table:style-name="ce54" office:value-type="string">
            <text:p>Nome, termine, codice, ecc. mediante il quale il dato bibliografico o di autorità è ricercato e identificato.</text:p>
          </table:table-cell>
          <table:table-cell/>
          <table:table-cell table:style-name="ce12" office:value-type="string">
            <text:p>Punto di accesso aggiuntivo [NT] Punto di accesso autorizzato [NT], Punto di accesso controllato [NT], Punto di accesso indispensabile [NT], Nome [RT], Punto di accesso non controllato [NT], Forma variante del nome [NT]</text:p>
          </table:table-cell>
          <table:table-cell table:style-name="ce54" office:value-type="string">
            <text:p>GAAR modificata con FRAD e IME ICC</text:p>
          </table:table-cell>
          <table:table-cell office:value-type="float" office:value="20090812">
            <text:p>20090812</text:p>
          </table:table-cell>
        </table:table-row>
        <table:table-row table:style-name="ro1">
          <table:table-cell office:value-type="float" office:value="10">
            <text:p>10</text:p>
          </table:table-cell>
          <table:table-cell office:value-type="string">
            <text:p>Japanese</text:p>
          </table:table-cell>
          <table:table-cell table:style-name="ce13" office:value-type="string">
            <text:p>アクセスポイント</text:p>
          </table:table-cell>
          <table:table-cell table:style-name="ce55" office:value-type="string">
            <text:p><text:span text:style-name="T10">それにより書誌データまたは典拠データを検索し、識別する名称、用語、コード等。</text:span><text:span text:style-name="T11">　　</text:span></text:p>
          </table:table-cell>
          <table:table-cell table:style-name="ce3"/>
          <table:table-cell table:style-name="ce148" office:value-type="string">
            <text:p><text:span text:style-name="T1">中核的アクセスポイント［</text:span><text:span text:style-name="T72">NT</text:span><text:span text:style-name="T1">］</text:span><text:span text:style-name="T11">、</text:span><text:span text:style-name="T73">典拠形アクセスポイント［</text:span><text:span text:style-name="T72">NT</text:span><text:span text:style-name="T1">］</text:span><text:span text:style-name="T11">、</text:span><text:span text:style-name="T73">統制形アクセスポイント［</text:span><text:span text:style-name="T72">NT</text:span><text:span text:style-name="T1">］</text:span><text:span text:style-name="T11">、</text:span><text:span text:style-name="T73">非統制形アクセスポイント［</text:span><text:span text:style-name="T72">NT</text:span><text:span text:style-name="T1">］</text:span><text:span text:style-name="T11">、</text:span><text:span text:style-name="T73">付加的アクセスポイント［</text:span><text:span text:style-name="T72">NT</text:span><text:span text:style-name="T1">］</text:span><text:span text:style-name="T11">、</text:span><text:span text:style-name="T73">名称［</text:span><text:span text:style-name="T74">RT</text:span><text:span text:style-name="T73">］</text:span><text:span text:style-name="T11">、</text:span><text:span text:style-name="T73">名称の異なる形［</text:span><text:span text:style-name="T72">NT</text:span><text:span text:style-name="T1">］</text:span><text:span text:style-name="T11">　をも見よ。</text:span></text:p>
          </table:table-cell>
          <table:table-cell table:style-name="ce188" office:value-type="string">
            <text:p><text:span text:style-name="T136">FRAD</text:span><text:span text:style-name="T137">および</text:span><text:span text:style-name="T136">IME ICC</text:span><text:span text:style-name="T137">に従って修正した</text:span><text:span text:style-name="T136">GARR</text:span></text:p>
          </table:table-cell>
          <table:table-cell office:value-type="float" office:value="20090805">
            <text:p>20090805</text:p>
          </table:table-cell>
        </table:table-row>
        <table:table-row table:style-name="ro1">
          <table:table-cell office:value-type="float" office:value="11">
            <text:p>11</text:p>
          </table:table-cell>
          <table:table-cell office:value-type="string">
            <text:p>Korean</text:p>
          </table:table-cell>
          <table:table-cell table:style-name="ce14" office:value-type="string">
            <text:p>접근점</text:p>
          </table:table-cell>
          <table:table-cell table:style-name="ce56" office:value-type="string">
            <text:p><text:span text:style-name="T1">서지데이터나 전거데이터를 탐색하고 식별하기 위한 이름이나 용어</text:span><text:span text:style-name="T12">, </text:span><text:span text:style-name="T1">부호 등</text:span></text:p>
          </table:table-cell>
          <table:table-cell table:style-name="ce4"/>
          <table:table-cell table:style-name="ce149" office:value-type="string">
            <text:p><text:span text:style-name="T1">부접근점 </text:span><text:span text:style-name="T75">(</text:span><text:span text:style-name="T66">Additional access point) [NT], </text:span><text:span text:style-name="T76">전거형 접근점 </text:span><text:span text:style-name="T77">(</text:span><text:span text:style-name="T66">Authorized access point) [NT], </text:span><text:span text:style-name="T76">제어형 접근점 </text:span><text:span text:style-name="T77">(</text:span><text:span text:style-name="T66">Controlled access point) [NT], </text:span><text:span text:style-name="T76">필수 접근점 </text:span><text:span text:style-name="T77">(Essential access point) [NT], </text:span><text:span text:style-name="T76">이름 </text:span><text:span text:style-name="T77">(Name) [RT], </text:span><text:span text:style-name="T76">비제어형 접근점 </text:span><text:span text:style-name="T77">(Uncontrolled access point) [NT], </text:span><text:span text:style-name="T76">이형의 이름 </text:span><text:span text:style-name="T77">(Variant form of name) [NT]</text:span></text:p>
          </table:table-cell>
          <table:table-cell table:style-name="ce189" office:value-type="string">
            <text:p><text:span text:style-name="T9">GARR, FRAD</text:span><text:span text:style-name="T38">와 </text:span><text:span text:style-name="T138">IME ICC</text:span><text:span text:style-name="T38">의 것을 각각 수정</text:span></text:p>
          </table:table-cell>
          <table:table-cell table:style-name="ce216" office:value-type="float" office:value="20090805">
            <text:p>20090805</text:p>
          </table:table-cell>
        </table:table-row>
        <table:table-row table:style-name="ro1">
          <table:table-cell office:value-type="float" office:value="12">
            <text:p>12</text:p>
          </table:table-cell>
          <table:table-cell office:value-type="string">
            <text:p>Latvian</text:p>
          </table:table-cell>
          <table:table-cell table:style-name="ce15" office:value-type="string">
            <text:p>Piekļuves punkts</text:p>
          </table:table-cell>
          <table:table-cell table:style-name="ce57" office:value-type="string">
            <text:p>personvārds/nosaukums, apzīmējums, kods u.tml., pēc kura iespējams sameklēt un identificēt bibliogrāfiskos vai autoritatīvos datus.</text:p>
          </table:table-cell>
          <table:table-cell/>
          <table:table-cell table:style-name="ce15" office:value-type="string">
            <text:p>Papildu piekļuves punkts [ŠT], Autorizētais piekļuves punkts [ŠT], Kontrolētais piekļuves punkts [ŠT], Svarīgākais piekļuves punkts [ŠT], Personvārds/nosaukums [ST], Nekontrolētais piekļuves punkts [ŠT], Personvārda/nosaukuma atšķirīgā forma [ŠT]</text:p>
          </table:table-cell>
          <table:table-cell table:style-name="ce90" office:value-type="string">
            <text:p><text:span text:style-name="T29">GARR, </text:span><text:span text:style-name="T28">modificēts atbilstoši </text:span><text:span text:style-name="T29">FRAD </text:span><text:span text:style-name="T28">un </text:span><text:span text:style-name="T29">IME ICC</text:span></text:p>
          </table:table-cell>
          <table:table-cell office:value-type="float" office:value="20090813">
            <text:p>20090813</text:p>
          </table:table-cell>
        </table:table-row>
        <table:table-row table:style-name="ro1">
          <table:table-cell office:value-type="float" office:value="13">
            <text:p>13</text:p>
          </table:table-cell>
          <table:table-cell office:value-type="string">
            <text:p>Portuguese</text:p>
          </table:table-cell>
          <table:table-cell office:value-type="string">
            <text:p>Ponto de acesso</text:p>
          </table:table-cell>
          <table:table-cell office:value-type="string">
            <text:p>Nome, termo, código, etc., pelo qual se pesquisa e identifica um registo bibliográfico, de autoridade ou referência.</text:p>
          </table:table-cell>
          <table:table-cell/>
          <table:table-cell table:style-name="ce8" office:value-type="string">
            <text:p>Nome [TR], Ponto de acesso adicional [TE] Ponto de acesso autorizado [TE], Ponto de acesso controlado [TE], Ponto de acesso essencial [TE], Ponto de acesso não ontrolado [TE], Ponto de acesso para forma variante [TE]</text:p>
          </table:table-cell>
          <table:table-cell table:style-name="ce51" office:value-type="string">
            <text:p>GARR, com as alterações de FRAD, e IME ICC</text:p>
          </table:table-cell>
          <table:table-cell office:value-type="float" office:value="20090812">
            <text:p>20090812</text:p>
          </table:table-cell>
        </table:table-row>
        <table:table-row table:style-name="ro1">
          <table:table-cell office:value-type="float" office:value="14">
            <text:p>14</text:p>
          </table:table-cell>
          <table:table-cell office:value-type="string">
            <text:p>Russian</text:p>
          </table:table-cell>
          <table:table-cell office:value-type="string">
            <text:p>Точка доступа</text:p>
          </table:table-cell>
          <table:table-cell table:style-name="ce58" office:value-type="string">
            <text:p>имя (наименование), термин, код и т.п., с помощью которого могут быть найдены <text:s/>и идентифицированы библиографические или авторитетные данные.</text:p>
          </table:table-cell>
          <table:table-cell table:style-name="ce5"/>
          <table:table-cell table:style-name="ce150" office:value-type="string">
            <text:p><text:span text:style-name="T78">Авторитетная точка доступа [БУТ], Вариантная форма имени [БУТ</text:span><text:span text:style-name="T17">],</text:span><text:span text:style-name="T78"> <text:s/>Дополнительная точка доступа [БУТ], Имя (наименование) [СТ], Контролируемая точка доступа [БУТ], Неконтролируемая точка доступа [БУТ], <text:s/>Обязательная точка доступа [БУТ]</text:span><text:span text:style-name="T79"> </text:span></text:p>
          </table:table-cell>
          <table:table-cell table:style-name="ce72" office:value-type="string">
            <text:p><text:span text:style-name="T5">GARR</text:span><text:span text:style-name="T17"> модифицированный <text:s/>через </text:span><text:span text:style-name="T5">FRAD</text:span><text:span text:style-name="T17"> <text:s/>и </text:span><text:span text:style-name="T5">IME</text:span><text:span text:style-name="T17"> </text:span><text:span text:style-name="T5">ICC</text:span></text:p>
          </table:table-cell>
          <table:table-cell office:value-type="float" office:value="20090805">
            <text:p>20090805</text:p>
          </table:table-cell>
        </table:table-row>
        <table:table-row table:style-name="ro1">
          <table:table-cell office:value-type="float" office:value="15">
            <text:p>15</text:p>
          </table:table-cell>
          <table:table-cell office:value-type="string">
            <text:p>Slovak</text:p>
          </table:table-cell>
          <table:table-cell table:style-name="ce16" office:value-type="string">
            <text:p>Selekčný údaj</text:p>
          </table:table-cell>
          <table:table-cell table:style-name="ce59" office:value-type="string">
            <text:p>meno, termín, kód atď., prostredníctvom ktorého je bibliografický alebo autoritatívny údaj vyhľadaný a identifikovaný.</text:p>
          </table:table-cell>
          <table:table-cell/>
          <table:table-cell table:style-name="ce151" office:value-type="string">
            <text:p><text:span text:style-name="T80">Doplnkový selekčný údaj [NT], Autorizovaný selekčný údaj [NT]</text:span><text:span text:style-name="T81">, </text:span><text:span text:style-name="T80">Riadený selekčný údaj [NT], Základný selekčný údaj [NT], Meno [RT], Neriadený selekčný údaj [NT], Variantná forma mena [NT]</text:span></text:p>
          </table:table-cell>
          <table:table-cell table:style-name="ce59" office:value-type="string">
            <text:p>GARR modifikované vo FRAD a IME ICC</text:p>
          </table:table-cell>
          <table:table-cell office:value-type="float" office:value="20090805">
            <text:p>20090805</text:p>
          </table:table-cell>
        </table:table-row>
        <table:table-row table:style-name="ro1">
          <table:table-cell office:value-type="float" office:value="16">
            <text:p>16</text:p>
          </table:table-cell>
          <table:table-cell office:value-type="string">
            <text:p>Slovene</text:p>
          </table:table-cell>
          <table:table-cell office:value-type="string">
            <text:p>Vstopna točka</text:p>
          </table:table-cell>
          <table:table-cell office:value-type="string">
            <text:p>ime, pojem, kodiran podatek itn., s pomočjo katerega iščemo bibliografske ali normativne podatke in jih identificiramo.</text:p>
          </table:table-cell>
          <table:table-cell/>
          <table:table-cell table:style-name="ce8" office:value-type="string">
            <text:p>Dodatna vstopna točka (OP), Ime (SP), Kontrolirana vstopna točka (OP), Nekontrolirana vstopna točka (OP), Normativna vstopna točka (OP), Osnovna vstopna točka (OP), Variantna oblika imena (OP)</text:p>
          </table:table-cell>
          <table:table-cell table:style-name="ce51" office:value-type="string">
            <text:p>definicija GARR, priredba FRAD in IME ICC</text:p>
          </table:table-cell>
          <table:table-cell office:value-type="float" office:value="20090813">
            <text:p>20090813</text:p>
          </table:table-cell>
        </table:table-row>
        <table:table-row table:style-name="ro1">
          <table:table-cell office:value-type="float" office:value="17">
            <text:p>17</text:p>
          </table:table-cell>
          <table:table-cell office:value-type="string">
            <text:p>Spanish</text:p>
          </table:table-cell>
          <table:table-cell table:style-name="ce17" office:value-type="string">
            <text:p>Punto de acceso</text:p>
          </table:table-cell>
          <table:table-cell table:style-name="ce60" office:value-type="string">
            <text:p>Un nombre, término, código, etc. por el que se busca e indentifican datos bibliográficos o de autoridad.</text:p>
          </table:table-cell>
          <table:table-cell table:style-name="ce98"/>
          <table:table-cell table:style-name="ce152" office:value-type="string">
            <text:p>Forma variante del nombre [TE], Nombre [TR], Punto de acceso adicional [TE], Punto de acceso autorizado [TE], Punto de acceso controlado [TE], Punto de acceso esencial [TE],Punto de acceso no controlado [TE]</text:p>
          </table:table-cell>
          <table:table-cell table:style-name="ce190" office:value-type="string">
            <text:p>GARR modificado por FRANAR e IME ICC</text:p>
          </table:table-cell>
          <table:table-cell office:value-type="float" office:value="20090805">
            <text:p>20090805</text:p>
          </table:table-cell>
        </table:table-row>
        <table:table-row table:style-name="ro1">
          <table:table-cell office:value-type="float" office:value="18">
            <text:p>18</text:p>
          </table:table-cell>
          <table:table-cell office:value-type="string">
            <text:p>Swedish</text:p>
          </table:table-cell>
          <table:table-cell table:style-name="ce18" office:value-type="string">
            <text:p>Sökingång</text:p>
          </table:table-cell>
          <table:table-cell table:style-name="ce61" office:value-type="string">
            <text:p>Ett namn, term, kod etc. med hjälp av vilket bibliografisk data och auktoritetsdata kan sökas och identifieras.</text:p>
          </table:table-cell>
          <table:table-cell/>
          <table:table-cell table:style-name="ce18" office:value-type="string">
            <text:p>Auktoriserad sökingång [UT], Grundläggande sökingång [UT], Kontrollerad sökingång [UT], Namn [RT], Okontrollerad sökingång [UT], Variantform av namn [UT] Ytterligare sökingång [UT]</text:p>
          </table:table-cell>
          <table:table-cell table:style-name="ce191" office:value-type="string">
            <text:p>GARR, modifierat av FRAD och IME ICC</text:p>
          </table:table-cell>
          <table:table-cell office:value-type="float" office:value="20090813">
            <text:p>20090813</text:p>
          </table:table-cell>
        </table:table-row>
        <table:table-row table:style-name="ro4">
          <table:table-cell office:value-type="float" office:value="19">
            <text:p>19</text:p>
          </table:table-cell>
          <table:table-cell office:value-type="string">
            <text:p>Thai</text:p>
          </table:table-cell>
          <table:table-cell table:style-name="ce19" office:value-type="string">
            <text:p>จุดเข้าถึง</text:p>
          </table:table-cell>
          <table:table-cell table:style-name="ce38" office:value-type="string">
            <text:p>ชื่อ คำศัพท์ รหัส และอื่น ๆ ที่ใช้ในการค้นหาและระบุรายการบรรณานุกรม รายการควบคุม หรือรายการอ้างอิง</text:p>
          </table:table-cell>
          <table:table-cell table:style-name="ce128"/>
          <table:table-cell table:style-name="ce78" office:value-type="string">
            <text:p><text:span text:style-name="T18">จุดเข้าถึงอื่น ๆ </text:span><text:span text:style-name="T9">[NT], </text:span><text:span text:style-name="T18">จุดเข้าถึงที่กำหนดให้ใช้ได้ </text:span><text:span text:style-name="T9">[NT], </text:span><text:span text:style-name="T18">จุดเข้าถึงควบคุม </text:span><text:span text:style-name="T9">[NT], </text:span><text:span text:style-name="T18">จุดเข้าถึงที่จำเป็น </text:span><text:span text:style-name="T9">[NT], </text:span><text:span text:style-name="T18">ชื่อ </text:span><text:span text:style-name="T9">[RT], </text:span><text:span text:style-name="T18">จุดเข้าถึงไม่ควบคุม </text:span><text:span text:style-name="T9">[NT], </text:span><text:span text:style-name="T18">รูปแบบชื่ออื่น </text:span><text:span text:style-name="T9">[NT]</text:span></text:p>
          </table:table-cell>
          <table:table-cell table:style-name="ce74" office:value-type="string">
            <text:p><text:span text:style-name="T9">GARR </text:span><text:span text:style-name="T18">ปรับปรุงตาม </text:span><text:span text:style-name="T19">FRAD </text:span><text:span text:style-name="T18">และ </text:span><text:span text:style-name="T19">IME ICC</text:span></text:p>
          </table:table-cell>
          <table:table-cell office:value-type="float" office:value="20090805">
            <text:p>20090805</text:p>
          </table:table-cell>
        </table:table-row>
        <table:table-row table:style-name="ro1">
          <table:table-cell office:value-type="float" office:value="20">
            <text:p>20</text:p>
          </table:table-cell>
          <table:table-cell office:value-type="string">
            <text:p>Vietnamese</text:p>
          </table:table-cell>
          <table:table-cell table:style-name="ce7" office:value-type="string">
            <text:p>Điểm truy cập</text:p>
          </table:table-cell>
          <table:table-cell table:style-name="ce62" office:value-type="string">
            <text:p>Tên, thuật ngữ, mã,… được xác định để tìm kiếm trong dữ liệu thư mục và dữ liệu tác giả.</text:p>
          </table:table-cell>
          <table:table-cell/>
          <table:table-cell table:style-name="ce153" office:value-type="string">
            <text:p><text:span text:style-name="T6">Điểm truy cập bổ sung [Thuật ngữ hẹp]</text:span><text:span text:style-name="T67">,</text:span><text:span text:style-name="T6"> Điểm truy cập được cho phép [Thuật ngữ hẹp], Điểm truy cập kiểm soát [Thuật ngữ hẹp], Điểm truy cập cần thiết [Thuật ngữ hẹp], Tên [Thuật ngữ hẹp], Điểm truy cập không kiểm soát [Thuật ngữ hẹp], Dạng biến thể của tên [Thuật ngữ hẹp]</text:span></text:p>
          </table:table-cell>
          <table:table-cell table:style-name="ce186" office:value-type="string">
            <text:p>GARR chỉnh sửa hàng FRAD và IME ICC</text:p>
          </table:table-cell>
          <table:table-cell office:value-type="float" office:value="20090813">
            <text:p>20090813</text:p>
          </table:table-cell>
        </table:table-row>
        <table:table-row table:style-name="ro1">
          <table:table-cell office:value-type="float" office:value="21">
            <text:p>21</text:p>
          </table:table-cell>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English</text:p>
          </table:table-cell>
          <table:table-cell table:style-name="ce11" office:value-type="string">
            <text:p>Additional access point</text:p>
          </table:table-cell>
          <table:table-cell table:style-name="ce63" office:value-type="string">
            <text:p><text:span text:style-name="T9">An access point that may be used in addition to the essential access points to enhance the retrieval of bibliographic or authority </text:span><text:span text:style-name="T7">data</text:span><text:span text:style-name="T9">.</text:span></text:p>
          </table:table-cell>
          <table:table-cell/>
          <table:table-cell table:style-name="ce154" office:value-type="string">
            <text:p><text:span text:style-name="T6">Access point </text:span><text:span text:style-name="T67">[BT]</text:span><text:span text:style-name="T6">, </text:span><text:span text:style-name="T71">Essential access point </text:span><text:span text:style-name="T82">[RT]</text:span></text:p>
          </table:table-cell>
          <table:table-cell table:style-name="ce192"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Pikë hyrëse shtesë</text:p>
          </table:table-cell>
          <table:table-cell office:value-type="string">
            <text:p>Pikë hyrëse që mund të përdoret përveç pikës hyrëse kryesore për të zgjeruar kërkimin e të dhënave bibliografike ose atyre të termave të njësuar.</text:p>
          </table:table-cell>
          <table:table-cell/>
          <table:table-cell table:style-name="ce8" office:value-type="string">
            <text:p>Pikë hyrëse [BT], Pikë hyrëse kryesore [RT]</text:p>
          </table:table-cell>
          <table:table-cell/>
          <table:table-cell office:value-type="float" office:value="20090812">
            <text:p>20090812</text:p>
          </table:table-cell>
        </table:table-row>
        <table:table-row table:style-name="ro1">
          <table:table-cell/>
          <table:table-cell office:value-type="string">
            <text:p>Arabic</text:p>
          </table:table-cell>
          <table:table-cell table:style-name="ce9" office:value-type="string">
            <text:p>نقطة الوصول الإضافية</text:p>
          </table:table-cell>
          <table:table-cell table:style-name="ce64" office:value-type="string">
            <text:p><text:span text:style-name="T13">نقطة وصول يمكن أن تستخدم بالإضافة إلى نقاط الوصول الأساسية لزيادة استرجاع التسجيلات الببليوجرافية والاستنادية</text:span><text:span text:style-name="T14">.</text:span></text:p>
          </table:table-cell>
          <table:table-cell/>
          <table:table-cell table:style-name="ce87" office:value-type="string">
            <text:p><text:span text:style-name="T8">نقطة الوصول</text:span><text:span text:style-name="T18"> </text:span><text:span text:style-name="T9">[BT]</text:span><text:span text:style-name="T18">، </text:span><text:span text:style-name="T8">نقطة الوصول الأساسية</text:span><text:span text:style-name="T18"> </text:span><text:span text:style-name="T9">[RT]</text:span></text:p>
          </table:table-cell>
          <table:table-cell/>
          <table:table-cell office:value-type="float" office:value="20090805">
            <text:p>20090805</text:p>
          </table:table-cell>
        </table:table-row>
        <table:table-row table:style-name="ro5">
          <table:table-cell/>
          <table:table-cell office:value-type="string">
            <text:p>Chinese</text:p>
          </table:table-cell>
          <table:table-cell table:style-name="ce10" office:value-type="string">
            <text:p>附加检索点</text:p>
          </table:table-cell>
          <table:table-cell table:style-name="ce65" office:value-type="string">
            <text:p>可作为基本检索点的补充，用以增强书目数据或规范数据检索的一种检索点。</text:p>
            <text:p/>
          </table:table-cell>
          <table:table-cell table:style-name="ce6"/>
          <table:table-cell table:style-name="ce115" office:value-type="string">
            <text:p><text:span text:style-name="T1">检索点 </text:span><text:span text:style-name="T69">[BT]</text:span><text:span text:style-name="T1">，</text:span><text:span text:style-name="T70">基本检索点 </text:span><text:span text:style-name="T69">[RT]</text:span></text:p>
          </table:table-cell>
          <table:table-cell table:style-name="ce193"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Dodatna pristupnica</text:p>
          </table:table-cell>
          <table:table-cell office:value-type="string">
            <text:p>Pristupnica koja se može upotrebljavati uz neophodne pristupnice u svrhu poboljšanja pronalaženja bibliografskih i autoriziranih podataka.</text:p>
          </table:table-cell>
          <table:table-cell/>
          <table:table-cell table:style-name="ce8" office:value-type="string">
            <text:p>Neophodna pristupnica [SP], Pristupnica [Š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Doplňkový selekční údaj</text:p>
          </table:table-cell>
          <table:table-cell office:value-type="string">
            <text:p>selekční údaj, který lze použít k doplnění základních selekčních údajů pro usnadnění vyhledávání bibliografických či autoritních údajů.</text:p>
          </table:table-cell>
          <table:table-cell/>
          <table:table-cell table:style-name="ce8" office:value-type="string">
            <text:p>Selekční údaj [BT], Základní selekční údaj [RT]</text:p>
          </table:table-cell>
          <table:table-cell/>
          <table:table-cell office:value-type="float" office:value="20090812">
            <text:p>20090812</text:p>
          </table:table-cell>
        </table:table-row>
        <table:table-row table:style-name="ro1">
          <table:table-cell/>
          <table:table-cell office:value-type="string">
            <text:p>French</text:p>
          </table:table-cell>
          <table:table-cell office:value-type="string">
            <text:p>Point d'accès supplémentaire</text:p>
          </table:table-cell>
          <table:table-cell office:value-type="string">
            <text:p>Point d'accès qui peut être utilisé en plus des points d'accès essentiels pour faciliter la recherche des données bibliographiques ou d'autorité.</text:p>
          </table:table-cell>
          <table:table-cell/>
          <table:table-cell table:style-name="ce43" office:value-type="string">
            <text:p><text:span text:style-name="T4">Point d'accès </text:span><text:span text:style-name="T5">[TG], </text:span><text:span text:style-name="T4">Point d'accès essentiel </text:span><text:span text:style-name="T5">[TA]</text:span></text:p>
          </table:table-cell>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Zusätzlicher Sucheinstieg</text:p>
          </table:table-cell>
          <table:table-cell table:style-name="ce66" office:value-type="string">
            <text:p>Ein Sucheinstieg, der zusätzlich zum notwendigen Sucheinstieg genutzt werden kann, um das Retrieval von bibliografischen Daten und Normdaten zu verbessern.</text:p>
          </table:table-cell>
          <table:table-cell/>
          <table:table-cell table:style-name="ce11" office:value-type="string">
            <text:p>Notwendiger Sucheinstieg [VB], Sucheinstieg [O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Punto di accesso aggiuntivo</text:p>
          </table:table-cell>
          <table:table-cell table:style-name="ce54" office:value-type="string">
            <text:p>Punto di accesso che può essere usato in aggiunta ai punti di accesso indispensabile per migliorare il recupero dei dati bibliografici o di autorità.</text:p>
          </table:table-cell>
          <table:table-cell/>
          <table:table-cell table:style-name="ce12" office:value-type="string">
            <text:p>Punto di accesso [BT], Punto di accesso indispensabile [R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20" office:value-type="string">
            <text:p>付加的アクセスポイント</text:p>
          </table:table-cell>
          <table:table-cell table:style-name="ce3" office:value-type="string">
            <text:p>書誌データまたは典拠データの検索を向上させるため、中核的アクセスポイントに加えて使用することがあるアクセスポイント</text:p>
          </table:table-cell>
          <table:table-cell table:style-name="ce3"/>
          <table:table-cell table:style-name="ce148" office:value-type="string">
            <text:p><text:span text:style-name="T73">アクセスポイント［</text:span><text:span text:style-name="T74">BT</text:span><text:span text:style-name="T73">］</text:span><text:span text:style-name="T11">、</text:span><text:span text:style-name="T73">中核的アクセスポイント［</text:span><text:span text:style-name="T74">RT</text:span><text:span text:style-name="T73">］　</text:span></text:p>
          </table:table-cell>
          <table:table-cell table:style-name="ce3"/>
          <table:table-cell table:style-name="ce216" office:value-type="float" office:value="20090805">
            <text:p>20090805</text:p>
          </table:table-cell>
        </table:table-row>
        <table:table-row table:style-name="ro1">
          <table:table-cell/>
          <table:table-cell office:value-type="string">
            <text:p>Korean</text:p>
          </table:table-cell>
          <table:table-cell table:style-name="ce21" office:value-type="string">
            <text:p>부차적 접근점</text:p>
          </table:table-cell>
          <table:table-cell table:style-name="ce67" office:value-type="string">
            <text:p>서지데이터나 전거데이터의 검색을 확장하기 위하여 필수 접근점 이외에 추가로 사용되는 접근점</text:p>
          </table:table-cell>
          <table:table-cell table:style-name="ce4"/>
          <table:table-cell table:style-name="ce149" office:value-type="string">
            <text:p><text:span text:style-name="T83">접근점 </text:span><text:span text:style-name="T37">(</text:span><text:span text:style-name="T66">Access point) [BT], </text:span><text:span text:style-name="T83">필수 접근점 </text:span><text:span text:style-name="T36">(Essential access point) [RT]</text:span><text:span text:style-name="T84">도 보라</text:span></text:p>
          </table:table-cell>
          <table:table-cell table:style-name="ce6"/>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Papildu piekļuves punkts</text:p>
          </table:table-cell>
          <table:table-cell table:style-name="ce57" office:value-type="string">
            <text:p>piekļuves punkts, ko var izmantot papildus svarīgākajiem piekļuves punktiem, lai paplašinātu bibliogrāfisko vai autoritatīvo datu izguves iespējas.</text:p>
          </table:table-cell>
          <table:table-cell/>
          <table:table-cell table:style-name="ce15" office:value-type="string">
            <text:p>Piekļuves punkts [PT], Svarīgākais piekļuves punkts [ST]</text:p>
          </table:table-cell>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Ponto de acesso adicional</text:p>
          </table:table-cell>
          <table:table-cell office:value-type="string">
            <text:p>Ponto de acesso que pode ser usado para além dos pontos de acesso essenciais para melhorar a pesquisa de registos bibliográficos ou de autoridade.</text:p>
          </table:table-cell>
          <table:table-cell/>
          <table:table-cell table:style-name="ce8" office:value-type="string">
            <text:p>Ponto de acesso [TG], Ponto de acesso essencial [TR]</text:p>
          </table:table-cell>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Дополнительная точка доступа</text:p>
          </table:table-cell>
          <table:table-cell table:style-name="ce58" office:value-type="string">
            <text:p>точка доступа, которая может быть использована в дополнение к обязательным точкам доступа, чтобы облегчить поиск <text:s/>библиографических или авторитетных данных.</text:p>
          </table:table-cell>
          <table:table-cell table:style-name="ce5"/>
          <table:table-cell table:style-name="ce155" office:value-type="string">
            <text:p>Обязательная точка доступа [СТ], Точка доступа [БШТ]</text:p>
          </table:table-cell>
          <table:table-cell table:style-name="ce5"/>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Doplnkový selekčný údaj</text:p>
          </table:table-cell>
          <table:table-cell table:style-name="ce59" office:value-type="string">
            <text:p>selekčný údaj, ktorý je možné použiť na doplnenie základných selekčných údajov na uľahčenie vyhľadávania bibliografických alebo autoritatívnych údajov.</text:p>
          </table:table-cell>
          <table:table-cell/>
          <table:table-cell table:style-name="ce16" office:value-type="string">
            <text:p>Selekčný údaj [BT], Základný selekčný údaj [R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Dodatna vstopna točka</text:p>
          </table:table-cell>
          <table:table-cell office:value-type="string">
            <text:p>vstopna točka, ki jo lahko uporabimo poleg osnovne vstopne točke za učinkovitejše iskanje bibliografskih in normativnih podatkov.</text:p>
          </table:table-cell>
          <table:table-cell/>
          <table:table-cell table:style-name="ce8" office:value-type="string">
            <text:p>Osnovna vstopna točka (SP), Vstopna točka (Š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Punto de acceso adicional</text:p>
          </table:table-cell>
          <table:table-cell table:style-name="ce60" office:value-type="string">
            <text:p>Un punto de acceso que se puede utilizar, además de los puntos de acceso esenciales, para mejorar la recuperación de datos bibliográficos o de autoridad.</text:p>
          </table:table-cell>
          <table:table-cell table:style-name="ce98"/>
          <table:table-cell table:style-name="ce152" office:value-type="string">
            <text:p>Punto de Acceso [TG], Punto de acceso esencial [TR]</text:p>
          </table:table-cell>
          <table:table-cell table:style-name="ce98"/>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Ytterligare sökingång</text:p>
          </table:table-cell>
          <table:table-cell table:style-name="ce68" office:value-type="string">
            <text:p>En sökingång som kan användas utöver de grundläggande sökingångarna för att förbättra återvinningen av bibliografisk data och auktoritetsdata.</text:p>
          </table:table-cell>
          <table:table-cell/>
          <table:table-cell table:style-name="ce18" office:value-type="string">
            <text:p>Grundläggande sökingång [RT], Sökingång [ÖT]</text:p>
          </table:table-cell>
          <table:table-cell/>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จุดเข้าถึงอื่น ๆ</text:p>
          </table:table-cell>
          <table:table-cell table:style-name="ce35" office:value-type="string">
            <text:p>จุดเข้าถึงหนึ่งที่สามารถนำมาใช้นอกเหนือจากจุดเข้าถึงที่จำเป็น </text:p>
            <text:p>เพื่อเพิ่มความสามารถในการค้นคืนรายการบรรณานุกรมและรายการควบคุม</text:p>
          </table:table-cell>
          <table:table-cell table:style-name="ce128"/>
          <table:table-cell table:style-name="ce78" office:value-type="string">
            <text:p><text:span text:style-name="T18">จุดเข้าถึง </text:span><text:span text:style-name="T9">[BT], </text:span><text:span text:style-name="T18">จุดเข้าถึงที่จำเป็น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23" office:value-type="string">
            <text:p>Điểm truy cập bổ sung</text:p>
          </table:table-cell>
          <table:table-cell table:style-name="ce66" office:value-type="string">
            <text:p>Một điểm truy cập có thể dùng bổ sung cho những điểm truy cập cần thiết để tăng số điểm truy cập đến dữ liệu thư mục hay dữ liệu tác giả.</text:p>
          </table:table-cell>
          <table:table-cell/>
          <table:table-cell table:style-name="ce156" office:value-type="string">
            <text:p><text:span text:style-name="T71">Điểm truy cập [Thuật ngữ rộng]</text:span><text:span text:style-name="T6">, Điểm truy cập cần thiết </text:span><text:span text:style-name="T71">[Thuật ngữ liên quan]</text:span></text:p>
          </table:table-cell>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number-columns-repeated="2"/>
          <table:table-cell table:style-name="ce7" office:value-type="string">
            <text:p>Agent</text:p>
          </table:table-cell>
          <table:table-cell table:style-name="ce50" office:value-type="string">
            <text:p>A person (author, publisher, sculptor, editor, director, composer, etc.) or a group (family, organization, corporation, library, orchestra, country, federation, etc.) or an automaton (weather recording device, software translation program, etc.) that has a role in the lifecycle of a resource.</text:p>
          </table:table-cell>
          <table:table-cell table:style-name="ce2"/>
          <table:table-cell table:style-name="ce153" office:value-type="string">
            <text:p><text:span text:style-name="T6">Creator </text:span><text:span text:style-name="T67">[NT]</text:span></text:p>
          </table:table-cell>
          <table:table-cell table:style-name="ce186" office:value-type="string">
            <text:p>DCMI Agents Working Group, working definition, modified]</text:p>
          </table:table-cell>
          <table:table-cell/>
        </table:table-row>
        <table:table-row table:style-name="ro1">
          <table:table-cell table:style-name="ce2"/>
          <table:table-cell office:value-type="string">
            <text:p>Albanian</text:p>
          </table:table-cell>
          <table:table-cell office:value-type="string">
            <text:p>Agjent</text:p>
          </table:table-cell>
          <table:table-cell office:value-type="string">
            <text:p>Person (autor, botues, skulptor, redaktor, drejtues, kompozitor, etj.) ose grup (familje, organizatë, korporatë, bibliotekë, orkestër, krahinë, federatë etj.) ose robot (pajisje për regjistrimin e kushteve të motit, program software për përkthim automatik etj.) që luan rol në ekzistencën e një burimi.</text:p>
          </table:table-cell>
          <table:table-cell/>
          <table:table-cell table:style-name="ce8" office:value-type="string">
            <text:p>Krijues [NT]</text:p>
          </table:table-cell>
          <table:table-cell table:style-name="ce51" office:value-type="string">
            <text:p>DCMI Agents Working Group, përkufizim i punës, i modifikuar</text:p>
          </table:table-cell>
          <table:table-cell office:value-type="float" office:value="20090811">
            <text:p>20090811</text:p>
          </table:table-cell>
        </table:table-row>
        <table:table-row table:style-name="ro1">
          <table:table-cell table:style-name="ce2"/>
          <table:table-cell office:value-type="string">
            <text:p>Arabic</text:p>
          </table:table-cell>
          <table:table-cell table:style-name="ce9" office:value-type="string">
            <text:p>العامل</text:p>
          </table:table-cell>
          <table:table-cell table:style-name="ce69" office:value-type="string">
            <text:p><text:span text:style-name="T9">) </text:span><text:span text:style-name="T13">شخص </text:span><text:span text:style-name="T15">(</text:span><text:span text:style-name="T13">مؤلف، ناشر، نحات، محرر، مخرج، ملحن، الخ</text:span><text:span text:style-name="T15">) </text:span><text:span text:style-name="T13">أو مجموعة </text:span><text:span text:style-name="T15">(</text:span><text:span text:style-name="T13">عائلة، منظمة، شركة، مكتبة، أوركسترا، قطر، اتحاد، الخ</text:span><text:span text:style-name="T15">) </text:span><text:span text:style-name="T13">أو تقنية </text:span><text:span text:style-name="T15">(</text:span><text:span text:style-name="T13">جهاز تسجيل المناخ، برنامج ترجمة، الخ</text:span><text:span text:style-name="T15">) </text:span><text:span text:style-name="T13">له دور في دورة حياة المصدر</text:span><text:span text:style-name="T16">.</text:span></text:p>
          </table:table-cell>
          <table:table-cell/>
          <table:table-cell table:style-name="ce87" office:value-type="string">
            <text:p><text:span text:style-name="T8">الصانع</text:span><text:span text:style-name="T18"> </text:span><text:span text:style-name="T9">[NT]</text:span></text:p>
          </table:table-cell>
          <table:table-cell/>
          <table:table-cell office:value-type="float" office:value="20090805">
            <text:p>20090805</text:p>
          </table:table-cell>
        </table:table-row>
        <table:table-row table:style-name="ro1">
          <table:table-cell table:style-name="ce2"/>
          <table:table-cell office:value-type="string">
            <text:p>Chinese</text:p>
          </table:table-cell>
          <table:table-cell table:style-name="ce10" office:value-type="string">
            <text:p>代理</text:p>
          </table:table-cell>
          <table:table-cell table:style-name="ce53" office:value-type="string">
            <text:p>在资源的生命周期中发挥某种作用的一个人（著者、出版者、雕塑家、编者、导演、作曲家等）、一群人（家族、组织、社团、图书馆、乐队、国家、联合会等）或一个自动装置（气象记录仪、软件翻译程序等）。</text:p>
          </table:table-cell>
          <table:table-cell table:style-name="ce6"/>
          <table:table-cell table:style-name="ce157" office:value-type="string">
            <text:p><text:span text:style-name="T85">创作者 </text:span><text:span text:style-name="T86">[NT]</text:span></text:p>
          </table:table-cell>
          <table:table-cell table:style-name="ce194" office:value-type="string">
            <text:p><text:span text:style-name="T9">DCMI Agents Working Group</text:span><text:span text:style-name="T139">，经修改的工作定义</text:span></text:p>
          </table:table-cell>
          <table:table-cell table:style-name="ce216" office:value-type="float" office:value="20090805">
            <text:p>20090805</text:p>
          </table:table-cell>
        </table:table-row>
        <table:table-row table:style-name="ro1">
          <table:table-cell table:style-name="ce2"/>
          <table:table-cell office:value-type="string">
            <text:p>Croatian</text:p>
          </table:table-cell>
          <table:table-cell office:value-type="string">
            <text:p>Posrednik</text:p>
          </table:table-cell>
          <table:table-cell office:value-type="string">
            <text:p>Osoba (autor, nakladnik, kipar, urednik, režiser, kompozitor itd.) ili skupina (obitelj, ustanova, korporacija, knjižnica, orkestar, država, federacija itd.) ili stroj (uređaj za snimanje, program za prevođenje softvera itd.) koji imaju neku ulogu u životnom ciklusu jedinice.</text:p>
          </table:table-cell>
          <table:table-cell/>
          <table:table-cell table:style-name="ce8" office:value-type="string">
            <text:p>Stvaratelj [UP]</text:p>
          </table:table-cell>
          <table:table-cell table:style-name="ce51" office:value-type="string">
            <text:p>DCMI Agents Working Group, prerađena radna definicija</text:p>
          </table:table-cell>
          <table:table-cell office:value-type="float" office:value="20090812">
            <text:p>20090812</text:p>
          </table:table-cell>
        </table:table-row>
        <table:table-row table:style-name="ro1">
          <table:table-cell table:style-name="ce2"/>
          <table:table-cell office:value-type="string">
            <text:p>Czech</text:p>
          </table:table-cell>
          <table:table-cell office:value-type="string">
            <text:p>Agent</text:p>
          </table:table-cell>
          <table:table-cell office:value-type="string">
            <text:p>osoba (autor, nakladatel, sochař, editor, režisér, skladatel atd.) či skupina (rodina, organizace, korporace, knihovna, orchestr, stát, federace atd.) či automat (zařízení zaznamenávající počasí, překladač atd.), které mají roli v životním cyklu zdroje.</text:p>
          </table:table-cell>
          <table:table-cell/>
          <table:table-cell table:style-name="ce8" office:value-type="string">
            <text:p>Tvůrce [NT]</text:p>
          </table:table-cell>
          <table:table-cell table:style-name="ce51" office:value-type="string">
            <text:p>DCMI Agents Working Group, pracovní definice, modifikovaná</text:p>
          </table:table-cell>
          <table:table-cell office:value-type="float" office:value="20090812">
            <text:p>20090812</text:p>
          </table:table-cell>
        </table:table-row>
        <table:table-row table:style-name="ro1">
          <table:table-cell table:style-name="ce2"/>
          <table:table-cell office:value-type="string">
            <text:p>French</text:p>
          </table:table-cell>
          <table:table-cell office:value-type="string">
            <text:p>Agent</text:p>
          </table:table-cell>
          <table:table-cell table:style-name="ce70" office:value-type="string">
            <text:p>Une personne (auteur, éditeur commercial, sculpteur, éditeur scientifique, directeur, compositeur, etc.) ou un groupe (famille, organisme, société, bibliothèque, orchestre, pays, fédération, etc.) ou un automate (dispositif enregistreur de mesures météorologiques, logiciel de traduction, etc.) qui joue un rôle dans le cycle de vie d'une ressource.</text:p>
          </table:table-cell>
          <table:table-cell table:style-name="ce2"/>
          <table:table-cell table:style-name="ce43" office:value-type="string">
            <text:p><text:span text:style-name="T4">Créateur</text:span><text:span text:style-name="T5"> [TS]</text:span></text:p>
          </table:table-cell>
          <table:table-cell table:style-name="ce70" office:value-type="string">
            <text:p>Groupe de travail du DCMI sur les agents, définition provisoire, modifiée</text:p>
          </table:table-cell>
          <table:table-cell office:value-type="float" office:value="20090805">
            <text:p>20090805</text:p>
          </table:table-cell>
        </table:table-row>
        <table:table-row table:style-name="ro1">
          <table:table-cell table:style-name="ce2"/>
          <table:table-cell office:value-type="string">
            <text:p>German</text:p>
          </table:table-cell>
          <table:table-cell table:style-name="ce11" office:value-type="string">
            <text:p>Agent</text:p>
          </table:table-cell>
          <table:table-cell table:style-name="ce1" office:value-type="string">
            <text:p>Eine Person (Autor, Verleger, Bildhauer, Herausgeber, Regisseur. Komponist etc.) oder eine Gruppe (Familie, Organisation, Firma, Bibliothek, Orchester, Land, Vereinigung etc.) oder ein Automat (Wetterstation, Softwareübersetzungsprogramm etc.), die eine Rolle im Lebenszyklus einer Ressource spielt.</text:p>
          </table:table-cell>
          <table:table-cell/>
          <table:table-cell table:style-name="ce11" office:value-type="string">
            <text:p>Geistiger Schöpfer [UB]</text:p>
          </table:table-cell>
          <table:table-cell office:value-type="string">
            <text:p>DCMI Agents Working Group, Arbeitsdefinition, modifiziert</text:p>
          </table:table-cell>
          <table:table-cell office:value-type="float" office:value="20090812">
            <text:p>20090812</text:p>
          </table:table-cell>
        </table:table-row>
        <table:table-row table:style-name="ro1">
          <table:table-cell table:style-name="ce2"/>
          <table:table-cell office:value-type="string">
            <text:p>Italian</text:p>
          </table:table-cell>
          <table:table-cell table:style-name="ce12" office:value-type="string">
            <text:p>Agente</text:p>
          </table:table-cell>
          <table:table-cell table:style-name="ce54" office:value-type="string">
            <text:p>Persona (autore, editore, scultore, curatore, direttore, compositore, ecc.), o gruppo (famiglia, organizzazione, società, biblioteca, orchestra, paese, federazione, ecc.) o robot (stazione per il rilevamento delle condizioni atmosferiche, programma software di traduzione automatica, ecc.) che abbia un ruolo nel ciclo produttivo di una risorsa.</text:p>
          </table:table-cell>
          <table:table-cell/>
          <table:table-cell table:style-name="ce12" office:value-type="string">
            <text:p>Creatore [NT]</text:p>
          </table:table-cell>
          <table:table-cell table:style-name="ce54" office:value-type="string">
            <text:p>DCMI Agents Working Group, definizione di lavoro, modificata</text:p>
          </table:table-cell>
          <table:table-cell office:value-type="float" office:value="20090812">
            <text:p>20090812</text:p>
          </table:table-cell>
        </table:table-row>
        <table:table-row table:style-name="ro1">
          <table:table-cell table:style-name="ce2"/>
          <table:table-cell office:value-type="string">
            <text:p>Japanese</text:p>
          </table:table-cell>
          <table:table-cell table:style-name="ce24" office:value-type="string">
            <text:p>行為主体</text:p>
          </table:table-cell>
          <table:table-cell table:style-name="ce3" office:value-type="string">
            <text:p>ある資料のライフサイクルにおいて、何らかの役割を果たす個人（著者、出版者、彫刻家、編者、監督、作曲家等）、集団（家族、組織、会社、図書館、交響楽団、国家、連邦等）または自動的手段（気象記録装置、翻訳ソフトウェア等）。</text:p>
          </table:table-cell>
          <table:table-cell table:style-name="ce3"/>
          <table:table-cell table:style-name="ce41" office:value-type="string">
            <text:p><text:span text:style-name="T1">作成者［</text:span><text:span text:style-name="T87">NT</text:span><text:span text:style-name="T1">］</text:span><text:span text:style-name="T34">　</text:span></text:p>
          </table:table-cell>
          <table:table-cell table:style-name="ce195" office:value-type="string">
            <text:p><text:span text:style-name="T140">DCMI Agents Working Group</text:span><text:span text:style-name="T141">の作業用定義より修正</text:span></text:p>
          </table:table-cell>
          <table:table-cell table:style-name="ce216" office:value-type="float" office:value="20090805">
            <text:p>20090805</text:p>
          </table:table-cell>
        </table:table-row>
        <table:table-row table:style-name="ro6">
          <table:table-cell table:style-name="ce2"/>
          <table:table-cell office:value-type="string">
            <text:p>Korean</text:p>
          </table:table-cell>
          <table:table-cell table:style-name="ce14" office:value-type="string">
            <text:p>책임주체</text:p>
          </table:table-cell>
          <table:table-cell table:style-name="ce56" office:value-type="string">
            <text:p><text:span text:style-name="T1">자원의 생명주기에서 역할을 지닌 개인</text:span><text:span text:style-name="T12">(</text:span><text:span text:style-name="T1">저자</text:span><text:span text:style-name="T12">, </text:span><text:span text:style-name="T1">발행자</text:span><text:span text:style-name="T12">, </text:span><text:span text:style-name="T1">조각가</text:span><text:span text:style-name="T12">, </text:span><text:span text:style-name="T1">편자</text:span><text:span text:style-name="T12">, </text:span><text:span text:style-name="T1">감독</text:span><text:span text:style-name="T12">, </text:span><text:span text:style-name="T1">작곡가 등</text:span><text:span text:style-name="T12">)</text:span><text:span text:style-name="T1">이나 집단</text:span><text:span text:style-name="T12">(</text:span><text:span text:style-name="T1">가족</text:span><text:span text:style-name="T12">, </text:span><text:span text:style-name="T1">조직</text:span><text:span text:style-name="T12">, </text:span><text:span text:style-name="T1">회사</text:span><text:span text:style-name="T12">, </text:span><text:span text:style-name="T1">도서관</text:span><text:span text:style-name="T12">, </text:span><text:span text:style-name="T1">관현악단</text:span><text:span text:style-name="T12">, </text:span><text:span text:style-name="T1">국가</text:span><text:span text:style-name="T12">, </text:span><text:span text:style-name="T1">연맹 등</text:span><text:span text:style-name="T12">), </text:span><text:span text:style-name="T1">자동장치</text:span><text:span text:style-name="T12">(</text:span><text:span text:style-name="T1">기상기록장치</text:span><text:span text:style-name="T12">, </text:span><text:span text:style-name="T1">번역프로그램 소프트웨어 등</text:span><text:span text:style-name="T12">)</text:span></text:p>
          </table:table-cell>
          <table:table-cell table:style-name="ce135"/>
          <table:table-cell table:style-name="ce113" office:value-type="string">
            <text:p><text:span text:style-name="T54">저작자 </text:span><text:span text:style-name="T88">(Creator) [NT]</text:span><text:span text:style-name="T89">도 보라 </text:span></text:p>
            <text:p/>
          </table:table-cell>
          <table:table-cell table:style-name="ce196" office:value-type="string">
            <text:p><text:span text:style-name="T35">DCMI</text:span><text:span text:style-name="T38">의 </text:span><text:span text:style-name="T52">Agents Working Group</text:span><text:span text:style-name="T38">이 작성 중에 있는 정의를 수정</text:span></text:p>
          </table:table-cell>
          <table:table-cell table:style-name="ce216" office:value-type="float" office:value="20090805">
            <text:p>20090805</text:p>
          </table:table-cell>
        </table:table-row>
        <table:table-row table:style-name="ro1">
          <table:table-cell table:style-name="ce2"/>
          <table:table-cell office:value-type="string">
            <text:p>Latvian</text:p>
          </table:table-cell>
          <table:table-cell table:style-name="ce25" office:value-type="string">
            <text:p>Aģents</text:p>
          </table:table-cell>
          <table:table-cell table:style-name="ce71" office:value-type="string">
            <text:p>persona (autors, izdevējs, tēlnieks, redaktors, režisors, komponists u.tml.) vai grupa (dzimta, organizācija, korporācija, bibliotēka, orķestris, valsts, federācija u.tml.), vai automatizēta sistēma (meteoroloģiskā ieraksta ierīce, konvertēšanas programmatūra u.tml.), kam ir nozīme resursa tapšanas un pastāvēšanas laikā.</text:p>
          </table:table-cell>
          <table:table-cell/>
          <table:table-cell table:style-name="ce158" office:value-type="string">
            <text:p>Autors/radītājs [ŠT]</text:p>
          </table:table-cell>
          <table:table-cell table:style-name="ce197" office:value-type="string">
            <text:p><text:span text:style-name="T142">DCMI Agents Working Group, </text:span><text:span text:style-name="T53">modificēta darba definīcija</text:span></text:p>
          </table:table-cell>
          <table:table-cell office:value-type="float" office:value="20090813">
            <text:p>20090813</text:p>
          </table:table-cell>
        </table:table-row>
        <table:table-row table:style-name="ro1">
          <table:table-cell table:style-name="ce2"/>
          <table:table-cell office:value-type="string">
            <text:p>Portuguese</text:p>
          </table:table-cell>
          <table:table-cell office:value-type="string">
            <text:p>Agente</text:p>
          </table:table-cell>
          <table:table-cell office:value-type="string">
            <text:p>Pessoa (autor, editor, escultor, editor literário, diretor, compositor, etc.) ou um grupo (família, organização, empresa, biblioteca, orquestra, país, federação, etc.) ou um recurso automático (por exemplo, um mecanismo de registo de condições atmosféricas, uma aplicação informática de tradução, etc.) que tem uma função no ciclo de vida de um recurso.</text:p>
          </table:table-cell>
          <table:table-cell/>
          <table:table-cell table:style-name="ce8" office:value-type="string">
            <text:p>Criador [TE]</text:p>
          </table:table-cell>
          <table:table-cell table:style-name="ce51" office:value-type="string">
            <text:p>DCMI Agents Working Group, definição de trabalho, modificada</text:p>
          </table:table-cell>
          <table:table-cell office:value-type="float" office:value="20090805">
            <text:p>20090805</text:p>
          </table:table-cell>
        </table:table-row>
        <table:table-row table:style-name="ro1">
          <table:table-cell table:style-name="ce2"/>
          <table:table-cell office:value-type="string">
            <text:p>Russian</text:p>
          </table:table-cell>
          <table:table-cell office:value-type="string">
            <text:p>Агент</text:p>
          </table:table-cell>
          <table:table-cell table:style-name="ce72" office:value-type="string">
            <text:p><text:span text:style-name="T17">лицо (автор, издатель, скульптор, редактор, режиссер, композитор и др.), <text:s/>или группа (род, организация, корпорация, библиотека, оркестр, страна, федерация и т.п.), или автомат (устройство, регистрирующее погоду, электронная программа-переводчик и т.</text:span><text:span text:style-name="T5"> </text:span><text:span text:style-name="T17">п.), которые играют определенную роль в жизненном цикле ресурса.</text:span></text:p>
          </table:table-cell>
          <table:table-cell table:style-name="ce5"/>
          <table:table-cell table:style-name="ce8" office:value-type="string">
            <text:p>Создатель [БУТ]</text:p>
          </table:table-cell>
          <table:table-cell table:style-name="ce72" office:value-type="string">
            <text:p><text:span text:style-name="T5">DCMI</text:span><text:span text:style-name="T17">. Рабочая группа по агентам, рабочее определение, видоизмененное</text:span></text:p>
          </table:table-cell>
          <table:table-cell office:value-type="float" office:value="20090805">
            <text:p>20090805</text:p>
          </table:table-cell>
        </table:table-row>
        <table:table-row table:style-name="ro2">
          <table:table-cell table:style-name="ce2"/>
          <table:table-cell office:value-type="string">
            <text:p>Slovak</text:p>
          </table:table-cell>
          <table:table-cell table:style-name="ce16" office:value-type="string">
            <text:p>Agent</text:p>
          </table:table-cell>
          <table:table-cell table:style-name="ce73" office:value-type="string">
            <text:p>osoba (autor, vydavateľ, sochár, editor, režisér, skladateľ atď.) alebo skupina (rodina, organizácia, korporácia, knižnica, orchester, štát, federácia atď.) alebo automat (zariadenie zaznamenávajúce počasie, prekladač atď.), ktoré majú úlohu v životnom cykle zdroja. </text:p>
            <text:p/>
          </table:table-cell>
          <table:table-cell/>
          <table:table-cell table:style-name="ce16" office:value-type="string">
            <text:p>Tvorca [NT]</text:p>
          </table:table-cell>
          <table:table-cell table:style-name="ce59" office:value-type="string">
            <text:p>DCMI Agents Working Group, pracovná definícia, modifikovaná</text:p>
          </table:table-cell>
          <table:table-cell office:value-type="float" office:value="20090805">
            <text:p>20090805</text:p>
          </table:table-cell>
        </table:table-row>
        <table:table-row table:style-name="ro1">
          <table:table-cell table:style-name="ce2"/>
          <table:table-cell office:value-type="string">
            <text:p>Slovene</text:p>
          </table:table-cell>
          <table:table-cell office:value-type="string">
            <text:p>Dejavnik</text:p>
          </table:table-cell>
          <table:table-cell office:value-type="string">
            <text:p>oseba (avtor, založnik, kipar, izdajatelj, režiser, skladatelj itn.) ali skupina (rodbina, organizacija, korporacija, knjižnica, orkester, dežela, federacija itn.) ali avtomatska naprava (vremenska hišica, računalniški program za prevajanje itn.), ki <text:s/>ima v življenju vira neko vlogo.</text:p>
          </table:table-cell>
          <table:table-cell/>
          <table:table-cell table:style-name="ce8" office:value-type="string">
            <text:p>Ustvarjalec (OP)</text:p>
          </table:table-cell>
          <table:table-cell table:style-name="ce51" office:value-type="string">
            <text:p>DCMI Agents Working Group, delovna definicija, prirejena</text:p>
          </table:table-cell>
          <table:table-cell office:value-type="float" office:value="20090813">
            <text:p>20090813</text:p>
          </table:table-cell>
        </table:table-row>
        <table:table-row table:style-name="ro1">
          <table:table-cell table:style-name="ce2"/>
          <table:table-cell office:value-type="string">
            <text:p>Spanish</text:p>
          </table:table-cell>
          <table:table-cell table:style-name="ce17" office:value-type="string">
            <text:p>Agente</text:p>
          </table:table-cell>
          <table:table-cell table:style-name="ce60" office:value-type="string">
            <text:p>Una persona (autor, editor, escultor, editor literario, director, compositor, etc.) o un grupo (familia, organización, entidad corporativa, biblioteca, orquesta, país, federación, etc.) o autómata (mecanismo de recogida de datos meteorológicos, programas software de traducción, etc.) que ha desempeñado un papel en el ciclo vital de un recurso.</text:p>
          </table:table-cell>
          <table:table-cell table:style-name="ce98"/>
          <table:table-cell table:style-name="ce159" office:value-type="string">
            <text:p><text:span text:style-name="T90">Creador</text:span><text:span text:style-name="T62"> </text:span><text:span text:style-name="T90">[TE]</text:span></text:p>
          </table:table-cell>
          <table:table-cell table:style-name="ce190" office:value-type="string">
            <text:p>DCMI Agents Working Group, definición de trabajo modificado</text:p>
          </table:table-cell>
          <table:table-cell office:value-type="float" office:value="20090805">
            <text:p>20090805</text:p>
          </table:table-cell>
        </table:table-row>
        <table:table-row table:style-name="ro1">
          <table:table-cell table:style-name="ce2"/>
          <table:table-cell office:value-type="string">
            <text:p>Swedish</text:p>
          </table:table-cell>
          <table:table-cell table:style-name="ce18" office:value-type="string">
            <text:p>Agent</text:p>
          </table:table-cell>
          <table:table-cell table:style-name="ce61" office:value-type="string">
            <text:p>En person (författare, förläggare, skulptör, utgivare, regissör, kompositör etc.) eller en grupp (familj, organisation, företag, bibliotek, orkester, land, federation etc.) eller en automatisk agent (automatisk väderstation, översättningsprogram etc.) som haft en roll i resursens livscykel.</text:p>
          </table:table-cell>
          <table:table-cell/>
          <table:table-cell table:style-name="ce18" office:value-type="string">
            <text:p>Upphovsman [UT]</text:p>
          </table:table-cell>
          <table:table-cell table:style-name="ce191" office:value-type="string">
            <text:p>DCMI Agents Working Group, modifierat från arbetsdefinitionen</text:p>
          </table:table-cell>
          <table:table-cell office:value-type="float" office:value="20090813">
            <text:p>20090813</text:p>
          </table:table-cell>
        </table:table-row>
        <table:table-row table:style-name="ro4">
          <table:table-cell table:style-name="ce2"/>
          <table:table-cell office:value-type="string">
            <text:p>Thai</text:p>
          </table:table-cell>
          <table:table-cell table:style-name="ce19" office:value-type="string">
            <text:p>ตัวแทน</text:p>
          </table:table-cell>
          <table:table-cell table:style-name="ce74" office:value-type="string">
            <text:p><text:span text:style-name="T18">บุคคล </text:span><text:span text:style-name="T9">(</text:span><text:span text:style-name="T18">เช่น ผู้แต่ง</text:span><text:span text:style-name="T9">, </text:span><text:span text:style-name="T18">ผู้พิมพ์</text:span><text:span text:style-name="T9">, </text:span><text:span text:style-name="T18">ผู้ปั้น</text:span><text:span text:style-name="T9">, </text:span><text:span text:style-name="T18">บรรณาธิการ</text:span><text:span text:style-name="T9">, </text:span><text:span text:style-name="T18">ผู้กำกับ</text:span><text:span text:style-name="T9">, </text:span><text:span text:style-name="T18">ผู้ควบคุม เป็นต้น</text:span><text:span text:style-name="T9">) </text:span><text:span text:style-name="T18">หรือกลุ่มบุคคล </text:span><text:span text:style-name="T9">(</text:span><text:span text:style-name="T18">เช่น ครอบครัว</text:span><text:span text:style-name="T19">, </text:span><text:span text:style-name="T18">นิติบุคคล</text:span><text:span text:style-name="T19">, </text:span><text:span text:style-name="T18">บริษัท</text:span><text:span text:style-name="T19">, </text:span><text:span text:style-name="T18">ห้องสมุด</text:span><text:span text:style-name="T19">, </text:span><text:span text:style-name="T18">วงดนตรี</text:span><text:span text:style-name="T19">, </text:span><text:span text:style-name="T18">ประเทศ</text:span><text:span text:style-name="T19">, </text:span><text:span text:style-name="T18">สหภาพ​เป็นต้น</text:span><text:span text:style-name="T9">) </text:span><text:span text:style-name="T18">หรือเครื่องมืออัตโนมัติ </text:span><text:span text:style-name="T9">(</text:span><text:span text:style-name="T18">เช่น อุปกรณ์พยากรณ์อากาศ</text:span><text:span text:style-name="T9">, </text:span><text:span text:style-name="T18">โปรแกรมแปลซอฟท์แวร์ เป็นต้น</text:span><text:span text:style-name="T9">) </text:span><text:span text:style-name="T18">ที่มีบทบาทในวัฏจักรทรัพยากรสารสนเทศ</text:span></text:p>
          </table:table-cell>
          <table:table-cell table:style-name="ce128"/>
          <table:table-cell table:style-name="ce78" office:value-type="string">
            <text:p><text:span text:style-name="T18">ผู้สร้างสรรค์ผลงาน </text:span><text:span text:style-name="T9">[NT]</text:span></text:p>
          </table:table-cell>
          <table:table-cell table:style-name="ce78" office:value-type="string">
            <text:p><text:span text:style-name="T18">คณะทำงาน </text:span><text:span text:style-name="T9">DCMI Agents, </text:span><text:span text:style-name="T18">คำจำกัดความ</text:span><text:span text:style-name="T9">, </text:span><text:span text:style-name="T18">ได้รับการปรับปรุง</text:span></text:p>
          </table:table-cell>
          <table:table-cell office:value-type="float" office:value="20090805">
            <text:p>20090805</text:p>
          </table:table-cell>
        </table:table-row>
        <table:table-row table:style-name="ro1">
          <table:table-cell table:style-name="ce2"/>
          <table:table-cell office:value-type="string">
            <text:p>Vietnamese</text:p>
          </table:table-cell>
          <table:table-cell table:style-name="ce7" office:value-type="string">
            <text:p>Chủ thể</text:p>
          </table:table-cell>
          <table:table-cell table:style-name="ce50" office:value-type="string">
            <text:p>Một người (tác giả, nhà xuất bản, nhà điêu khắc, nhà biên tập, giám đốc, soạn giả,...) hoặc một nhóm (gia đình, tổ chức, tập đoàn, thư viện, ban nhạc, đất nước, liên đoàn,...) hoặc máy móc, thiết bị (thiết bị đo thời tiết, chương trình phần mềm dịch,...) có vai trò trong vòng đời của nguồn lực.</text:p>
          </table:table-cell>
          <table:table-cell/>
          <table:table-cell table:style-name="ce7" office:value-type="string">
            <text:p>Sáng tạo viên [Thuật ngữ hẹp]</text:p>
          </table:table-cell>
          <table:table-cell table:style-name="ce186" office:value-type="string">
            <text:p>DCMI, định nghĩa, chỉnh sửa</text:p>
          </table:table-cell>
          <table:table-cell office:value-type="float" office:value="20090813">
            <text:p>20090813</text:p>
          </table:table-cell>
        </table:table-row>
        <table:table-row table:style-name="ro1">
          <table:table-cell table:style-name="ce2"/>
          <table:table-cell/>
          <table:table-cell table:style-name="ce1" table:number-columns-repeated="2"/>
          <table:table-cell table:number-columns-repeated="4"/>
        </table:table-row>
        <table:table-row table:style-name="ro1">
          <table:table-cell table:style-name="ce2"/>
          <table:table-cell office:value-type="string">
            <text:p>English</text:p>
          </table:table-cell>
          <table:table-cell table:style-name="ce7" office:value-type="string">
            <text:p>Attribute</text:p>
          </table:table-cell>
          <table:table-cell table:style-name="ce50" office:value-type="string">
            <text:p>Characteristic of an entity. <text:s/>An attribute can be inherent in an entity or externally imputed.</text:p>
          </table:table-cell>
          <table:table-cell/>
          <table:table-cell table:style-name="ce7"/>
          <table:table-cell table:style-name="ce186" office:value-type="string">
            <text:p>FRBR</text:p>
          </table:table-cell>
          <table:table-cell office:value-type="float" office:value="20090805">
            <text:p>20090805</text:p>
          </table:table-cell>
        </table:table-row>
        <table:table-row table:style-name="ro1">
          <table:table-cell/>
          <table:table-cell office:value-type="string">
            <text:p>Albanian</text:p>
          </table:table-cell>
          <table:table-cell table:style-name="ce26" office:value-type="string">
            <text:p>Atribut</text:p>
          </table:table-cell>
          <table:table-cell table:style-name="ce72" office:value-type="string">
            <text:p><text:span text:style-name="T20">Karakteristikë e një entiteti. </text:span><text:span text:style-name="T21">Atributi mund të jetë i brendaqënësishëm në një entitet ose i jashtëm.</text:span></text:p>
          </table:table-cell>
          <table:table-cell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حقل</text:p>
          </table:table-cell>
          <table:table-cell table:style-name="ce64" office:value-type="string">
            <text:p><text:span text:style-name="T13">خاصية من الكيان</text:span><text:span text:style-name="T22">. </text:span><text:span text:style-name="T13">قد يكون الحقل من صلب الكيان أو منسوب خارجيا</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属性</text:p>
          </table:table-cell>
          <table:table-cell table:style-name="ce53" office:value-type="string">
            <text:p>一个实体的特征。属性可以是实体内在的，或由外部输入的。</text:p>
          </table:table-cell>
          <table:table-cell table:style-name="ce6" table:number-columns-repeated="2"/>
          <table:table-cell table:style-name="ce198" office:value-type="string">
            <text:p>FRBR</text:p>
          </table:table-cell>
          <table:table-cell office:value-type="float" office:value="20090805">
            <text:p>20090805</text:p>
          </table:table-cell>
        </table:table-row>
        <table:table-row table:style-name="ro1">
          <table:table-cell/>
          <table:table-cell office:value-type="string">
            <text:p>Croatian</text:p>
          </table:table-cell>
          <table:table-cell table:style-name="ce27" office:value-type="string">
            <text:p>Atribut</text:p>
          </table:table-cell>
          <table:table-cell table:style-name="ce75" office:value-type="string">
            <text:p>Svojstvo entiteta. Atribut može biti urođen u entitetu ili mu može biti izvana nametnut.</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Atribut</text:p>
          </table:table-cell>
          <table:table-cell office:value-type="string">
            <text:p>charakteristika entity. Atribut může být součástí entity či připisovaný entitě zvnějšku.</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Attribut</text:p>
          </table:table-cell>
          <table:table-cell table:style-name="ce70" office:value-type="string">
            <text:p>Caractéristique d'une entité. Un attribut peut être inhérent à une entité ou lui être affecté.</text:p>
          </table:table-cell>
          <table:table-cell table:style-name="ce2"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Merkmal</text:p>
          </table:table-cell>
          <table:table-cell table:style-name="ce1" office:value-type="string">
            <text:p>Charakteristikum einer Entität. Ein Merkmal kann einer Entität innewohnen oder ihr zugeschrieben werden.</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Attributo</text:p>
          </table:table-cell>
          <table:table-cell table:style-name="ce54" office:value-type="string">
            <text:p>Caratteristica di un’entità. Un attributo può essere intrinseco all’entità o assegnato esternamente.</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属性</text:p>
          </table:table-cell>
          <table:table-cell table:style-name="ce55" office:value-type="string">
            <text:p><text:span text:style-name="T10">実体の特性。属性には、実体に固有の属性と外的に付与される属性がある。</text:span><text:span text:style-name="T11">　　</text:span></text:p>
          </table:table-cell>
          <table:table-cell table:style-name="ce3" table:number-columns-repeated="3"/>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속성</text:p>
          </table:table-cell>
          <table:table-cell table:style-name="ce56" office:value-type="string">
            <text:p><text:span text:style-name="T1">개체의 특성</text:span><text:span text:style-name="T12">. </text:span><text:span text:style-name="T1">속성은 어떤 개체에 내재된 고유한 것일 수 있고</text:span><text:span text:style-name="T12">, </text:span><text:span text:style-name="T1">외부에 있는 것을 따른 것일 수 있다</text:span><text:span text:style-name="T12">.</text:span></text:p>
          </table:table-cell>
          <table:table-cell table:style-name="ce135" table:number-columns-repeated="3"/>
          <table:table-cell office:value-type="float" office:value="20090805">
            <text:p>20090805</text:p>
          </table:table-cell>
        </table:table-row>
        <table:table-row table:style-name="ro1">
          <table:table-cell/>
          <table:table-cell office:value-type="string">
            <text:p>Latvian</text:p>
          </table:table-cell>
          <table:table-cell table:style-name="ce15" office:value-type="string">
            <text:p>Atribūts</text:p>
          </table:table-cell>
          <table:table-cell table:style-name="ce57" office:value-type="string">
            <text:p>raksturīga entītijas iezīme. Atribūts var būt entītijai sākotnēji piemītošs vai ārēju apstākļu radīts.</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office:value-type="string">
            <text:p>Atributo</text:p>
          </table:table-cell>
          <table:table-cell office:value-type="string">
            <text:p>Característica de uma entidade. Um atributo pode ser intrínseco a uma entidade ou ser-lhe externamente imputad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Атрибут </text:p>
          </table:table-cell>
          <table:table-cell table:style-name="ce58" office:value-type="string">
            <text:p>характеристика объекта. Атрибут может быть неотъемлемой частью объекта, а может быть заимствован извне.</text:p>
          </table:table-cell>
          <table:table-cell table:style-name="ce5" table:number-columns-repeated="3"/>
          <table:table-cell office:value-type="float" office:value="20090805">
            <text:p>20090805</text:p>
          </table:table-cell>
        </table:table-row>
        <table:table-row table:style-name="ro2">
          <table:table-cell/>
          <table:table-cell office:value-type="string">
            <text:p>Slovak</text:p>
          </table:table-cell>
          <table:table-cell table:style-name="ce16" office:value-type="string">
            <text:p>Atribút</text:p>
          </table:table-cell>
          <table:table-cell table:style-name="ce76" office:value-type="string">
            <text:p>charakteristika entity. Atribút môže byť súčasťou entity alebo pripisovaný entite zvonka.</text:p>
            <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Atribut</text:p>
          </table:table-cell>
          <table:table-cell office:value-type="string">
            <text:p>lastnost entitete. Atribut je lahko lasten sami entiteti ali pa izvira od zunaj.</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Atributo</text:p>
          </table:table-cell>
          <table:table-cell table:style-name="ce77" office:value-type="string">
            <text:p>La característica de una entidad; un atributo puede ser inherente a una entidad o atribuido externamente.</text:p>
          </table:table-cell>
          <table:table-cell table:style-name="ce9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Attribut</text:p>
          </table:table-cell>
          <table:table-cell table:style-name="ce61" office:value-type="string">
            <text:p>Entitetens egenskaper. Attributen kan vara en del av entiteten eller ha tilldelats denna.</text:p>
          </table:table-cell>
          <table:table-cell table:number-columns-repeated="3"/>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แอททริบิวท์</text:p>
          </table:table-cell>
          <table:table-cell table:style-name="ce78" office:value-type="string">
            <text:p>คุณลักษณะของเอนทิตี แอททริบิวท์สามารถสืบทอดกันภายในเอนทิตีหรือสร้าง</text:p>
            <text:p><text:span text:style-name="T9"><text:tab/></text:span><text:span text:style-name="T18">ขึ้นจากภายนอกได้</text:span></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Thuộc tính</text:p>
          </table:table-cell>
          <table:table-cell table:style-name="ce50" office:value-type="string">
            <text:p>Đặc điểm của một thực thể. Một thuộc tính có thể là đặc tính vốn có của thực thế hay là yếu tố ngoại lai.</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Authority record</text:p>
          </table:table-cell>
          <table:table-cell table:style-name="ce79" office:value-type="string">
            <text:p>A set of data elements that identifies an entity and can be used to facilitate access to the authorized access point for that entity or the display of any access point for the entity.</text:p>
          </table:table-cell>
          <table:table-cell/>
          <table:table-cell table:style-name="ce7"/>
          <table:table-cell table:style-name="ce199"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Regjistrim termi të njësuar</text:p>
          </table:table-cell>
          <table:table-cell office:value-type="string">
            <text:p>Grup me elemente të dhënash që identifikojnë një entitet dhe mund të përdoren për të lehtësuar akcesin në pikën hyrëse të autorizuar (të njësuar) për atë entitet ose shfaqjen e ndonjë pikë hyrëse për entitetin.</text:p>
          </table:table-cell>
          <table:table-cell table:number-columns-repeated="2"/>
          <table:table-cell table:style-name="ce51" office:value-type="string">
            <text:p>IME ICC</text:p>
          </table:table-cell>
          <table:table-cell office:value-type="float" office:value="20090812">
            <text:p>20090812</text:p>
          </table:table-cell>
        </table:table-row>
        <table:table-row table:style-name="ro1">
          <table:table-cell/>
          <table:table-cell office:value-type="string">
            <text:p>Arabic</text:p>
          </table:table-cell>
          <table:table-cell table:style-name="ce9" office:value-type="string">
            <text:p>التسجيلة الاستنادية</text:p>
          </table:table-cell>
          <table:table-cell table:style-name="ce52" office:value-type="string">
            <text:p><text:span text:style-name="T8">مجموعة من عناصر البيانات تحدد كيان ما، ويمكن أن تستخدم لتسهيل الوصول لنقطة الوصول المقننة لهذا الكيان أو لعرض أي نقطة وصول للكيان</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规范记录</text:p>
          </table:table-cell>
          <table:table-cell table:style-name="ce6" office:value-type="string">
            <text:p>识别某一实体，并可为存取该实体的规范检索点或显示该实体的任何检索点提供便利的一组数据单元。</text:p>
          </table:table-cell>
          <table:table-cell table:style-name="ce6" table:number-columns-repeated="2"/>
          <table:table-cell table:style-name="ce198"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Pregledni zapis</text:p>
          </table:table-cell>
          <table:table-cell office:value-type="string">
            <text:p>Skup podatkovnih elemenata koji identificiraju entitet i koji se mogu upotrijebiti za olakšavanje pristupa usvojenoj pristupnici za taj entitet ili za prikaz bilo koje pristupnice za taj entitet.</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Autoritní záznam</text:p>
          </table:table-cell>
          <table:table-cell office:value-type="string">
            <text:p>soubor datových prvků, které identifikují entitu a mohou být použity k usnadnění přístupu k autorizovanému selekčnímu údaji či zobrazení selekčního údaje pro entitu.</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Notice d'autorité</text:p>
          </table:table-cell>
          <table:table-cell office:value-type="string">
            <text:p>Ensemble des éléments de données qui identifie une entité et qui peut être utilisé afin de faciliter l'accès au point d'accès autorisé pour cette entité ou l'affichage de tout point d'accès établi pour cette entité.</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Normdatensatz</text:p>
          </table:table-cell>
          <table:table-cell table:style-name="ce1" office:value-type="string">
            <text:p>Ein Datensatz, der eine Entität identifiziert und dafür genutzt werden kann, den Zugang zur Ansetzungsform des Sucheinstiegs oder die Anzeige eines anderen Sucheinstiegs dieser Entität zu ermöglichen.</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Registrazione di autorità</text:p>
          </table:table-cell>
          <table:table-cell table:style-name="ce54" office:value-type="string">
            <text:p>Insieme di dati che identifica un’entità e che può essere usata per facilitare l’accesso al punto di accesso autorizzato per quell’entità o per la visualizzazione di qualsiasi punto di accesso per l’entità.</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典拠レコード</text:p>
          </table:table-cell>
          <table:table-cell table:style-name="ce3" office:value-type="string">
            <text:p>実体を識別し、その実体に対する典拠形アクセスポイントへのアクセスを、またはその実体に対するどのアクセスポイントの表示をも容易にするために用いることができるデータ要素の一群</text:p>
          </table:table-cell>
          <table:table-cell table:style-name="ce3" table:number-columns-repeated="3"/>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전거레코드</text:p>
          </table:table-cell>
          <table:table-cell table:style-name="ce56" office:value-type="string">
            <text:p><text:span text:style-name="T1">개체를 식별하고</text:span><text:span text:style-name="T12">, </text:span><text:span text:style-name="T1">해당 개체의 전거형 접근점 혹은 해당 개체의 모든 접근점 표시에 접근을 촉진하기 위하여 사용될 수 있는 데이터 요소 집합</text:span></text:p>
          </table:table-cell>
          <table:table-cell table:style-name="ce4" table:number-columns-repeated="3"/>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Autoritatīvais ieraksts</text:p>
          </table:table-cell>
          <table:table-cell table:style-name="ce57" office:value-type="string">
            <text:p>Datu elementu kopums, kas identificē entītiju, un kuru var izmantot piekļuves atvieglošanai vai jebkura šīs entītijas piekļuves punkta parādīšanai ekrānā.</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office:value-type="string">
            <text:p>Registo de autoridade</text:p>
          </table:table-cell>
          <table:table-cell office:value-type="string">
            <text:p>Conjunto de elementos de dados que identifica uma entidade e pode ser usado para facilitar o acesso ao ponto de acesso autorizado para essa entidade ou a para disponibilizar quaisquer outros pontos de acesso para a entidade.</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Авторитетная запись </text:p>
          </table:table-cell>
          <table:table-cell table:style-name="ce58" office:value-type="string">
            <text:p>совокупность элементов данных, которая идентифицирует объект <text:s/>и может использоваться, чтобы облегчить доступ к авторитетной точке доступа для этого объекта или <text:s/>вывод любой точки доступа для объекта.</text:p>
          </table:table-cell>
          <table:table-cell table:style-name="ce5"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Autoritatívny záznam</text:p>
          </table:table-cell>
          <table:table-cell table:style-name="ce59" office:value-type="string">
            <text:p>súbor údajových prvkov, ktoré identifikujú entitu a môžu byť použité na uľahčenie prístupu k autorizovanému selekčnému údaju alebo na zobrazenie selekčného údaja pre entitu.</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Normativni zapis</text:p>
          </table:table-cell>
          <table:table-cell office:value-type="string">
            <text:p>zbir podatkov, ki identificirajo entiteto in omogočajo dostop do normativne vstopne točke ali prikaz katerekoli vstopne točke.</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Registro de autoridad</text:p>
          </table:table-cell>
          <table:table-cell table:style-name="ce60" office:value-type="string">
            <text:p>Un conjunto de datos que identifica a una entidad y que puede ser utilizado para facilitar el acceso a <text:s/>los puntos de acceso autorizados para la entidad o para la visualización de cualquiera de los puntos de acceso para la entidad.</text:p>
          </table:table-cell>
          <table:table-cell table:style-name="ce9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Auktoritetspost</text:p>
          </table:table-cell>
          <table:table-cell table:style-name="ce61" office:value-type="string">
            <text:p>En uppsättning dataelement som identifierar en entitet och kan användas för att underlätta tillgången till dess auktoriserade sökingång eller visningen av alla sökingångar för entiteten.</text:p>
          </table:table-cell>
          <table:table-cell table:number-columns-repeated="3"/>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รายการควบคุม</text:p>
          </table:table-cell>
          <table:table-cell table:style-name="ce78" office:value-type="string">
            <text:p>ชุดขององค์ประกอบของข้อมูลที่ระบุถึงเอนทิตี ซึ่งสามารถเอื้อประโยชน์ต่อ</text:p>
            <text:p><text:span text:style-name="T9"><text:tab/></text:span><text:span text:style-name="T18">การเข้าถึงจุดเข้าถึงข้อมูลที่กำหนดให้ใช้ได้ของเอนทิตี หรือการจัดแสดงจุดเข้าถึงข้อมูลใด ๆ ของเอนทิตีได้</text:span></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Hồ sơ tiêu đề chuẩn</text:p>
          </table:table-cell>
          <table:table-cell table:style-name="ce50" office:value-type="string">
            <text:p>Tập hợp các nhân tố dữ liệu xác định một thực thể hay được sử dụng để cung cấp điểm truy cập được cho phép đến một thực thể hay sự trình bày cho bất kể điểm truy cập nào của thực thể.</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Authorized access point</text:p>
          </table:table-cell>
          <table:table-cell table:style-name="ce50" office:value-type="string">
            <text:p>The preferred controlled access point for an entity, established and constructed according to rules or standards.</text:p>
          </table:table-cell>
          <table:table-cell/>
          <table:table-cell table:style-name="ce153" office:value-type="string">
            <text:p><text:span text:style-name="T6">Access point </text:span><text:span text:style-name="T67">[BT]</text:span><text:span text:style-name="T6">, Authorized form of name </text:span><text:span text:style-name="T67">[RT], </text:span><text:span text:style-name="T6">Controlled access point </text:span><text:span text:style-name="T67">[BT]</text:span><text:span text:style-name="T6">, Preferred name </text:span><text:span text:style-name="T67">[RT]</text:span><text:span text:style-name="T6">, Variant form of name </text:span><text:span text:style-name="T67">[RT]</text:span></text:p>
          </table:table-cell>
          <table:table-cell table:style-name="ce186"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Pikë hyrëse e autorizuar</text:p>
          </table:table-cell>
          <table:table-cell office:value-type="string">
            <text:p>Pika hyrëse e kontrolluar e preferuar për një entitet, e vendosur dhe e ndërtuar sipas rregullave ose standardeve.</text:p>
          </table:table-cell>
          <table:table-cell/>
          <table:table-cell table:style-name="ce43" office:value-type="string">
            <text:p><text:span text:style-name="T4">Emër i preferuar [RT], Formë e autorizuar e emrit [RT], Pikë hyrëse [BT], Pikë hyrëse e kontrolluar [BT], Variant i formës së emrit [RT</text:span><text:span text:style-name="T5">]</text:span></text:p>
          </table:table-cell>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نقطة الوصول المقننة</text:p>
          </table:table-cell>
          <table:table-cell table:style-name="ce52" office:value-type="string">
            <text:p><text:span text:style-name="T8">نقطة الوصول المفضلة المضبوطة للكيان، أنشئت وبنيت طبقا لقواعد ومعايير</text:span><text:span text:style-name="T9">.</text:span></text:p>
          </table:table-cell>
          <table:table-cell/>
          <table:table-cell table:style-name="ce87" office:value-type="string">
            <text:p><text:span text:style-name="T8">نقطة الوصول</text:span><text:span text:style-name="T9">[BT]</text:span><text:span text:style-name="T18">، </text:span><text:span text:style-name="T8">الشكل المقنن للاسم</text:span><text:span text:style-name="T18"> <text:s/></text:span><text:span text:style-name="T9">[RT]</text:span><text:span text:style-name="T18">، </text:span><text:span text:style-name="T8">نقطة الوصول المضبوطة</text:span><text:span text:style-name="T18"> </text:span><text:span text:style-name="T9">[BT]</text:span><text:span text:style-name="T18">، </text:span><text:span text:style-name="T8">الاسم المفضل</text:span><text:span text:style-name="T18"> <text:s/></text:span><text:span text:style-name="T9">[RT]</text:span><text:span text:style-name="T18">، </text:span><text:span text:style-name="T8">الشكل المختلف للاسم</text:span><text:span text:style-name="T18"> </text:span><text:span text:style-name="T9">[RT]</text:span></text:p>
          </table:table-cell>
          <table:table-cell/>
          <table:table-cell office:value-type="float" office:value="20090805">
            <text:p>20090805</text:p>
          </table:table-cell>
        </table:table-row>
        <table:table-row table:style-name="ro7">
          <table:table-cell/>
          <table:table-cell office:value-type="string">
            <text:p>Chinese</text:p>
          </table:table-cell>
          <table:table-cell table:style-name="ce10" office:value-type="string">
            <text:p>规范检索点</text:p>
          </table:table-cell>
          <table:table-cell table:style-name="ce6" office:value-type="string">
            <text:p><text:span text:style-name="T1">按规则或标准确立与构建的一个实体的首选受控检索点。</text:span></text:p>
            <text:p/>
          </table:table-cell>
          <table:table-cell table:style-name="ce6"/>
          <table:table-cell table:style-name="ce115" office:value-type="string">
            <text:p><text:span text:style-name="T1">检索点 </text:span><text:span text:style-name="T69">[BT]</text:span><text:span text:style-name="T1">，名称的规范形式 </text:span><text:span text:style-name="T69">[RT]</text:span><text:span text:style-name="T1">，受控检索点 </text:span><text:span text:style-name="T69">[BT]</text:span><text:span text:style-name="T1">，</text:span><text:span text:style-name="T70">首选名称，名称的变异形式 </text:span><text:span text:style-name="T69">[RT]</text:span></text:p>
          </table:table-cell>
          <table:table-cell table:style-name="ce193"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Usvojena pristupnica</text:p>
          </table:table-cell>
          <table:table-cell office:value-type="string">
            <text:p>Izabrana nadzirana pristupnica za entitet uspostavljena i izrađena prema pravilima ili standardima.</text:p>
          </table:table-cell>
          <table:table-cell/>
          <table:table-cell table:style-name="ce8" office:value-type="string">
            <text:p>Izabrano ime [SP], Nadzirana pristupnica [ŠP], Neusvojeni oblik imena [SP], Pristupnica [ŠP], Usvojeni oblik imena [S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Autorizovaný selekční údaj</text:p>
          </table:table-cell>
          <table:table-cell office:value-type="string">
            <text:p>preferovaný řízený selekční údaj pro entitu, stanovený a vytvořený podle pravidel či standardů.</text:p>
          </table:table-cell>
          <table:table-cell/>
          <table:table-cell table:style-name="ce8" office:value-type="string">
            <text:p>Selekční údaj [BT], Autorizovaná forma jména [RT], Řízený selekční údaj [BT], Preferované jméno [RT], Variantní forma jména [RT]</text:p>
          </table:table-cell>
          <table:table-cell/>
          <table:table-cell office:value-type="float" office:value="20090812">
            <text:p>20090812</text:p>
          </table:table-cell>
        </table:table-row>
        <table:table-row table:style-name="ro1">
          <table:table-cell/>
          <table:table-cell office:value-type="string">
            <text:p>French</text:p>
          </table:table-cell>
          <table:table-cell office:value-type="string">
            <text:p>Point d'accès autorisé</text:p>
          </table:table-cell>
          <table:table-cell office:value-type="string">
            <text:p>Point d'accès contrôlé privilégié pour une entité, établi et construit selon des règles ou des normes.</text:p>
          </table:table-cell>
          <table:table-cell/>
          <table:table-cell table:style-name="ce43" office:value-type="string">
            <text:p><text:span text:style-name="T4">Forme autorisée d'un nom</text:span><text:span text:style-name="T5"> [TA], </text:span><text:span text:style-name="T4">Nom privilégié</text:span><text:span text:style-name="T5"> [TA], </text:span><text:span text:style-name="T4">Point d'accès</text:span><text:span text:style-name="T5"> [TG], </text:span><text:span text:style-name="T4">Point d'accès contrôlé</text:span><text:span text:style-name="T5"> [TG], </text:span><text:span text:style-name="T4">Variante de forme d'un nom</text:span><text:span text:style-name="T5"> [TA]</text:span></text:p>
          </table:table-cell>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Ansetzungsform des Sucheinstiegs</text:p>
          </table:table-cell>
          <table:table-cell table:style-name="ce1" office:value-type="string">
            <text:p>Der bevorzugte normierte Sucheinstieg für eine Entität, der nach gültigen Regeln und Standards gebildet wurde.</text:p>
          </table:table-cell>
          <table:table-cell/>
          <table:table-cell table:style-name="ce11" office:value-type="string">
            <text:p>Abweichende Form des Namens [VB], Ansetzungsform des Namens [VB], Sucheinstieg [OB], Normierter Sucheinstieg [O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Punto di accesso autorizzato</text:p>
          </table:table-cell>
          <table:table-cell table:style-name="ce54" office:value-type="string">
            <text:p>Punto di accesso controllato preferito per una entità, stabilito e costruito secondo regole o standard.</text:p>
          </table:table-cell>
          <table:table-cell/>
          <table:table-cell table:style-name="ce12" office:value-type="string">
            <text:p>Punto di accesso [BT], Forma autorizzata del nome [RT], Punto di accesso controllato [BT], Nome preferito [RT], Forma variante del nome [R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20" office:value-type="string">
            <text:p>典拠形アクセスポイント</text:p>
          </table:table-cell>
          <table:table-cell table:style-name="ce3" office:value-type="string">
            <text:p>規則または基準に従って確立され作成される、実体に対する優先的な統制形アクセスポイント</text:p>
          </table:table-cell>
          <table:table-cell table:style-name="ce3"/>
          <table:table-cell table:style-name="ce148" office:value-type="string">
            <text:p><text:span text:style-name="T73">アクセスポイント［</text:span><text:span text:style-name="T74">BT</text:span><text:span text:style-name="T73">］</text:span><text:span text:style-name="T11">、</text:span><text:span text:style-name="T73">統制形アクセスポイント［</text:span><text:span text:style-name="T74">BT</text:span><text:span text:style-name="T73">］</text:span><text:span text:style-name="T11">、</text:span><text:span text:style-name="T73">名称の異なる形［</text:span><text:span text:style-name="T74">RT</text:span><text:span text:style-name="T73">］</text:span><text:span text:style-name="T11">、</text:span><text:span text:style-name="T73">名称の典拠形［</text:span><text:span text:style-name="T74">RT</text:span><text:span text:style-name="T73">］</text:span><text:span text:style-name="T11">、</text:span><text:span text:style-name="T73">優先される名称［</text:span><text:span text:style-name="T74">RT</text:span><text:span text:style-name="T73">］</text:span><text:span text:style-name="T11">　</text:span></text:p>
          </table:table-cell>
          <table:table-cell table:style-name="ce3"/>
          <table:table-cell table:style-name="ce216" office:value-type="float" office:value="20090805">
            <text:p>20090805</text:p>
          </table:table-cell>
        </table:table-row>
        <table:table-row table:style-name="ro1">
          <table:table-cell/>
          <table:table-cell office:value-type="string">
            <text:p>Korean</text:p>
          </table:table-cell>
          <table:table-cell table:style-name="ce21" office:value-type="string">
            <text:p>전거형 접근점</text:p>
          </table:table-cell>
          <table:table-cell table:style-name="ce67" office:value-type="string">
            <text:p>규칙이나 표준에 따라 선정되고 구축된 개체에 대한 채택된 제어형 접근점</text:p>
          </table:table-cell>
          <table:table-cell table:style-name="ce4"/>
          <table:table-cell table:style-name="ce143" office:value-type="string">
            <text:p><text:span text:style-name="T1">접근점 </text:span><text:span text:style-name="T3">(Access point) [BT], </text:span><text:span text:style-name="T1">전거형 이름 </text:span><text:span text:style-name="T3">(A</text:span><text:span text:style-name="T66">uthorized form of name) [RT],</text:span><text:span text:style-name="T36"> </text:span><text:span text:style-name="T91">제어형 접근점 </text:span><text:span text:style-name="T77">(controlled access point) [BT], </text:span><text:span text:style-name="T91">채택된 이름 </text:span><text:span text:style-name="T66">(Preferred name) </text:span><text:span text:style-name="T36">[RT], </text:span><text:span text:style-name="T91">이형의 이름 </text:span><text:span text:style-name="T66">(Variant form of name) [RT]</text:span><text:span text:style-name="T38">도 보라</text:span><text:span text:style-name="T92">.</text:span></text:p>
          </table:table-cell>
          <table:table-cell/>
          <table:table-cell office:value-type="float" office:value="20090805">
            <text:p>20090805</text:p>
          </table:table-cell>
        </table:table-row>
        <table:table-row table:style-name="ro1">
          <table:table-cell/>
          <table:table-cell office:value-type="string">
            <text:p>Latvian</text:p>
          </table:table-cell>
          <table:table-cell table:style-name="ce15" office:value-type="string">
            <text:p>Autorizētais piekļuves punkts</text:p>
          </table:table-cell>
          <table:table-cell table:style-name="ce57" office:value-type="string">
            <text:p>ieteicamais kontrolētais entītijas piekļuves punkts, kas veidots un apstiprināts atbilstoši noteikumiem vai standartiem.</text:p>
          </table:table-cell>
          <table:table-cell/>
          <table:table-cell table:style-name="ce25" office:value-type="string">
            <text:p>Piekļuves punkts [PT], Personvārda/nosaukuma autorizētā forma (ST), Kontrolētais piekļuves punkts [PT], Prioritārais personvārds/nosaukums [ST], Personvārda/nosaukuma atšķirīgā forma [ST]</text:p>
          </table:table-cell>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Ponto de acesso autorizado</text:p>
          </table:table-cell>
          <table:table-cell office:value-type="string">
            <text:p>Ponto de acesso controlado preferido para uma entidade, estabelecido e formulado de acordo com regras e normas.</text:p>
          </table:table-cell>
          <table:table-cell/>
          <table:table-cell table:style-name="ce160" office:value-type="string">
            <text:p><text:span text:style-name="T4">Forma autorizada de nome</text:span><text:span text:style-name="T93"> </text:span><text:span text:style-name="T4">[TR], Nome preferido [TR], Ponto de acesso [TG], <text:s/>Ponto de Acesso controlado [TG]</text:span></text:p>
          </table:table-cell>
          <table:table-cell/>
          <table:table-cell office:value-type="float" office:value="20090812">
            <text:p>20090812</text:p>
          </table:table-cell>
        </table:table-row>
        <table:table-row table:style-name="ro3">
          <table:table-cell/>
          <table:table-cell office:value-type="string">
            <text:p>Russian</text:p>
          </table:table-cell>
          <table:table-cell office:value-type="string">
            <text:p>Авторитетная точка доступа </text:p>
          </table:table-cell>
          <table:table-cell table:style-name="ce58" office:value-type="string">
            <text:p>предпочтительная контролируемая точка доступа к объекту, установленная и сформированная в соответствии <text:s text:c="2"/>с правилами или стандартами</text:p>
          </table:table-cell>
          <table:table-cell table:style-name="ce5"/>
          <table:table-cell table:style-name="ce161" office:value-type="string">
            <text:p><text:span text:style-name="T94">А</text:span><text:span text:style-name="T78">вторитетная форма имени (наименования) [СТ], <text:s text:c="19"/>Вариантная <text:s text:c="5"/>форма имени (наименования) [СТ], <text:s text:c="19"/>Контролируемая точка доступа [БШТ], Предпочтительное имя </text:span></text:p>
            <text:p>(наименование) [СТ], Точка доступа [БШТ]</text:p>
            <text:p/>
          </table:table-cell>
          <table:table-cell table:style-name="ce5"/>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Autorizovaný selekčný údaj</text:p>
          </table:table-cell>
          <table:table-cell table:style-name="ce59" office:value-type="string">
            <text:p>preferovaný riadený selekčný údaj pre entitu, stanovený a vytvorený podľa pravidiel alebo štandardov.</text:p>
          </table:table-cell>
          <table:table-cell/>
          <table:table-cell table:style-name="ce16" office:value-type="string">
            <text:p>Selekčný údaj [BT], Autorizovaná forma mena [RT], Riadený selekčný údaj [BT], Preferované meno [RT], Variantná forma mena [R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Normativna vstopna točka</text:p>
          </table:table-cell>
          <table:table-cell office:value-type="string">
            <text:p>izbrana kontrolirana vstopna točka do entitete, določena in oblikovana v skladu s pravili in standardi.</text:p>
          </table:table-cell>
          <table:table-cell/>
          <table:table-cell table:style-name="ce162" office:value-type="string">
            <text:p><text:span text:style-name="T4">Izbrano</text:span><text:span text:style-name="T95"> </text:span><text:span text:style-name="T4">ime (SP), Kontrolirana vstopna točka (ŠP), Normativna oblika imena (SP), Variantna oblika imena (SP), Vstopna točka (ŠP)</text:span></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Punto de acceso autorizado</text:p>
          </table:table-cell>
          <table:table-cell table:style-name="ce60" office:value-type="string">
            <text:p>El punto de acceso controlado preferido para una entidad, establecido y construido de acuerdo a unas reglas o normas.</text:p>
          </table:table-cell>
          <table:table-cell table:style-name="ce98"/>
          <table:table-cell table:style-name="ce49" office:value-type="string">
            <text:p>Forma autorizada del nombre [TR], Forma variante del nombre [TR], Nombre preferido [TR], Punto de acceso [TG], Punto de acceso controlado [TG]</text:p>
          </table:table-cell>
          <table:table-cell table:style-name="ce98"/>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Auktoriserad sökingång</text:p>
          </table:table-cell>
          <table:table-cell table:style-name="ce61" office:value-type="string">
            <text:p>Den föredragna kontrollerade sökingången för en entitet, fastställd och utformad enligt gällande regler eller standarder.</text:p>
          </table:table-cell>
          <table:table-cell/>
          <table:table-cell table:style-name="ce18" office:value-type="string">
            <text:p>Auktoriserad namnform [RT], Föredraget namn [RT], Kontrollerad sökingång [ÖT], Sökingång [ÖT], Variantform av namn [RT]</text:p>
          </table:table-cell>
          <table:table-cell/>
          <table:table-cell office:value-type="float" office:value="20090813">
            <text:p>20090813</text:p>
          </table:table-cell>
        </table:table-row>
        <table:table-row table:style-name="ro8">
          <table:table-cell/>
          <table:table-cell office:value-type="string">
            <text:p>Thai</text:p>
          </table:table-cell>
          <table:table-cell table:style-name="ce19" office:value-type="string">
            <text:p>จุดเข้าถึงที่กำหนดให้ใช้ได้</text:p>
          </table:table-cell>
          <table:table-cell table:style-name="ce80" office:value-type="string">
            <text:p>จุดเข้าถึงควบคุมสำหรับเอนทิตีที่ให้ความสำคัญและ</text:p>
            <text:p><text:span text:style-name="T9"><text:tab/></text:span><text:span text:style-name="T18">ถูกสร้างขึ้นตามกฎเกณฑ์และมาตรฐาน</text:span></text:p>
            <text:p/>
          </table:table-cell>
          <table:table-cell table:style-name="ce128"/>
          <table:table-cell table:style-name="ce78" office:value-type="string">
            <text:p><text:span text:style-name="T18">จุดเข้าถึง </text:span><text:span text:style-name="T9">[BT], </text:span><text:span text:style-name="T18">รูปแบบชื่อที่กำหนดให้ใช้ได้ </text:span><text:span text:style-name="T9">[RT], </text:span><text:span text:style-name="T18">จุดเข้าถึงควบคุม </text:span><text:span text:style-name="T9">[BT], </text:span><text:span text:style-name="T18">ชื่อที่ให้ความสำคัญ </text:span><text:span text:style-name="T9">[RT], </text:span><text:span text:style-name="T18">รูปแบบชื่ออื่น ๆ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Điểm truy cập được phép</text:p>
          </table:table-cell>
          <table:table-cell table:style-name="ce50" office:value-type="string">
            <text:p>Điểm truy cập có kiểm soát và được ưu tiên đến một thực thể, được hình thành và xây dựng dựa trên qui tắc và tiêu chuẩn.</text:p>
          </table:table-cell>
          <table:table-cell/>
          <table:table-cell table:style-name="ce156" office:value-type="string">
            <text:p><text:span text:style-name="T6">Điểm truy cập [Thuật ngữ rộng], Hình thức được phép của tên [Thuật ngữ hẹp], Điểm truy cập kiểm soát [Thuật ngữ rộng], Tên ưu tiên [Thuật ngữ hẹp], Dạng biến thể của tên </text:span><text:span text:style-name="T71">[Thuật ngữ liên quan]</text:span></text:p>
          </table:table-cell>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Authorized form of name</text:p>
          </table:table-cell>
          <table:table-cell table:style-name="ce50" office:value-type="string">
            <text:p>The form of name chosen as the authorized access point for an entity.</text:p>
          </table:table-cell>
          <table:table-cell/>
          <table:table-cell table:style-name="ce153" office:value-type="string">
            <text:p><text:span text:style-name="T6">Authorized access point </text:span><text:span text:style-name="T67">[RT]</text:span><text:span text:style-name="T6">, Conventional name </text:span><text:span text:style-name="T67">[RT]</text:span><text:span text:style-name="T6">,</text:span><text:span text:style-name="T67"> </text:span><text:span text:style-name="T6">Name</text:span><text:span text:style-name="T67"> [BT]</text:span><text:span text:style-name="T6">, Preferred name </text:span><text:span text:style-name="T67">[RT]</text:span><text:span text:style-name="T6">, Variant form of name </text:span><text:span text:style-name="T67">[RT]</text:span></text:p>
          </table:table-cell>
          <table:table-cell table:style-name="ce186"/>
          <table:table-cell office:value-type="float" office:value="20090805">
            <text:p>20090805</text:p>
          </table:table-cell>
        </table:table-row>
        <table:table-row table:style-name="ro1">
          <table:table-cell/>
          <table:table-cell office:value-type="string">
            <text:p>Albanian</text:p>
          </table:table-cell>
          <table:table-cell office:value-type="string">
            <text:p>Formë e autorizuar e emrit</text:p>
          </table:table-cell>
          <table:table-cell office:value-type="string">
            <text:p>Forma e emrit e zgjedhur si pikë hyrëse e autorizuar (e njësuar) për një entitet.</text:p>
          </table:table-cell>
          <table:table-cell/>
          <table:table-cell table:style-name="ce8" office:value-type="string">
            <text:p>Emër [BT], Emër i preferuar [RT], Emër konvencional [RT], Pikë hyrëse e autorizuar [RT], Variant i formës së emrit [RT]</text:p>
          </table:table-cell>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شكل المقنن للاسم</text:p>
          </table:table-cell>
          <table:table-cell table:style-name="ce52" office:value-type="string">
            <text:p><text:span text:style-name="T8">هو شكل الاسم الذي تم اختياره كنقطة وصول مقننة للكيان</text:span><text:span text:style-name="T9">. </text:span></text:p>
          </table:table-cell>
          <table:table-cell/>
          <table:table-cell table:style-name="ce87" office:value-type="string">
            <text:p><text:span text:style-name="T8">نقطة الوصول المقننة</text:span><text:span text:style-name="T18"> </text:span><text:span text:style-name="T9">[RT]</text:span><text:span text:style-name="T18">، </text:span><text:span text:style-name="T8">الاسم الشائع أو الاصطلاحي</text:span><text:span text:style-name="T18"> </text:span><text:span text:style-name="T9">[RT]</text:span><text:span text:style-name="T18">، </text:span><text:span text:style-name="T8">الاسم</text:span><text:span text:style-name="T18"> <text:s/></text:span><text:span text:style-name="T9">[BT]</text:span><text:span text:style-name="T18">، </text:span><text:span text:style-name="T8">الاسم المفضل</text:span><text:span text:style-name="T18"> <text:s/></text:span><text:span text:style-name="T9">[RT]</text:span><text:span text:style-name="T18">، </text:span><text:span text:style-name="T8">الشكل المختلف للاسم</text:span><text:span text:style-name="T18"> <text:s/></text:span><text:span text:style-name="T9">[RT]</text:span></text:p>
          </table:table-cell>
          <table:table-cell/>
          <table:table-cell office:value-type="float" office:value="20090805">
            <text:p>20090805</text:p>
          </table:table-cell>
        </table:table-row>
        <table:table-row table:style-name="ro2">
          <table:table-cell/>
          <table:table-cell office:value-type="string">
            <text:p>Chinese</text:p>
          </table:table-cell>
          <table:table-cell table:style-name="ce10" office:value-type="string">
            <text:p>名称的规范形式</text:p>
          </table:table-cell>
          <table:table-cell table:style-name="ce53" office:value-type="string">
            <text:p>选为实体规范检索点的名称形式。</text:p>
          </table:table-cell>
          <table:table-cell table:style-name="ce6"/>
          <table:table-cell table:style-name="ce115" office:value-type="string">
            <text:p><text:span text:style-name="T1">规范检索点 </text:span><text:span text:style-name="T69">[RT]</text:span><text:span text:style-name="T1">，惯用名称 </text:span><text:span text:style-name="T69">[RT]</text:span><text:span text:style-name="T1">，名称 </text:span><text:span text:style-name="T69">[BT]</text:span><text:span text:style-name="T1">，</text:span><text:span text:style-name="T70">首选名称（名称的变异形式</text:span><text:span text:style-name="T69">[RT]</text:span></text:p>
            <text:p/>
          </table:table-cell>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Usvojeni oblik imena</text:p>
          </table:table-cell>
          <table:table-cell office:value-type="string">
            <text:p>Oblik imena odabran za usvojenu pristupnicu entitetu.</text:p>
          </table:table-cell>
          <table:table-cell/>
          <table:table-cell table:style-name="ce8" office:value-type="string">
            <text:p>Ime [ŠP], Izabrano ime [SP], Neusvojeni oblik imena [SP], Uobičajeno ime [SP], Usvojena pristupnica [S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Autorizovaná forma jména</text:p>
          </table:table-cell>
          <table:table-cell office:value-type="string">
            <text:p>forma jména zvolená za autorizovaný selekční údaj pro entitu.</text:p>
          </table:table-cell>
          <table:table-cell/>
          <table:table-cell table:style-name="ce8" office:value-type="string">
            <text:p>Autorizovaný selekční údaj [RT], Konvenční jméno [RT], Jméno [BT], Preferované jméno [RT], Variantní forma jména [RT]</text:p>
          </table:table-cell>
          <table:table-cell/>
          <table:table-cell office:value-type="float" office:value="20090812">
            <text:p>20090812</text:p>
          </table:table-cell>
        </table:table-row>
        <table:table-row table:style-name="ro9">
          <table:table-cell/>
          <table:table-cell office:value-type="string">
            <text:p>French</text:p>
          </table:table-cell>
          <table:table-cell office:value-type="string">
            <text:p>Forme autorisée d'un nom</text:p>
          </table:table-cell>
          <table:table-cell table:style-name="ce81" office:value-type="string">
            <text:p>La forme du nom choisie comme point d'accès autorisé pour une entité. </text:p>
          </table:table-cell>
          <table:table-cell/>
          <table:table-cell table:style-name="ce163" office:value-type="string">
            <text:p><text:span text:style-name="T96">Nom</text:span><text:span text:style-name="T97"> [TG], </text:span><text:span text:style-name="T96">Nom conventionnel</text:span><text:span text:style-name="T97"> [TA], </text:span><text:span text:style-name="T96">Nom privilégié</text:span><text:span text:style-name="T97"> [TA], </text:span><text:span text:style-name="T96">Point d'accès autorisé</text:span><text:span text:style-name="T97"> [TA], </text:span><text:span text:style-name="T96">Variante de forme d'un nom</text:span><text:span text:style-name="T97"> [TA]</text:span></text:p>
          </table:table-cell>
          <table:table-cell table:style-name="ce61"/>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Ansetzungsform des Namens</text:p>
          </table:table-cell>
          <table:table-cell table:style-name="ce1" office:value-type="string">
            <text:p>Die Namensform, die als Ansetzungsform des Sucheinstiegs für eine Entität gewählt wird.</text:p>
          </table:table-cell>
          <table:table-cell/>
          <table:table-cell table:style-name="ce11" office:value-type="string">
            <text:p>Ansetzungsform des Sucheinstiegs [VB], Bevorzugter Name [VB], Gebräuchlicher Name [VB], Name [OB], Abweichende Form des Namens [V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Forma autorizzata del nome</text:p>
          </table:table-cell>
          <table:table-cell table:style-name="ce54" office:value-type="string">
            <text:p>Forma del nome scelta come punto di accesso autorizzato per una entità.</text:p>
          </table:table-cell>
          <table:table-cell/>
          <table:table-cell table:style-name="ce12" office:value-type="string">
            <text:p>Punto di accesso autorizzato [RT], Nome convenzionale [RT], Nome [ BT] Nome preferito [RT], Forma variante del nome [R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24" office:value-type="string">
            <text:p>名称の典拠形</text:p>
          </table:table-cell>
          <table:table-cell table:style-name="ce3" office:value-type="string">
            <text:p>実体に対する典拠形アクセスポイントとして選定された名称の形。</text:p>
          </table:table-cell>
          <table:table-cell table:style-name="ce3"/>
          <table:table-cell table:style-name="ce148" office:value-type="string">
            <text:p><text:span text:style-name="T73">慣用名［</text:span><text:span text:style-name="T74">RT</text:span><text:span text:style-name="T73">］</text:span><text:span text:style-name="T11">、</text:span><text:span text:style-name="T73">典拠形アクセスポイント［</text:span><text:span text:style-name="T74">RT</text:span><text:span text:style-name="T73">］</text:span><text:span text:style-name="T11">、</text:span><text:span text:style-name="T73">名称［</text:span><text:span text:style-name="T74">BT</text:span><text:span text:style-name="T73">］</text:span><text:span text:style-name="T11">、</text:span><text:span text:style-name="T73">名称の異なる形［</text:span><text:span text:style-name="T74">RT</text:span><text:span text:style-name="T73">］</text:span><text:span text:style-name="T11">、</text:span><text:span text:style-name="T73">優先される名称［</text:span><text:span text:style-name="T74">RT</text:span><text:span text:style-name="T73">］</text:span><text:span text:style-name="T11">　</text:span></text:p>
          </table:table-cell>
          <table:table-cell table:style-name="ce3"/>
          <table:table-cell table:style-name="ce216" office:value-type="float" office:value="20090805">
            <text:p>20090805</text:p>
          </table:table-cell>
        </table:table-row>
        <table:table-row table:style-name="ro1">
          <table:table-cell/>
          <table:table-cell office:value-type="string">
            <text:p>Korean</text:p>
          </table:table-cell>
          <table:table-cell table:style-name="ce28" office:value-type="string">
            <text:p>전거형 이름</text:p>
          </table:table-cell>
          <table:table-cell table:style-name="ce82" office:value-type="string">
            <text:p>개체의 전거형 접근점으로 선정된 이름의 형식</text:p>
          </table:table-cell>
          <table:table-cell table:style-name="ce4"/>
          <table:table-cell table:style-name="ce149" office:value-type="string">
            <text:p><text:span text:style-name="T83">전거형 접근점 </text:span><text:span text:style-name="T75">(</text:span><text:span text:style-name="T66">Authorized access point) [RT], </text:span><text:span text:style-name="T76">관용명 </text:span><text:span text:style-name="T77">(Conventional name) [RT], </text:span><text:span text:style-name="T76">이름</text:span><text:span text:style-name="T77">(Name) [BT], </text:span><text:span text:style-name="T76">채택된 이름 </text:span><text:span text:style-name="T77">(Preferred name) [RT], </text:span><text:span text:style-name="T76">이형</text:span><text:span text:style-name="T83">의 이름 </text:span><text:span text:style-name="T75">(Variant form of name) [RT]</text:span><text:span text:style-name="T84">도 보라</text:span></text:p>
          </table:table-cell>
          <table:table-cell table:style-name="ce6"/>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Personvārda/nosaukuma autorizētā forma</text:p>
          </table:table-cell>
          <table:table-cell table:style-name="ce57" office:value-type="string">
            <text:p>entītijas autorizētā piekļuves punkta (personvārda/nosaukuma) forma.</text:p>
          </table:table-cell>
          <table:table-cell/>
          <table:table-cell table:style-name="ce25" office:value-type="string">
            <text:p>Autorizētais piekļuves punkts [ST], Vispārpieņemtais personvārds/nosaukums [ST], Personvārds/nosaukums [PT], Prioritārais personvārds/nosaukums [ST], Atšķirīgais personvārds/nosaukums [ST]</text:p>
          </table:table-cell>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Forma autorizada de nome</text:p>
          </table:table-cell>
          <table:table-cell office:value-type="string">
            <text:p>Forma de nome escolhida como ponto de acesso autorizado para uma entidade.</text:p>
          </table:table-cell>
          <table:table-cell/>
          <table:table-cell table:style-name="ce8" office:value-type="string">
            <text:p>Forma variante de nome [TR], Nome [TG], Nome convencional [TR], Nome preferido [TR], Ponto de acesso autorizado [TR]</text:p>
          </table:table-cell>
          <table:table-cell/>
          <table:table-cell office:value-type="float" office:value="20090812">
            <text:p>20090812</text:p>
          </table:table-cell>
        </table:table-row>
        <table:table-row table:style-name="ro3">
          <table:table-cell/>
          <table:table-cell office:value-type="string">
            <text:p>Russian</text:p>
          </table:table-cell>
          <table:table-cell office:value-type="string">
            <text:p>Авторитетная форма имени (наименования) <text:s/></text:p>
          </table:table-cell>
          <table:table-cell table:style-name="ce83" office:value-type="string">
            <text:p>форма имени (наименования), выбранная в качестве авторитетной точки доступа для объекта.</text:p>
          </table:table-cell>
          <table:table-cell table:style-name="ce5"/>
          <table:table-cell table:style-name="ce161" office:value-type="string">
            <text:p><text:span text:style-name="T94">А</text:span><text:span text:style-name="T78">вторитетная точка доступа [СТ], <text:s/>Вариантная <text:s text:c="5"/>форма <text:s text:c="4"/>имени <text:s text:c="5"/>(наименования) [СТ], <text:s/>Имя (наименование) [БШТ], </text:span></text:p>
            <text:p><text:span text:style-name="T78">Общепринятое имя (наименование) [СТ], Предпочтительное <text:s text:c="2"/>имя (наименование) [СТ]</text:span></text:p>
            <text:p/>
          </table:table-cell>
          <table:table-cell table:style-name="ce5"/>
          <table:table-cell office:value-type="float" office:value="20090805">
            <text:p>20090805</text:p>
          </table:table-cell>
        </table:table-row>
        <table:table-row table:style-name="ro2">
          <table:table-cell/>
          <table:table-cell office:value-type="string">
            <text:p>Slovak</text:p>
          </table:table-cell>
          <table:table-cell table:style-name="ce16" office:value-type="string">
            <text:p>Autorizovaná forma mena</text:p>
          </table:table-cell>
          <table:table-cell table:style-name="ce73" office:value-type="string">
            <text:p>forma mena zvolená za autorizovaný selekčný údaj pre entitu. </text:p>
            <text:p/>
          </table:table-cell>
          <table:table-cell table:style-name="ce98"/>
          <table:table-cell table:style-name="ce16" office:value-type="string">
            <text:p>Autorizovaný selekčný údaj [RT], Konvenčné meno [RT], Meno [BT], Preferované meno [RT], Variantná forma mena [RT]</text:p>
          </table:table-cell>
          <table:table-cell table:style-name="ce98"/>
          <table:table-cell office:value-type="float" office:value="20090805">
            <text:p>20090805</text:p>
          </table:table-cell>
        </table:table-row>
        <table:table-row table:style-name="ro1">
          <table:table-cell/>
          <table:table-cell office:value-type="string">
            <text:p>Slovene</text:p>
          </table:table-cell>
          <table:table-cell office:value-type="string">
            <text:p>Normativna oblika imena</text:p>
          </table:table-cell>
          <table:table-cell office:value-type="string">
            <text:p>oblika imena, ki jo izberemo kot normativno vstopno točko do entitete.</text:p>
          </table:table-cell>
          <table:table-cell/>
          <table:table-cell table:style-name="ce8" office:value-type="string">
            <text:p>Ime (ŠP), Izbrano ime (SP), Konvencionalno ime (SP), Normativna vstopna točka (SP), Variantna oblika imena (S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Forma autorizada del nombre</text:p>
          </table:table-cell>
          <table:table-cell table:style-name="ce77" office:value-type="string">
            <text:p>La forma del nombre elegida como punto de acceso autorizado para la entidad.</text:p>
          </table:table-cell>
          <table:table-cell table:style-name="ce98"/>
          <table:table-cell table:style-name="ce49" office:value-type="string">
            <text:p>Punto de acceso autorizado [TR], Nombre convencional [TR], Nombre [TG], Forma variante del nombre [TR]</text:p>
          </table:table-cell>
          <table:table-cell table:style-name="ce98"/>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Auktoriserad namnform</text:p>
          </table:table-cell>
          <table:table-cell table:style-name="ce61" office:value-type="string">
            <text:p>Den namnform som valts som auktoriserad sökingång för entiteten.</text:p>
          </table:table-cell>
          <table:table-cell/>
          <table:table-cell table:style-name="ce18" office:value-type="string">
            <text:p>Auktoriserad sökingång [RT], Föredraget namn [RT], Konventionellt namn [RT], Namn [ÖT], Variantform av namn [RT]</text:p>
          </table:table-cell>
          <table:table-cell/>
          <table:table-cell office:value-type="float" office:value="20090813">
            <text:p>20090813</text:p>
          </table:table-cell>
        </table:table-row>
        <table:table-row table:style-name="ro10">
          <table:table-cell/>
          <table:table-cell office:value-type="string">
            <text:p>Thai</text:p>
          </table:table-cell>
          <table:table-cell table:style-name="ce19" office:value-type="string">
            <text:p>รูปแบบชื่อที่กำหนดให้ใช้ได้</text:p>
          </table:table-cell>
          <table:table-cell table:style-name="ce80" office:value-type="string">
            <text:p>รูปแบบชื่อที่ถูกเลือกให้เป็นจุดเข้าถึงที่กำหนดให้</text:p>
            <text:p><text:span text:style-name="T9"><text:tab/></text:span><text:span text:style-name="T18">ใช้ได้ของเอนทิตี</text:span></text:p>
          </table:table-cell>
          <table:table-cell table:style-name="ce128"/>
          <table:table-cell table:style-name="ce78" office:value-type="string">
            <text:p><text:span text:style-name="T18">จุดเข้าถึงที่กำหนดให้ใช้ได้ <text:s/></text:span><text:span text:style-name="T9">RT], </text:span><text:span text:style-name="T18">ชื่อที่เป็นที่นิยม </text:span><text:span text:style-name="T9">[RT], </text:span><text:span text:style-name="T18">ชื่อ </text:span><text:span text:style-name="T9">[BT], </text:span><text:span text:style-name="T18">ชื่อที่ให้ความสำคัญ </text:span><text:span text:style-name="T9">[RT], </text:span><text:span text:style-name="T18">รูปแบบชื่ออื่น ๆ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Hình thức được phép của tên</text:p>
          </table:table-cell>
          <table:table-cell table:style-name="ce50" office:value-type="string">
            <text:p>Hình thức của tên được lựa chọn là điểm truy cập được phép đến một thực thể.</text:p>
          </table:table-cell>
          <table:table-cell/>
          <table:table-cell table:style-name="ce156" office:value-type="string">
            <text:p><text:span text:style-name="T6">Điểm truy cập được phép </text:span><text:span text:style-name="T71">[Thuật ngữ liên quan], Tên thường [Thuật ngữ liên quan], Tên </text:span><text:span text:style-name="T6">[Thuật ngữ rộng], Tên ưu tiên </text:span><text:span text:style-name="T71">[Thuật ngữ liên quan],</text:span><text:span text:style-name="T6"> Dạng biến thể của tên </text:span><text:span text:style-name="T71">[Thuật ngữ liên quan]</text:span></text:p>
          </table:table-cell>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Latvian</text:p>
          </table:table-cell>
          <table:table-cell table:style-name="ce15" office:value-type="string">
            <text:p>Autors</text:p>
          </table:table-cell>
          <table:table-cell table:style-name="ce1"/>
          <table:table-cell table:style-name="ce15" office:value-type="string">
            <text:p>Radītājs</text:p>
          </table:table-cell>
          <table:table-cell table:number-columns-repeated="2"/>
          <table:table-cell office:value-type="float" office:value="20090813">
            <text:p>20090813</text:p>
          </table:table-cell>
        </table:table-row>
        <table:table-row table:style-name="ro1">
          <table:table-cell table:number-columns-repeated="2"/>
          <table:table-cell table:style-name="ce15"/>
          <table:table-cell table:style-name="ce1"/>
          <table:table-cell table:style-name="ce15"/>
          <table:table-cell table:number-columns-repeated="3"/>
        </table:table-row>
        <table:table-row table:style-name="ro1">
          <table:table-cell/>
          <table:table-cell office:value-type="string">
            <text:p>English</text:p>
          </table:table-cell>
          <table:table-cell table:style-name="ce7" office:value-type="string">
            <text:p>Bibliographic description</text:p>
          </table:table-cell>
          <table:table-cell table:style-name="ce50" office:value-type="string">
            <text:p>A set of bibliographic data identifying a bibliographic resource.</text:p>
          </table:table-cell>
          <table:table-cell/>
          <table:table-cell table:style-name="ce153" office:value-type="string">
            <text:p><text:span text:style-name="T6">Descriptive cataloguing </text:span><text:span text:style-name="T67">[RT]</text:span></text:p>
          </table:table-cell>
          <table:table-cell table:style-name="ce186" office:value-type="string">
            <text:p>ISBD modified</text:p>
          </table:table-cell>
          <table:table-cell office:value-type="float" office:value="20090805">
            <text:p>20090805</text:p>
          </table:table-cell>
        </table:table-row>
        <table:table-row table:style-name="ro1">
          <table:table-cell/>
          <table:table-cell office:value-type="string">
            <text:p>Albanian</text:p>
          </table:table-cell>
          <table:table-cell table:style-name="ce29" office:value-type="string">
            <text:p>Përshkrim bibliografik</text:p>
          </table:table-cell>
          <table:table-cell table:style-name="ce84" office:value-type="string">
            <text:p>Grup të dhënash bibliografike që identifikojnë një burim bibliografik.</text:p>
          </table:table-cell>
          <table:table-cell/>
          <table:table-cell table:style-name="ce29" office:value-type="string">
            <text:p>Katalogimi përshkrues [RT]</text:p>
          </table:table-cell>
          <table:table-cell table:style-name="ce84" office:value-type="string">
            <text:p>ISBD e modifikuar</text:p>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وصف الببليوغرافي</text:p>
          </table:table-cell>
          <table:table-cell table:style-name="ce64" office:value-type="string">
            <text:p><text:span text:style-name="T13">مجموعة من البيانات الببليوغرافية تحدد مصدر ببليوغرافي</text:span><text:span text:style-name="T14">.</text:span></text:p>
          </table:table-cell>
          <table:table-cell/>
          <table:table-cell table:style-name="ce87" office:value-type="string">
            <text:p><text:span text:style-name="T8">الفهرسة الوصفية</text:span><text:span text:style-name="T18"> </text:span><text:span text:style-name="T9">[RT]</text:span></text:p>
          </table:table-cell>
          <table:table-cell/>
          <table:table-cell office:value-type="float" office:value="20090805">
            <text:p>20090805</text:p>
          </table:table-cell>
        </table:table-row>
        <table:table-row table:style-name="ro11">
          <table:table-cell/>
          <table:table-cell office:value-type="string">
            <text:p>Chinese</text:p>
          </table:table-cell>
          <table:table-cell table:style-name="ce10" office:value-type="string">
            <text:p>书目著录</text:p>
          </table:table-cell>
          <table:table-cell table:style-name="ce53" office:value-type="string">
            <text:p>识别某一书目资源的一组书目数据。</text:p>
            <text:p><text:s text:c="57"/></text:p>
          </table:table-cell>
          <table:table-cell table:style-name="ce136"/>
          <table:table-cell table:style-name="ce164" office:value-type="string">
            <text:p><text:span text:style-name="T98">描述性编目 </text:span><text:span text:style-name="T99">[RT]</text:span></text:p>
          </table:table-cell>
          <table:table-cell table:style-name="ce194" office:value-type="string">
            <text:p><text:span text:style-name="T9">ISBD</text:span><text:span text:style-name="T139">经修改</text:span></text:p>
          </table:table-cell>
          <table:table-cell table:style-name="ce216" office:value-type="float" office:value="20090805">
            <text:p>20090805</text:p>
          </table:table-cell>
        </table:table-row>
        <table:table-row table:style-name="ro1">
          <table:table-cell/>
          <table:table-cell office:value-type="string">
            <text:p>Croatian</text:p>
          </table:table-cell>
          <table:table-cell table:style-name="ce30" office:value-type="string">
            <text:p>Bibliografski opis</text:p>
          </table:table-cell>
          <table:table-cell table:style-name="ce85" office:value-type="string">
            <text:p>Skup bibliografskih podataka koji identificiraju bibliografsku jedinicu.</text:p>
          </table:table-cell>
          <table:table-cell/>
          <table:table-cell table:style-name="ce30" office:value-type="string">
            <text:p>Deskriptivna katalogizacija [SP]</text:p>
          </table:table-cell>
          <table:table-cell table:style-name="ce84" office:value-type="string">
            <text:p>ISBD, prerađeno</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Bibliografický popis</text:p>
          </table:table-cell>
          <table:table-cell office:value-type="string">
            <text:p>soubor bibliografických údajů identifikujících bibliografický zdroj.</text:p>
          </table:table-cell>
          <table:table-cell/>
          <table:table-cell table:style-name="ce8" office:value-type="string">
            <text:p>Popisná katalogizace [RT]</text:p>
          </table:table-cell>
          <table:table-cell table:style-name="ce51" office:value-type="string">
            <text:p>modifikace ISBD</text:p>
          </table:table-cell>
          <table:table-cell office:value-type="float" office:value="20090812">
            <text:p>20090812</text:p>
          </table:table-cell>
        </table:table-row>
        <table:table-row table:style-name="ro1">
          <table:table-cell/>
          <table:table-cell office:value-type="string">
            <text:p>French</text:p>
          </table:table-cell>
          <table:table-cell office:value-type="string">
            <text:p>Description bibliographique</text:p>
          </table:table-cell>
          <table:table-cell table:style-name="ce70" office:value-type="string">
            <text:p>Ensemble de données bibliographiques qui identifie une ressource bibliographique.</text:p>
          </table:table-cell>
          <table:table-cell table:style-name="ce2"/>
          <table:table-cell table:style-name="ce43" office:value-type="string">
            <text:p><text:span text:style-name="T4">Catalogage descriptif </text:span><text:span text:style-name="T5">[TA]</text:span></text:p>
          </table:table-cell>
          <table:table-cell table:style-name="ce51" office:value-type="string">
            <text:p>ISBD modifiée</text:p>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Bibliografische Beschreibung</text:p>
          </table:table-cell>
          <table:table-cell table:style-name="ce1" office:value-type="string">
            <text:p>Ein Set bibliografischer Daten, das eine bibliografische Ressource identifiziert.</text:p>
          </table:table-cell>
          <table:table-cell/>
          <table:table-cell table:style-name="ce11" office:value-type="string">
            <text:p>Formalerschließung [VB]</text:p>
          </table:table-cell>
          <table:table-cell office:value-type="string">
            <text:p>modifiziert nach ISBD</text:p>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Descrizione bibliografica</text:p>
          </table:table-cell>
          <table:table-cell table:style-name="ce54" office:value-type="string">
            <text:p>Insieme di dati bibliografici che identificano una risorsa bibliografica.</text:p>
          </table:table-cell>
          <table:table-cell/>
          <table:table-cell table:style-name="ce12" office:value-type="string">
            <text:p>Catalogazione descrittiva [RT]</text:p>
          </table:table-cell>
          <table:table-cell table:style-name="ce54" office:value-type="string">
            <text:p>ISBD modificato</text:p>
          </table:table-cell>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書誌記述</text:p>
          </table:table-cell>
          <table:table-cell table:style-name="ce3" office:value-type="string">
            <text:p>ある書誌的資源を識別する一群の書誌データ。</text:p>
          </table:table-cell>
          <table:table-cell table:style-name="ce3"/>
          <table:table-cell table:style-name="ce148" office:value-type="string">
            <text:p><text:span text:style-name="T100">記述目録作業［</text:span><text:span text:style-name="T74">RT</text:span><text:span text:style-name="T100">］</text:span><text:span text:style-name="T101">　</text:span></text:p>
          </table:table-cell>
          <table:table-cell table:style-name="ce195" office:value-type="string">
            <text:p><text:span text:style-name="T140">ISBD</text:span><text:span text:style-name="T141">より修正</text:span></text:p>
          </table:table-cell>
          <table:table-cell table:style-name="ce216" office:value-type="float" office:value="20090805">
            <text:p>20090805</text:p>
          </table:table-cell>
        </table:table-row>
        <table:table-row table:style-name="ro12">
          <table:table-cell/>
          <table:table-cell office:value-type="string">
            <text:p>Korean</text:p>
          </table:table-cell>
          <table:table-cell table:style-name="ce14" office:value-type="string">
            <text:p>서지기술</text:p>
          </table:table-cell>
          <table:table-cell table:style-name="ce56" office:value-type="string">
            <text:p><text:span text:style-name="T1">서지자원을 식별하는 일련의 서지데이터 </text:span><text:span text:style-name="T12">[</text:span><text:span text:style-name="T1">출처</text:span><text:span text:style-name="T12">: ISBD</text:span><text:span text:style-name="T1">의 것을 수정</text:span><text:span text:style-name="T12">]</text:span></text:p>
          </table:table-cell>
          <table:table-cell table:style-name="ce135"/>
          <table:table-cell table:style-name="ce41" office:value-type="string">
            <text:p><text:span text:style-name="T1">기술목록법 </text:span><text:span text:style-name="T3">(Descriptive cataloguing) [RT]</text:span><text:span text:style-name="T102">도 보라</text:span></text:p>
          </table:table-cell>
          <table:table-cell table:style-name="ce196" office:value-type="string">
            <text:p><text:span text:style-name="T35">ISBD</text:span><text:span text:style-name="T38">의 것을 수정</text:span></text:p>
          </table:table-cell>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Bibliogrāfiskais apraksts</text:p>
          </table:table-cell>
          <table:table-cell table:style-name="ce57" office:value-type="string">
            <text:p>bibliogrāfisko datu kopums bibliogrāfiskā resursa identificēšanai.</text:p>
          </table:table-cell>
          <table:table-cell/>
          <table:table-cell table:style-name="ce15" office:value-type="string">
            <text:p>Aprakstošā kataloģizācija [ST]</text:p>
          </table:table-cell>
          <table:table-cell table:style-name="ce90" office:value-type="string">
            <text:p><text:span text:style-name="T28">modificētais </text:span><text:span text:style-name="T29">ISBD</text:span></text:p>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Descrição bibliográfica</text:p>
          </table:table-cell>
          <table:table-cell office:value-type="string">
            <text:p>Conjunto de dados bibliográficos que identificam um recurso bibliográfico.</text:p>
          </table:table-cell>
          <table:table-cell/>
          <table:table-cell table:style-name="ce8" office:value-type="string">
            <text:p>Catalogação descritiva [TR]</text:p>
          </table:table-cell>
          <table:table-cell table:style-name="ce51" office:value-type="string">
            <text:p>ISBD</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Библиографическое описание </text:p>
          </table:table-cell>
          <table:table-cell table:style-name="ce58" office:value-type="string">
            <text:p>совокупность библиографических данных, идентифицирующих библиографический ресурс.</text:p>
          </table:table-cell>
          <table:table-cell table:style-name="ce5"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Bibliografický popis</text:p>
          </table:table-cell>
          <table:table-cell table:style-name="ce59" office:value-type="string">
            <text:p>súbor bibliografických údajov identifikujúcich bibliografický zdroj.</text:p>
          </table:table-cell>
          <table:table-cell table:style-name="ce61"/>
          <table:table-cell table:style-name="ce16" office:value-type="string">
            <text:p>Popisná katalogizácia [RT]</text:p>
          </table:table-cell>
          <table:table-cell table:style-name="ce59" office:value-type="string">
            <text:p>modifikácia ISBD</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Bibliografski opis</text:p>
          </table:table-cell>
          <table:table-cell office:value-type="string">
            <text:p>zbir bibliografskih podatkov, ki identificirajo bibliografski vir.</text:p>
          </table:table-cell>
          <table:table-cell/>
          <table:table-cell table:style-name="ce8" office:value-type="string">
            <text:p>Opisna katalogizacija (SP)</text:p>
          </table:table-cell>
          <table:table-cell table:style-name="ce51" office:value-type="string">
            <text:p>prirejeno po ISBD</text:p>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Descripción bibliográfica</text:p>
          </table:table-cell>
          <table:table-cell table:style-name="ce77" office:value-type="string">
            <text:p>Conjunto de información bibliográfica que identifica un recurso bibliográfico.</text:p>
          </table:table-cell>
          <table:table-cell table:style-name="ce98"/>
          <table:table-cell table:style-name="ce17" office:value-type="string">
            <text:p>Catalogación descriptiva [TR]</text:p>
          </table:table-cell>
          <table:table-cell table:style-name="ce200" office:value-type="string">
            <text:p>ISBD modificado</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Bibliografisk beskrivning</text:p>
          </table:table-cell>
          <table:table-cell table:style-name="ce61" office:value-type="string">
            <text:p>En uppsättning bibliografiska data som identifierar en bibliografisk resurs.</text:p>
          </table:table-cell>
          <table:table-cell/>
          <table:table-cell table:style-name="ce18" office:value-type="string">
            <text:p>Deskriptiv katalogisering [RT]</text:p>
          </table:table-cell>
          <table:table-cell table:style-name="ce186" office:value-type="string">
            <text:p>modifierat från ISBD</text:p>
          </table:table-cell>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รายละเอียดทางบรรณานุกรม</text:p>
          </table:table-cell>
          <table:table-cell table:style-name="ce35" office:value-type="string">
            <text:p>ชุดข้อมูลบรรณานุกรมที่ระบุทรัพยากรทาง บรรณานุกรม</text:p>
          </table:table-cell>
          <table:table-cell table:style-name="ce128" table:number-columns-repeated="2"/>
          <table:table-cell table:style-name="ce78" office:value-type="string">
            <text:p><text:span text:style-name="T9">ISBD </text:span><text:span text:style-name="T18">ฉบับปรับปรุง</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Mô tả thư mục</text:p>
          </table:table-cell>
          <table:table-cell table:style-name="ce50" office:value-type="string">
            <text:p>Tập hợp dữ liệu thư mục xác định nguồn thư mục.</text:p>
          </table:table-cell>
          <table:table-cell/>
          <table:table-cell table:style-name="ce156" office:value-type="string">
            <text:p><text:span text:style-name="T6">Mục lục mô tả </text:span><text:span text:style-name="T71">[Thuật ngữ liên quan]</text:span></text:p>
          </table:table-cell>
          <table:table-cell table:style-name="ce186" office:value-type="string">
            <text:p>ISBD chỉnh sửa</text:p>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Bibliographic record</text:p>
          </table:table-cell>
          <table:table-cell table:style-name="ce50" office:value-type="string">
            <text:p>A set of data elements that describes and provides access to a bibliographic resource and identifies related works and expressions.</text:p>
          </table:table-cell>
          <table:table-cell/>
          <table:table-cell table:style-name="ce7"/>
          <table:table-cell table:style-name="ce186"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table:style-name="ce31" office:value-type="string">
            <text:p>Regjistrim bibliografik</text:p>
          </table:table-cell>
          <table:table-cell table:style-name="ce86" office:value-type="string">
            <text:p>Grup me elemente të dhënash që përshkruajnë dhe sigurojnë akces në një burim bibliografik, dhe identifikojnë veprat dhe shprehjet që lidhen me të.</text:p>
          </table:table-cell>
          <table:table-cell table:number-columns-repeated="3"/>
          <table:table-cell office:value-type="float" office:value="20090812">
            <text:p>20090812</text:p>
          </table:table-cell>
        </table:table-row>
        <table:table-row table:style-name="ro1">
          <table:table-cell/>
          <table:table-cell office:value-type="string">
            <text:p>Arabic</text:p>
          </table:table-cell>
          <table:table-cell table:style-name="ce9" office:value-type="string">
            <text:p>التسجيلة الببليوغرافية</text:p>
          </table:table-cell>
          <table:table-cell table:style-name="ce52" office:value-type="string">
            <text:p><text:span text:style-name="T8">مجموعة من عناصر البيانات التي تصف وتتيح الوصول إلى المصدر الببليوغرافي وتحدد الأعمال والتعبيرات ذات العلاقة</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书目记录</text:p>
          </table:table-cell>
          <table:table-cell table:style-name="ce53" office:value-type="string">
            <text:p>描述和检索某一书目资源以及识别相关作品和内容表达的一组数据单元。</text:p>
          </table:table-cell>
          <table:table-cell table:style-name="ce6" table:number-columns-repeated="2"/>
          <table:table-cell table:style-name="ce198"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table:style-name="ce31" office:value-type="string">
            <text:p>Bibliografski zapis</text:p>
          </table:table-cell>
          <table:table-cell table:style-name="ce86" office:value-type="string">
            <text:p>Skup podatkovnih elemenata koji opisuju i osiguravaju pristup bibliografskoj jedinici i identificiraju srodna djela i izraze.</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Bibliografický záznam</text:p>
          </table:table-cell>
          <table:table-cell office:value-type="string">
            <text:p>soubor datových prvků, který popisuje bibliografický zdroj, poskytuje k němu přístup a identifikuje související díla a vyjádření.</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Notice bibliographique</text:p>
          </table:table-cell>
          <table:table-cell office:value-type="string">
            <text:p>Ensemble des éléments de données qui décrit et donne accès à une ressource bibliographique, et qui identifie les œuvres et les expressions associées.</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Bibliografischer Datensatz</text:p>
          </table:table-cell>
          <table:table-cell table:style-name="ce1" office:value-type="string">
            <text:p>Ein Set von Datenelementen, das eine bibliografische Ressource beschreibt und den Zugriff darauf bietet, sowie mit dieser verwandte Werke und Expressionen identifiziert.</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Registrazione bibliografica</text:p>
          </table:table-cell>
          <table:table-cell table:style-name="ce54" office:value-type="string">
            <text:p>Insieme di dati che descrive e fornisce accesso a una risorsa bibliografica e identifica opere ed espressioni ad essa correlate.</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書誌レコード</text:p>
          </table:table-cell>
          <table:table-cell table:style-name="ce55" office:value-type="string">
            <text:p><text:span text:style-name="T10">書誌的資源の記述および書誌的資源へのアクセス提供を行い、また関連する著作および表現形を識別する一群のデータ要素。</text:span><text:span text:style-name="T11">　　</text:span></text:p>
          </table:table-cell>
          <table:table-cell table:style-name="ce3" table:number-columns-repeated="3"/>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서지레코드</text:p>
          </table:table-cell>
          <table:table-cell table:style-name="ce56" office:value-type="string">
            <text:p><text:span text:style-name="T1">서지 자원을 기술하고 접근하기 위한 데이터 요소의 집합으로서 관련 저작과 표현형을 식별한다</text:span><text:span text:style-name="T12">.</text:span></text:p>
          </table:table-cell>
          <table:table-cell table:style-name="ce135" table:number-columns-repeated="3"/>
          <table:table-cell office:value-type="float" office:value="20090805">
            <text:p>20090805</text:p>
          </table:table-cell>
        </table:table-row>
        <table:table-row table:style-name="ro1">
          <table:table-cell/>
          <table:table-cell office:value-type="string">
            <text:p>Latvian</text:p>
          </table:table-cell>
          <table:table-cell table:style-name="ce15" office:value-type="string">
            <text:p>Bibliogrāfiskais ieraksts</text:p>
          </table:table-cell>
          <table:table-cell table:style-name="ce57" office:value-type="string">
            <text:p>datu elementu kopums, kas apraksta bibliogrāfisko resursu un nodrošina tam piekļuvi, kā arī identificē radniecīgos darbus un izteiksmes.</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office:value-type="string">
            <text:p>Registo bibliográfico</text:p>
          </table:table-cell>
          <table:table-cell office:value-type="string">
            <text:p>Conjunto de elementos de dados que descreve e dá acesso a um recurso bibliográfico e identifica obras e expressões relacionadas.</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Библиографическая запись</text:p>
          </table:table-cell>
          <table:table-cell table:style-name="ce58" office:value-type="string">
            <text:p>совокупность элементов данных для описания и обеспечения доступа к библиографическому ресурсу и идентификации связанных произведений и выражений.</text:p>
          </table:table-cell>
          <table:table-cell table:style-name="ce5"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Bibliografický záznam</text:p>
          </table:table-cell>
          <table:table-cell table:style-name="ce59" office:value-type="string">
            <text:p>súbor údajových prvkov, ktorý popisuje bibliografický zdroj, poskytuje k nemu prístup a identifikuje súvisiace diela a vyjadrenia.</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Bibliografski zapis</text:p>
          </table:table-cell>
          <table:table-cell office:value-type="string">
            <text:p>zbir podatkov, ki opisujejo bibliografski vir in omogočajo dostop do njega ter identificirajo sorodna dela in izrazne oblike.</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Registro bibliográfico</text:p>
          </table:table-cell>
          <table:table-cell table:style-name="ce77" office:value-type="string">
            <text:p>Un conjunto de elementos de información que describe y proporciona acceso a un recurso bibliográfico e identifica las obras relacionadas y las expresiones.</text:p>
          </table:table-cell>
          <table:table-cell table:style-name="ce9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Bibliografisk post</text:p>
          </table:table-cell>
          <table:table-cell table:style-name="ce61" office:value-type="string">
            <text:p>En uppsättning dataelement som beskriver och ger tillgång till en bibliografisk resurs samt identifierar relaterade verk och uttryck.</text:p>
          </table:table-cell>
          <table:table-cell table:number-columns-repeated="3"/>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รายการบรรณานุกรม</text:p>
          </table:table-cell>
          <table:table-cell table:style-name="ce35" office:value-type="string">
            <text:p>ชุดองค์ประกอบข้อมูลที่บรรยายและเชื่อมโยงการเข้าถึงทรัพยากรทางบรรณานุกรมและระบุงานและรูปแบบการนำเสนอที่เกี่ยวข้อง</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Biểu ghi thư mục</text:p>
          </table:table-cell>
          <table:table-cell table:style-name="ce50" office:value-type="string">
            <text:p>Tập hợp các yếu tố dữ liệu mô tả và cung cấp truy cập tới nguồn thư mục và xác định tác phẩm hay biểu ngữ.</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Bibliographic resource</text:p>
          </table:table-cell>
          <table:table-cell table:style-name="ce50" office:value-type="string">
            <text:p>An entity within the realm of library and similar collections consisting of the products of intellectual or artistic endeavour. <text:s/>Bibliographic resources in the FRBR model are the Group 1 entities: work, expression, manifestation, and item.</text:p>
          </table:table-cell>
          <table:table-cell/>
          <table:table-cell table:style-name="ce7"/>
          <table:table-cell table:style-name="ce186"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table:style-name="ce32" office:value-type="string">
            <text:p>Burim bibliografik</text:p>
          </table:table-cell>
          <table:table-cell table:style-name="ce75" office:value-type="string">
            <text:p>Entitet në sferën bibliotekare ose në koleksione të ngjashme që është produkt i përpjekjeve intelektuale ose artistike. Burimet bibliografike janë entitetet e Grupit 1 në modelin FRBR: vepra, shprehja, manifestimi dhe njësia.</text:p>
          </table:table-cell>
          <table:table-cell table:style-name="ce137"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مصدر الببليوغرافي</text:p>
          </table:table-cell>
          <table:table-cell table:style-name="ce87" office:value-type="string">
            <text:p><text:span text:style-name="T8">هو كيان متداخل ضمن عالم المكتبات والمجموعات المماثلة، ويشمل منتجات الإبداعات الفكرية والفنية</text:span><text:span text:style-name="T23">. </text:span><text:span text:style-name="T8">والمصادر الببليوغرافية في نمو</text:span><text:span text:style-name="T24">ذ</text:span><text:span text:style-name="T8">ج</text:span><text:span text:style-name="T18"> </text:span><text:span text:style-name="T9">FRBR </text:span><text:span text:style-name="T8">هي كيانات المجموعة الأولى</text:span><text:span text:style-name="T23">: </text:span><text:span text:style-name="T8">العمل، التعبير، الإظهار والوعاء</text:span><text:span text:style-name="T9">.</text:span></text:p>
          </table:table-cell>
          <table:table-cell table:number-columns-repeated="3"/>
          <table:table-cell office:value-type="float" office:value="20090805">
            <text:p>20090805</text:p>
          </table:table-cell>
        </table:table-row>
        <table:table-row table:style-name="ro7">
          <table:table-cell/>
          <table:table-cell office:value-type="string">
            <text:p>Chinese</text:p>
          </table:table-cell>
          <table:table-cell table:style-name="ce10" office:value-type="string">
            <text:p>书目资源</text:p>
          </table:table-cell>
          <table:table-cell table:style-name="ce88" office:value-type="string">
            <text:p><text:span text:style-name="T25">在图书馆以及由知识或艺术创作的产品所组成的类似收藏领域中的一个实体。在</text:span><text:span text:style-name="T26">FRBR</text:span><text:span text:style-name="T25">模型中的书目资源是第</text:span><text:span text:style-name="T26">1</text:span><text:span text:style-name="T25">组实体：作品、内容表达、载体表现和单件。</text:span></text:p>
            <text:p/>
          </table:table-cell>
          <table:table-cell table:style-name="ce6" table:number-columns-repeated="2"/>
          <table:table-cell table:style-name="ce198"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table:style-name="ce30" office:value-type="string">
            <text:p>Bibliografska jedinica</text:p>
          </table:table-cell>
          <table:table-cell table:style-name="ce85" office:value-type="string">
            <text:p>Entitet unutar područja knjižničnih i sličnih zbirki koje sadrže proizvode intelektualnog ili umjetničkog dostignuća. Bibliografsku jedinicu u modelu FRBR čine entiteti prve skupine: djelo, izraz, pojavni oblik i jedinica građe.</text:p>
          </table:table-cell>
          <table:table-cell table:style-name="ce138"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Bibliografický zdroj</text:p>
          </table:table-cell>
          <table:table-cell office:value-type="string">
            <text:p>entita v rámci sféry knihovních a podobných sbírek sestávající z výsledků intelektuálního či uměleckého úsilí. Bibliografické zdroje v modelu FRBR jsou entity Skupiny 1: dílo, vyjádření, provedení a jednotka.</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Ressource bibliographique</text:p>
          </table:table-cell>
          <table:table-cell office:value-type="string">
            <text:p>Entité constituée par les produits d'une entreprise intellectuelle ou artistique, aussi bien dans le domaine des bibliothèques que dans celui de collections similaires. Dans le modèle FRBR, les ressources bibliographiques sont les entités du Groupe 1 : œuvre, expression, manifestation, et item.</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Bibliografische Ressource</text:p>
          </table:table-cell>
          <table:table-cell table:style-name="ce1" office:value-type="string">
            <text:p>Eine Entität im Bereich von Bibliotheksbeständen und ähnlichen Sammlungen, die aus den Produkten von intellektuellen oder künstlerischen Bemühungen besteht. Bibliografische Ressourcen im FRBR-Modell sind die Entitäten der Gruppe 1: Werk, Expression, Manifestation und Exemplar.</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Risorsa bibliografica</text:p>
          </table:table-cell>
          <table:table-cell table:style-name="ce54" office:value-type="string">
            <text:p>Un’entità nell’ambito della biblioteca e di raccolte analoghe che consiste di prodotti dell’attività intellettuale o artistica. Nel modello FRBR le risorse bibliografiche sono le entità del I Gruppo: opera, espressione, manifestazione ed esemplare.</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書誌的資源</text:p>
          </table:table-cell>
          <table:table-cell table:style-name="ce89" office:value-type="string">
            <text:p><text:span text:style-name="T1">知的・芸術的活動の成果から成る、図書館領域および類似領域のコレクションの中の実体。</text:span><text:span text:style-name="T27">FRBR</text:span><text:span text:style-name="T1">モデルにおける書誌的資源は、グループ</text:span><text:span text:style-name="T27">1</text:span><text:span text:style-name="T1">の実体である著作、表現形、体現形および個別資料である。</text:span><text:span text:style-name="T11">　　</text:span></text:p>
          </table:table-cell>
          <table:table-cell table:style-name="ce3" table:number-columns-repeated="3"/>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서지자원</text:p>
          </table:table-cell>
          <table:table-cell table:style-name="ce56" office:value-type="string">
            <text:p><text:span text:style-name="T1">지적 혹은 예술적 노력의 산물로 구성된 도서관 및 유사한 집서에서의 개체</text:span><text:span text:style-name="T12">. FRBR </text:span><text:span text:style-name="T1">모형에서 서지자원은 그룹</text:span><text:span text:style-name="T12">1</text:span><text:span text:style-name="T1">의 개체로 저작</text:span><text:span text:style-name="T12">, </text:span><text:span text:style-name="T1">표현형</text:span><text:span text:style-name="T12">, </text:span><text:span text:style-name="T1">구현형</text:span><text:span text:style-name="T12">, </text:span><text:span text:style-name="T1">개별자료이다</text:span><text:span text:style-name="T12">.</text:span></text:p>
          </table:table-cell>
          <table:table-cell table:style-name="ce135" table:number-columns-repeated="3"/>
          <table:table-cell office:value-type="float" office:value="20090805">
            <text:p>20090805</text:p>
          </table:table-cell>
        </table:table-row>
        <table:table-row table:style-name="ro1">
          <table:table-cell/>
          <table:table-cell office:value-type="string">
            <text:p>Latvian</text:p>
          </table:table-cell>
          <table:table-cell table:style-name="ce15" office:value-type="string">
            <text:p>Bibliogrāfiskais resurss</text:p>
          </table:table-cell>
          <table:table-cell table:style-name="ce90" office:value-type="string">
            <text:p><text:span text:style-name="T28">bibliotēku vai tamlīdzīgos krājumos esoša entītija, kas ietver intelektuāla vai mākslinieciska darba augļus. Atbilstoši </text:span><text:span text:style-name="T29">FRBR </text:span><text:span text:style-name="T28">modelim 1. grupas entītijas ir: darbs, izteiksme, manifestācija un vienība.</text:span></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office:value-type="string">
            <text:p>Recurso bibliográfico</text:p>
          </table:table-cell>
          <table:table-cell office:value-type="string">
            <text:p>Entidade do âmbito das coleções bibliográficas e similares consistindo em produtos de caráter intelectual ou artístico. Os recursos bibliográficos constituem, no modelo FRBR, as entidades do grupo 1: obra, expressão, manifestação e item.</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Библиографический ресурс </text:p>
          </table:table-cell>
          <table:table-cell table:style-name="ce72" office:value-type="string">
            <text:p><text:span text:style-name="T17">объект в сфере библиотечных или подобных коллекций, состоящий из продукта интеллектуального или художественного творчества. Библиографические ресурсы в модели </text:span><text:span text:style-name="T5">FRBR</text:span><text:span text:style-name="T17"> – это объекты 1-й группы: произведение, выражение, воплощение и физическая единица.</text:span></text:p>
          </table:table-cell>
          <table:table-cell table:style-name="ce5" table:number-columns-repeated="3"/>
          <table:table-cell office:value-type="float" office:value="20090805">
            <text:p>20090805</text:p>
          </table:table-cell>
        </table:table-row>
        <table:table-row table:style-name="ro2">
          <table:table-cell/>
          <table:table-cell office:value-type="string">
            <text:p>Slovak</text:p>
          </table:table-cell>
          <table:table-cell table:style-name="ce16" office:value-type="string">
            <text:p>Bibliografický zdroj</text:p>
          </table:table-cell>
          <table:table-cell table:style-name="ce73" office:value-type="string">
            <text:p>entita v rámci sféry knižničných a podobných zbierok</text:p>
            <text:p>pozostávajúca z výsledkov intelektuálneho alebo umeleckého úsilia. Bibliografické zdroje v modeli FRBR sú entity Skupiny 1: dielo, vyjadrenie, prezentácia a jednotka.</text:p>
          </table:table-cell>
          <table:table-cell table:style-name="ce139"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Bibliografski vir</text:p>
          </table:table-cell>
          <table:table-cell office:value-type="string">
            <text:p>entiteta znotraj knjižnice ali podobne zbirke del, ki je rezultat intelektualnih ali umetniških prizadevanj. Bibliografski viri v okviru modela FRBR so entitete 1. skupine: delo, izrazna oblika, pojavna oblika in enota.</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Recurso bibliográfico</text:p>
          </table:table-cell>
          <table:table-cell table:style-name="ce77" office:value-type="string">
            <text:p>Una entidad, dentro del ámbito de bibliotecas o colecciones similares, <text:s/>que consta del producto del esfuerzo intelectual o artístico. <text:s/>En el modelo FRBR, los recursos bibliográficos son las entidades del Grupo 1:obra, expresión, manifestación y ejemplar.</text:p>
          </table:table-cell>
          <table:table-cell table:style-name="ce9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Bibliografisk resurs</text:p>
          </table:table-cell>
          <table:table-cell table:style-name="ce61" office:value-type="string">
            <text:p>En entitet inom biblioteksvärlden och liknande samlingar. Bibliografiska resurser består av produkter av intellektuellt eller konstnärligt skapande. I FRBR-modellen utgör dessa resurser entiteterna i grupp 1: verk, uttryck, manifestation och exemplar.</text:p>
          </table:table-cell>
          <table:table-cell table:number-columns-repeated="3"/>
          <table:table-cell office:value-type="float" office:value="20090813">
            <text:p>20090813</text:p>
          </table:table-cell>
        </table:table-row>
        <table:table-row table:style-name="ro11">
          <table:table-cell/>
          <table:table-cell office:value-type="string">
            <text:p>Thai</text:p>
          </table:table-cell>
          <table:table-cell table:style-name="ce19" office:value-type="string">
            <text:p>ทรัพยากรทางบรรณานุกรม</text:p>
          </table:table-cell>
          <table:table-cell table:style-name="ce80" office:value-type="string">
            <text:p>เอนทิตีที่อยู่ภายในขอบเขตของห้องสมุดและ</text:p>
            <text:p><text:span text:style-name="T18">คอลเลกชั่นที่คล้ายกัน ประกอบไปด้วยผลงานอันเกิดจากความพยายามในเชิงสติปัญญาและศิลปะ ทรัพยากรทางบรรณานุกรมในแบบจำลอง </text:span><text:span text:style-name="T9">FRBR </text:span><text:span text:style-name="T18">คือ เอนทิตีในกลุ่มที่ </text:span><text:span text:style-name="T9">1 </text:span><text:span text:style-name="T18">ได้แก่ งาน รูปแบบการนำเสนอ รูปแบบการเผยแพร่ และหน่วยรายการ</text:span></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Nguồn thư mục</text:p>
          </table:table-cell>
          <table:table-cell table:style-name="ce50" office:value-type="string">
            <text:p>Một thực thể trong lĩnh vực thư viện và những bộ sưu tập tương tự bao gồm các sản phẩm trí tuệ hay sáng tạo nghệ thuật. Nguồn thư mục theo mô hình FRBR bao gồm những thực thể nhóm 1 như: tác phẩm, biểu ngữ, cách biểu thị và ấn phẩm.</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Bibliographic universe</text:p>
          </table:table-cell>
          <table:table-cell table:style-name="ce50" office:value-type="string">
            <text:p>The realm related to the collections of libraries, archives, museums, and other information communities.</text:p>
          </table:table-cell>
          <table:table-cell/>
          <table:table-cell table:style-name="ce7"/>
          <table:table-cell table:style-name="ce201"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Univers bibliografik</text:p>
          </table:table-cell>
          <table:table-cell office:value-type="string">
            <text:p>Fushë që përfshin koleksionet e bibliotekave, arkivave, muzeve dhe të bashkësive të tjera të informacionit.</text:p>
          </table:table-cell>
          <table:table-cell table:number-columns-repeated="3"/>
          <table:table-cell office:value-type="float" office:value="20090812">
            <text:p>20090812</text:p>
          </table:table-cell>
        </table:table-row>
        <table:table-row table:style-name="ro1">
          <table:table-cell/>
          <table:table-cell office:value-type="string">
            <text:p>Arabic</text:p>
          </table:table-cell>
          <table:table-cell table:style-name="ce9" office:value-type="string">
            <text:p>العالم الببليوغرافي</text:p>
          </table:table-cell>
          <table:table-cell table:style-name="ce64" office:value-type="string">
            <text:p><text:span text:style-name="T13">هو العالم المتعلق بمجموعات المكتبات، الأرشيفات، المتاحف وجمعيات المعلومات الأخرى</text:span><text:span text:style-name="T14">.</text:span></text:p>
          </table:table-cell>
          <table:table-cell table:number-columns-repeated="3"/>
          <table:table-cell office:value-type="float" office:value="20090805">
            <text:p>20090805</text:p>
          </table:table-cell>
        </table:table-row>
        <table:table-row table:style-name="ro7">
          <table:table-cell/>
          <table:table-cell office:value-type="string">
            <text:p>Chinese</text:p>
          </table:table-cell>
          <table:table-cell table:style-name="ce10" office:value-type="string">
            <text:p>书目世界</text:p>
          </table:table-cell>
          <table:table-cell table:style-name="ce91" office:value-type="string">
            <text:p>与图书馆、档案馆、博物馆以及其它信息机构的收藏相关的领域。 </text:p>
            <text:p/>
          </table:table-cell>
          <table:table-cell table:style-name="ce6" table:number-columns-repeated="2"/>
          <table:table-cell table:style-name="ce198"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Bibliografski univerzum</text:p>
          </table:table-cell>
          <table:table-cell office:value-type="string">
            <text:p>Područje koje se odnosi na zbirke knjižnica, arhiva, muzeja i drugih informacijskih zajednica.</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Bibliografické univerzum</text:p>
          </table:table-cell>
          <table:table-cell office:value-type="string">
            <text:p>sféra vztahující se ke sbírkám knihoven, archivů, muzeí a dalších informačních komunit.</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Univers bibliographique</text:p>
          </table:table-cell>
          <table:table-cell office:value-type="string">
            <text:p>Domaine relatif aux collections de bibliothèques, archives, musées et autres communautés du monde de l'information.</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Bibliografisches Universum</text:p>
          </table:table-cell>
          <table:table-cell table:style-name="ce1" office:value-type="string">
            <text:p>Der Bereich, der sich auf die Bestände von Bibliotheken, Archiven, Museen und anderen Informationscommunitys bezieht.</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Universo bibliografico</text:p>
          </table:table-cell>
          <table:table-cell table:style-name="ce54" office:value-type="string">
            <text:p>Il regno relativo alle raccolte delle biblioteche, degli archivi, dei musei e delle altre comunità dell’informazione.</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24" office:value-type="string">
            <text:p>書誌的宇宙</text:p>
          </table:table-cell>
          <table:table-cell table:style-name="ce55" office:value-type="string">
            <text:p><text:span text:style-name="T10">図書館、文書館、博物館・美術館およびその他の情報コミュニティのコレクションに関連する領域。</text:span><text:span text:style-name="T11">　　</text:span></text:p>
          </table:table-cell>
          <table:table-cell table:style-name="ce3" table:number-columns-repeated="3"/>
          <table:table-cell table:style-name="ce216" office:value-type="float" office:value="20090805">
            <text:p>20090805</text:p>
          </table:table-cell>
        </table:table-row>
        <table:table-row table:style-name="ro12">
          <table:table-cell/>
          <table:table-cell office:value-type="string">
            <text:p>Korean</text:p>
          </table:table-cell>
          <table:table-cell table:style-name="ce33" office:value-type="string">
            <text:p>서지 세계</text:p>
          </table:table-cell>
          <table:table-cell table:style-name="ce92" office:value-type="string">
            <text:p><text:span text:style-name="T30">도서관</text:span><text:span text:style-name="T31">, </text:span><text:span text:style-name="T30">박물관</text:span><text:span text:style-name="T31">, </text:span><text:span text:style-name="T30">기타 정보 커뮤니티의 집서와 관련된 세계</text:span></text:p>
          </table:table-cell>
          <table:table-cell table:style-name="ce4" table:number-columns-repeated="3"/>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Bibliogrāfiskais visums</text:p>
          </table:table-cell>
          <table:table-cell table:style-name="ce57" office:value-type="string">
            <text:p>joma, kas attiecas uz bibliotēku, arhīvu, muzeju un citu informācijas kopienu krājumiem.</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table:style-name="ce34" office:value-type="string">
            <text:p>Universo bibliográfico</text:p>
          </table:table-cell>
          <table:table-cell table:style-name="ce93" office:value-type="string">
            <text:p>Domínio das coleções de bibliotecas, arquivos, museus e outras comunidades de informaçã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Библиографический универсум </text:p>
          </table:table-cell>
          <table:table-cell table:style-name="ce58" office:value-type="string">
            <text:p>сфера, <text:s/>объединяющая коллекции библиотек, архивов, музеев и других <text:s text:c="9"/>информационных сообществ.</text:p>
          </table:table-cell>
          <table:table-cell table:style-name="ce5"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Bibliografické univerzum</text:p>
          </table:table-cell>
          <table:table-cell table:style-name="ce59" office:value-type="string">
            <text:p>sféra vzťahujúca sa ku zbierkam knižníc, archívov, múzeí a ďalších informačných komunít.</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Bibliografski okvir</text:p>
          </table:table-cell>
          <table:table-cell office:value-type="string">
            <text:p>področje, ki obsega zbirke knjižnic, arhivov, muzejev in drugih informacijskih skupnosti.</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Universo bibliográfico</text:p>
          </table:table-cell>
          <table:table-cell table:style-name="ce94" office:value-type="string">
            <text:p>El ámbito relacionado con las colecciones de las bibliotecas, archivos, museos y otras comunidades de información.</text:p>
          </table:table-cell>
          <table:table-cell table:style-name="ce9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Bibliografisk värld</text:p>
          </table:table-cell>
          <table:table-cell table:style-name="ce61" office:value-type="string">
            <text:p>De företeelser som är kopplade till samlingar på bibliotek, arkiv, museer och andra informationsverksamheter.</text:p>
          </table:table-cell>
          <table:table-cell table:number-columns-repeated="3"/>
          <table:table-cell office:value-type="float" office:value="20090813">
            <text:p>20090813</text:p>
          </table:table-cell>
        </table:table-row>
        <table:table-row table:style-name="ro10">
          <table:table-cell/>
          <table:table-cell office:value-type="string">
            <text:p>Thai</text:p>
          </table:table-cell>
          <table:table-cell table:style-name="ce35" office:value-type="string">
            <text:p>โลกบรรณานุกรม</text:p>
          </table:table-cell>
          <table:table-cell table:style-name="ce80" office:value-type="string">
            <text:p>ขอบเขตที่เกี่ยวข้องกับคอลเลกชั่นของห้องสมุด หอจดหมายเหตุ </text:p>
            <text:p><text:span text:style-name="T9"><text:tab/></text:span><text:span text:style-name="T18">พิพิธภัณฑ์และชุมชนสารสนเทศอื่น ๆ</text:span></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Tổ hợp thư mục</text:p>
          </table:table-cell>
          <table:table-cell table:style-name="ce50" office:value-type="string">
            <text:p>Lĩnh vực liên quan đến những bộ sưu tập của thư viện, trung tâm lưu trữ, bảo tàng và cộng đồng thông tin khác.</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Bibliographically significant</text:p>
          </table:table-cell>
          <table:table-cell table:style-name="ce50" office:value-type="string">
            <text:p>A quality of an entity or attribute or relationship that has special meaning or value in the context of bibliographic resources.</text:p>
          </table:table-cell>
          <table:table-cell/>
          <table:table-cell table:style-name="ce7"/>
          <table:table-cell table:style-name="ce201"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table:style-name="ce32" office:value-type="string">
            <text:p>Bibliografikisht i rëndësishëm</text:p>
          </table:table-cell>
          <table:table-cell table:style-name="ce75" office:value-type="string">
            <text:p>Cilësi e një entiteti, atributi ose lidhjeje që ka kuptim ose vlerë të veçantë në kontekstin e burimeve bibliografike.</text:p>
          </table:table-cell>
          <table:table-cell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أهمية الببليوغرافية</text:p>
          </table:table-cell>
          <table:table-cell table:style-name="ce64" office:value-type="string">
            <text:p><text:span text:style-name="T13">هي ميزة لكيان أو حقل أو علاقة تحمل معنى خاص أو قيمة في سياق المصادر الببليوغرافية</text:span><text:span text:style-name="T14">.</text:span></text:p>
          </table:table-cell>
          <table:table-cell table:number-columns-repeated="3"/>
          <table:table-cell office:value-type="float" office:value="20090805">
            <text:p>20090805</text:p>
          </table:table-cell>
        </table:table-row>
        <table:table-row table:style-name="ro7">
          <table:table-cell/>
          <table:table-cell office:value-type="string">
            <text:p>Chinese</text:p>
          </table:table-cell>
          <table:table-cell table:style-name="ce36" office:value-type="string">
            <text:p>具有目录学意义的</text:p>
          </table:table-cell>
          <table:table-cell table:style-name="ce91" office:value-type="string">
            <text:p>实体、属性或关系的一种性质，在书目资源的环境中具有特别含义或赋值。</text:p>
            <text:p/>
          </table:table-cell>
          <table:table-cell table:style-name="ce6" table:number-columns-repeated="2"/>
          <table:table-cell table:style-name="ce198"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table:style-name="ce32" office:value-type="string">
            <text:p>Bibliografski značajan</text:p>
          </table:table-cell>
          <table:table-cell table:style-name="ce75" office:value-type="string">
            <text:p>Svojstvo entiteta ili atributa ili odnosa koje ima posebno značenje ili vrijednost u kontekstu bibliografske jedinice.</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Bibliograficky významný</text:p>
          </table:table-cell>
          <table:table-cell office:value-type="string">
            <text:p>kvalita entity či atributu nebo vztahu, která má speciální význam či hodnotu v kontextu bibliografického zdroje.</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Significatif du point de vue bibliographique</text:p>
          </table:table-cell>
          <table:table-cell office:value-type="string">
            <text:p>Qualité d'une entité, d'un attribut ou d'une relation qui a un sens ou un intérêt particulier dans le contexte des ressources bibliographiques.</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Bibliografisch relevant</text:p>
          </table:table-cell>
          <table:table-cell table:style-name="ce1" office:value-type="string">
            <text:p>Eine Qualität einer Entität oder ein Merkmal oder eine Beziehung, die im Kontext bibliografischer Ressourcen eine bestimmte Bedeutung oder einen bestimmten Wert hat.</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Bibliograficamente significativo</text:p>
          </table:table-cell>
          <table:table-cell table:style-name="ce54" office:value-type="string">
            <text:p>Qualità di un’entità o attributo o relazione che assume un senso o valore speciale nel contesto delle risorse bibliografiche.</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24" office:value-type="string">
            <text:p>書誌的有意性</text:p>
          </table:table-cell>
          <table:table-cell table:style-name="ce55" office:value-type="string">
            <text:p><text:span text:style-name="T10">書誌的資源において、特別の意味もしくは価値を有する実体または属性または関連の質。</text:span><text:span text:style-name="T11">　　</text:span></text:p>
          </table:table-cell>
          <table:table-cell table:style-name="ce3" table:number-columns-repeated="3"/>
          <table:table-cell table:style-name="ce216" office:value-type="float" office:value="20090805">
            <text:p>20090805</text:p>
          </table:table-cell>
        </table:table-row>
        <table:table-row table:style-name="ro12">
          <table:table-cell/>
          <table:table-cell office:value-type="string">
            <text:p>Korean</text:p>
          </table:table-cell>
          <table:table-cell table:style-name="ce33" office:value-type="string">
            <text:p>서지적으로 중요한</text:p>
          </table:table-cell>
          <table:table-cell table:style-name="ce92" office:value-type="string">
            <text:p><text:span text:style-name="T30">서지자원의 맥락에서 특별한 의미나 가치를 갖는 개체나 속성</text:span><text:span text:style-name="T31">, </text:span><text:span text:style-name="T30">관계의 질</text:span></text:p>
          </table:table-cell>
          <table:table-cell table:style-name="ce4" table:number-columns-repeated="3"/>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Bibliogrāfiski nozīmīgs</text:p>
          </table:table-cell>
          <table:table-cell table:style-name="ce57" office:value-type="string">
            <text:p>entītijas, atribūta vai attiecības īpašība, kurai ir īpaša nozīme vai vērtība bibliogrāfisko resursu kontekstā.</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office:value-type="string">
            <text:p>Bibliograficamente significativo</text:p>
          </table:table-cell>
          <table:table-cell office:value-type="string">
            <text:p>Qualidade de uma entidade, atributo ou relação que possui <text:s/>significado ou valor especial no contexto de recursos bibliográficos.</text:p>
          </table:table-cell>
          <table:table-cell table:number-columns-repeated="3"/>
          <table:table-cell office:value-type="float" office:value="20090812">
            <text:p>20090812</text:p>
          </table:table-cell>
        </table:table-row>
        <table:table-row table:style-name="ro2">
          <table:table-cell/>
          <table:table-cell office:value-type="string">
            <text:p>Russian</text:p>
          </table:table-cell>
          <table:table-cell office:value-type="string">
            <text:p>Библиографически значимый </text:p>
          </table:table-cell>
          <table:table-cell table:style-name="ce58" office:value-type="string">
            <text:p>свойство объекта, или атрибута, или связи, которое имеет особое значение или <text:s text:c="9"/>ценность в контексте библиографических ресурсов. <text:s text:c="9"/></text:p>
            <text:p/>
          </table:table-cell>
          <table:table-cell table:style-name="ce5"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Bibliograficky významný</text:p>
          </table:table-cell>
          <table:table-cell table:style-name="ce59" office:value-type="string">
            <text:p>kvalita entity alebo atribútu alebo vzťahu, ktorá má špeciálny význam alebo hodnotu v kontexte bibliografického zdroja.</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Bibliografsko pomemben</text:p>
          </table:table-cell>
          <table:table-cell office:value-type="string">
            <text:p>lastnost entitete, atributa ali odnosa, ki ima v kontekstu bibliografskih virov poseben pomen ali vrednost.</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37" office:value-type="string">
            <text:p>Bibliograficamente significativo</text:p>
          </table:table-cell>
          <table:table-cell table:style-name="ce95" office:value-type="string">
            <text:p><text:span text:style-name="T32">Una cualidad de una entidad, atributo o relación que tiene un </text:span><text:span text:style-name="T33">significado especial o alto valor en el contexto de los recursos bibliográficos.</text:span></text:p>
          </table:table-cell>
          <table:table-cell table:style-name="ce9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Bibliografiskt signifikant</text:p>
          </table:table-cell>
          <table:table-cell table:style-name="ce61" office:value-type="string">
            <text:p>En egenskap hos en entitet, attribut eller relation som har en särskild mening eller är särskilt värdefull då det rör sig om bibliografiska resurser.</text:p>
          </table:table-cell>
          <table:table-cell table:number-columns-repeated="3"/>
          <table:table-cell office:value-type="float" office:value="20090813">
            <text:p>20090813</text:p>
          </table:table-cell>
        </table:table-row>
        <table:table-row table:style-name="ro4">
          <table:table-cell/>
          <table:table-cell office:value-type="string">
            <text:p>Thai</text:p>
          </table:table-cell>
          <table:table-cell table:style-name="ce38" office:value-type="string">
            <text:p>ตำแหน่งที่ตั้ง</text:p>
          </table:table-cell>
          <table:table-cell table:style-name="ce38" office:value-type="string">
            <text:p>คุณภาพของเอนทิตีหรือแอททริบิวท์ หรือความสัมพันธ์ที่มีความหมายหรือคุณค่าพิเศษในบริบทของทรัพยากรทางบรรณานุกรม</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Giá trị thư mục</text:p>
          </table:table-cell>
          <table:table-cell table:style-name="ce50" office:value-type="string">
            <text:p>Đặc tính của thực thể, một vật hay mối quan hệ có ý nghĩa hay giá trị đặng biệt trong ngữ cảnh của nguồn thư mục.</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Carrier type</text:p>
          </table:table-cell>
          <table:table-cell table:style-name="ce50" office:value-type="string">
            <text:p>A designation that reflects the format of the storage medium and housing of a carrier in combination with the type of intermediation device required to view, play, run, etc., the content of a resource. Carrier type reflects attributes of a manifestation.</text:p>
          </table:table-cell>
          <table:table-cell/>
          <table:table-cell table:style-name="ce7"/>
          <table:table-cell table:style-name="ce186" office:value-type="string">
            <text:p>modified from Jan. 2008 Glossary for RDA</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Tipi i bartësit</text:p>
          </table:table-cell>
          <table:table-cell office:value-type="string">
            <text:p>Përcaktim që pasqyron formatin e mjedisit depozitues dhe ruajtës të një bartësi, të kombinuar me tipin e pajisjes ndërmjetëse që duhet për ta parë, interpretuar, dëgjuar etj., përmbajtjen e burimit. Tipi i bartësit pasqyron atributet e një manifestimi.</text:p>
          </table:table-cell>
          <table:table-cell table:number-columns-repeated="2"/>
          <table:table-cell table:style-name="ce51" office:value-type="string">
            <text:p>modifikuar nga RDA Glossary, janar 2008</text:p>
          </table:table-cell>
          <table:table-cell office:value-type="float" office:value="20090812">
            <text:p>20090812</text:p>
          </table:table-cell>
        </table:table-row>
        <table:table-row table:style-name="ro1">
          <table:table-cell/>
          <table:table-cell office:value-type="string">
            <text:p>Arabic</text:p>
          </table:table-cell>
          <table:table-cell table:style-name="ce9" office:value-type="string">
            <text:p>نوع الناقل</text:p>
          </table:table-cell>
          <table:table-cell table:style-name="ce52" office:value-type="string">
            <text:p><text:span text:style-name="T8">هو تحديد يعكس شكل وسيط التخزين واستضافة ناقل بالإضافة إلى شكل الجهاز الوسيط الذي يستخدم لرؤية، عرض، تشغيل، الخ محتوى المصدر</text:span><text:span text:style-name="T23">. </text:span><text:span text:style-name="T8">نوع الناقل يعكس خصائص الإظهار</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载体类型</text:p>
          </table:table-cell>
          <table:table-cell table:style-name="ce96" office:value-type="string">
            <text:p>反映载体的存储介质与安置的格式，并与对资源内容进行观看、放送、运行等所需的中介设备类型相结合的一种标识。载体类型反映载体表现的属性。</text:p>
          </table:table-cell>
          <table:table-cell table:style-name="ce6" table:number-columns-repeated="2"/>
          <table:table-cell table:style-name="ce202" office:value-type="string">
            <text:p><text:span text:style-name="T143">据</text:span><text:span text:style-name="T144">RDA 2008</text:span><text:span text:style-name="T143">年</text:span><text:span text:style-name="T144">1</text:span><text:span text:style-name="T143">月的词汇表修改</text:span></text:p>
          </table:table-cell>
          <table:table-cell table:style-name="ce216" office:value-type="float" office:value="20090805">
            <text:p>20090805</text:p>
          </table:table-cell>
        </table:table-row>
        <table:table-row table:style-name="ro1">
          <table:table-cell/>
          <table:table-cell office:value-type="string">
            <text:p>Croatian</text:p>
          </table:table-cell>
          <table:table-cell office:value-type="string">
            <text:p>Vrsta nositelja</text:p>
          </table:table-cell>
          <table:table-cell office:value-type="string">
            <text:p>Oznaka formata medija za pohranu i spremnicu nositelja u kombinaciji s vrstom posrednog pomagala neophodnog za pregledavanje, prikazivanje, izvođenje itd. sadržaja jedinica. Vrsta nositelja odražava atribute pojavnog oblika.</text:p>
          </table:table-cell>
          <table:table-cell table:number-columns-repeated="2"/>
          <table:table-cell table:style-name="ce51" office:value-type="string">
            <text:p>prerađeno iz Jan. 2008 Glossary RDA-a</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Typ nosiče</text:p>
          </table:table-cell>
          <table:table-cell office:value-type="string">
            <text:p>označení vystihující formát paměťového média a jeho nosiče v kombinaci s typem zařízení, které je potřebné pro zprostředkování (zobrazení, přehrání, spuštění atd.) obsahu zdroje. Typ nosiče reflektuje atributy provedení.</text:p>
          </table:table-cell>
          <table:table-cell table:number-columns-repeated="2"/>
          <table:table-cell table:style-name="ce51" office:value-type="string">
            <text:p>upraveno z Glossary for RDA, leden 2008</text:p>
          </table:table-cell>
          <table:table-cell office:value-type="float" office:value="20090812">
            <text:p>20090812</text:p>
          </table:table-cell>
        </table:table-row>
        <table:table-row table:style-name="ro1">
          <table:table-cell/>
          <table:table-cell office:value-type="string">
            <text:p>French</text:p>
          </table:table-cell>
          <table:table-cell office:value-type="string">
            <text:p>Support (Type de)</text:p>
          </table:table-cell>
          <table:table-cell office:value-type="string">
            <text:p>Appellation rendant compte de la présentation matérielle du support de stockage et de son conteneur, en combinaison avec le type de dispositif de médiation nécessaire pour visionner, activer, faire fonctionner, etc., le contenu d'une ressource. Le type de support rend compte des attributs d'une manifestation.</text:p>
          </table:table-cell>
          <table:table-cell table:number-columns-repeated="2"/>
          <table:table-cell table:style-name="ce51" office:value-type="string">
            <text:p>Glossaire de RDA, version de janvier 2008, modifiée</text:p>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Art des Trägers</text:p>
          </table:table-cell>
          <table:table-cell table:style-name="ce1" office:value-type="string">
            <text:p>Eine Bezeichnung, welche das Format des Speichermediums und des Behältnisses eines Trägers [housing of a carrier] widerspiegelt, in Verbindung mit der Angabe, welches Wiedergabegerät benötigt wird, um den Inhalt der Ressource betrachten, abspielen, ausführen etc. zu können. Die Art des Trägers spiegelt die Merkmale einer Manifestation wider.</text:p>
          </table:table-cell>
          <table:table-cell table:number-columns-repeated="2"/>
          <table:table-cell office:value-type="string">
            <text:p>modifiziert aus RDA-Glossar, Stand Jan. 2008</text:p>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Tipo di supporto</text:p>
          </table:table-cell>
          <table:table-cell table:style-name="ce54" office:value-type="string">
            <text:p>Designazione che rispecchia il formato del mezzo di archiviazione e la custodia del supporto insieme con il tipo di apparecchiatura richiesta per vedere, ascoltare, scorrere, ecc. il contenuto di una risorsa. Il tipo di supporto rispecchia gli attributi di una manifestazione.</text:p>
          </table:table-cell>
          <table:table-cell table:number-columns-repeated="2"/>
          <table:table-cell table:style-name="ce54" office:value-type="string">
            <text:p>modificata dal Glossario RDA, gennaio 2008</text:p>
          </table:table-cell>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キャリア種別</text:p>
          </table:table-cell>
          <table:table-cell table:style-name="ce97" office:value-type="string">
            <text:p><text:span text:style-name="T10">資料の内容を見る、再生する、作動させる等のために必要とする媒介装置の種別と組み合わせて、格納する媒体の形式およびキャリアの収納方法を示す表示。</text:span><text:span text:style-name="T1">キャリア種別は体現形の属性を示す。</text:span><text:span text:style-name="T34">　　</text:span></text:p>
          </table:table-cell>
          <table:table-cell table:style-name="ce6" table:number-columns-repeated="2"/>
          <table:table-cell table:style-name="ce188" office:value-type="string">
            <text:p><text:span text:style-name="T136">RDA</text:span><text:span text:style-name="T137">の</text:span><text:span text:style-name="T136">2008</text:span><text:span text:style-name="T137">年</text:span><text:span text:style-name="T136">1</text:span><text:span text:style-name="T137">月の用語集からの修正</text:span></text:p>
          </table:table-cell>
          <table:table-cell table:style-name="ce216" office:value-type="float" office:value="20090805">
            <text:p>20090805</text:p>
          </table:table-cell>
        </table:table-row>
        <table:table-row table:style-name="ro1">
          <table:table-cell/>
          <table:table-cell office:value-type="string">
            <text:p>Korean</text:p>
          </table:table-cell>
          <table:table-cell table:style-name="ce21" office:value-type="string">
            <text:p>수록매체 유형</text:p>
          </table:table-cell>
          <table:table-cell table:style-name="ce56" office:value-type="string">
            <text:p><text:span text:style-name="T1">자원의 내용을 보고</text:span><text:span text:style-name="T12">, </text:span><text:span text:style-name="T1">재생하고</text:span><text:span text:style-name="T12">, </text:span><text:span text:style-name="T1">작동하는 데 필요한 중개 장치의 종류와 결합하여 저장매체와 매체가 수록된 외장 형식을 나타내는 명칭</text:span><text:span text:style-name="T12">. </text:span><text:span text:style-name="T1">수록매체의 유형은 구현형의 속성을 반영한다</text:span><text:span text:style-name="T12">.</text:span></text:p>
          </table:table-cell>
          <table:table-cell table:style-name="ce135" table:number-columns-repeated="2"/>
          <table:table-cell table:style-name="ce189" office:value-type="string">
            <text:p><text:span text:style-name="T9">RDA </text:span><text:span text:style-name="T38">용어집</text:span><text:span text:style-name="T138">, 2008</text:span><text:span text:style-name="T38">년 </text:span><text:span text:style-name="T138">1</text:span><text:span text:style-name="T38">월 판의 수정</text:span></text:p>
          </table:table-cell>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Datu nesēja veids</text:p>
          </table:table-cell>
          <table:table-cell table:style-name="ce57" office:value-type="string">
            <text:p>apzīmējums, kas atspoguļo glabāšanas datneša/medija un tā ietvara/apvalka formātu apvienojumā ar resursa satura apskatīšanai, atskaņošanai, demonstrēšanai u.tml. nepieciešamo ierīci. Datu nesēja veids atspoguļo manifestācijas atribūtus.</text:p>
          </table:table-cell>
          <table:table-cell table:number-columns-repeated="2"/>
          <table:table-cell table:style-name="ce90" office:value-type="string">
            <text:p><text:span text:style-name="T29">RDA </text:span><text:span text:style-name="T28">Skaidrojošās vārdnīcas 2008. g. janvārī pieejamās versijas modificēta forma</text:span></text:p>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Tipo de suporte</text:p>
          </table:table-cell>
          <table:table-cell office:value-type="string">
            <text:p>Designação que reflete o formato do meio de armazenamento e acondicionamento de um suporte em combinação com o tipo de mecanismo de intermediação necessário para visualizar, tocar, fazer funcionar, etc., o conteúdo de um recurso. O tipo de suporte reflete atributos de uma manifestação.</text:p>
          </table:table-cell>
          <table:table-cell table:number-columns-repeated="2"/>
          <table:table-cell table:style-name="ce203" office:value-type="string">
            <text:p><text:span text:style-name="T93">Glossary for RDA</text:span><text:span text:style-name="T5">, Jan. 2008, modificado</text:span></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Тип носителя</text:p>
          </table:table-cell>
          <table:table-cell table:style-name="ce72" office:value-type="string">
            <text:p><text:span text:style-name="T17">обозначение, отражающее формат хранения средства и размещения носителя в сочетании с <text:s/>типом воспроизводящего устройства, необходимого, чтобы просмотреть, проиграть, запустить, и т.п. содержание ресурса. </text:span><text:span text:style-name="T5">Тип носителя отражает атрибуты воплощения.</text:span></text:p>
          </table:table-cell>
          <table:table-cell table:number-columns-repeated="2"/>
          <table:table-cell table:style-name="ce72" office:value-type="string">
            <text:p><text:span text:style-name="T17">Словарь </text:span><text:span text:style-name="T5">RDA</text:span><text:span text:style-name="T17"> от января 2008 г. (видоизмененный)</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Typ nosiča</text:p>
          </table:table-cell>
          <table:table-cell table:style-name="ce59" office:value-type="string">
            <text:p>označenie vystihujúce formát pamäťového média a jeho nosiča v kombinácii s typom zariadenia, ktoré je potrebné na sprostredkovanie (zobrazenie, prehranie, spustenie atď.) obsahu zdroja. Typ nosiča reflektuje atribúty prezentácie.</text:p>
          </table:table-cell>
          <table:table-cell table:number-columns-repeated="2"/>
          <table:table-cell table:style-name="ce59" office:value-type="string">
            <text:p>upravené z Heslára pre RDA, január 2008</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Vrsta nosilca</text:p>
          </table:table-cell>
          <table:table-cell office:value-type="string">
            <text:p>oznaka formata medija in fizične oblike nosilca za shranjevanje skupaj z vrsto posredne naprave, ki je potrebna za gledanje, predvajanje itn. vsebine vira. Vrsta nosilca je atribut pojavne oblike.</text:p>
          </table:table-cell>
          <table:table-cell table:number-columns-repeated="2"/>
          <table:table-cell table:style-name="ce51" office:value-type="string">
            <text:p>prirejeno po slovarčku RDA iz januarja 2008</text:p>
          </table:table-cell>
          <table:table-cell office:value-type="float" office:value="20090813">
            <text:p>20090813</text:p>
          </table:table-cell>
        </table:table-row>
        <table:table-row table:style-name="ro1">
          <table:table-cell/>
          <table:table-cell office:value-type="string">
            <text:p>Spanish</text:p>
          </table:table-cell>
          <table:table-cell table:style-name="ce37" office:value-type="string">
            <text:p>Tipo de soporte</text:p>
          </table:table-cell>
          <table:table-cell table:style-name="ce98" office:value-type="string">
            <text:p>Una designación que refleja el formato del medio de almacenamiento y albergue de un soporte en combinación con el tipo de mecanismo intermediario que se requiere para la visualización, funcionamiento, movimiento, etc. del contenido de un recurso. El tipo de soporte refleja los atributos de una manifestación.</text:p>
          </table:table-cell>
          <table:table-cell table:style-name="ce98" table:number-columns-repeated="2"/>
          <table:table-cell table:style-name="ce190" office:value-type="string">
            <text:p>Glosario de RDA modificado en enero 2008</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Bärartyp</text:p>
          </table:table-cell>
          <table:table-cell table:style-name="ce61" office:value-type="string">
            <text:p>En beteckning som anger lagringsmediets format och bärarens placering tillsammans med den typ av spelare som behövs för att se, spela, köra etc. resursens innehåll. Manifestationens attribut återspeglas i bärartypen.</text:p>
          </table:table-cell>
          <table:table-cell table:number-columns-repeated="2"/>
          <table:table-cell table:style-name="ce191" office:value-type="string">
            <text:p>modifierat från RDA:s ordlista (januari 2008)</text:p>
          </table:table-cell>
          <table:table-cell office:value-type="float" office:value="20090813">
            <text:p>20090813</text:p>
          </table:table-cell>
        </table:table-row>
        <table:table-row table:style-name="ro13">
          <table:table-cell/>
          <table:table-cell office:value-type="string">
            <text:p>Thai</text:p>
          </table:table-cell>
          <table:table-cell table:style-name="ce35" office:value-type="string">
            <text:p>ประเภทสื่อบรรจุ</text:p>
          </table:table-cell>
          <table:table-cell table:style-name="ce35" office:value-type="string">
            <text:p>ชื่อที่ใช้เรียกรูปแบบของสื่อบันทึก และเป็นที่อยู่ของสื่อบรรจุรวมกับประเภท</text:p>
            <text:p>ของเครื่องมือตัวกลางที่ใช้ในการชม เล่น ทำงาน เป็นต้น เนื้อหาทรัพยากร ประเภทของสื่อบรรจุเป็นแอททริบิวท์ของรูปแบบการเผยแพร่</text:p>
          </table:table-cell>
          <table:table-cell table:style-name="ce128" table:number-columns-repeated="2"/>
          <table:table-cell table:style-name="ce78" office:value-type="string">
            <text:p><text:span text:style-name="T18">ดัดแปลงจากอภิธานศัพท์ </text:span><text:span text:style-name="T9">RDA </text:span><text:span text:style-name="T18">ฉบับเดือนมกราคม ๒๕๕๑</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Dạng vật mang</text:p>
          </table:table-cell>
          <table:table-cell table:style-name="ce50" office:value-type="string">
            <text:p>Là tên phản ánh dạng thức của kho tàng và nhà cửa trong sự kết hợp với loại hình phương tiện yêu cầu để xem, để trình chiếu nội dung của nguồn lực. Dạng vật mang phản ánh thuộc tính của.</text:p>
          </table:table-cell>
          <table:table-cell table:number-columns-repeated="2"/>
          <table:table-cell table:style-name="ce186" office:value-type="string">
            <text:p>chỉnh sửa từ 01/2008 Bộ từ vựng dùng cho RDA</text:p>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11" office:value-type="string">
            <text:p>Collection</text:p>
          </table:table-cell>
          <table:table-cell table:style-name="ce1" office:value-type="string">
            <text:p>1. A real or virtual set of two or more works or parts of works combined or issued together. <text:s/>2. A real or virtual set of bibliographic resources held or created by a given institution. <text:s/></text:p>
          </table:table-cell>
          <table:table-cell/>
          <table:table-cell table:style-name="ce7"/>
          <table:table-cell table:style-name="ce201"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Koleksion</text:p>
          </table:table-cell>
          <table:table-cell office:value-type="string">
            <text:p>1. Grup real ose virtual prej dy ose më shumë veprash ose pjesë të veprave të bashkuara ose të botuara së bashku. 2. Grup real ose virtual burimesh bibliografike që mbahen ose janë krijuar nga një institucion i caktuar.</text:p>
          </table:table-cell>
          <table:table-cell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مجموعة</text:p>
          </table:table-cell>
          <table:table-cell table:style-name="ce69" office:value-type="string">
            <text:p><text:span text:style-name="T9">1. </text:span><text:span text:style-name="T13">مجموعة حقيقية أو افتراضية لعملين أو أكثر تم ضمهم أو إصدارهم معا</text:span><text:span text:style-name="T15">. </text:span><text:span text:style-name="T16">2</text:span><text:span text:style-name="T15">. </text:span><text:span text:style-name="T13">مجموعة حقيقية أو افتراضية لمصادر ببليوغرافية مقتناه أو منشأة من قبل هيئة</text:span><text:span text:style-name="T16">.</text:span></text:p>
          </table:table-cell>
          <table:table-cell table:number-columns-repeated="3"/>
          <table:table-cell office:value-type="float" office:value="20090805">
            <text:p>20090805</text:p>
          </table:table-cell>
        </table:table-row>
        <table:table-row table:style-name="ro2">
          <table:table-cell/>
          <table:table-cell office:value-type="string">
            <text:p>Chinese</text:p>
          </table:table-cell>
          <table:table-cell table:style-name="ce39" office:value-type="string">
            <text:p><text:span text:style-name="T1">合集 </text:span><text:span text:style-name="T2">(1) </text:span><text:span text:style-name="T1">收藏 </text:span><text:span text:style-name="T2">(2)</text:span></text:p>
          </table:table-cell>
          <table:table-cell table:style-name="ce99" office:value-type="string">
            <text:p><text:span text:style-name="T9">1.</text:span><text:span text:style-name="T25">由两种或两种以上的作品或作品多个部分结合在一起或一起发布的真实的或虚拟的一套资源。</text:span></text:p>
            <text:p><text:span text:style-name="T35">2. </text:span><text:span text:style-name="T25">某一特定机构拥有的或创建的真实的或虚拟的一组书目资源。</text:span></text:p>
          </table:table-cell>
          <table:table-cell table:style-name="ce6" table:number-columns-repeated="2"/>
          <table:table-cell table:style-name="ce198"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Zbirka</text:p>
          </table:table-cell>
          <table:table-cell office:value-type="string">
            <text:p>1. Stvarni ili virtualni skup dvaju ili više djela ili njihovih dijelova spojenih ili zajedno objavljenih. 2. Stvarni ili virtualni skup bibliografskih jedinica koje čuva ili ih je izradila određena ustanova.</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table:style-name="ce40" office:value-type="string">
            <text:p>Soubor/sbírka</text:p>
          </table:table-cell>
          <table:table-cell table:style-name="ce100" office:value-type="string">
            <text:p>1. reálný či virtuální soubor dvou či více děl či částí děl kombinovaných či vydaných dohromady. <text:s/>2. reálný či virtuální sbírka bibliografických zdrojů vytvořená nebo vlastněná danou institucí.</text:p>
          </table:table-cell>
          <table:table-cell table:style-name="ce140" table:number-columns-repeated="3"/>
          <table:table-cell office:value-type="float" office:value="20090812">
            <text:p>20090812</text:p>
          </table:table-cell>
        </table:table-row>
        <table:table-row table:style-name="ro2">
          <table:table-cell/>
          <table:table-cell office:value-type="string">
            <text:p>French</text:p>
          </table:table-cell>
          <table:table-cell office:value-type="string">
            <text:p>Collection</text:p>
          </table:table-cell>
          <table:table-cell table:style-name="ce70" office:value-type="string">
            <text:p>1. Ensemble réel ou virtuel de plusieurs œuvres ou parties d'œuvres réunies ou publiées ensemble.</text:p>
            <text:p>2. Ensemble réel ou virtuel de ressources bibliographiques conservé ou créé par une institution donnée.</text:p>
          </table:table-cell>
          <table:table-cell table:style-name="ce2"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Sammlung</text:p>
          </table:table-cell>
          <table:table-cell table:style-name="ce101" office:value-type="string">
            <text:p><text:span text:style-name="T9">1. Ein reales oder virtuelles Set von zwei oder mehr Werken oder Teilen von Werken, die zusammengefasst oder miteinander herausgegeben wurden. 2. Ein reales oder virtuelles Set bibliografischer Ressourcen, das in einer bestimmten Institution vorhanden ist </text:span><text:span text:style-name="T9">von ihr angelegt wurde.</text:span></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Raccolta</text:p>
          </table:table-cell>
          <table:table-cell table:style-name="ce54" office:value-type="string">
            <text:p>1. Insieme reale o virtuale di due o più opere riunite o pubblicate insieme. 2. Insieme reale o virtuale di risorse bibliografiche possedute o create da una determinata istituzione.</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合集</text:p>
          </table:table-cell>
          <table:table-cell table:style-name="ce102" office:value-type="string">
            <text:p><text:span text:style-name="T1">組み合わされたまたは一緒に発行された、</text:span><text:span text:style-name="T27">2</text:span><text:span text:style-name="T1">以上の著作または</text:span><text:span text:style-name="T27">2</text:span><text:span text:style-name="T1">以上の著作の部分から成る現実のまたは仮想的な一群。</text:span></text:p>
          </table:table-cell>
          <table:table-cell table:style-name="ce3" table:number-columns-repeated="3"/>
          <table:table-cell table:style-name="ce216" office:value-type="float" office:value="20090805">
            <text:p>20090805</text:p>
          </table:table-cell>
        </table:table-row>
        <table:table-row table:style-name="ro1">
          <table:table-cell/>
          <table:table-cell office:value-type="string">
            <text:p>Japanese</text:p>
          </table:table-cell>
          <table:table-cell table:style-name="ce13" office:value-type="string">
            <text:p>コレクション</text:p>
          </table:table-cell>
          <table:table-cell table:style-name="ce3" office:value-type="string">
            <text:p>特定の機関によって保有されるかまたは作成された、現実のまたは仮想的な一群の書誌的資源。　　</text:p>
          </table:table-cell>
          <table:table-cell table:style-name="ce3" table:number-columns-repeated="3"/>
          <table:table-cell table:style-name="ce217"/>
        </table:table-row>
        <table:table-row table:style-name="ro1">
          <table:table-cell table:style-name="ce3"/>
          <table:table-cell table:style-name="ce6" office:value-type="string">
            <text:p>Korean</text:p>
          </table:table-cell>
          <table:table-cell table:style-name="ce41" office:value-type="string">
            <text:p><text:span text:style-name="T1">합집</text:span><text:span text:style-name="T3">, </text:span><text:span text:style-name="T1">선집</text:span><text:span text:style-name="T3">, </text:span><text:span text:style-name="T1">전집</text:span></text:p>
          </table:table-cell>
          <table:table-cell table:style-name="ce103" office:value-type="string">
            <text:p><text:span text:style-name="T36">1)</text:span><text:span text:style-name="T37"> – </text:span><text:span text:style-name="T38">실제나 가상으로 둘 이상의 저작 혹은 저작의 여러 부분이 결합되었거나 함께 간행된 저작의 집합</text:span></text:p>
          </table:table-cell>
          <table:table-cell table:style-name="ce4" table:number-columns-repeated="3"/>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장서</text:p>
          </table:table-cell>
          <table:table-cell table:style-name="ce103" office:value-type="string">
            <text:p><text:span text:style-name="T36">2) </text:span><text:span text:style-name="T37">– </text:span><text:span text:style-name="T38">실제나 가상으로 특정 기관이 소장하고 있거나 생성한 서지자원의 집합</text:span></text:p>
          </table:table-cell>
          <table:table-cell table:style-name="ce4" table:number-columns-repeated="3"/>
          <table:table-cell table:style-name="ce218"/>
        </table:table-row>
        <table:table-row table:style-name="ro1">
          <table:table-cell table:style-name="ce4"/>
          <table:table-cell table:style-name="ce6" office:value-type="string">
            <text:p>Latvian</text:p>
          </table:table-cell>
          <table:table-cell table:style-name="ce15" office:value-type="string">
            <text:p>Krājums</text:p>
          </table:table-cell>
          <table:table-cell table:style-name="ce57" office:value-type="string">
            <text:p>1. Divu vai vairāku apvienotu vai kopīgi izdotu darbu reāls vai virtuāls kopums. 2. Konkrētas institūcijas radīts vai tās īpašumā esošs bibliogrāfisko resursu virtuāls vai reāls kopums.</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table:style-name="ce34" office:value-type="string">
            <text:p>Coleção</text:p>
          </table:table-cell>
          <table:table-cell table:style-name="ce104" office:value-type="string">
            <text:p>1. Conjunto real ou virtual de duas ou mais obras combinadas ou publicadas conjuntamente. <text:s/>2. Conjunto real ou virtual de recursos bibliográficos mantidos ou criados por uma dada instituiçã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Сборник </text:p>
          </table:table-cell>
          <table:table-cell table:style-name="ce58" office:value-type="string">
            <text:p>1) – реальная или виртуальная совокупность двух или более произведений или частей произведений, объединенных или выпущенных вместе.</text:p>
          </table:table-cell>
          <table:table-cell table:style-name="ce5" table:number-columns-repeated="3"/>
          <table:table-cell office:value-type="float" office:value="20090805">
            <text:p>20090805</text:p>
          </table:table-cell>
        </table:table-row>
        <table:table-row table:style-name="ro1">
          <table:table-cell/>
          <table:table-cell office:value-type="string">
            <text:p>Russian</text:p>
          </table:table-cell>
          <table:table-cell office:value-type="string">
            <text:p>Собрание</text:p>
          </table:table-cell>
          <table:table-cell table:style-name="ce58" office:value-type="string">
            <text:p>2) – реальная или виртуальная совокупность библиографических ресурсов, которые хранятся или создаются в данном учреждении.</text:p>
          </table:table-cell>
          <table:table-cell table:style-name="ce5" table:number-columns-repeated="3"/>
          <table:table-cell table:style-name="ce219"/>
        </table:table-row>
        <table:table-row table:style-name="ro1">
          <table:table-cell table:style-name="ce5"/>
          <table:table-cell office:value-type="string">
            <text:p>Slovak</text:p>
          </table:table-cell>
          <table:table-cell table:style-name="ce16" office:value-type="string">
            <text:p>Súbor/zbierka</text:p>
          </table:table-cell>
          <table:table-cell table:style-name="ce59" office:value-type="string">
            <text:p>1. reálny alebo virtuálny súbor dvoch alebo viacerých diel alebo častí diel kombinovaných alebo vydaných spolu. 2. reálna alebo virtuálna zbierka bibliografických zdrojov vytvorená alebo vlastnená danou inštitúciou.</text:p>
          </table:table-cell>
          <table:table-cell table:style-name="ce139"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Zbirka</text:p>
          </table:table-cell>
          <table:table-cell office:value-type="string">
            <text:p>1. dejanska ali virtualna skupina dveh ali več del v kombinaciji ali skupni izdaji; <text:s/>2. dejanska ali virtualna skupina bibliografskih virov, ki jih hrani ali ustvari določena institucija.</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Colección</text:p>
          </table:table-cell>
          <table:table-cell table:style-name="ce60" office:value-type="string">
            <text:p>1. Un conjunto real o virtual de dos o más obras, o partes de obras, combinadas o publicadas juntas. 2. Un conjunto real o virtual de recursos bibliográficos mantenidos o creados por una institución dada.</text:p>
          </table:table-cell>
          <table:table-cell table:style-name="ce9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Samling</text:p>
          </table:table-cell>
          <table:table-cell table:style-name="ce61" office:value-type="string">
            <text:p>1. En fysisk eller virtuell grupp bestående av två eller flera verk eller delar av verk som kombinerats eller givits ut tillsammans. 2. En fysisk eller virtuell grupp bestående av bibliografiska resurser som ägs eller skapats av en bestämd institution.</text:p>
          </table:table-cell>
          <table:table-cell table:number-columns-repeated="3"/>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คอลเลกชั่น</text:p>
          </table:table-cell>
          <table:table-cell table:style-name="ce78" office:value-type="string">
            <text:p><text:span text:style-name="T18">๑</text:span><text:span text:style-name="T9">. </text:span><text:span text:style-name="T18">ชุดจริงหรือชุดเสมือนงานที่รวมหรือผลิตด้วยกันมากกว่าสองงานขึ้นไป ๒</text:span><text:span text:style-name="T9">. </text:span><text:span text:style-name="T18">ชุดจริงหรือชุดเสมือนทรัพยากรทางบรรณานุกรมที่จัดเก็บหรือสร้างขึ้นโดย สถาบันที่กำหนด</text:span></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11" office:value-type="string">
            <text:p>Bộ sưu tập</text:p>
          </table:table-cell>
          <table:table-cell table:style-name="ce1" office:value-type="string">
            <text:p>1. Tập hợp có thật hay ảo của 2 hay nhiều tác phẩm, hay nhiều phần của ấn phẩm được kết hợp lại hoặc cùng xuất bản. <text:s/>2. Tập hợp có thật hay ảo của nguồn lực thư mục được tổ chức hay tạo nên bởi một cơ quan nào đó.</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Concept</text:p>
          </table:table-cell>
          <table:table-cell table:style-name="ce50" office:value-type="string">
            <text:p>An abstract notion or idea.</text:p>
          </table:table-cell>
          <table:table-cell/>
          <table:table-cell table:style-name="ce7"/>
          <table:table-cell table:style-name="ce186" office:value-type="string">
            <text:p>FRAD (associated with subjects),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Koncept</text:p>
          </table:table-cell>
          <table:table-cell office:value-type="string">
            <text:p>Nocion ose ide abstrakte.</text:p>
          </table:table-cell>
          <table:table-cell table:number-columns-repeated="2"/>
          <table:table-cell table:style-name="ce51" office:value-type="string">
            <text:p>FRAD (lidhur me subjektet), FRBR</text:p>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مفهوم</text:p>
          </table:table-cell>
          <table:table-cell table:style-name="ce64" office:value-type="string">
            <text:p><text:span text:style-name="T13">فكرة أو ملاحظة مجردة</text:span><text:span text:style-name="T14">.</text:span></text:p>
          </table:table-cell>
          <table:table-cell table:number-columns-repeated="3"/>
          <table:table-cell office:value-type="float" office:value="20090805">
            <text:p>20090805</text:p>
          </table:table-cell>
        </table:table-row>
        <table:table-row table:style-name="ro7">
          <table:table-cell/>
          <table:table-cell office:value-type="string">
            <text:p>Chinese</text:p>
          </table:table-cell>
          <table:table-cell table:style-name="ce10" office:value-type="string">
            <text:p>概念</text:p>
          </table:table-cell>
          <table:table-cell table:style-name="ce6" office:value-type="string">
            <text:p><text:span text:style-name="T1">一个抽象的观念或思想。</text:span></text:p>
            <text:p/>
          </table:table-cell>
          <table:table-cell table:style-name="ce6" table:number-columns-repeated="2"/>
          <table:table-cell table:style-name="ce204" office:value-type="string">
            <text:p><text:span text:style-name="T145">FRAD</text:span><text:span text:style-name="T135">（与主题结合），</text:span><text:span text:style-name="T145">FRBR</text:span></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Pojam</text:p>
          </table:table-cell>
          <table:table-cell office:value-type="string">
            <text:p>Apstraktna zamisao ili ideja.</text:p>
          </table:table-cell>
          <table:table-cell table:number-columns-repeated="2"/>
          <table:table-cell table:style-name="ce51" office:value-type="string">
            <text:p>FRAD (vezano uz predmete), FRBR</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Koncept</text:p>
          </table:table-cell>
          <table:table-cell office:value-type="string">
            <text:p>abstraktní pojem či idea.</text:p>
          </table:table-cell>
          <table:table-cell table:number-columns-repeated="2"/>
          <table:table-cell table:style-name="ce51" office:value-type="string">
            <text:p>FRAD (související předměty), FRBR</text:p>
          </table:table-cell>
          <table:table-cell office:value-type="float" office:value="20090812">
            <text:p>20090812</text:p>
          </table:table-cell>
        </table:table-row>
        <table:table-row table:style-name="ro1">
          <table:table-cell/>
          <table:table-cell office:value-type="string">
            <text:p>French</text:p>
          </table:table-cell>
          <table:table-cell office:value-type="string">
            <text:p>Concept</text:p>
          </table:table-cell>
          <table:table-cell office:value-type="string">
            <text:p>Notion abstraite ou idée.</text:p>
          </table:table-cell>
          <table:table-cell table:number-columns-repeated="2"/>
          <table:table-cell table:style-name="ce70" office:value-type="string">
            <text:p>FRAD (associé aux sujets), FRBR</text:p>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Begriff</text:p>
          </table:table-cell>
          <table:table-cell table:style-name="ce1" office:value-type="string">
            <text:p>Ein abstrakter Gedanke oder eine Idee.</text:p>
          </table:table-cell>
          <table:table-cell table:number-columns-repeated="2"/>
          <table:table-cell office:value-type="string">
            <text:p>FRAD (in Verbindung mit Schlagworten), FRBR</text:p>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Concetto</text:p>
          </table:table-cell>
          <table:table-cell table:style-name="ce54" office:value-type="string">
            <text:p>Nozione astratta o idea.</text:p>
          </table:table-cell>
          <table:table-cell table:number-columns-repeated="2"/>
          <table:table-cell table:style-name="ce54" office:value-type="string">
            <text:p>FRAD (associate con soggetti), FRBR</text:p>
          </table:table-cell>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概念</text:p>
          </table:table-cell>
          <table:table-cell table:style-name="ce55" office:value-type="string">
            <text:p><text:span text:style-name="T10">抽象的観念や思想。</text:span><text:span text:style-name="T11">　　</text:span></text:p>
          </table:table-cell>
          <table:table-cell table:style-name="ce3" table:number-columns-repeated="2"/>
          <table:table-cell table:style-name="ce188" office:value-type="string">
            <text:p><text:span text:style-name="T136">FRAD</text:span><text:span text:style-name="T137">（主題に関する）、</text:span><text:span text:style-name="T136">FRBR</text:span></text:p>
          </table:table-cell>
          <table:table-cell office:value-type="float" office:value="20090805">
            <text:p>20090805</text:p>
          </table:table-cell>
        </table:table-row>
        <table:table-row table:style-name="ro1">
          <table:table-cell/>
          <table:table-cell office:value-type="string">
            <text:p>Korean</text:p>
          </table:table-cell>
          <table:table-cell table:style-name="ce14" office:value-type="string">
            <text:p>개념</text:p>
          </table:table-cell>
          <table:table-cell table:style-name="ce105" office:value-type="string">
            <text:p>추상적 관념이나 사상</text:p>
          </table:table-cell>
          <table:table-cell table:style-name="ce6" table:number-columns-repeated="2"/>
          <table:table-cell table:style-name="ce196" office:value-type="string">
            <text:p><text:span text:style-name="T35">FRAD(</text:span><text:span text:style-name="T38">주제와 관련하여</text:span><text:span text:style-name="T52">), FRBR</text:span></text:p>
          </table:table-cell>
          <table:table-cell office:value-type="float" office:value="20090805">
            <text:p>20090805</text:p>
          </table:table-cell>
        </table:table-row>
        <table:table-row table:style-name="ro1">
          <table:table-cell/>
          <table:table-cell office:value-type="string">
            <text:p>Latvian</text:p>
          </table:table-cell>
          <table:table-cell table:style-name="ce15" office:value-type="string">
            <text:p>Jēdziens</text:p>
          </table:table-cell>
          <table:table-cell table:style-name="ce57" office:value-type="string">
            <text:p>abstrakts priekšstats vai ideja.</text:p>
          </table:table-cell>
          <table:table-cell table:number-columns-repeated="2"/>
          <table:table-cell table:style-name="ce90" office:value-type="string">
            <text:p><text:span text:style-name="T29">FRAD </text:span><text:span text:style-name="T28">(saistībā ar priekšmetu)</text:span><text:span text:style-name="T29">, FRBR</text:span></text:p>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Conceito</text:p>
          </table:table-cell>
          <table:table-cell office:value-type="string">
            <text:p>Noção ou ideia abstracta.</text:p>
          </table:table-cell>
          <table:table-cell table:number-columns-repeated="2"/>
          <table:table-cell table:style-name="ce51" office:value-type="string">
            <text:p>FRAD (relacionado com assuntos), FRBR</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Концепция</text:p>
          </table:table-cell>
          <table:table-cell office:value-type="string">
            <text:p>абстрактное понятие или идея.</text:p>
          </table:table-cell>
          <table:table-cell table:number-columns-repeated="2"/>
          <table:table-cell table:style-name="ce203" office:value-type="string">
            <text:p><text:span text:style-name="T5">FRAD (</text:span><text:span text:style-name="T93">относительно объекта</text:span><text:span text:style-name="T5">), FRBR</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Koncept</text:p>
          </table:table-cell>
          <table:table-cell table:style-name="ce59" office:value-type="string">
            <text:p>abstraktný pojem alebo idea.</text:p>
          </table:table-cell>
          <table:table-cell table:number-columns-repeated="2"/>
          <table:table-cell table:style-name="ce59" office:value-type="string">
            <text:p>FRAD (súvisiace predmety), FRBR</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Pojem</text:p>
          </table:table-cell>
          <table:table-cell office:value-type="string">
            <text:p>abstrakcija ali ideja.</text:p>
          </table:table-cell>
          <table:table-cell table:number-columns-repeated="2"/>
          <table:table-cell table:style-name="ce51" office:value-type="string">
            <text:p>FRAD (v povezavi s temami), FRBR</text:p>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Concepto</text:p>
          </table:table-cell>
          <table:table-cell table:style-name="ce60" office:value-type="string">
            <text:p>Una idea o noción abstracta</text:p>
          </table:table-cell>
          <table:table-cell table:style-name="ce98" table:number-columns-repeated="2"/>
          <table:table-cell table:style-name="ce190" office:value-type="string">
            <text:p>FRAD (asociado con materias), FRBR</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Koncept</text:p>
          </table:table-cell>
          <table:table-cell table:style-name="ce61" office:value-type="string">
            <text:p>En abstrakt föreställning eller idé.</text:p>
          </table:table-cell>
          <table:table-cell table:number-columns-repeated="2"/>
          <table:table-cell table:style-name="ce191" office:value-type="string">
            <text:p>FRAD (i relation till ämnen), FRBR</text:p>
          </table:table-cell>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แนวคิด</text:p>
          </table:table-cell>
          <table:table-cell table:style-name="ce38" office:value-type="string">
            <text:p>ความคิดหรือความเข้าใจทางนามธรรม</text:p>
          </table:table-cell>
          <table:table-cell table:style-name="ce128" table:number-columns-repeated="2"/>
          <table:table-cell table:style-name="ce74" office:value-type="string">
            <text:p><text:span text:style-name="T9">FRAD (</text:span><text:span text:style-name="T18">ที่เกี่ยวกับหัวเรื่อง</text:span><text:span text:style-name="T19">), FRBR</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Khái niệm</text:p>
          </table:table-cell>
          <table:table-cell table:style-name="ce50" office:value-type="string">
            <text:p>Một ý niêm hay ý nghĩa trừu tương.</text:p>
          </table:table-cell>
          <table:table-cell table:number-columns-repeated="2"/>
          <table:table-cell table:style-name="ce186" office:value-type="string">
            <text:p>FRAD (kết hợp với chủ đề), FRBR</text:p>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Content type</text:p>
          </table:table-cell>
          <table:table-cell table:style-name="ce50" office:value-type="string">
            <text:p>A designation that reflects the fundamental form of communication in which the content is expressed and the human sense through which it is intended to be perceived. Content type reflects attributes of both work and expression.</text:p>
          </table:table-cell>
          <table:table-cell/>
          <table:table-cell table:style-name="ce7"/>
          <table:table-cell table:style-name="ce186" office:value-type="string">
            <text:p>modified from Jan. 2008 Glossary for RDA</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Tipi i përmbajtjes</text:p>
          </table:table-cell>
          <table:table-cell office:value-type="string">
            <text:p>Përcaktim që pasqyron formën themelore të komunikimit me të cilën shprehet përmbajtja dhe sensin human të të kuptohet. Tipi i përmbajtjes pasqyron atributet si të veprës ashtu dhe të shprehjes.</text:p>
          </table:table-cell>
          <table:table-cell table:number-columns-repeated="2"/>
          <table:table-cell table:style-name="ce51" office:value-type="string">
            <text:p>Fjalori për RDA modifikuar në janar 2008</text:p>
          </table:table-cell>
          <table:table-cell office:value-type="float" office:value="20090812">
            <text:p>20090812</text:p>
          </table:table-cell>
        </table:table-row>
        <table:table-row table:style-name="ro1">
          <table:table-cell/>
          <table:table-cell office:value-type="string">
            <text:p>Arabic</text:p>
          </table:table-cell>
          <table:table-cell table:style-name="ce9" office:value-type="string">
            <text:p>نوع المحتوى</text:p>
          </table:table-cell>
          <table:table-cell table:style-name="ce64" office:value-type="string">
            <text:p><text:span text:style-name="T13">هو تحديد يعكس شكل الاتصال الأساسي الذي يتم من خلاله التعبير عن المحتوى وإدراك الإنسان له</text:span><text:span text:style-name="T22">. </text:span><text:span text:style-name="T13">نوع المحتوى يعكس حقول العمل والتعبير</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内容类型</text:p>
          </table:table-cell>
          <table:table-cell table:style-name="ce96" office:value-type="string">
            <text:p>反映用以表达内容的基本交流形式以及用以感知内容的人类感官的一种标识。内容类型反映作品和内容表达两者的属性。</text:p>
          </table:table-cell>
          <table:table-cell table:style-name="ce6" table:number-columns-repeated="2"/>
          <table:table-cell table:style-name="ce202" office:value-type="string">
            <text:p><text:span text:style-name="T143">据</text:span><text:span text:style-name="T144">RDA 2008</text:span><text:span text:style-name="T143">年</text:span><text:span text:style-name="T144">1</text:span><text:span text:style-name="T143">月的词汇表修改</text:span></text:p>
          </table:table-cell>
          <table:table-cell table:style-name="ce216" office:value-type="float" office:value="20090805">
            <text:p>20090805</text:p>
          </table:table-cell>
        </table:table-row>
        <table:table-row table:style-name="ro1">
          <table:table-cell/>
          <table:table-cell office:value-type="string">
            <text:p>Croatian</text:p>
          </table:table-cell>
          <table:table-cell office:value-type="string">
            <text:p>Vrsta sadržaja</text:p>
          </table:table-cell>
          <table:table-cell office:value-type="string">
            <text:p>Oznaka temeljnog oblika komunikacije u kojem je izražen sadržaj i ljudskog osjetila za koje je namijenjen doživljaj sadržaja. Vrsta sadržaja odražava atribute djela i <text:s/>izraza.</text:p>
          </table:table-cell>
          <table:table-cell table:number-columns-repeated="2"/>
          <table:table-cell table:style-name="ce51" office:value-type="string">
            <text:p>prerađeno iz Jan. 2008 Glossary RDA-a</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Typ obsahu</text:p>
          </table:table-cell>
          <table:table-cell office:value-type="string">
            <text:p>označení vystihující základní formu komunikace, v níž je obsah vyjádřen, a lidský smysl, jehož prostřednictvím má být vnímán. Typ obsahu reflektuje atributy díla a vyjádření.</text:p>
          </table:table-cell>
          <table:table-cell table:number-columns-repeated="2"/>
          <table:table-cell table:style-name="ce51" office:value-type="string">
            <text:p>upraveno z Hesláře pro RDA, leden 2008</text:p>
          </table:table-cell>
          <table:table-cell office:value-type="float" office:value="20090812">
            <text:p>20090812</text:p>
          </table:table-cell>
        </table:table-row>
        <table:table-row table:style-name="ro1">
          <table:table-cell/>
          <table:table-cell office:value-type="string">
            <text:p>French</text:p>
          </table:table-cell>
          <table:table-cell office:value-type="string">
            <text:p>Contenu (Type de)</text:p>
          </table:table-cell>
          <table:table-cell table:style-name="ce106" office:value-type="string">
            <text:p>Appellation rendant compte de la forme de communication selon laquelle un contenu est exprimé et de l'approche sensorielle qui lui est associée. Le type de contenu rend compte des attributs de l'œuvre et de l'expression.</text:p>
          </table:table-cell>
          <table:table-cell table:style-name="ce2" table:number-columns-repeated="2"/>
          <table:table-cell table:style-name="ce70" office:value-type="string">
            <text:p>Glossaire de RDA, version de janvier 2008, modifiée</text:p>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Art des Inhalts</text:p>
          </table:table-cell>
          <table:table-cell table:style-name="ce1" office:value-type="string">
            <text:p>Eine Bezeichnung, die die grundlegende Kommunikationsform, in der der Inhalt zum Ausdruck gebracht ist, und das menschliche Sinnesorgan, durch das der Inhalt erfasst werden soll, widerspiegelt. Die Art des Inhalts spiegelt sowohl Eigenschaften von Werken als auch von Expressionen wider.</text:p>
          </table:table-cell>
          <table:table-cell table:number-columns-repeated="2"/>
          <table:table-cell office:value-type="string">
            <text:p>modifiziert aus RDA-Glossar, Stand Jan. 2008</text:p>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Tipo di contenuto</text:p>
          </table:table-cell>
          <table:table-cell table:style-name="ce54" office:value-type="string">
            <text:p>Designazione che rispecchia la forma principale di comunicazione per mezzo della quale il contenuto è espresso e la facoltà sensoriale mediante la quale si vuole che sia compresa. . Il tipo di contenuto rispecchia gli attributi sia dell’opera sia dell’espressione.</text:p>
          </table:table-cell>
          <table:table-cell table:number-columns-repeated="2"/>
          <table:table-cell table:style-name="ce54" office:value-type="string">
            <text:p>Glossario per RDA modificato nel gennaio 2008</text:p>
          </table:table-cell>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内容種別</text:p>
          </table:table-cell>
          <table:table-cell table:style-name="ce3" office:value-type="string">
            <text:p>内容が表現され、またそれを通じて人の感性が知覚することが意図されている伝達手段の基本的な形式を示す表示。内容種別は、著作および表現形の両者の属性を示す</text:p>
          </table:table-cell>
          <table:table-cell table:style-name="ce3" table:number-columns-repeated="2"/>
          <table:table-cell table:style-name="ce188" office:value-type="string">
            <text:p><text:span text:style-name="T136">RDA</text:span><text:span text:style-name="T137">の</text:span><text:span text:style-name="T136">2008</text:span><text:span text:style-name="T137">年</text:span><text:span text:style-name="T136">1</text:span><text:span text:style-name="T137">月の用語集からの修正</text:span></text:p>
          </table:table-cell>
          <table:table-cell table:style-name="ce216" office:value-type="float" office:value="20090805">
            <text:p>20090805</text:p>
          </table:table-cell>
        </table:table-row>
        <table:table-row table:style-name="ro12">
          <table:table-cell/>
          <table:table-cell office:value-type="string">
            <text:p>Korean</text:p>
          </table:table-cell>
          <table:table-cell table:style-name="ce14" office:value-type="string">
            <text:p>내용 유형</text:p>
          </table:table-cell>
          <table:table-cell table:style-name="ce107" office:value-type="string">
            <text:p><text:span text:style-name="T39">내용을 표현하고 이를 통하여 인간의 감각이 이를 지각할 수 있는 기본적인 커뮤니케이션 형식을 반영한 명칭</text:span><text:span text:style-name="T40">. </text:span><text:span text:style-name="T39">내용 유형은 저작과 표현형 모두의 속성을 반영한 것이다</text:span><text:span text:style-name="T40">.</text:span></text:p>
          </table:table-cell>
          <table:table-cell table:style-name="ce135" table:number-columns-repeated="2"/>
          <table:table-cell table:style-name="ce189" office:value-type="string">
            <text:p><text:span text:style-name="T9">RDA </text:span><text:span text:style-name="T38">용어집</text:span><text:span text:style-name="T138">, 2008</text:span><text:span text:style-name="T38">년 </text:span><text:span text:style-name="T138">1</text:span><text:span text:style-name="T38">월 판의 수정</text:span></text:p>
          </table:table-cell>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Satura veids</text:p>
          </table:table-cell>
          <table:table-cell table:style-name="ce57" office:value-type="string">
            <text:p>apzīmējums, kas atspoguļo komunikācijas pamatformu, kādā izteikts noteiktais saturs un cilvēka maņu orgānus, ar kādiem šo saturu paredzēts uztvert. Satura veids atspoguļo gan darba, gan izteiksmes atribūtus.</text:p>
          </table:table-cell>
          <table:table-cell table:number-columns-repeated="2"/>
          <table:table-cell table:style-name="ce90" office:value-type="string">
            <text:p><text:span text:style-name="T29">RDA </text:span><text:span text:style-name="T28">Skaidrojošās vārdnīcas 2008. g. janvārī pieejamās versijas modificēta forma</text:span></text:p>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Tipo de conteúdo</text:p>
          </table:table-cell>
          <table:table-cell office:value-type="string">
            <text:p>Designação que reflete a forma principal de comunicação na qual o conteúdo é expresso e o sentido humano através do qual se destina a ser percebido. O tipo de conteúdo reflete atributos tanto da obra como da expressão.</text:p>
          </table:table-cell>
          <table:table-cell table:number-columns-repeated="2"/>
          <table:table-cell table:style-name="ce203" office:value-type="string">
            <text:p><text:span text:style-name="T93">Glossary for RDA</text:span><text:span text:style-name="T5">, Jan. 2008, modificado</text:span></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Тип содержания <text:s/></text:p>
          </table:table-cell>
          <table:table-cell table:style-name="ce72" office:value-type="string">
            <text:p><text:span text:style-name="T17">обозначение, отражающее основополагающую форму сообщения, в которой выражается содержание, и то человеческое чувство, с помощью которого оно должно быть воспринято. </text:span><text:span text:style-name="T5">Тип содержания отражает атрибуты произведения и выражения.</text:span></text:p>
          </table:table-cell>
          <table:table-cell table:number-columns-repeated="2"/>
          <table:table-cell table:style-name="ce72" office:value-type="string">
            <text:p><text:span text:style-name="T17">Словарь </text:span><text:span text:style-name="T5">RDA</text:span><text:span text:style-name="T17"> от января 2008 г. (видоизмененный)</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Typ obsahu</text:p>
          </table:table-cell>
          <table:table-cell table:style-name="ce59" office:value-type="string">
            <text:p>označenie vystihujúce základnú formu komunikácie, v ktorej je obsah vyjadrený, a ľudský zmysel, prostredníctvom ktorého má byť vnímaný. Typ obsahu reflektuje atribúty diela a vyjadrenia.</text:p>
          </table:table-cell>
          <table:table-cell table:number-columns-repeated="2"/>
          <table:table-cell table:style-name="ce59" office:value-type="string">
            <text:p>upravené z Heslára pre RDA, január 2008</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Vrsta vsebine</text:p>
          </table:table-cell>
          <table:table-cell office:value-type="string">
            <text:p>oznaka, ki pojasnjuje osnovno komunikacijsko obliko, prek katere je izražena vsebina, in opredeljuje človeški čut, s katerim jo je mogoče dojemati. Vrsta vsebine je atribut dela in izrazne oblike.</text:p>
          </table:table-cell>
          <table:table-cell table:number-columns-repeated="2"/>
          <table:table-cell table:style-name="ce51" office:value-type="string">
            <text:p>prirejeno po slovarčku RDA iz januarja 2008</text:p>
          </table:table-cell>
          <table:table-cell office:value-type="float" office:value="20090813">
            <text:p>20090813</text:p>
          </table:table-cell>
        </table:table-row>
        <table:table-row table:style-name="ro1">
          <table:table-cell/>
          <table:table-cell office:value-type="string">
            <text:p>Spanish</text:p>
          </table:table-cell>
          <table:table-cell table:style-name="ce37" office:value-type="string">
            <text:p>Tipo de contenido</text:p>
          </table:table-cell>
          <table:table-cell table:style-name="ce95" office:value-type="string">
            <text:p><text:span text:style-name="T32">Una designación que refleja la forma fundamental de comunicación en la que se expresa el contenido y el sentido humano por el que se pretende que sea percibido. El tipo de contenido </text:span><text:span text:style-name="T33">refleja atributos de obra y expresión. <text:s text:c="13"/></text:span></text:p>
          </table:table-cell>
          <table:table-cell table:style-name="ce98" table:number-columns-repeated="2"/>
          <table:table-cell table:style-name="ce190" office:value-type="string">
            <text:p>Glosario de RDA modificado en enero 2008</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Innehållstyp</text:p>
          </table:table-cell>
          <table:table-cell table:style-name="ce63" office:value-type="string">
            <text:p><text:span text:style-name="T41">En beteckning som anger den grundläggande kommunikationsform innehållet är uttryckt i och det mänskliga sinne genom vilket det är avsett att uppfattas. </text:span><text:span text:style-name="T7">Både verket och uttryckets attribut återspeglas i innehållstypen.</text:span></text:p>
          </table:table-cell>
          <table:table-cell table:number-columns-repeated="2"/>
          <table:table-cell table:style-name="ce191" office:value-type="string">
            <text:p>modifierat från RDA:s ordlista (januari 2008)</text:p>
          </table:table-cell>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ประเภทเนื้อหา</text:p>
          </table:table-cell>
          <table:table-cell table:style-name="ce78" office:value-type="string">
            <text:p>ชื่อที่ใช้เรียกรูปแบบพื้นฐานของการสื่อสารที่แสดงเนื้อหา ผ่านการรับรู้ของ</text:p>
            <text:p><text:span text:style-name="T9"><text:tab/></text:span><text:span text:style-name="T18">มนุษย์ที่ต้องการ ประเภทเนื้อหาเป็นแอททริบิวท์ของงานและรูปแบบการนำเสนอ</text:span></text:p>
          </table:table-cell>
          <table:table-cell table:style-name="ce128" table:number-columns-repeated="2"/>
          <table:table-cell table:style-name="ce78" office:value-type="string">
            <text:p><text:span text:style-name="T18">ดัดแปลงจากอภิธานศัพท์ </text:span><text:span text:style-name="T9">RDA </text:span><text:span text:style-name="T18">ฉบับเดือนมกราคม ๒๕๕๑</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Loại khái niệm</text:p>
          </table:table-cell>
          <table:table-cell table:style-name="ce50" office:value-type="string">
            <text:p>Một tên gọi phản ánh hình thức cơ bản của sự giao tiếp khi nội dung được diễn đạt, khi sự hiểu biết của con người đạt được. Loại khái niệm phản ánh thuộc tính của cả tác phẩm và biểu ngữ.</text:p>
          </table:table-cell>
          <table:table-cell table:number-columns-repeated="2"/>
          <table:table-cell table:style-name="ce186" office:value-type="string">
            <text:p>chỉnh sửa từ 01/2008 Bộ từ vựng dùng cho RDA</text:p>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Controlled access point</text:p>
          </table:table-cell>
          <table:table-cell table:style-name="ce50" office:value-type="string">
            <text:p>An access point recorded in an authority record. Controlled access points include authorized forms of names as well as those designated as variant forms.</text:p>
          </table:table-cell>
          <table:table-cell/>
          <table:table-cell table:style-name="ce153" office:value-type="string">
            <text:p><text:span text:style-name="T6">Access point </text:span><text:span text:style-name="T67">[BT]</text:span><text:span text:style-name="T6">, Authorized access point </text:span><text:span text:style-name="T67">[NT]</text:span><text:span text:style-name="T6">, Name </text:span><text:span text:style-name="T67">[RT]</text:span><text:span text:style-name="T6">, Uncontrolled access point </text:span><text:span text:style-name="T67">[RT]</text:span><text:span text:style-name="T6">, Variant form of name </text:span><text:span text:style-name="T67">[NT]</text:span></text:p>
          </table:table-cell>
          <table:table-cell table:style-name="ce186" office:value-type="string">
            <text:p>GARR modified</text:p>
          </table:table-cell>
          <table:table-cell office:value-type="float" office:value="20090805">
            <text:p>20090805</text:p>
          </table:table-cell>
        </table:table-row>
        <table:table-row table:style-name="ro1">
          <table:table-cell/>
          <table:table-cell office:value-type="string">
            <text:p>Albanian</text:p>
          </table:table-cell>
          <table:table-cell table:style-name="ce31" office:value-type="string">
            <text:p>Pikë hyrëse e kontrolluar</text:p>
          </table:table-cell>
          <table:table-cell table:style-name="ce86" office:value-type="string">
            <text:p>Pikë hyrëse e regjistruar në një regjistrim termi të njësuar. Pikat hyrëse të kontrolluara përfshijnë format e autorizuara të emrave si dhe ato të përcaktuara si variante të formave të emrave.</text:p>
          </table:table-cell>
          <table:table-cell table:style-name="ce141"/>
          <table:table-cell table:style-name="ce31" office:value-type="string">
            <text:p>Emër [RT], Pikë hyrëse [BT], Pikë hyrëse e autorizuar [NT], Pikë hyrëse e pakontrolluar [RT], Variant i formës së emrit [NT]</text:p>
          </table:table-cell>
          <table:table-cell table:style-name="ce51" office:value-type="string">
            <text:p>GARR e modifikuar</text:p>
          </table:table-cell>
          <table:table-cell office:value-type="float" office:value="20090811">
            <text:p>20090811</text:p>
          </table:table-cell>
        </table:table-row>
        <table:table-row table:style-name="ro14">
          <table:table-cell/>
          <table:table-cell office:value-type="string">
            <text:p>Arabic</text:p>
          </table:table-cell>
          <table:table-cell table:style-name="ce9" office:value-type="string">
            <text:p>نقطة الوصول المضبوطة</text:p>
          </table:table-cell>
          <table:table-cell table:style-name="ce108" office:value-type="string">
            <text:p><text:span text:style-name="T13">نقاط الوصول المضبوطة تشمل الأشكال المقننة بالإضافة إلى الأشكال التي تم اعتبارها أشكال مختلفة</text:span><text:span text:style-name="T22">. </text:span><text:span text:style-name="T13">ويمكن أن تكون</text:span><text:span text:style-name="T14">:</text:span></text:p>
            <text:p><text:span text:style-name="T42">مبنية على أسماء أشخاص، عائلات وهيئات</text:span><text:span text:style-name="T43">،</text:span></text:p>
            <text:p><text:span text:style-name="T44">مبنية على أسماء </text:span><text:span text:style-name="T45">(</text:span><text:span text:style-name="T44">أي، عناوين</text:span><text:span text:style-name="T45">) </text:span><text:span text:style-name="T44">أعمال، تعبيرات، مظاهر، وأوعية</text:span><text:span text:style-name="T43">،</text:span></text:p>
            <text:p><text:span text:style-name="T46">مكونة من اسمين، كما في حالة نقطة الوصول الاسم</text:span><text:span text:style-name="T47">/</text:span><text:span text:style-name="T46">العنوان والتي تمثل العمل الذي يضم اسم الصانع مع عنوان العمل</text:span><text:span text:style-name="T48">،</text:span></text:p>
            <text:p><text:span text:style-name="T42">مبنية على مصطلحات للأحداث، الأشياء، المفاهيم، والأماكن</text:span><text:span text:style-name="T43">،</text:span></text:p>
            <text:p><text:span text:style-name="T44">مبنية على محددات مثل الأرقام المعيارية، رموز التصنيف، الخ</text:span><text:span text:style-name="T49">.</text:span></text:p>
            <text:p><text:span text:style-name="T13">يمكن إضافة عناصر أخرى للاسم في حد ذاته </text:span><text:span text:style-name="T22">(</text:span><text:span text:style-name="T13">مثل التواريخ</text:span><text:span text:style-name="T22">) </text:span><text:span text:style-name="T13">لغرض التمييز بين كيانات لها نقس الاسم أو أسماء متشابهة</text:span><text:span text:style-name="T14">.</text:span></text:p>
          </table:table-cell>
          <table:table-cell/>
          <table:table-cell table:style-name="ce87" office:value-type="string">
            <text:p><text:span text:style-name="T8">نقطة الوصول</text:span><text:span text:style-name="T18"> </text:span><text:span text:style-name="T9">[BT]</text:span><text:span text:style-name="T18">، </text:span><text:span text:style-name="T8">نقطة الوصول المقننة</text:span><text:span text:style-name="T18"> </text:span><text:span text:style-name="T9">[NT]</text:span><text:span text:style-name="T18">، </text:span><text:span text:style-name="T8">اسم</text:span><text:span text:style-name="T9">[RT]</text:span><text:span text:style-name="T18">، </text:span><text:span text:style-name="T8">نقطة الوصول غير المضبوطة</text:span><text:span text:style-name="T18"> </text:span><text:span text:style-name="T9">[RT]</text:span><text:span text:style-name="T18">، </text:span><text:span text:style-name="T8">نقطة الوصول المختلفة</text:span><text:span text:style-name="T18"> </text:span><text:span text:style-name="T9">[NT]</text:span></text:p>
          </table:table-cell>
          <table:table-cell/>
          <table:table-cell office:value-type="float" office:value="20090805">
            <text:p>20090805</text:p>
          </table:table-cell>
        </table:table-row>
        <table:table-row table:style-name="ro15">
          <table:table-cell/>
          <table:table-cell office:value-type="string">
            <text:p>Chinese</text:p>
          </table:table-cell>
          <table:table-cell table:style-name="ce10" office:value-type="string">
            <text:p>受控检索点</text:p>
          </table:table-cell>
          <table:table-cell table:style-name="ce109" office:value-type="string">
            <text:p>被记录在规范记录中的一个检索点。</text:p>
            <text:p>受控检索点包括名称的规范形式，以及确定为变异形式的那些检索点。它们可以：</text:p>
            <text:p><text:span text:style-name="T25">　　</text:span><text:span text:style-name="T26">- <text:s/></text:span><text:span text:style-name="T25">以个人、家族和团体名称为基础，</text:span></text:p>
            <text:p><text:span text:style-name="T50"><text:s text:c="4"/></text:span><text:span text:style-name="T35">- <text:s/></text:span><text:span text:style-name="T1">以作品、内容表达、载体表现和单件的名称（即题名）为基础，</text:span></text:p>
            <text:p><text:span text:style-name="T25">　　</text:span><text:span text:style-name="T26">- <text:s/></text:span><text:span text:style-name="T25">是两个名称的组合形式，比如表示某一作品的名称</text:span><text:span text:style-name="T26">/</text:span><text:span text:style-name="T25">题名检索点，它将创作者名称与作品的题名组合在一起， </text:span></text:p>
            <text:p><text:span text:style-name="T1">　　</text:span><text:span text:style-name="T35">- <text:s/></text:span><text:span text:style-name="T1">以表达事件、实物</text:span><text:span text:style-name="T35">,</text:span><text:span text:style-name="T1">概念与地点的术语为基础，</text:span></text:p>
            <text:p><text:span text:style-name="T1">　　</text:span><text:span text:style-name="T35">- <text:s/></text:span><text:span text:style-name="T1">以标准号码、分类记号之类的识别符为基础。</text:span></text:p>
            <text:p>　　为了区分具有相同或相似名称的实体，可以对名称本身附加其它单元（比如日期）。</text:p>
          </table:table-cell>
          <table:table-cell table:style-name="ce6"/>
          <table:table-cell table:style-name="ce157" office:value-type="string">
            <text:p><text:span text:style-name="T85">检索点 </text:span><text:span text:style-name="T86">[BT]</text:span><text:span text:style-name="T85">，规范检索点 </text:span><text:span text:style-name="T86">[NT]</text:span><text:span text:style-name="T85">，名称 </text:span><text:span text:style-name="T86">[RT]</text:span><text:span text:style-name="T85">，非受控检索点</text:span><text:span text:style-name="T86">[RT]</text:span><text:span text:style-name="T85">，名称的变异形式 </text:span><text:span text:style-name="T86">[NT]</text:span></text:p>
            <text:p/>
          </table:table-cell>
          <table:table-cell table:style-name="ce194" office:value-type="string">
            <text:p><text:span text:style-name="T9">GARR</text:span><text:span text:style-name="T139">，经修改</text:span><text:span text:style-name="T146">; FRAD—</text:span><text:span text:style-name="T139">仍需指出，该模型的重点是由规范文档控制的名称与术语。</text:span></text:p>
          </table:table-cell>
          <table:table-cell table:style-name="ce216" office:value-type="float" office:value="20090805">
            <text:p>20090805</text:p>
          </table:table-cell>
        </table:table-row>
        <table:table-row table:style-name="ro1">
          <table:table-cell/>
          <table:table-cell office:value-type="string">
            <text:p>Croatian</text:p>
          </table:table-cell>
          <table:table-cell table:style-name="ce31" office:value-type="string">
            <text:p>Nadzirana pristupnica</text:p>
          </table:table-cell>
          <table:table-cell table:style-name="ce86" office:value-type="string">
            <text:p>Pristupnica zabilježena u preglednom zapisu. <text:s/>Nadzirane pristupnice obuhvaćaju usvojene oblike imena kao i one oblike koji se smatraju neusvojenima.</text:p>
          </table:table-cell>
          <table:table-cell table:style-name="ce141"/>
          <table:table-cell table:style-name="ce31" office:value-type="string">
            <text:p>Ime [SP], Nenadzirana pristupnica [SP], Neusvojen oblik imena [UP], Pristupnica [ŠP], Usvojena pristupnica [UP]</text:p>
          </table:table-cell>
          <table:table-cell table:style-name="ce205" office:value-type="string">
            <text:p>prerađeno iz GARR-a</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Řízený selekční údaj</text:p>
          </table:table-cell>
          <table:table-cell office:value-type="string">
            <text:p>selekční údaj zaznamenaný v autoritním záznamu. Řízené selekční údaje zahrnují jak autorizované formy jmen tak i variantní formy jmen.</text:p>
          </table:table-cell>
          <table:table-cell/>
          <table:table-cell table:style-name="ce8" office:value-type="string">
            <text:p>Selekční údaj [BT], Autorizovaný selekční údaj [NT], Jméno [RT], Neřízený selekční údaj [RT], Variantní forma jména [NT]</text:p>
          </table:table-cell>
          <table:table-cell table:style-name="ce51" office:value-type="string">
            <text:p>upraveno z GARR</text:p>
          </table:table-cell>
          <table:table-cell office:value-type="float" office:value="20090812">
            <text:p>20090812</text:p>
          </table:table-cell>
        </table:table-row>
        <table:table-row table:style-name="ro1">
          <table:table-cell/>
          <table:table-cell office:value-type="string">
            <text:p>French</text:p>
          </table:table-cell>
          <table:table-cell office:value-type="string">
            <text:p>Point d'accès contrôlé</text:p>
          </table:table-cell>
          <table:table-cell table:style-name="ce72" office:value-type="string">
            <text:p><text:span text:style-name="T5">Point d'accès recensé dans une notice d'autorité. <text:s/></text:span><text:span text:style-name="T51">Les points d'accès contrôlés comprennent les formes autorisées des noms aussi bien que celles désignées comme variantes de formes.</text:span></text:p>
          </table:table-cell>
          <table:table-cell table:style-name="ce98"/>
          <table:table-cell table:style-name="ce43" office:value-type="string">
            <text:p><text:span text:style-name="T4">Nom</text:span><text:span text:style-name="T5"> [TA], </text:span><text:span text:style-name="T4">Point d'accès</text:span><text:span text:style-name="T5"> [TG], </text:span><text:span text:style-name="T4">Point d'accès autorisé</text:span><text:span text:style-name="T5"> [TS], </text:span><text:span text:style-name="T4">Point d'accès non contrôlé</text:span><text:span text:style-name="T5"> [TA], </text:span><text:span text:style-name="T4">Variante de forme d'un nom</text:span><text:span text:style-name="T5"> [TS]</text:span></text:p>
          </table:table-cell>
          <table:table-cell table:style-name="ce206" office:value-type="string">
            <text:p>FRAD – ajoute que le modèle est centré sur des noms et des termes contrôlés au moyen d'un fichier d'autorité</text:p>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Normierter Sucheinstieg</text:p>
          </table:table-cell>
          <table:table-cell table:style-name="ce1" office:value-type="string">
            <text:p>Ein Sucheinstieg, der in einem Normdatensatz erfasst wird. Normierte Sucheinstiege enthalten sowohl Ansetzungsformen von Namen als auch solche, die als abweichende Formen bezeichnet werden.</text:p>
          </table:table-cell>
          <table:table-cell/>
          <table:table-cell table:style-name="ce11" office:value-type="string">
            <text:p>Abweichende Form des Namens [UB], Ansetzungsform des Sucheinstiegs [UB], Name [VB], Nicht normierter Sucheinstieg [VB], Sucheinstieg [OB]</text:p>
          </table:table-cell>
          <table:table-cell office:value-type="string">
            <text:p>GARR modifiziert</text:p>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Punto di accesso controllato</text:p>
          </table:table-cell>
          <table:table-cell table:style-name="ce54" office:value-type="string">
            <text:p>Punto di accesso registrato in una registrazione di autorità. Punti di accesso controllati includono forme autorizzate dei nomi come pure quelle designate come forme varianti.</text:p>
          </table:table-cell>
          <table:table-cell/>
          <table:table-cell table:style-name="ce165" office:value-type="string">
            <text:p><text:span text:style-name="T103">Punto di accesso</text:span><text:span text:style-name="T104"> </text:span><text:span text:style-name="T103">[BT], Punto di accesso autorizzato [NT], Nome [RT], Punti di accesso non controllati [RT], Forma variante del nome [NT]</text:span></text:p>
          </table:table-cell>
          <table:table-cell table:style-name="ce54" office:value-type="string">
            <text:p>GARR modificate</text:p>
          </table:table-cell>
          <table:table-cell office:value-type="float" office:value="20090805">
            <text:p>20090805</text:p>
          </table:table-cell>
        </table:table-row>
        <table:table-row table:style-name="ro1">
          <table:table-cell/>
          <table:table-cell office:value-type="string">
            <text:p>Japanese</text:p>
          </table:table-cell>
          <table:table-cell table:style-name="ce20" office:value-type="string">
            <text:p>統制形アクセスポイント</text:p>
          </table:table-cell>
          <table:table-cell table:style-name="ce55" office:value-type="string">
            <text:p><text:span text:style-name="T10">典拠レコードに記録されたアクセスポイント。</text:span><text:span text:style-name="T11">　　</text:span></text:p>
          </table:table-cell>
          <table:table-cell table:style-name="ce3"/>
          <table:table-cell table:style-name="ce148" office:value-type="string">
            <text:p><text:span text:style-name="T73">アクセスポイント［</text:span><text:span text:style-name="T74">BT</text:span><text:span text:style-name="T73">］</text:span><text:span text:style-name="T11">、</text:span><text:span text:style-name="T73">典拠形アクセスポイント［</text:span><text:span text:style-name="T72">NT</text:span><text:span text:style-name="T1">］</text:span><text:span text:style-name="T11">、</text:span><text:span text:style-name="T73">非統制形アクセスポイント［</text:span><text:span text:style-name="T72">RT</text:span><text:span text:style-name="T1">］</text:span><text:span text:style-name="T11">、</text:span><text:span text:style-name="T73">名称［</text:span><text:span text:style-name="T74">RT</text:span><text:span text:style-name="T73">］</text:span><text:span text:style-name="T11">、</text:span><text:span text:style-name="T73">名称の異なる形［</text:span><text:span text:style-name="T72">NT</text:span><text:span text:style-name="T1">］</text:span><text:span text:style-name="T11">　</text:span></text:p>
          </table:table-cell>
          <table:table-cell table:style-name="ce195" office:value-type="string">
            <text:p><text:span text:style-name="T140">GARR</text:span><text:span text:style-name="T141">より修正</text:span></text:p>
          </table:table-cell>
          <table:table-cell table:style-name="ce216" office:value-type="float" office:value="20090805">
            <text:p>20090805</text:p>
          </table:table-cell>
        </table:table-row>
        <table:table-row table:style-name="ro11">
          <table:table-cell/>
          <table:table-cell office:value-type="string">
            <text:p>Korean</text:p>
          </table:table-cell>
          <table:table-cell table:style-name="ce21" office:value-type="string">
            <text:p>제어형 접근점</text:p>
          </table:table-cell>
          <table:table-cell table:style-name="ce110" office:value-type="string">
            <text:p>전거레코드에 수록된 접근점</text:p>
            <text:p><text:span text:style-name="T12">[</text:span><text:span text:style-name="T38">출처</text:span><text:span text:style-name="T52">: GARR</text:span><text:span text:style-name="T38">로부터 수정</text:span><text:span text:style-name="T52">].</text:span></text:p>
          </table:table-cell>
          <table:table-cell table:style-name="ce135"/>
          <table:table-cell table:style-name="ce41" office:value-type="string">
            <text:p><text:span text:style-name="T1">접근점 </text:span><text:span text:style-name="T3">(Access point) [BT], </text:span><text:span text:style-name="T1">전거형 접근점 </text:span><text:span text:style-name="T3">(Authorized access point) [NT], </text:span><text:span text:style-name="T1">이름 </text:span><text:span text:style-name="T3">(Name) [RT], </text:span><text:span text:style-name="T1">비전거형 접근점 </text:span><text:span text:style-name="T3">(Uncontrolled access point) [RT], </text:span><text:span text:style-name="T1">이형의 이름 </text:span><text:span text:style-name="T3">(Variant form of name) [NT]</text:span><text:span text:style-name="T102">도 보라</text:span></text:p>
          </table:table-cell>
          <table:table-cell table:style-name="ce196" office:value-type="string">
            <text:p><text:span text:style-name="T35">FRAD – </text:span><text:span text:style-name="T38">이 모형은 전거파일을 통해 제어된 이름과 용어에 초점을 둔다는 점에 유의할 필요가 있다</text:span><text:span text:style-name="T52">.</text:span></text:p>
          </table:table-cell>
          <table:table-cell office:value-type="float" office:value="20090805">
            <text:p>20090805</text:p>
          </table:table-cell>
        </table:table-row>
        <table:table-row table:style-name="ro1">
          <table:table-cell/>
          <table:table-cell office:value-type="string">
            <text:p>Latvian</text:p>
          </table:table-cell>
          <table:table-cell table:style-name="ce15" office:value-type="string">
            <text:p>Kontrolētais piekļuves punkts</text:p>
          </table:table-cell>
          <table:table-cell table:style-name="ce111" office:value-type="string">
            <text:p><text:span text:style-name="T28">autoritatīvajā ierakstā fiksētais piekļuves punkts. </text:span><text:span text:style-name="T53">Kontrolētie piekļuves punkti ietver personvārdu/nosaukumu un to atšķirīgo variantu autorizētās formas.</text:span></text:p>
          </table:table-cell>
          <table:table-cell/>
          <table:table-cell table:style-name="ce15" office:value-type="string">
            <text:p>Piekļuves punkts [PT], Autorizētais piekļuves punkts [ŠT], Personvārds/nosaukums [ST], Nekontrolētais piekļuves punkts [ST], Personvārda/nosaukuma atšķirīgā forma [ŠT]</text:p>
          </table:table-cell>
          <table:table-cell table:style-name="ce90" office:value-type="string">
            <text:p><text:span text:style-name="T28">modificēts </text:span><text:span text:style-name="T29">GARR</text:span></text:p>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Ponto de acesso controlado</text:p>
          </table:table-cell>
          <table:table-cell office:value-type="string">
            <text:p>Ponto de acesso incluído num registo de autoridade. Os pontos de acesso controlados incluem as formas autorizadas, assim como as chamadas formas variantes.</text:p>
          </table:table-cell>
          <table:table-cell/>
          <table:table-cell table:style-name="ce8" office:value-type="string">
            <text:p>Forma variante de nome [TE], Nome [TR], Ponto de acesso [TG], Ponto de acesso autorizado [TE], Ponto de acesso não controlado [TR]</text:p>
          </table:table-cell>
          <table:table-cell table:style-name="ce51" office:value-type="string">
            <text:p>GARR, modificado</text:p>
          </table:table-cell>
          <table:table-cell office:value-type="float" office:value="20090812">
            <text:p>20090812</text:p>
          </table:table-cell>
        </table:table-row>
        <table:table-row table:style-name="ro2">
          <table:table-cell/>
          <table:table-cell office:value-type="string">
            <text:p>Russian</text:p>
          </table:table-cell>
          <table:table-cell office:value-type="string">
            <text:p>Контролируемая точка доступа</text:p>
          </table:table-cell>
          <table:table-cell table:style-name="ce58" office:value-type="string">
            <text:p>точка доступа, занесенная в авторитетную запись.</text:p>
            <text:p/>
          </table:table-cell>
          <table:table-cell table:style-name="ce5"/>
          <table:table-cell table:style-name="ce155" office:value-type="string">
            <text:p>Авторитетная точка доступа [БУТ], Вариантная форма <text:s text:c="9"/>имени [БУТ], Имя (наименование) [СТ], <text:s/>Неконтролируемая <text:s text:c="12"/>точка доступа [СТ], Точка доступа [БШТ]</text:p>
          </table:table-cell>
          <table:table-cell table:style-name="ce207" office:value-type="string">
            <text:p><text:span text:style-name="T5">FRAD</text:span><text:span text:style-name="T17"> – </text:span><text:span text:style-name="T115">далее отмечает, что модель концентрируется на именах (наименованиях) и терминах, контролируемых с помощью авторитетного файла</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Riadený selekčný údaj</text:p>
          </table:table-cell>
          <table:table-cell table:style-name="ce112" office:value-type="string">
            <text:p>selekčný údaj zaznamenaný v autoritatívnom zázname. </text:p>
          </table:table-cell>
          <table:table-cell/>
          <table:table-cell table:style-name="ce16" office:value-type="string">
            <text:p>Selekčný údaj [BT], Autorizovaný selekčný údaj [NT], Meno [RT], Neriadený selekčný údaj [RT], Variantná forma mena [NT]</text:p>
          </table:table-cell>
          <table:table-cell table:style-name="ce59" office:value-type="string">
            <text:p>upravené z GARR</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Kontrolirana vstopna točka</text:p>
          </table:table-cell>
          <table:table-cell office:value-type="string">
            <text:p>vstopna točka, zabeležena v normativnem zapisu. Kontrolirane vstopne točke vključujejo normativne oblike imen ter tiste, ki so določene kot variantne.</text:p>
          </table:table-cell>
          <table:table-cell/>
          <table:table-cell table:style-name="ce8" office:value-type="string">
            <text:p>Ime (SP), Nekontrolirana vstopna točka (SP), Normativna vstopna točka (OP), Variantna oblika imena (OP), Vstopna točka (ŠP)</text:p>
          </table:table-cell>
          <table:table-cell table:style-name="ce51" office:value-type="string">
            <text:p>prirejeno po GARR</text:p>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Punto de acceso controlado</text:p>
          </table:table-cell>
          <table:table-cell table:style-name="ce60" office:value-type="string">
            <text:p>Un punto de acceso recogido en un registro de autoridad.</text:p>
          </table:table-cell>
          <table:table-cell table:style-name="ce98"/>
          <table:table-cell table:style-name="ce49" office:value-type="string">
            <text:p>Forma variante del nombre [TE], Nombre [TR], Punto de acceso [TG], Punto de acceso autorizado [TE], Punto de acceso no controlado [TR]</text:p>
          </table:table-cell>
          <table:table-cell table:style-name="ce208" office:value-type="string">
            <text:p><text:span text:style-name="T147">GARR </text:span><text:span text:style-name="T148">modificado</text:span></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Kontrollerad sökingång</text:p>
          </table:table-cell>
          <table:table-cell table:style-name="ce61" office:value-type="string">
            <text:p>En sökingång som registrerats i en auktoritetspost. Kontrollerade sökingångar innefattar både auktoriserade namnformer och de som betecknats som variantformer.</text:p>
          </table:table-cell>
          <table:table-cell/>
          <table:table-cell table:style-name="ce18" office:value-type="string">
            <text:p>Auktoriserad sökingång [UT], Namn [RT], Okontrollerad sökingång [RT], Sökingång [ÖT], Variantform av namn [UT]</text:p>
          </table:table-cell>
          <table:table-cell table:style-name="ce186" office:value-type="string">
            <text:p>modifierat från GARR</text:p>
          </table:table-cell>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จุดเข้าถึงควบคุม</text:p>
          </table:table-cell>
          <table:table-cell table:style-name="ce38" office:value-type="string">
            <text:p>จุดเข้าถึงที่บันทึกในรายการควบคุม</text:p>
          </table:table-cell>
          <table:table-cell table:style-name="ce128"/>
          <table:table-cell table:style-name="ce78" office:value-type="string">
            <text:p><text:span text:style-name="T18">จุดเข้าถึง </text:span><text:span text:style-name="T9">[BT], </text:span><text:span text:style-name="T18">จุดเข้าถึงที่กำหนดให้ใช้ได้ </text:span><text:span text:style-name="T9">[NT], </text:span><text:span text:style-name="T18">ชื่อ </text:span><text:span text:style-name="T9">[RT], </text:span><text:span text:style-name="T18">จุดเข้าถึงไม่ควบคุม </text:span><text:span text:style-name="T9">[RT], </text:span><text:span text:style-name="T18">จุดเข้าถึงรูปแบบอื่น</text:span></text:p>
          </table:table-cell>
          <table:table-cell table:style-name="ce78" office:value-type="string">
            <text:p><text:span text:style-name="T9">GARR </text:span><text:span text:style-name="T18">ปรับปรุง</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Điểm truy cập kiểm soát</text:p>
          </table:table-cell>
          <table:table-cell table:style-name="ce50" office:value-type="string">
            <text:p>Một điểm truy cập kiểm soát ghi lại hồ sơ tiêu để chuẩn. Điểm truy cập kiểm soát bao gồm các hình thức được phép của tên cũng như những tên được dùng như dạng thức biến thể.</text:p>
          </table:table-cell>
          <table:table-cell/>
          <table:table-cell table:style-name="ce156" office:value-type="string">
            <text:p><text:span text:style-name="T6">Điểm truy cập [Thuật ngữ rộng], Điểm truy cập được phép [Thuật ngữ hẹp], Tên [Thuật ngữ liên quan], Điểm truy cập không kiểm soát [Thuật ngữ liên quan], Dạng biến thể của tên </text:span><text:span text:style-name="T71">[Thuật ngữ liên quan]</text:span></text:p>
          </table:table-cell>
          <table:table-cell table:style-name="ce186" office:value-type="string">
            <text:p>GARR chỉnh sửa</text:p>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Conventional name</text:p>
          </table:table-cell>
          <table:table-cell table:style-name="ce50" office:value-type="string">
            <text:p>A name, other than the official name, by which a corporate body, place, or thing has come to be known.</text:p>
          </table:table-cell>
          <table:table-cell/>
          <table:table-cell table:style-name="ce153" office:value-type="string">
            <text:p><text:span text:style-name="T6">Authorized form of name </text:span><text:span text:style-name="T67">[RT]</text:span><text:span text:style-name="T6">, Name </text:span><text:span text:style-name="T67">[BT]</text:span><text:span text:style-name="T6">, Variant form of name </text:span><text:span text:style-name="T67">[RT]</text:span></text:p>
          </table:table-cell>
          <table:table-cell table:style-name="ce186" office:value-type="string">
            <text:p>modified from AACR2 Revision 2002, Glossary</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Emër konvencional</text:p>
          </table:table-cell>
          <table:table-cell office:value-type="string">
            <text:p>Emër, i ndryshëm nga emri zyrtar, me anë të të cilit një organizëm, vend ose objekt është bërë i njohur.</text:p>
          </table:table-cell>
          <table:table-cell/>
          <table:table-cell table:style-name="ce8" office:value-type="string">
            <text:p>Emër [BT], Formë e autorizuar e emrit [RT], Variant i formës së emrit [RT]</text:p>
          </table:table-cell>
          <table:table-cell table:style-name="ce209" office:value-type="string">
            <text:p>Fjalori i modifikuar i AACR2 Revision, 2002</text:p>
          </table:table-cell>
          <table:table-cell office:value-type="float" office:value="20090811">
            <text:p>20090811</text:p>
          </table:table-cell>
        </table:table-row>
        <table:table-row table:style-name="ro1">
          <table:table-cell/>
          <table:table-cell office:value-type="string">
            <text:p>Arabic</text:p>
          </table:table-cell>
          <table:table-cell table:style-name="ce42" office:value-type="string">
            <text:p>الاسم الشائع أو الاصطلاحي</text:p>
          </table:table-cell>
          <table:table-cell table:style-name="ce64" office:value-type="string">
            <text:p><text:span text:style-name="T13">اسم غير الاسم الرسمي، والذي تعرف به هيئة، مكان، أو شيء</text:span><text:span text:style-name="T14">.</text:span></text:p>
          </table:table-cell>
          <table:table-cell/>
          <table:table-cell table:style-name="ce87" office:value-type="string">
            <text:p><text:span text:style-name="T8">الشكل المقنن للاسم</text:span><text:span text:style-name="T18"> </text:span><text:span text:style-name="T9">[RT]</text:span><text:span text:style-name="T18">، </text:span><text:span text:style-name="T8">الاسم</text:span><text:span text:style-name="T18"> </text:span><text:span text:style-name="T9">[BT]</text:span><text:span text:style-name="T18">، </text:span><text:span text:style-name="T8">نقطة الوصول المختلفة</text:span><text:span text:style-name="T18"> </text:span><text:span text:style-name="T9">[RT]</text:span></text:p>
          </table:table-cell>
          <table:table-cell/>
          <table:table-cell office:value-type="float" office:value="20090805">
            <text:p>20090805</text:p>
          </table:table-cell>
        </table:table-row>
        <table:table-row table:style-name="ro16">
          <table:table-cell/>
          <table:table-cell office:value-type="string">
            <text:p>Chinese</text:p>
          </table:table-cell>
          <table:table-cell table:style-name="ce10" office:value-type="string">
            <text:p>惯用名称</text:p>
          </table:table-cell>
          <table:table-cell table:style-name="ce53" office:value-type="string">
            <text:p>一个团体、地点或事物的广为人知的名称，但不包括正式名称。</text:p>
            <text:p/>
            <text:p/>
          </table:table-cell>
          <table:table-cell table:style-name="ce6"/>
          <table:table-cell table:style-name="ce166" office:value-type="string">
            <text:p><text:span text:style-name="T1">名称的规范形式 </text:span><text:span text:style-name="T69">[RT]</text:span></text:p>
            <text:p><text:span text:style-name="T105">名称 </text:span><text:span text:style-name="T2">[BT]</text:span><text:span text:style-name="T1">，名称的变异形式 </text:span><text:span text:style-name="T2">[RT]</text:span></text:p>
            <text:p/>
            <text:p/>
          </table:table-cell>
          <table:table-cell table:style-name="ce39" office:value-type="string">
            <text:p><text:span text:style-name="T1">据</text:span><text:span text:style-name="T149">AACR2 Revision 2002</text:span><text:span text:style-name="T1">词汇表修改</text:span></text:p>
          </table:table-cell>
          <table:table-cell table:style-name="ce216" office:value-type="float" office:value="20090805">
            <text:p>20090805</text:p>
          </table:table-cell>
        </table:table-row>
        <table:table-row table:style-name="ro1">
          <table:table-cell/>
          <table:table-cell office:value-type="string">
            <text:p>Croatian</text:p>
          </table:table-cell>
          <table:table-cell office:value-type="string">
            <text:p>Uobičajeno ime</text:p>
          </table:table-cell>
          <table:table-cell office:value-type="string">
            <text:p>Ime po kojem je poznato neko korporativno tijelo, mjesto ili stvar, a nije njihovo službeno ime.</text:p>
          </table:table-cell>
          <table:table-cell/>
          <table:table-cell table:style-name="ce8" office:value-type="string">
            <text:p>Ime [ŠP], Neusvojeni oblik imena [SP], Usvojeni oblik imena [SP]</text:p>
          </table:table-cell>
          <table:table-cell table:style-name="ce209" office:value-type="string">
            <text:p>prerađeno iz AACR2 Revision 2002, Glossary</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Konvenční jméno</text:p>
          </table:table-cell>
          <table:table-cell office:value-type="string">
            <text:p>jméno, jiné než oficiální, pod kterým je korporace, místo či věc známa.</text:p>
          </table:table-cell>
          <table:table-cell/>
          <table:table-cell table:style-name="ce8" office:value-type="string">
            <text:p>Autorizovaná forma jména [RT], Jméno [BT], Variantní forma jména [RT]</text:p>
          </table:table-cell>
          <table:table-cell table:style-name="ce51" office:value-type="string">
            <text:p>upraveno z AACR2 Revision 2002, Heslář</text:p>
          </table:table-cell>
          <table:table-cell office:value-type="float" office:value="20090812">
            <text:p>20090812</text:p>
          </table:table-cell>
        </table:table-row>
        <table:table-row table:style-name="ro1">
          <table:table-cell/>
          <table:table-cell office:value-type="string">
            <text:p>French</text:p>
          </table:table-cell>
          <table:table-cell office:value-type="string">
            <text:p>Nom conventionnel</text:p>
          </table:table-cell>
          <table:table-cell office:value-type="string">
            <text:p>Nom, autre que le nom officiel, sous lequel on connaît une collectivité, un lieu, ou une chose.</text:p>
          </table:table-cell>
          <table:table-cell/>
          <table:table-cell table:style-name="ce163" office:value-type="string">
            <text:p><text:span text:style-name="T96">Forme autorisée d'un nom</text:span><text:span text:style-name="T97"> [TA], </text:span><text:span text:style-name="T96">Nom</text:span><text:span text:style-name="T97"> [TG], </text:span><text:span text:style-name="T96">Variante de forme d'un nom</text:span><text:span text:style-name="T97"> [TA]</text:span></text:p>
          </table:table-cell>
          <table:table-cell table:style-name="ce61"/>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Gebräuchlicher Name</text:p>
          </table:table-cell>
          <table:table-cell table:style-name="ce1" office:value-type="string">
            <text:p>Ein vom offiziellen Namen abweichender Name, unter dem eine Körperschaft, ein Ort oder eine Sache bekannt ist.</text:p>
          </table:table-cell>
          <table:table-cell/>
          <table:table-cell table:style-name="ce11" office:value-type="string">
            <text:p>Abweichende Form des Namens [VB], Ansetzungsform des Namens [VB], Name [OB]</text:p>
          </table:table-cell>
          <table:table-cell office:value-type="string">
            <text:p>modifiziert nach Revision 2002 der AACR2, Glossar</text:p>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Nome convenzionale</text:p>
          </table:table-cell>
          <table:table-cell table:style-name="ce54" office:value-type="string">
            <text:p>Nome, diverso dal nome ufficiale, per mezzo del quale un ente, luogo, oggetto è diventato conosciuto.</text:p>
          </table:table-cell>
          <table:table-cell/>
          <table:table-cell table:style-name="ce165" office:value-type="string">
            <text:p><text:span text:style-name="T103">Forma autorizzata del nome</text:span><text:span text:style-name="T104"> </text:span><text:span text:style-name="T103">[NT], Nome [BT], Forma variante del nome [RT]</text:span></text:p>
          </table:table-cell>
          <table:table-cell table:style-name="ce54" office:value-type="string">
            <text:p>Glossario modificato di AACR2 Revision 2002</text:p>
          </table:table-cell>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慣用名</text:p>
          </table:table-cell>
          <table:table-cell table:style-name="ce55" office:value-type="string">
            <text:p><text:span text:style-name="T10">公的な名称とは異なるが、それによって団体・場所・物事が知られてきた名称。</text:span><text:span text:style-name="T11">　　</text:span></text:p>
          </table:table-cell>
          <table:table-cell table:style-name="ce3"/>
          <table:table-cell table:style-name="ce148" office:value-type="string">
            <text:p><text:span text:style-name="T73">名称［</text:span><text:span text:style-name="T74">BT</text:span><text:span text:style-name="T73">］</text:span><text:span text:style-name="T11">、</text:span><text:span text:style-name="T73">名称の異なる形［</text:span><text:span text:style-name="T72">NT</text:span><text:span text:style-name="T1">］</text:span><text:span text:style-name="T11">、</text:span><text:span text:style-name="T73">名称の典拠形［</text:span><text:span text:style-name="T74">RT</text:span><text:span text:style-name="T73">］</text:span><text:span text:style-name="T11">、</text:span><text:span text:style-name="T73">優先される名称［</text:span><text:span text:style-name="T72">BT</text:span><text:span text:style-name="T1">］</text:span><text:span text:style-name="T11">　をも見よ。</text:span></text:p>
          </table:table-cell>
          <table:table-cell table:style-name="ce196" office:value-type="string">
            <text:p><text:span text:style-name="T35">AACR2 Revision2002 </text:span><text:span text:style-name="T150">用語集からの修正</text:span></text:p>
          </table:table-cell>
          <table:table-cell table:style-name="ce216" office:value-type="float" office:value="20090805">
            <text:p>20090805</text:p>
          </table:table-cell>
        </table:table-row>
        <table:table-row table:style-name="ro6">
          <table:table-cell/>
          <table:table-cell office:value-type="string">
            <text:p>Korean</text:p>
          </table:table-cell>
          <table:table-cell table:style-name="ce14" office:value-type="string">
            <text:p>관용명</text:p>
          </table:table-cell>
          <table:table-cell table:style-name="ce113" office:value-type="string">
            <text:p><text:span text:style-name="T54">단체나 장소</text:span><text:span text:style-name="T55">, </text:span><text:span text:style-name="T54">사물의 공식명 이외에 널리 알려진 이름</text:span></text:p>
            <text:p><text:span text:style-name="T56">[</text:span><text:span text:style-name="T54">출처</text:span><text:span text:style-name="T56">: AACR2, 2002</text:span><text:span text:style-name="T54">년 개정판 용어집의 수정</text:span><text:span text:style-name="T56">] </text:span></text:p>
          </table:table-cell>
          <table:table-cell table:style-name="ce135"/>
          <table:table-cell table:style-name="ce143" office:value-type="string">
            <text:p><text:span text:style-name="T1">전거형 이름 </text:span><text:span text:style-name="T3">(</text:span><text:span text:style-name="T106">Authorized form of name) [RT], </text:span><text:span text:style-name="T76">이름 </text:span><text:span text:style-name="T107">(Name) </text:span><text:span text:style-name="T106">[BT], </text:span><text:span text:style-name="T76">이형의 이름 </text:span><text:span text:style-name="T107">(Variant form of name) [RT]</text:span><text:span text:style-name="T102">도 보라</text:span></text:p>
          </table:table-cell>
          <table:table-cell table:style-name="ce6"/>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Vispārpieņemtais nosaukums</text:p>
          </table:table-cell>
          <table:table-cell table:style-name="ce57" office:value-type="string">
            <text:p>nosaukums, kas nav oficiālais nosaukums, bet ar kuru institūcija, vieta vai priekšmets ir vispārpazīstams.</text:p>
          </table:table-cell>
          <table:table-cell/>
          <table:table-cell table:style-name="ce15" office:value-type="string">
            <text:p>Nosaukuma autorizētā forma [ST], Personvārds/nosaukums [PT]. Personvārda/nosaukuma atšķirīgā forma [ST]</text:p>
          </table:table-cell>
          <table:table-cell table:style-name="ce90" office:value-type="string">
            <text:p><text:span text:style-name="T28">Modificēts no </text:span><text:span text:style-name="T29">AACR</text:span><text:span text:style-name="T28">2 2002. g. pārstrādātā varianta Skaidrojošās vārdnīcas</text:span></text:p>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Nome convencional</text:p>
          </table:table-cell>
          <table:table-cell office:value-type="string">
            <text:p>Nome, outro que não o oficial, pelo qual uma colectividade (entidade), lugar ou objeto se tornou conhecido.</text:p>
          </table:table-cell>
          <table:table-cell/>
          <table:table-cell table:style-name="ce8" office:value-type="string">
            <text:p>Forma autorizada de nome [TR], Forma variante de nome [TR], Nome [TG]</text:p>
          </table:table-cell>
          <table:table-cell table:style-name="ce51" office:value-type="string">
            <text:p>AACR2 Revision 2002, Glossary, com alterações</text:p>
          </table:table-cell>
          <table:table-cell office:value-type="float" office:value="20090812">
            <text:p>20090812</text:p>
          </table:table-cell>
        </table:table-row>
        <table:table-row table:style-name="ro1">
          <table:table-cell/>
          <table:table-cell office:value-type="string">
            <text:p>Russian</text:p>
          </table:table-cell>
          <table:table-cell table:style-name="ce43" office:value-type="string">
            <text:p><text:span text:style-name="T4">Общепринятое имя (наименование) </text:span><text:span text:style-name="T5"><text:s/></text:span></text:p>
          </table:table-cell>
          <table:table-cell table:style-name="ce58" office:value-type="string">
            <text:p>имя <text:s/>(наименование), отличное от официального, под которым известны организация, <text:s/>место или вещь.</text:p>
          </table:table-cell>
          <table:table-cell table:style-name="ce5"/>
          <table:table-cell table:style-name="ce155" office:value-type="string">
            <text:p>Авторитетная форма имени [СТ], Вариантная форма имени [СТ], Имя (наименование) [БШТ]</text:p>
          </table:table-cell>
          <table:table-cell table:style-name="ce72" office:value-type="string">
            <text:p><text:span text:style-name="T17">модифицировано из </text:span><text:span text:style-name="T5">AACR</text:span><text:span text:style-name="T17">2 </text:span><text:span text:style-name="T5">Revision</text:span><text:span text:style-name="T17"> 2002, </text:span><text:span text:style-name="T5">Glossary</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Konvenčné meno</text:p>
          </table:table-cell>
          <table:table-cell table:style-name="ce114" office:value-type="string">
            <text:p>meno, iné než oficiálne, pod ktorým je korporácia, miesto alebo vec známa.</text:p>
          </table:table-cell>
          <table:table-cell table:style-name="ce98"/>
          <table:table-cell table:style-name="ce16" office:value-type="string">
            <text:p>Autorizovaná forma mena [RT], Meno [BT], Variantná forma mena [RT]</text:p>
          </table:table-cell>
          <table:table-cell table:style-name="ce59" office:value-type="string">
            <text:p>upravené z AACR2 Revision 2002, Heslár</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Konvencionalno ime</text:p>
          </table:table-cell>
          <table:table-cell office:value-type="string">
            <text:p>neuradno ime, po katerem je znana korporacija, kraj ali predmet.</text:p>
          </table:table-cell>
          <table:table-cell/>
          <table:table-cell table:style-name="ce8" office:value-type="string">
            <text:p>Ime (ŠP), Normativna oblika imena (SP), Variantna oblika imena (SP)</text:p>
          </table:table-cell>
          <table:table-cell table:style-name="ce51" office:value-type="string">
            <text:p>prirejeno po reviziji AACR2 iz leta 2002, Slovarček</text:p>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Nombre convencional</text:p>
          </table:table-cell>
          <table:table-cell table:style-name="ce77" office:value-type="string">
            <text:p>Un nombre, distinto del oficial, por el que una entidad corporativa, lugar o cosa ha llegado a ser más conocido.</text:p>
          </table:table-cell>
          <table:table-cell table:style-name="ce98"/>
          <table:table-cell table:style-name="ce49" office:value-type="string">
            <text:p>Forma autorizada del nombre [TR], Forma variante del nombre [TR], Nombre [TG]</text:p>
          </table:table-cell>
          <table:table-cell table:style-name="ce190" office:value-type="string">
            <text:p>modificado del glosario de AACR2, revisión del 2002</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Konventionellt namn</text:p>
          </table:table-cell>
          <table:table-cell table:style-name="ce61" office:value-type="string">
            <text:p>Ett namn som inte är det officiella, men under vilket en institution, plats eller föremål kommit att bli känt.</text:p>
          </table:table-cell>
          <table:table-cell/>
          <table:table-cell table:style-name="ce18" office:value-type="string">
            <text:p>Auktoriserad namnform [RT], Namn [ÖT], Variantform av namn [RT]</text:p>
          </table:table-cell>
          <table:table-cell table:style-name="ce191" office:value-type="string">
            <text:p>modifierat från RDA:s ordlista (januari 2008)</text:p>
          </table:table-cell>
          <table:table-cell office:value-type="float" office:value="20090813">
            <text:p>20090813</text:p>
          </table:table-cell>
        </table:table-row>
        <table:table-row table:style-name="ro10">
          <table:table-cell/>
          <table:table-cell office:value-type="string">
            <text:p>Thai</text:p>
          </table:table-cell>
          <table:table-cell table:style-name="ce19" office:value-type="string">
            <text:p>ชื่อที่เป็นที่นิยม</text:p>
          </table:table-cell>
          <table:table-cell table:style-name="ce80" office:value-type="string">
            <text:p>ชื่อนิติบุคคล สถานที่ หรือสิ่งของที่เป็นที่รู้จักดี ที่นอกเหนือไปจากชื่อ</text:p>
            <text:p><text:span text:style-name="T9"><text:tab/></text:span><text:span text:style-name="T18">ทางการ</text:span></text:p>
          </table:table-cell>
          <table:table-cell table:style-name="ce128"/>
          <table:table-cell table:style-name="ce78" office:value-type="string">
            <text:p><text:span text:style-name="T18">รูปแบบชื่อที่กำหนดให้ใช้ได้ </text:span><text:span text:style-name="T9">[RT], </text:span><text:span text:style-name="T18">ชื่อ </text:span><text:span text:style-name="T9">[BT], </text:span><text:span text:style-name="T18">รูปแบบชื่ออื่น ๆ </text:span><text:span text:style-name="T9">[RT]</text:span></text:p>
          </table:table-cell>
          <table:table-cell table:style-name="ce78" office:value-type="string">
            <text:p><text:span text:style-name="T18">ดัดแปลงจากอภิธานศัพท์ </text:span><text:span text:style-name="T9">AACR2 </text:span><text:span text:style-name="T18">ฉบับปรับปรุงปี ๒๕๔๕</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Tên thông dụng</text:p>
          </table:table-cell>
          <table:table-cell table:style-name="ce50" office:value-type="string">
            <text:p>Tên, hay nói cách khác là tên chính thức, mà qua đó đoàn thể, địa danh hay sự vật được biết đến.</text:p>
          </table:table-cell>
          <table:table-cell/>
          <table:table-cell table:style-name="ce167" office:value-type="string">
            <text:p><text:span text:style-name="T6">Dạng được phép của tên</text:span><text:span text:style-name="T7"> </text:span><text:span text:style-name="T6"><text:s/>[Thuật ngữ liên quan], Tên [Thuật ngữ rộng], Dạng biến thể của tên </text:span><text:span text:style-name="T71">[Thuật ngữ liên quan]</text:span></text:p>
          </table:table-cell>
          <table:table-cell table:style-name="ce186" office:value-type="string">
            <text:p>chỉnh sửa từ AACR2 bản năm 2002, Bảng chú giải thuật ngữ</text:p>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Corporate body</text:p>
          </table:table-cell>
          <table:table-cell table:style-name="ce50" office:value-type="string">
            <text:p>An organisation or group of persons and/or organisations that is identified by a particular name and that acts, or may act, as a unit.</text:p>
          </table:table-cell>
          <table:table-cell/>
          <table:table-cell table:style-name="ce7"/>
          <table:table-cell table:style-name="ce186" office:value-type="string">
            <text:p>modified from FRAD,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Organizëm</text:p>
          </table:table-cell>
          <table:table-cell office:value-type="string">
            <text:p>Organizatë ose grup personash dhe/ose organizatash të identifikuar me një emër të veçantë dhe që vepron, ose mund të veprojë, si një njësi.</text:p>
          </table:table-cell>
          <table:table-cell table:number-columns-repeated="2"/>
          <table:table-cell table:style-name="ce84" office:value-type="string">
            <text:p>modifikuar nga FRAD, FRBR</text:p>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هيئة</text:p>
          </table:table-cell>
          <table:table-cell table:style-name="ce64" office:value-type="string">
            <text:p><text:span text:style-name="T13">منظمة أو مجموعة من الأفراد</text:span><text:span text:style-name="T22">/</text:span><text:span text:style-name="T13">أو المنظمات المعروفة باسم معين والتي تعمل أو قد تعمل كوحدة</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团体</text:p>
          </table:table-cell>
          <table:table-cell table:style-name="ce115" office:value-type="string">
            <text:p><text:span text:style-name="T1">由特定名称识别，并作为一个单位进行活动或可能活动的一个组织或一群个人和</text:span><text:span text:style-name="T35">/</text:span><text:span text:style-name="T1">或组织。</text:span></text:p>
          </table:table-cell>
          <table:table-cell table:style-name="ce6" table:number-columns-repeated="2"/>
          <table:table-cell table:style-name="ce39" office:value-type="string">
            <text:p><text:span text:style-name="T1">据</text:span><text:span text:style-name="T149">FRAD, FRBR</text:span><text:span text:style-name="T1">修改</text:span></text:p>
          </table:table-cell>
          <table:table-cell table:style-name="ce216" office:value-type="float" office:value="20090805">
            <text:p>20090805</text:p>
          </table:table-cell>
        </table:table-row>
        <table:table-row table:style-name="ro1">
          <table:table-cell/>
          <table:table-cell office:value-type="string">
            <text:p>Croatian</text:p>
          </table:table-cell>
          <table:table-cell office:value-type="string">
            <text:p>Korporativno tijelo</text:p>
          </table:table-cell>
          <table:table-cell office:value-type="string">
            <text:p>Ustanova ili skupina osoba i/ili ustanova koje identificira određeno ime i koja djeluje ili može djelovati kao cjelina.</text:p>
          </table:table-cell>
          <table:table-cell table:number-columns-repeated="2"/>
          <table:table-cell table:style-name="ce84" office:value-type="string">
            <text:p>prerađeno iz FRAD, FRBR</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Korporace</text:p>
          </table:table-cell>
          <table:table-cell office:value-type="string">
            <text:p>organizace či skupina osob a/nebo organizací, která je identifikována určitým jménem a která jedná nebo může jednat jako celek.</text:p>
          </table:table-cell>
          <table:table-cell table:number-columns-repeated="2"/>
          <table:table-cell table:style-name="ce51" office:value-type="string">
            <text:p>upraveno z FRAD, FRBR</text:p>
          </table:table-cell>
          <table:table-cell office:value-type="float" office:value="20090812">
            <text:p>20090812</text:p>
          </table:table-cell>
        </table:table-row>
        <table:table-row table:style-name="ro1">
          <table:table-cell/>
          <table:table-cell office:value-type="string">
            <text:p>French</text:p>
          </table:table-cell>
          <table:table-cell office:value-type="string">
            <text:p>Collectivité</text:p>
          </table:table-cell>
          <table:table-cell table:style-name="ce70" office:value-type="string">
            <text:p>Organisme, groupe de personnes ou d'organismes identifié par un nom particulier et qui agit, ou peut agir, comme un tout.</text:p>
          </table:table-cell>
          <table:table-cell table:style-name="ce2"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Körperschaft</text:p>
          </table:table-cell>
          <table:table-cell table:style-name="ce1" office:value-type="string">
            <text:p>Eine Organisation oder eine Gruppe von Personen und/oder Organisationen, die durch einen bestimmten Namen bezeichnet wird, und die als Einheit handelt bzw. handeln kann.</text:p>
          </table:table-cell>
          <table:table-cell table:number-columns-repeated="2"/>
          <table:table-cell office:value-type="string">
            <text:p>modifiziert von FRAD, FRBR</text:p>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Ente</text:p>
          </table:table-cell>
          <table:table-cell table:style-name="ce54" office:value-type="string">
            <text:p>Organizzazione o gruppo di persone e/o di organizzazioni, identificato da un particolare nome e che agisce, o può agire, come un’unità.</text:p>
          </table:table-cell>
          <table:table-cell table:number-columns-repeated="2"/>
          <table:table-cell table:style-name="ce54" office:value-type="string">
            <text:p>FRANAR, FRBR modificate</text:p>
          </table:table-cell>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団体</text:p>
          </table:table-cell>
          <table:table-cell table:style-name="ce55" office:value-type="string">
            <text:p><text:span text:style-name="T10">特定の名称によって識別され、かつ一体として活動するか、もしくは活動することのありうる組織、あるいは個人および／または組織の集合。</text:span><text:span text:style-name="T11">　　</text:span></text:p>
          </table:table-cell>
          <table:table-cell table:style-name="ce3" table:number-columns-repeated="2"/>
          <table:table-cell table:style-name="ce188" office:value-type="string">
            <text:p><text:span text:style-name="T136">FRAD</text:span><text:span text:style-name="T137">、</text:span><text:span text:style-name="T136">FRBR</text:span><text:span text:style-name="T137">より修正</text:span></text:p>
          </table:table-cell>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단체</text:p>
          </table:table-cell>
          <table:table-cell table:style-name="ce67" office:value-type="string">
            <text:p>특정 명칭으로 식별되고 하나의 단위로 활동하거나 활동할 수 있는 개인의 조직이나 집단 및 기관</text:p>
          </table:table-cell>
          <table:table-cell table:style-name="ce4" table:number-columns-repeated="2"/>
          <table:table-cell table:style-name="ce196" office:value-type="string">
            <text:p><text:span text:style-name="T35">FRAD</text:span><text:span text:style-name="T38">로부터 수정</text:span><text:span text:style-name="T52">, FRBR</text:span></text:p>
          </table:table-cell>
          <table:table-cell office:value-type="float" office:value="20090805">
            <text:p>20090805</text:p>
          </table:table-cell>
        </table:table-row>
        <table:table-row table:style-name="ro1">
          <table:table-cell/>
          <table:table-cell office:value-type="string">
            <text:p>Latvian</text:p>
          </table:table-cell>
          <table:table-cell table:style-name="ce15" office:value-type="string">
            <text:p>Institūcija</text:p>
          </table:table-cell>
          <table:table-cell table:style-name="ce57" office:value-type="string">
            <text:p>organizācija vai personu un/vai organizāciju grupa, kas identificējama pēc konkrēta nosaukuma un darbojas vai var darboties kā vienība.</text:p>
          </table:table-cell>
          <table:table-cell table:number-columns-repeated="2"/>
          <table:table-cell table:style-name="ce90" office:value-type="string">
            <text:p><text:span text:style-name="T28">modificēts no </text:span><text:span text:style-name="T29">FRAD, FRBR</text:span></text:p>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Colectividade (entidade)</text:p>
          </table:table-cell>
          <table:table-cell office:value-type="string">
            <text:p>Organização ou grupo de pessoas e/ou organizações que se identifica por determinado nome e actua, ou pode actuar, como uma unidade.</text:p>
          </table:table-cell>
          <table:table-cell table:number-columns-repeated="2"/>
          <table:table-cell table:style-name="ce51" office:value-type="string">
            <text:p>FRAD, FRBR, com alterações</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Организация </text:p>
          </table:table-cell>
          <table:table-cell table:style-name="ce58" office:value-type="string">
            <text:p>организация или группа лиц и/или организаций, которые идентифицируются особым наименованием и которые действуют или могут действовать как единое целое.</text:p>
          </table:table-cell>
          <table:table-cell table:style-name="ce5" table:number-columns-repeated="2"/>
          <table:table-cell table:style-name="ce203" office:value-type="string">
            <text:p><text:span text:style-name="T93">модификация</text:span><text:span text:style-name="T5"> FRAD, FRBR</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Korporácia</text:p>
          </table:table-cell>
          <table:table-cell table:style-name="ce59" office:value-type="string">
            <text:p>organizácia alebo skupina osôb a/alebo organizácií, ktorá je identifikovaná určitým menom, a ktorá koná alebo môže konať ako celok.</text:p>
          </table:table-cell>
          <table:table-cell table:number-columns-repeated="2"/>
          <table:table-cell table:style-name="ce59" office:value-type="string">
            <text:p>upravené z FRAD, FRBR</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Korporacija</text:p>
          </table:table-cell>
          <table:table-cell office:value-type="string">
            <text:p>organizacija ali skupina ljudi in/ali organizacij, ki jo identificira določeno ime in deluje oziroma more delovati kot enota.</text:p>
          </table:table-cell>
          <table:table-cell table:number-columns-repeated="2"/>
          <table:table-cell table:style-name="ce51" office:value-type="string">
            <text:p>prirejeno po FRAD, FRBR</text:p>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Entidad corporativa</text:p>
          </table:table-cell>
          <table:table-cell table:style-name="ce60" office:value-type="string">
            <text:p>Una organización o grupo de personas y/o de organizaciones que se identifica por un nombre específico y que actúa, o puede actuar, como una unidad.</text:p>
          </table:table-cell>
          <table:table-cell table:style-name="ce98" table:number-columns-repeated="2"/>
          <table:table-cell table:style-name="ce200" office:value-type="string">
            <text:p>modificado de FRAD, FRBR</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Institution</text:p>
          </table:table-cell>
          <table:table-cell table:style-name="ce61" office:value-type="string">
            <text:p>En organisation eller grupp av personer och/eller organisationer som identifieras med ett särskilt namn och som uppträder, eller kan uppträda, som en enhet.</text:p>
          </table:table-cell>
          <table:table-cell table:number-columns-repeated="2"/>
          <table:table-cell table:style-name="ce191" office:value-type="string">
            <text:p>modifierat från FRAD, FRBR</text:p>
          </table:table-cell>
          <table:table-cell office:value-type="float" office:value="20090813">
            <text:p>20090813</text:p>
          </table:table-cell>
        </table:table-row>
        <table:table-row table:style-name="ro17">
          <table:table-cell/>
          <table:table-cell office:value-type="string">
            <text:p>Thai</text:p>
          </table:table-cell>
          <table:table-cell table:style-name="ce19" office:value-type="string">
            <text:p>นิติบุคคล</text:p>
          </table:table-cell>
          <table:table-cell table:style-name="ce80" office:value-type="string">
            <text:p><text:span text:style-name="T57">หน่วยงานหนึ่งหรือกลุ่มบุคคลหนึ่งและ</text:span><text:span text:style-name="T58">/</text:span><text:span text:style-name="T57">หรือหน่วยงานต่าง ๆ ที่ถูกระบุด้วยชื่อ</text:span></text:p>
            <text:p><text:span text:style-name="T18">เฉพาะและมี </text:span><text:span text:style-name="T9">(</text:span><text:span text:style-name="T18">หรืออาจมี</text:span><text:span text:style-name="T9">) </text:span><text:span text:style-name="T18">กิจกรรมเป็นหน่วยเดียวกัน</text:span></text:p>
          </table:table-cell>
          <table:table-cell table:style-name="ce128" table:number-columns-repeated="2"/>
          <table:table-cell table:style-name="ce78" office:value-type="string">
            <text:p><text:span text:style-name="T18">ดัดแปลงจาก </text:span><text:span text:style-name="T9">FRAD, FRBR</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11" office:value-type="string">
            <text:p>Đoàn thể</text:p>
          </table:table-cell>
          <table:table-cell table:style-name="ce50" office:value-type="string">
            <text:p>Một tổ chức, nhóm người hay nhiều tổ chức được xác định bởi một tên gọi riêng biệt và hoạt động hay có thể hoạt động như một đơn vị.</text:p>
          </table:table-cell>
          <table:table-cell table:number-columns-repeated="2"/>
          <table:table-cell table:style-name="ce186" office:value-type="string">
            <text:p>chỉnh sửa từ <text:s/>FRAD, FRBR</text:p>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2">
          <table:table-cell/>
          <table:table-cell office:value-type="string">
            <text:p>English</text:p>
          </table:table-cell>
          <table:table-cell table:style-name="ce7" office:value-type="string">
            <text:p>Creator</text:p>
          </table:table-cell>
          <table:table-cell table:style-name="ce1" office:value-type="string">
            <text:p>A person, family, or corporate body responsible for the intellectual or artistic content</text:p>
            <text:p>of a work.</text:p>
          </table:table-cell>
          <table:table-cell/>
          <table:table-cell table:style-name="ce153" office:value-type="string">
            <text:p><text:span text:style-name="T6">Agent </text:span><text:span text:style-name="T67">[BT]</text:span></text:p>
          </table:table-cell>
          <table:table-cell table:style-name="ce192" office:value-type="string">
            <text:p>IME ICC</text:p>
          </table:table-cell>
          <table:table-cell office:value-type="float" office:value="20090812">
            <text:p>20090812</text:p>
          </table:table-cell>
        </table:table-row>
        <table:table-row table:style-name="ro1">
          <table:table-cell/>
          <table:table-cell office:value-type="string">
            <text:p>Albanian</text:p>
          </table:table-cell>
          <table:table-cell office:value-type="string">
            <text:p>Krijues</text:p>
          </table:table-cell>
          <table:table-cell office:value-type="string">
            <text:p>Person, familje ose organizëm përgjegjës për përmbajtjen intelektuale ose artistike të një vepre.</text:p>
          </table:table-cell>
          <table:table-cell/>
          <table:table-cell table:style-name="ce8" office:value-type="string">
            <text:p>Agjent [BT]</text:p>
          </table:table-cell>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صانع</text:p>
          </table:table-cell>
          <table:table-cell table:style-name="ce64" office:value-type="string">
            <text:p><text:span text:style-name="T13">شخص، عائلة أو هيئة مسئولة عن المحتوى الفكري أو الفني للعمل</text:span><text:span text:style-name="T14">.</text:span></text:p>
          </table:table-cell>
          <table:table-cell/>
          <table:table-cell table:style-name="ce87" office:value-type="string">
            <text:p><text:span text:style-name="T8">العامل</text:span><text:span text:style-name="T18"> </text:span><text:span text:style-name="T9">[BT]</text:span></text:p>
          </table:table-cell>
          <table:table-cell/>
          <table:table-cell office:value-type="float" office:value="20090805">
            <text:p>20090805</text:p>
          </table:table-cell>
        </table:table-row>
        <table:table-row table:style-name="ro7">
          <table:table-cell/>
          <table:table-cell office:value-type="string">
            <text:p>Chinese</text:p>
          </table:table-cell>
          <table:table-cell table:style-name="ce10" office:value-type="string">
            <text:p>创作者</text:p>
          </table:table-cell>
          <table:table-cell table:style-name="ce6" office:value-type="string">
            <text:p>对一部作品的知识或艺术内容负有责任的个人、家族或团体。</text:p>
          </table:table-cell>
          <table:table-cell table:style-name="ce6"/>
          <table:table-cell table:style-name="ce157" office:value-type="string">
            <text:p><text:span text:style-name="T85">代理 </text:span><text:span text:style-name="T86">[BT]</text:span></text:p>
            <text:p/>
          </table:table-cell>
          <table:table-cell table:style-name="ce193"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Stvaratelj</text:p>
          </table:table-cell>
          <table:table-cell office:value-type="string">
            <text:p>Osoba, obitelj ili korporativno tijelo odgovorno za intelektualni ili umjetnički sadržaj djela.</text:p>
          </table:table-cell>
          <table:table-cell/>
          <table:table-cell table:style-name="ce8" office:value-type="string">
            <text:p>Posrednik [Š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Tvůrce</text:p>
          </table:table-cell>
          <table:table-cell office:value-type="string">
            <text:p>osoba, rodina či korporace odpovědná za intelektuální či umělecký obsah díla.</text:p>
          </table:table-cell>
          <table:table-cell/>
          <table:table-cell table:style-name="ce8" office:value-type="string">
            <text:p>Agent [BT]</text:p>
          </table:table-cell>
          <table:table-cell/>
          <table:table-cell office:value-type="float" office:value="20090812">
            <text:p>20090812</text:p>
          </table:table-cell>
        </table:table-row>
        <table:table-row table:style-name="ro1">
          <table:table-cell/>
          <table:table-cell office:value-type="string">
            <text:p>French</text:p>
          </table:table-cell>
          <table:table-cell office:value-type="string">
            <text:p>Créateur</text:p>
          </table:table-cell>
          <table:table-cell table:style-name="ce70" office:value-type="string">
            <text:p>Personne, famille ou collectivité responsable du contenu intellectuel ou artistique d'une œuvre.</text:p>
          </table:table-cell>
          <table:table-cell table:style-name="ce2"/>
          <table:table-cell table:style-name="ce43" office:value-type="string">
            <text:p><text:span text:style-name="T4">Agent</text:span><text:span text:style-name="T5"> [TG]</text:span></text:p>
          </table:table-cell>
          <table:table-cell table:style-name="ce2"/>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Geistiger Schöpfer</text:p>
          </table:table-cell>
          <table:table-cell table:style-name="ce1" office:value-type="string">
            <text:p>Eine Person, Familie oder Körperschaft, die für den intellektuellen oder künstlerischen Inhalt eines Werks verantwortlich ist.</text:p>
          </table:table-cell>
          <table:table-cell/>
          <table:table-cell table:style-name="ce11" office:value-type="string">
            <text:p>Agent [O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Creatore</text:p>
          </table:table-cell>
          <table:table-cell table:style-name="ce54" office:value-type="string">
            <text:p>Persona, famiglia o ente responsabile del contenuto intellettuale o artistico di un’opera.</text:p>
          </table:table-cell>
          <table:table-cell/>
          <table:table-cell table:style-name="ce12" office:value-type="string">
            <text:p>Agente [B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作成者</text:p>
          </table:table-cell>
          <table:table-cell table:style-name="ce55" office:value-type="string">
            <text:p><text:span text:style-name="T10">著作の知的・芸術的内容に責任をもつ個人、家族または団体。</text:span><text:span text:style-name="T11">　　</text:span></text:p>
          </table:table-cell>
          <table:table-cell table:style-name="ce3"/>
          <table:table-cell table:style-name="ce168" office:value-type="string">
            <text:p><text:span text:style-name="T108">行為主体［</text:span><text:span text:style-name="T74">BT</text:span><text:span text:style-name="T108">］</text:span></text:p>
          </table:table-cell>
          <table:table-cell table:style-name="ce6"/>
          <table:table-cell table:style-name="ce216" office:value-type="float" office:value="20090805">
            <text:p>20090805</text:p>
          </table:table-cell>
        </table:table-row>
        <table:table-row table:style-name="ro12">
          <table:table-cell/>
          <table:table-cell office:value-type="string">
            <text:p>Korean</text:p>
          </table:table-cell>
          <table:table-cell table:style-name="ce14" office:value-type="string">
            <text:p>저작자</text:p>
          </table:table-cell>
          <table:table-cell table:style-name="ce56" office:value-type="string">
            <text:p><text:span text:style-name="T1">저작의 지적 또는 예술적 내용에 책임을 지닌 개인이나 가족</text:span><text:span text:style-name="T12">, </text:span><text:span text:style-name="T1">단체</text:span></text:p>
          </table:table-cell>
          <table:table-cell table:style-name="ce4"/>
          <table:table-cell table:style-name="ce56" office:value-type="string">
            <text:p><text:span text:style-name="T1">책임주체 </text:span><text:span text:style-name="T109">(Agent) [BT]</text:span><text:span text:style-name="T61">도 보라</text:span></text:p>
          </table:table-cell>
          <table:table-cell table:style-name="ce4"/>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Radītājs</text:p>
          </table:table-cell>
          <table:table-cell table:style-name="ce57" office:value-type="string">
            <text:p>persona, dzimta vai institūcija, kas atbildīga par darba intelektuālo vai māksliniecisko saturu.</text:p>
          </table:table-cell>
          <table:table-cell/>
          <table:table-cell table:style-name="ce15" office:value-type="string">
            <text:p>Aģents [PT]</text:p>
          </table:table-cell>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Criador</text:p>
          </table:table-cell>
          <table:table-cell office:value-type="string">
            <text:p>Pessoa, família ou colectividade (entidade) responsável pelo conteúdo intelectual ou artístico de uma obra.</text:p>
          </table:table-cell>
          <table:table-cell/>
          <table:table-cell table:style-name="ce8" office:value-type="string">
            <text:p>Agente [TG]</text:p>
          </table:table-cell>
          <table:table-cell/>
          <table:table-cell office:value-type="float" office:value="20090812">
            <text:p>20090812</text:p>
          </table:table-cell>
        </table:table-row>
        <table:table-row table:style-name="ro1">
          <table:table-cell/>
          <table:table-cell office:value-type="string">
            <text:p>Russian</text:p>
          </table:table-cell>
          <table:table-cell office:value-type="string">
            <text:p>Создатель</text:p>
          </table:table-cell>
          <table:table-cell table:style-name="ce58" office:value-type="string">
            <text:p>лицо, род, или организация, ответственные за интеллектуальное или художественное содержание произведения.</text:p>
          </table:table-cell>
          <table:table-cell table:style-name="ce5"/>
          <table:table-cell table:style-name="ce8" office:value-type="string">
            <text:p>Агент [БШТ]</text:p>
          </table:table-cell>
          <table:table-cell table:style-name="ce5"/>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Tvorca</text:p>
          </table:table-cell>
          <table:table-cell table:style-name="ce59" office:value-type="string">
            <text:p>osoba, rodina alebo korporácia zodpovedná za intelektuálny alebo umelecký obsah diela.</text:p>
          </table:table-cell>
          <table:table-cell/>
          <table:table-cell table:style-name="ce16" office:value-type="string">
            <text:p>Agent [B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Ustvarjalec</text:p>
          </table:table-cell>
          <table:table-cell office:value-type="string">
            <text:p>oseba, rodbina ali korporacija, odgovorna za intelektualno ali umetniško vsebino dela.</text:p>
          </table:table-cell>
          <table:table-cell/>
          <table:table-cell table:style-name="ce8" office:value-type="string">
            <text:p>Dejavnik (Š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Creador</text:p>
          </table:table-cell>
          <table:table-cell table:style-name="ce77" office:value-type="string">
            <text:p>Una persona, familia o entidad corporativa responsable del contenido intelectual o artístico de una obra.</text:p>
          </table:table-cell>
          <table:table-cell table:style-name="ce98"/>
          <table:table-cell table:style-name="ce17" office:value-type="string">
            <text:p>Agente[TG]</text:p>
          </table:table-cell>
          <table:table-cell table:style-name="ce98"/>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Upphovsman</text:p>
          </table:table-cell>
          <table:table-cell table:style-name="ce61" office:value-type="string">
            <text:p>En person, familj eller institution som ansvarar för det intellektuella eller konstnärliga innehållet i ett verk.</text:p>
          </table:table-cell>
          <table:table-cell/>
          <table:table-cell table:style-name="ce18" office:value-type="string">
            <text:p>Agent [ÖT]</text:p>
          </table:table-cell>
          <table:table-cell/>
          <table:table-cell office:value-type="float" office:value="20090813">
            <text:p>20090813</text:p>
          </table:table-cell>
        </table:table-row>
        <table:table-row table:style-name="ro18">
          <table:table-cell/>
          <table:table-cell office:value-type="string">
            <text:p>Thai</text:p>
          </table:table-cell>
          <table:table-cell table:style-name="ce35" office:value-type="string">
            <text:p>ผู้สร้างสรรค์ผลงาน</text:p>
          </table:table-cell>
          <table:table-cell table:style-name="ce38" office:value-type="string">
            <text:p>หรือนิติบุคคลหนึ่งที่รับผิดชอบต่อเนื้อหาทางสติปัญญาและ</text:p>
            <text:p>ศิลปะของงาน</text:p>
          </table:table-cell>
          <table:table-cell table:style-name="ce128"/>
          <table:table-cell table:style-name="ce78" office:value-type="string">
            <text:p><text:span text:style-name="T18">ตัวแทน </text:span><text:span text:style-name="T9">[B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Sáng tạo viên</text:p>
          </table:table-cell>
          <table:table-cell table:style-name="ce50" office:value-type="string">
            <text:p>Một người, gia đình hay đoàn thể chịu trách nhiệm về nội dụng nghệ thuật hay trí tuệ của một tác phẩm.</text:p>
          </table:table-cell>
          <table:table-cell/>
          <table:table-cell table:style-name="ce7" office:value-type="string">
            <text:p>Chủ thể [Thuật ngữ rộng]</text:p>
          </table:table-cell>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Descriptive cataloguing</text:p>
          </table:table-cell>
          <table:table-cell table:style-name="ce50" office:value-type="string">
            <text:p>The part of cataloguing that provides both descriptive data and non-subject access points. <text:s/></text:p>
          </table:table-cell>
          <table:table-cell/>
          <table:table-cell table:style-name="ce169" office:value-type="string">
            <text:p><text:span text:style-name="T110">Bibliographic description</text:span><text:span text:style-name="T111"> </text:span><text:span text:style-name="T112">[RT</text:span><text:span text:style-name="T111">], </text:span><text:span text:style-name="T110">Subject cataloguing </text:span><text:span text:style-name="T112">[RT]</text:span></text:p>
          </table:table-cell>
          <table:table-cell table:style-name="ce186"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Katalogim përshkrues</text:p>
          </table:table-cell>
          <table:table-cell office:value-type="string">
            <text:p>Pjesa e katalogimit që jep të dhënat përshkruese dhe pikat hyrëse jo për subjekte.</text:p>
          </table:table-cell>
          <table:table-cell/>
          <table:table-cell table:style-name="ce43" office:value-type="string">
            <text:p><text:span text:style-name="T4">Katalogim lëndor [RT], Përshkrim bibliografik [RT</text:span><text:span text:style-name="T5">]</text:span></text:p>
          </table:table-cell>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فهرسة الوصفية</text:p>
          </table:table-cell>
          <table:table-cell table:style-name="ce52" office:value-type="string">
            <text:p><text:span text:style-name="T8">جزء الفهرسة الذي يوفر البيانات الوصفية ونقاط الوصول غير الموضوعية</text:span><text:span text:style-name="T9">.</text:span></text:p>
          </table:table-cell>
          <table:table-cell/>
          <table:table-cell table:style-name="ce87" office:value-type="string">
            <text:p><text:span text:style-name="T8">الوصف الببليوغرافي</text:span><text:span text:style-name="T18"> </text:span><text:span text:style-name="T9">[RT]</text:span><text:span text:style-name="T18">، </text:span><text:span text:style-name="T8">الفهرسة الموضوعية</text:span><text:span text:style-name="T18"> </text:span><text:span text:style-name="T9">[RT]</text:span></text:p>
          </table:table-cell>
          <table:table-cell/>
          <table:table-cell office:value-type="float" office:value="20090805">
            <text:p>20090805</text:p>
          </table:table-cell>
        </table:table-row>
        <table:table-row table:style-name="ro11">
          <table:table-cell/>
          <table:table-cell office:value-type="string">
            <text:p>Chinese</text:p>
          </table:table-cell>
          <table:table-cell table:style-name="ce10" office:value-type="string">
            <text:p>描述性编目</text:p>
          </table:table-cell>
          <table:table-cell table:style-name="ce53" office:value-type="string">
            <text:p>编目工作的组成部分，提供描述性数据和非主题检索点。</text:p>
            <text:p/>
          </table:table-cell>
          <table:table-cell table:style-name="ce6"/>
          <table:table-cell table:style-name="ce157" office:value-type="string">
            <text:p><text:span text:style-name="T85">书目著录 </text:span><text:span text:style-name="T86">[RT]</text:span><text:span text:style-name="T85">，主题编目 </text:span><text:span text:style-name="T86">[RT]</text:span></text:p>
          </table:table-cell>
          <table:table-cell table:style-name="ce193" office:value-type="string">
            <text:p>IME ICC</text:p>
            <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Deskriptivna katalogizacija</text:p>
          </table:table-cell>
          <table:table-cell office:value-type="string">
            <text:p>Dio katalogizacije koji osigurava opisne podatke i pristupnice koje nisu predmetnice.</text:p>
          </table:table-cell>
          <table:table-cell/>
          <table:table-cell table:style-name="ce8" office:value-type="string">
            <text:p>Bibliografski opis [SP], Predmetna katalogizacija [S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Popisná katalogizace</text:p>
          </table:table-cell>
          <table:table-cell office:value-type="string">
            <text:p>část katalogizace, jejímž výsledkem jsou jak popisné, tak selekční údaje s výjimkou věcných.</text:p>
          </table:table-cell>
          <table:table-cell/>
          <table:table-cell table:style-name="ce43" office:value-type="string">
            <text:p><text:span text:style-name="T4">Bibliografický popis</text:span><text:span text:style-name="T5"> </text:span><text:span text:style-name="T4">[RT</text:span><text:span text:style-name="T5">], </text:span><text:span text:style-name="T4">Věcná katalogizace [RT]</text:span></text:p>
          </table:table-cell>
          <table:table-cell/>
          <table:table-cell office:value-type="float" office:value="20090812">
            <text:p>20090812</text:p>
          </table:table-cell>
        </table:table-row>
        <table:table-row table:style-name="ro1">
          <table:table-cell/>
          <table:table-cell office:value-type="string">
            <text:p>French</text:p>
          </table:table-cell>
          <table:table-cell office:value-type="string">
            <text:p>Catalogage descriptif</text:p>
          </table:table-cell>
          <table:table-cell table:style-name="ce70" office:value-type="string">
            <text:p>Partie du catalogage qui établit à la fois les données descriptives et les points d'accès autres que les accès matière.</text:p>
          </table:table-cell>
          <table:table-cell table:style-name="ce2"/>
          <table:table-cell table:style-name="ce170" office:value-type="string">
            <text:p><text:span text:style-name="T113">Catalogage matière</text:span><text:span text:style-name="T114"> [TA], </text:span><text:span text:style-name="T113">Description bibliographique</text:span><text:span text:style-name="T114"> [TA]</text:span></text:p>
          </table:table-cell>
          <table:table-cell table:style-name="ce2"/>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Formalerschließung</text:p>
          </table:table-cell>
          <table:table-cell table:style-name="ce1" office:value-type="string">
            <text:p>Der Teil der Erschließung, der sowohl beschreibende Daten als auch nicht auf den Inhalt bezogene Sucheinstiege erstellt.</text:p>
          </table:table-cell>
          <table:table-cell/>
          <table:table-cell table:style-name="ce147" office:value-type="string">
            <text:p><text:span text:style-name="T71">Bibliografische Beschreibung [VB],</text:span><text:span text:style-name="T9"> </text:span><text:span text:style-name="T71">Sacherschließung [VB]</text:span></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Catalogazione descrittiva</text:p>
          </table:table-cell>
          <table:table-cell table:style-name="ce54" office:value-type="string">
            <text:p>La parte di catalogazione che fornisce sia dati descrittivi sia punti di accesso che non siano di soggetto.</text:p>
          </table:table-cell>
          <table:table-cell/>
          <table:table-cell table:style-name="ce12" office:value-type="string">
            <text:p>Descrizione bibliografica [RT], Catalogazione per soggetto [R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記述目録作業</text:p>
          </table:table-cell>
          <table:table-cell table:style-name="ce55" office:value-type="string">
            <text:p><text:span text:style-name="T10">目録作業において、記述データおよび主題以外のアクセスポイントの両者を与える部分。</text:span><text:span text:style-name="T11">　　</text:span></text:p>
          </table:table-cell>
          <table:table-cell table:style-name="ce3"/>
          <table:table-cell table:style-name="ce148" office:value-type="string">
            <text:p><text:span text:style-name="T73">主題目録作業［</text:span><text:span text:style-name="T74">RT</text:span><text:span text:style-name="T73">］</text:span><text:span text:style-name="T11">、</text:span><text:span text:style-name="T73">書誌記述［</text:span><text:span text:style-name="T74">RT</text:span><text:span text:style-name="T73">］</text:span><text:span text:style-name="T11">　をも見よ。</text:span></text:p>
          </table:table-cell>
          <table:table-cell table:style-name="ce3"/>
          <table:table-cell table:style-name="ce216" office:value-type="float" office:value="20090805">
            <text:p>20090805</text:p>
          </table:table-cell>
        </table:table-row>
        <table:table-row table:style-name="ro12">
          <table:table-cell/>
          <table:table-cell office:value-type="string">
            <text:p>Korean</text:p>
          </table:table-cell>
          <table:table-cell table:style-name="ce14" office:value-type="string">
            <text:p>기술목록법</text:p>
          </table:table-cell>
          <table:table-cell table:style-name="ce67" office:value-type="string">
            <text:p>기술 데이터와 비주제 접근점 모두를 제시하는 목록기법의 한 영역</text:p>
          </table:table-cell>
          <table:table-cell table:style-name="ce4"/>
          <table:table-cell table:style-name="ce41" office:value-type="string">
            <text:p><text:span text:style-name="T1">서지기술 </text:span><text:span text:style-name="T3">(Bibliographic description) [RT], </text:span><text:span text:style-name="T1">주제명목록법 </text:span><text:span text:style-name="T3">(Subject cataloguing) [RT]</text:span><text:span text:style-name="T102">도 보라</text:span></text:p>
          </table:table-cell>
          <table:table-cell table:style-name="ce6"/>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Aprakstošā kataloģizācija</text:p>
          </table:table-cell>
          <table:table-cell table:style-name="ce57" office:value-type="string">
            <text:p>kataloģizācijas daļa, kas nodrošina gan aprakstošos datus, gan piekļuves punktus (izņemot priekšmetu).</text:p>
          </table:table-cell>
          <table:table-cell/>
          <table:table-cell table:style-name="ce15" office:value-type="string">
            <text:p>Bibliogrāfiskais apraksts (ST), Priekšmetošana (ST)</text:p>
          </table:table-cell>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Catalogação descritiva</text:p>
          </table:table-cell>
          <table:table-cell office:value-type="string">
            <text:p>A parte do processamento bibliográfico que fornece quer os dados descritivos quer os pontos de acesso que não são de assunto.</text:p>
          </table:table-cell>
          <table:table-cell/>
          <table:table-cell table:style-name="ce162" office:value-type="string">
            <text:p><text:span text:style-name="T4">Descrição bibliográfica [TR],</text:span><text:span text:style-name="T95"> </text:span><text:span text:style-name="T4">Catalogação de assunto [TR]</text:span></text:p>
          </table:table-cell>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Описательная каталогизация </text:p>
          </table:table-cell>
          <table:table-cell table:style-name="ce58" office:value-type="string">
            <text:p>часть каталогизации, которая обеспечивает и описательные данные, и нетематические точки доступа.</text:p>
          </table:table-cell>
          <table:table-cell table:style-name="ce5"/>
          <table:table-cell table:style-name="ce171" office:value-type="string">
            <text:p><text:span text:style-name="T78">Библиографическое описание [СТ],</text:span><text:span text:style-name="T115"> </text:span><text:span text:style-name="T78">Содержательная каталогизация [СТ]</text:span></text:p>
          </table:table-cell>
          <table:table-cell table:style-name="ce5"/>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Popisná katalogizácia</text:p>
          </table:table-cell>
          <table:table-cell table:style-name="ce116" office:value-type="string">
            <text:p>časť katalogizácie, ktorej výsledkom sú popisné a selekčné údaje s výnimkou vecných.</text:p>
          </table:table-cell>
          <table:table-cell/>
          <table:table-cell table:style-name="ce151" office:value-type="string">
            <text:p><text:span text:style-name="T80">Bibliografický popis [RT</text:span><text:span text:style-name="T81">], </text:span><text:span text:style-name="T80">Vecná katalogizácia [RT]</text:span></text:p>
          </table:table-cell>
          <table:table-cell table:style-name="ce61"/>
          <table:table-cell office:value-type="float" office:value="20090805">
            <text:p>20090805</text:p>
          </table:table-cell>
        </table:table-row>
        <table:table-row table:style-name="ro1">
          <table:table-cell/>
          <table:table-cell office:value-type="string">
            <text:p>Slovene</text:p>
          </table:table-cell>
          <table:table-cell office:value-type="string">
            <text:p>Opisna katalogizacija</text:p>
          </table:table-cell>
          <table:table-cell office:value-type="string">
            <text:p>del katalogizacije, ki preskrbi tako opisne podatke kot tudi vstopne točke, ki niso povezane z vsebino.</text:p>
          </table:table-cell>
          <table:table-cell/>
          <table:table-cell table:style-name="ce8" office:value-type="string">
            <text:p>Bibliografski opis (SP), Vsebinska katalogizacija (S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Catalogación descriptiva</text:p>
          </table:table-cell>
          <table:table-cell table:style-name="ce60" office:value-type="string">
            <text:p>La parte de la catalogación que proporciona información descriptiva y puntos de acceso, excluyendo los de materias.</text:p>
          </table:table-cell>
          <table:table-cell table:style-name="ce98"/>
          <table:table-cell table:style-name="ce172" office:value-type="string">
            <text:p><text:span text:style-name="T116">Catalogación por materias [TR], Descripcion bibliográfica [TR</text:span><text:span text:style-name="T33">]</text:span></text:p>
          </table:table-cell>
          <table:table-cell table:style-name="ce98"/>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Deskriptiv katalogisering</text:p>
          </table:table-cell>
          <table:table-cell table:style-name="ce61" office:value-type="string">
            <text:p>Den del av katalogiseringen som redovisar beskrivande data och och sökingångar som inte har med ämnet att göra.</text:p>
          </table:table-cell>
          <table:table-cell/>
          <table:table-cell table:style-name="ce173" office:value-type="string">
            <text:p><text:span text:style-name="T117">Bibliografisk beskrivning</text:span><text:span text:style-name="T41"> </text:span><text:span text:style-name="T117">[RT], Ämneskatalogisering [RT]</text:span></text:p>
          </table:table-cell>
          <table:table-cell/>
          <table:table-cell office:value-type="float" office:value="20090813">
            <text:p>20090813</text:p>
          </table:table-cell>
        </table:table-row>
        <table:table-row table:style-name="ro8">
          <table:table-cell/>
          <table:table-cell office:value-type="string">
            <text:p>Thai</text:p>
          </table:table-cell>
          <table:table-cell table:style-name="ce19" office:value-type="string">
            <text:p>การลงรายการเชิงบรรยาย</text:p>
          </table:table-cell>
          <table:table-cell table:style-name="ce80" office:value-type="string">
            <text:p>ส่วนของการลงรายการที่ให้ข้อมูลเชิงบรรยายและ</text:p>
            <text:p><text:span text:style-name="T9"><text:tab/></text:span><text:span text:style-name="T18">จุดเข้าถึงที่ไม่ใช่หัวเรื่อง</text:span></text:p>
            <text:p/>
          </table:table-cell>
          <table:table-cell table:style-name="ce128"/>
          <table:table-cell table:style-name="ce174" office:value-type="string">
            <text:p><text:span text:style-name="T18">รายละเอียดทางบรรณานุกรม </text:span><text:span text:style-name="T9">[RT],</text:span><text:span text:style-name="T58"> </text:span><text:span text:style-name="T18">การลงรายการเชิงหัวเรื่อง </text:span><text:span text:style-name="T9">[RT] </text:span><text:span text:style-name="T18">รายละเอียดทางบรรณานุกรม </text:span><text:span text:style-name="T9">[RT],</text:span><text:span text:style-name="T58"> </text:span><text:span text:style-name="T18">การลงรายการเชิงหัวเรื่อง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11" office:value-type="string">
            <text:p>Mục lục mô tả</text:p>
          </table:table-cell>
          <table:table-cell table:style-name="ce50" office:value-type="string">
            <text:p>Là một phần của mục lục cung cấp dữ liệu mô tả và những điểm truy cập không theo chủ đề.</text:p>
          </table:table-cell>
          <table:table-cell/>
          <table:table-cell table:style-name="ce175" office:value-type="string">
            <text:p><text:span text:style-name="T71">Mô tả thư mục</text:span><text:span text:style-name="T118"> </text:span><text:span text:style-name="T71">[Thuật ngữ liên quan], </text:span><text:span text:style-name="T6">Mục lục chủ đề </text:span><text:span text:style-name="T71">[Thuật ngữ liên quan]</text:span></text:p>
          </table:table-cell>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9">
          <table:table-cell/>
          <table:table-cell office:value-type="string">
            <text:p>English</text:p>
          </table:table-cell>
          <table:table-cell table:style-name="ce11" office:value-type="string">
            <text:p>Entity</text:p>
          </table:table-cell>
          <table:table-cell table:style-name="ce101" office:value-type="string">
            <text:p><text:span text:style-name="T7">Something that has a unitary and self-contained character; something that has independent or separate existence; an abstraction, ideal concept, object of thought, or transcendental object</text:span><text:span text:style-name="T9">.</text:span></text:p>
          </table:table-cell>
          <table:table-cell/>
          <table:table-cell table:style-name="ce11"/>
          <table:table-cell table:style-name="ce201" office:value-type="string">
            <text:p><text:span text:style-name="T148">Webster’s 3</text:span><text:span text:style-name="T151">rd</text:span></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Entitet</text:p>
          </table:table-cell>
          <table:table-cell office:value-type="string">
            <text:p>Diçka që ka karakter unik dhe të pavarur, diçka që ka ekzistencë të pavarur ose të veçantë; abstraksion, koncept ideal, objekt i mendimit ose <text:s/>objekt idealist.</text:p>
          </table:table-cell>
          <table:table-cell table:number-columns-repeated="3"/>
          <table:table-cell office:value-type="float" office:value="20090811">
            <text:p>20090811</text:p>
          </table:table-cell>
        </table:table-row>
        <table:table-row table:style-name="ro2">
          <table:table-cell/>
          <table:table-cell office:value-type="string">
            <text:p>Arabic</text:p>
          </table:table-cell>
          <table:table-cell table:style-name="ce9" office:value-type="string">
            <text:p>الكيان</text:p>
          </table:table-cell>
          <table:table-cell table:style-name="ce117" office:value-type="string">
            <text:p><text:span text:style-name="T13">شيء له خصائصه كوحدة مميزة </text:span><text:span text:style-name="T22">... </text:span><text:span text:style-name="T13">شيء له وجود مستقل أو منفصل </text:span><text:span text:style-name="T22">... </text:span><text:span text:style-name="T13">تجريد، مفهوم مثالي، شيء فكري، أو شيء جوهري</text:span><text:span text:style-name="T14">.</text:span></text:p>
            <text:p><text:span text:style-name="T13">أمثلة أنواع الكيانات في المتطلبات الوظيفية للتسجيلات الببليوغرافية</text:span><text:span text:style-name="T18"> </text:span><text:span text:style-name="T9">FRBR)) </text:span><text:span text:style-name="T8">والمتطلبات الوظيفية للبيانات الاستنادية</text:span><text:span text:style-name="T18"> </text:span><text:span text:style-name="T9">FRAD)) </text:span><text:span text:style-name="T8">تشمل الإنتاج الفكري والفني </text:span><text:span text:style-name="T23">(</text:span><text:span text:style-name="T8">العمل، التعبير، المظهر، والوعاء</text:span><text:span text:style-name="T23">)</text:span><text:span text:style-name="T8">؛ العاملون </text:span><text:span text:style-name="T23">(</text:span><text:span text:style-name="T8">شخص، عائلة، هيئة</text:span><text:span text:style-name="T23">) </text:span><text:span text:style-name="T8">المسئولون عن صنع هذا المحتوى الفكري أو الفني، إنتاج وبث المحتوى في شكل مادي، أو المسئول عن صيانة المنتج ؛ أو موضوع التعبير الفكري أو الفني </text:span><text:span text:style-name="T23">(</text:span><text:span text:style-name="T8">عمل، تعبير، مظهر، وعاء، شخص، عائلة، هيئة، مفهوم، شيء، حدث، مكان</text:span><text:span text:style-name="T9">)</text:span></text:p>
          </table:table-cell>
          <table:table-cell table:number-columns-repeated="3"/>
          <table:table-cell office:value-type="float" office:value="20090805">
            <text:p>20090805</text:p>
          </table:table-cell>
        </table:table-row>
        <table:table-row table:style-name="ro7">
          <table:table-cell/>
          <table:table-cell office:value-type="string">
            <text:p>Chinese</text:p>
          </table:table-cell>
          <table:table-cell table:style-name="ce10" office:value-type="string">
            <text:p>实体</text:p>
          </table:table-cell>
          <table:table-cell table:style-name="ce88" office:value-type="string">
            <text:p>具有单一与自我独立特征的某些事物；独立或单独存在的某些事物；一种抽象的观念、思想的概念、思考的客体，或先验的对象。</text:p>
            <text:p><text:span text:style-name="T26">FRBR</text:span><text:span text:style-name="T25">和</text:span><text:span text:style-name="T26">FRAD</text:span><text:span text:style-name="T25">实体类型的实例包括，知识或艺术创作的产品（作品、内容表达、载体表现和单件）；对知识或艺术内容的创作、对物理形式之内容的制作和散发，或对产品保管的维持负有责任的代理（即个人、家族、团体）；或者一部作品的主题（作品、内容表达、载体表现、单件、个人、家族、团体、概念、实物、事件、地点）。</text:span></text:p>
          </table:table-cell>
          <table:table-cell table:style-name="ce6" table:number-columns-repeated="2"/>
          <table:table-cell table:style-name="ce53" office:value-type="string">
            <text:p><text:span text:style-name="T26">Webster’s 3</text:span><text:span text:style-name="T152">rd; </text:span><text:span text:style-name="T26">IME ICC</text:span></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Entitet</text:p>
          </table:table-cell>
          <table:table-cell office:value-type="string">
            <text:p>Ono što je jedinstveno i potpuno; ono što postoji nezavisno ili zasebno; apstrakcija, idealan pojam, objekt mišljenja ili transcendentalan objekt.</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Entita</text:p>
          </table:table-cell>
          <table:table-cell office:value-type="string">
            <text:p>Něco, co má unitární a samostatný charakter; co existuje nezávisle či samostatně; abstrakce, ideový koncept, objekt myšlení či transcendentální objekt.</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Entité</text:p>
          </table:table-cell>
          <table:table-cell table:style-name="ce70" office:value-type="string">
            <text:p>Quelque chose ayant un caractère unitaire et autonome ; quelque chose qui existe d'une façon indépendante ou singulière ; abstraction, concept, objet de pensée, ou objet transcendantal.</text:p>
          </table:table-cell>
          <table:table-cell table:style-name="ce2"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Entität</text:p>
          </table:table-cell>
          <table:table-cell table:style-name="ce1" office:value-type="string">
            <text:p>Etwas, das einen einheitlichen und in sich geschlossenen Charakter hat, etwas, das unabhängig ist oder gesondert existiert, eine Abstraktion, ein Begriff, ein Gedankengut oder ein metaphysisches Objekt.</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Entità</text:p>
          </table:table-cell>
          <table:table-cell table:style-name="ce54" office:value-type="string">
            <text:p>Qualcosa che ha un carattere unitario e un contenuto in sé; qualcosa che ha un’esistenza indipendente o separata; un’astrazione, un concetto ideale, un oggetto di un pensiero o un oggetto trascendente.</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実体</text:p>
          </table:table-cell>
          <table:table-cell table:style-name="ce55" office:value-type="string">
            <text:p><text:span text:style-name="T10">一個の単位をもち自己完結する性格をもつもの；独自または個別の存在をもつもの；抽象概念、思想的概念、思考対象、観念的対象。</text:span><text:span text:style-name="T11">　　</text:span></text:p>
          </table:table-cell>
          <table:table-cell table:style-name="ce3" table:number-columns-repeated="3"/>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개체</text:p>
          </table:table-cell>
          <table:table-cell table:style-name="ce56" office:value-type="string">
            <text:p><text:span text:style-name="T1">하나의 단위로 자기완결의 특성을 지닌 사물</text:span><text:span text:style-name="T12">, </text:span><text:span text:style-name="T1">독립된 혹은 독자적으로 존재하는 사물</text:span><text:span text:style-name="T12">, </text:span><text:span text:style-name="T1">추상적 개념</text:span><text:span text:style-name="T12">, </text:span><text:span text:style-name="T1">이상적 개념</text:span><text:span text:style-name="T12">, </text:span><text:span text:style-name="T1">사고의 대상</text:span><text:span text:style-name="T12">, </text:span><text:span text:style-name="T1">선험적 대상</text:span></text:p>
          </table:table-cell>
          <table:table-cell table:style-name="ce4" table:number-columns-repeated="3"/>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Entītija</text:p>
          </table:table-cell>
          <table:table-cell table:style-name="ce57" office:value-type="string">
            <text:p>kaut kas unitārs un patstāvīgs; kaut kas neatkarīgi un atsevišķi pastāvošs; abstrakcija, iedomāts jēdziens, domas objekts vai transcendentāls objekts.</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office:value-type="string">
            <text:p>Entidade</text:p>
          </table:table-cell>
          <table:table-cell office:value-type="string">
            <text:p>Algo que possui um carácter unitário e auto-contido; algo que tem existência independente ou separada; uma abstracção, conceito ideal, objeto de pensamento ou transcendental.</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Объект</text:p>
          </table:table-cell>
          <table:table-cell table:style-name="ce58" office:value-type="string">
            <text:p>нечто, обладающее целостными и самостоятельными свойствами, нечто независимое и отдельно существующее; абстракция, идеальная концепция, предмет мысли или трансцендентальный предмет.</text:p>
          </table:table-cell>
          <table:table-cell table:style-name="ce5"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Entita</text:p>
          </table:table-cell>
          <table:table-cell table:style-name="ce59" office:value-type="string">
            <text:p>Niečo, čo má unitárny a samostatný charakter; čo existuje nezávisle alebo samostatne; abstrakcia, ideový koncept, objekt myslenia alebo transcendentálny objekt.</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Entiteta</text:p>
          </table:table-cell>
          <table:table-cell office:value-type="string">
            <text:p>kar ima edinstven in individualni značaj; <text:s/>kar obstaja neodvisno in ločeno od drugega; abstrakcija, idejni koncept, miselni objekt, transcendentalni objekt.</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Entidad</text:p>
          </table:table-cell>
          <table:table-cell table:style-name="ce60" office:value-type="string">
            <text:p>Algo que tiene carácter unitario y contenido en sí mismo; algo que tiene independencia o existencia individual; una abstracción, concepto ideal, objeto del pensamiento u objeto trascendental.</text:p>
          </table:table-cell>
          <table:table-cell table:style-name="ce9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Entitet</text:p>
          </table:table-cell>
          <table:table-cell table:style-name="ce61" office:value-type="string">
            <text:p>(viss) avgränsad och enhetlig företeelse av konkret el. abstrakt slag.</text:p>
          </table:table-cell>
          <table:table-cell table:number-columns-repeated="2"/>
          <table:table-cell table:style-name="ce201" office:value-type="string">
            <text:p>NE:s ordbok</text:p>
          </table:table-cell>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เอนทิตี</text:p>
          </table:table-cell>
          <table:table-cell table:style-name="ce78" office:value-type="string">
            <text:p>สิ่งใดสิ่งหนึ่งที่เป็นหน่วยเดียวและมีคุณลักษณะในตัวเอง สิ่งใดสิงหนึ่งที่มีการดำรงอยู่อย่าง</text:p>
            <text:p><text:span text:style-name="T9"><text:tab/></text:span><text:span text:style-name="T18">เป็นอิสระหรือแยกออกมา นามธรรม ความคิดอุดมคติ วัตถุทางความคิดหรือวัตถุทางจิตวิญญาณ</text:span></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11" office:value-type="string">
            <text:p>Thực thể</text:p>
          </table:table-cell>
          <table:table-cell table:style-name="ce1" office:value-type="string">
            <text:p>Là vật thể có một đặc điểm đơn nhất và độc lập, là vật thể tồn tại độc lập hay riêng rẽ, là sự trừu tượng hóa, là khái niệm ý tưởng, là đối tượng tư duy, hay đối tượng mơ hồ.</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11" office:value-type="string">
            <text:p>Essential access point</text:p>
          </table:table-cell>
          <table:table-cell table:style-name="ce101" office:value-type="string">
            <text:p>An access point based on <text:span text:style-name="T7">a </text:span>main attribute <text:span text:style-name="T7">or </text:span>relationship of <text:span text:style-name="T7">an </text:span>entity in a bibliographic or authority record<text:span text:style-name="T7"> that</text:span> ensures retrieval and identification of <text:span text:style-name="T7">that </text:span>record<text:span text:style-name="T59">.</text:span></text:p>
          </table:table-cell>
          <table:table-cell/>
          <table:table-cell table:style-name="ce153" office:value-type="string">
            <text:p><text:span text:style-name="T6">Access point </text:span><text:span text:style-name="T67">[BT]</text:span><text:span text:style-name="T6">, Additional access point </text:span><text:span text:style-name="T67">[RT]</text:span></text:p>
          </table:table-cell>
          <table:table-cell table:style-name="ce192"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Pikë hyrëse kryesore</text:p>
          </table:table-cell>
          <table:table-cell office:value-type="string">
            <text:p>Pikë hyrëse bazuar në një atribut kryesor ose lidhje të një entiteti në një regjistrim bibliografik ose regjistrim termi të njësuar që siguron gjetjen dhe identifikimin e atij regjistrimi.</text:p>
          </table:table-cell>
          <table:table-cell/>
          <table:table-cell table:style-name="ce8" office:value-type="string">
            <text:p>Pikë hyrëse [BT], Pikë hyrëse shtesë [RT]</text:p>
          </table:table-cell>
          <table:table-cell/>
          <table:table-cell office:value-type="float" office:value="20090812">
            <text:p>20090812</text:p>
          </table:table-cell>
        </table:table-row>
        <table:table-row table:style-name="ro1">
          <table:table-cell/>
          <table:table-cell office:value-type="string">
            <text:p>Arabic</text:p>
          </table:table-cell>
          <table:table-cell table:style-name="ce9" office:value-type="string">
            <text:p>نقطة الوصول الأساسية</text:p>
          </table:table-cell>
          <table:table-cell table:style-name="ce64" office:value-type="string">
            <text:p><text:span text:style-name="T13">نقطة الوصول المبنية على الحقول والعلاقات الأساسية لكل كيان في التسجيلات الببليوغرافية والاستنادية، والتي تضمن الاسترجاع والتعرف على هذه التسجيلات</text:span><text:span text:style-name="T14">.</text:span></text:p>
          </table:table-cell>
          <table:table-cell/>
          <table:table-cell table:style-name="ce87" office:value-type="string">
            <text:p><text:span text:style-name="T8">نقطة الوصول</text:span><text:span text:style-name="T18"> </text:span><text:span text:style-name="T9">[BT]</text:span><text:span text:style-name="T18">، </text:span><text:span text:style-name="T8">نقطة الوصول الإضافية</text:span><text:span text:style-name="T18"> </text:span><text:span text:style-name="T9">[RT]</text:span></text:p>
          </table:table-cell>
          <table:table-cell/>
          <table:table-cell office:value-type="float" office:value="20090805">
            <text:p>20090805</text:p>
          </table:table-cell>
        </table:table-row>
        <table:table-row table:style-name="ro2">
          <table:table-cell/>
          <table:table-cell office:value-type="string">
            <text:p>Chinese</text:p>
          </table:table-cell>
          <table:table-cell table:style-name="ce10" office:value-type="string">
            <text:p>基本检索点</text:p>
          </table:table-cell>
          <table:table-cell table:style-name="ce53" office:value-type="string">
            <text:p>以书目记录或规范记录中某一实体的主要属性或关系为基础的检索点，以确保对那些记录的检索和识别。</text:p>
          </table:table-cell>
          <table:table-cell table:style-name="ce6"/>
          <table:table-cell table:style-name="ce115" office:value-type="string">
            <text:p><text:span text:style-name="T1">检索点 </text:span><text:span text:style-name="T69">[BT]</text:span><text:span text:style-name="T1">，附加检索点 </text:span><text:span text:style-name="T69">[RT]</text:span></text:p>
            <text:p/>
          </table:table-cell>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Neophodna pristupnica</text:p>
          </table:table-cell>
          <table:table-cell office:value-type="string">
            <text:p>Pristupnica koja se temelji na glavnom atributu ili odnosu entiteta u bibliografskom ili preglednom zapisu, a osigurava pronalaženje i identifikaciju toga zapisa.</text:p>
          </table:table-cell>
          <table:table-cell/>
          <table:table-cell table:style-name="ce8" office:value-type="string">
            <text:p>Dodatna pristupnica [SP], Pristupnica [Š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Základní selekční údaj</text:p>
          </table:table-cell>
          <table:table-cell table:style-name="ce118" office:value-type="string">
            <text:p><text:span text:style-name="T5">selekční údaj založený na hlavním atributu či vztahu entity v bibliografickém či autoritním záznamu, který zajišťuje vyhledání a identifikaci záznamu</text:span><text:span text:style-name="T59">.</text:span></text:p>
          </table:table-cell>
          <table:table-cell/>
          <table:table-cell table:style-name="ce8" office:value-type="string">
            <text:p>Selekční údaj [BT], Doplňkový selekční údaj [RT]</text:p>
          </table:table-cell>
          <table:table-cell/>
          <table:table-cell office:value-type="float" office:value="20090812">
            <text:p>20090812</text:p>
          </table:table-cell>
        </table:table-row>
        <table:table-row table:style-name="ro1">
          <table:table-cell/>
          <table:table-cell office:value-type="string">
            <text:p>French</text:p>
          </table:table-cell>
          <table:table-cell office:value-type="string">
            <text:p>Point d'accès essentiel</text:p>
          </table:table-cell>
          <table:table-cell table:style-name="ce43" office:value-type="string">
            <text:p><text:span text:style-name="T5">Point d'accès basé sur le principal attribut ou sur la principale relation d'une entité dans une notice bibliographique ou d'autorité, et qui permet à cette notice d'être recherchée et identifiée. </text:span><text:span text:style-name="T4"><text:s/></text:span></text:p>
          </table:table-cell>
          <table:table-cell/>
          <table:table-cell table:style-name="ce43" office:value-type="string">
            <text:p><text:span text:style-name="T4">Point d'accès </text:span><text:span text:style-name="T5">[TG], </text:span><text:span text:style-name="T4">Point d'accès supplémentaire </text:span><text:span text:style-name="T5">[TA]</text:span></text:p>
          </table:table-cell>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Notwendiger Sucheinstieg</text:p>
          </table:table-cell>
          <table:table-cell table:style-name="ce1" office:value-type="string">
            <text:p>Ein Sucheinstieg, der auf den Hauptmerkmalen und -beziehungen jeder Entität in bibliografischen Datensätzen oder Normdatensätzen basiert und sicherstellt, dass solche Datensätze gefunden und identifiziert werden können.</text:p>
          </table:table-cell>
          <table:table-cell/>
          <table:table-cell table:style-name="ce11" office:value-type="string">
            <text:p>Sucheinstieg [OB], Zusätzlicher Sucheinstieg [V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Punto di accesso indispensabile</text:p>
          </table:table-cell>
          <table:table-cell table:style-name="ce54" office:value-type="string">
            <text:p>Punto di accesso basato su un attributo o una relazione principali di un’entità in una registrazione bibliografica o di autorità, che assicura il recupero e l’identificazione di quella registrazione.</text:p>
          </table:table-cell>
          <table:table-cell/>
          <table:table-cell table:style-name="ce12" office:value-type="string">
            <text:p>Punto di accesso [BT], Punto di accesso aggiuntivo [R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20" office:value-type="string">
            <text:p>中核的アクセスポイント</text:p>
          </table:table-cell>
          <table:table-cell table:style-name="ce3" office:value-type="string">
            <text:p>書誌レコードまたは典拠レコードの中の、実体の主要な属性または関連に基づくアクセスポイントであり、そのレコードの検索および識別を確実にする</text:p>
          </table:table-cell>
          <table:table-cell table:style-name="ce3"/>
          <table:table-cell table:style-name="ce148" office:value-type="string">
            <text:p><text:span text:style-name="T73">アクセスポイント［</text:span><text:span text:style-name="T74">BT</text:span><text:span text:style-name="T73">］</text:span><text:span text:style-name="T11">、</text:span><text:span text:style-name="T73">付加的アクセスポイント［</text:span><text:span text:style-name="T74">RT</text:span><text:span text:style-name="T73">］</text:span><text:span text:style-name="T11">　</text:span></text:p>
          </table:table-cell>
          <table:table-cell table:style-name="ce3"/>
          <table:table-cell table:style-name="ce216" office:value-type="float" office:value="20090805">
            <text:p>20090805</text:p>
          </table:table-cell>
        </table:table-row>
        <table:table-row table:style-name="ro12">
          <table:table-cell/>
          <table:table-cell office:value-type="string">
            <text:p>Korean</text:p>
          </table:table-cell>
          <table:table-cell table:style-name="ce21" office:value-type="string">
            <text:p>필수 접근점</text:p>
          </table:table-cell>
          <table:table-cell table:style-name="ce56" office:value-type="string">
            <text:p><text:span text:style-name="T1">서지레코드나 전거레코드에서 각 개체의 주된 속성과 개체간의 관계에 기초한 접근점으로서</text:span><text:span text:style-name="T12">, </text:span><text:span text:style-name="T1">해당 레코드를 검색</text:span><text:span text:style-name="T60">하고</text:span><text:span text:style-name="T61"> 식별하기 위한 것이다</text:span><text:span text:style-name="T12">.</text:span></text:p>
          </table:table-cell>
          <table:table-cell table:style-name="ce135"/>
          <table:table-cell table:style-name="ce168" office:value-type="string">
            <text:p><text:span text:style-name="T119">접근점 </text:span><text:span text:style-name="T3">(Access point) [BT], </text:span><text:span text:style-name="T91">부차적 접근점 </text:span><text:span text:style-name="T3">(Additional access point) [RT]</text:span><text:span text:style-name="T38">도 보라</text:span><text:span text:style-name="T92">.</text:span></text:p>
          </table:table-cell>
          <table:table-cell/>
          <table:table-cell office:value-type="float" office:value="20090805">
            <text:p>20090805</text:p>
          </table:table-cell>
        </table:table-row>
        <table:table-row table:style-name="ro1">
          <table:table-cell/>
          <table:table-cell office:value-type="string">
            <text:p>Latvian</text:p>
          </table:table-cell>
          <table:table-cell table:style-name="ce15" office:value-type="string">
            <text:p>Svarīgākais piekļuves punkts</text:p>
          </table:table-cell>
          <table:table-cell table:style-name="ce57" office:value-type="string">
            <text:p>piekļuves punkts, kas pamatojas uz entītijas galveno atribūtu vai attiecību bibliogrāfiskajā vai autoritatīvajā ierakstā un kurš nodrošina šī ieraksta identifikāciju un izguvi.</text:p>
          </table:table-cell>
          <table:table-cell/>
          <table:table-cell table:style-name="ce15" office:value-type="string">
            <text:p>Piekļuves punkts [PT], Papildu piekļuves punkts [ST]</text:p>
          </table:table-cell>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Ponto de acesso essencial</text:p>
          </table:table-cell>
          <table:table-cell office:value-type="string">
            <text:p>Ponto de acesso baseado nos principais atributos e relações de cada entidade constante nos registos bibliográficos ou de autoridade, que assegura a identificação e recuperação desses registos.</text:p>
          </table:table-cell>
          <table:table-cell/>
          <table:table-cell table:style-name="ce8" office:value-type="string">
            <text:p>Ponto de acesso [TG], Ponto de acesso adicional [TR]</text:p>
          </table:table-cell>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Обязательная точка доступа</text:p>
          </table:table-cell>
          <table:table-cell table:style-name="ce58" office:value-type="string">
            <text:p>точка доступа, основанная на главном атрибуте или связи <text:s/>объекта в библиографической или авторитетной записи, которая обеспечивает поиск и идентификацию этой записи.</text:p>
          </table:table-cell>
          <table:table-cell table:style-name="ce5"/>
          <table:table-cell table:style-name="ce155" office:value-type="string">
            <text:p>Дополнительная точка доступа [СТ], Точка доступа [БШТ] </text:p>
          </table:table-cell>
          <table:table-cell table:style-name="ce5"/>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Základný selekčný údaj</text:p>
          </table:table-cell>
          <table:table-cell table:style-name="ce112" office:value-type="string">
            <text:p>selekčný údaj založený na hlavnom atribúte alebo vzťahu entity v bibliografickom alebo autoritatívnom zázname, ktorý zabezpečuje vyhľadanie a identifikáciu záznamu.</text:p>
          </table:table-cell>
          <table:table-cell/>
          <table:table-cell table:style-name="ce16" office:value-type="string">
            <text:p>Selekčný údaj [BT], Doplnkový selekčný údaj [R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Bistvena vstopna točka</text:p>
          </table:table-cell>
          <table:table-cell office:value-type="string">
            <text:p>vstopna točka v bibliografskem ali normativnem zapisu, ki temelji na glavnem atributu ali odnosu, v katerem je entiteta, ter omogoča najdenje in identifikacijo tega zapisa.</text:p>
          </table:table-cell>
          <table:table-cell/>
          <table:table-cell table:style-name="ce8" office:value-type="string">
            <text:p>Dodatna vstopna točka (SP), Vstopna točka (Š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Punto de acceso esencial</text:p>
          </table:table-cell>
          <table:table-cell table:style-name="ce60" office:value-type="string">
            <text:p>Es un punto de acceso basado en un atributo principal <text:s/>o relación de una entidad en un registro bibliográfico o de autoridad, <text:s/>que asegura la recuperación e identificación de dicho registro</text:p>
          </table:table-cell>
          <table:table-cell table:style-name="ce98"/>
          <table:table-cell table:style-name="ce152" office:value-type="string">
            <text:p>Punto de acesso [TG], Punto de acceso adicional [TR]</text:p>
          </table:table-cell>
          <table:table-cell table:style-name="ce98"/>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Grundläggande sökingång</text:p>
          </table:table-cell>
          <table:table-cell table:style-name="ce61" office:value-type="string">
            <text:p>En sökingång baserad på entitetens huvudattribut eller huvudrelation i en bibliografisk post eller en auktoritetspost, som garanterar att posten ifråga kan återfinnas och identifieras.</text:p>
          </table:table-cell>
          <table:table-cell/>
          <table:table-cell table:style-name="ce18" office:value-type="string">
            <text:p>Sökingång [ÖT], Ytterligare sökingång [RT]</text:p>
          </table:table-cell>
          <table:table-cell/>
          <table:table-cell office:value-type="float" office:value="20090813">
            <text:p>20090813</text:p>
          </table:table-cell>
        </table:table-row>
        <table:table-row table:style-name="ro8">
          <table:table-cell/>
          <table:table-cell office:value-type="string">
            <text:p>Thai</text:p>
          </table:table-cell>
          <table:table-cell table:style-name="ce19" office:value-type="string">
            <text:p>จุดเข้าถึงที่จำเป็น</text:p>
          </table:table-cell>
          <table:table-cell table:style-name="ce80" office:value-type="string">
            <text:p>จุดเข้าถึงที่มาจากแอททริบิวท์และความสัมพันธ์หลักของ</text:p>
            <text:p><text:span text:style-name="T9"><text:tab/></text:span><text:span text:style-name="T18">เอนทิตีในรายการบรรณานุกรมและรายการควบคุม เพื่อการค้นคืนและระบุระเบียนเหล่านั้น</text:span></text:p>
            <text:p/>
          </table:table-cell>
          <table:table-cell table:style-name="ce128"/>
          <table:table-cell table:style-name="ce78" office:value-type="string">
            <text:p><text:span text:style-name="T18">จุดเข้าถึง </text:span><text:span text:style-name="T9">[BT], </text:span><text:span text:style-name="T18">จุดเข้าถึงเพิ่มเติม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11" office:value-type="string">
            <text:p>Điểm truy cập cần thiết</text:p>
          </table:table-cell>
          <table:table-cell table:style-name="ce1" office:value-type="string">
            <text:p>Một điểm truy cập dựa vào thuộc tính hay mối quan hệ chính yếu của một thực thể trong biểu ghi thư mục hay biểu ghi tiêu đề chuẩn nhằm đảm bảo cho sự truy cập và tính xác định của biểu ghi.</text:p>
          </table:table-cell>
          <table:table-cell/>
          <table:table-cell table:style-name="ce156" office:value-type="string">
            <text:p><text:span text:style-name="T6">Điểm truy cập [Thuật ngữ rộng], Điểm truy cập bổ sung </text:span><text:span text:style-name="T71">[Thuật ngữ liên quan]</text:span></text:p>
          </table:table-cell>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Event</text:p>
          </table:table-cell>
          <table:table-cell table:style-name="ce50" office:value-type="string">
            <text:p>An action or occurrence.</text:p>
          </table:table-cell>
          <table:table-cell/>
          <table:table-cell table:style-name="ce7"/>
          <table:table-cell table:style-name="ce186" office:value-type="string">
            <text:p>FRAD (those not acting as corporate bodies are considered subjects),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Ngjarje</text:p>
          </table:table-cell>
          <table:table-cell office:value-type="string">
            <text:p>Veprim ose ndodhi.</text:p>
          </table:table-cell>
          <table:table-cell table:number-columns-repeated="2"/>
          <table:table-cell table:style-name="ce51" office:value-type="string">
            <text:p>FRAD (ato që nuk veprojnë si organizma konsiderohen subjekte), FRBR</text:p>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حدث</text:p>
          </table:table-cell>
          <table:table-cell table:style-name="ce119" office:value-type="string">
            <text:p>فعل أو حدوث</text:p>
          </table:table-cell>
          <table:table-cell table:style-name="ce128"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事件</text:p>
          </table:table-cell>
          <table:table-cell table:style-name="ce53" office:value-type="string">
            <text:p>一个行动或一件发生的事情。</text:p>
          </table:table-cell>
          <table:table-cell table:style-name="ce6" table:number-columns-repeated="2"/>
          <table:table-cell table:style-name="ce210" office:value-type="string">
            <text:p><text:span text:style-name="T35">FRAD</text:span><text:span text:style-name="T139">（未作为团体的事件则视为主题）</text:span><text:span text:style-name="T153">, FRBR</text:span></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Događaj</text:p>
          </table:table-cell>
          <table:table-cell office:value-type="string">
            <text:p>Djelovanje ili pojava.</text:p>
          </table:table-cell>
          <table:table-cell table:number-columns-repeated="2"/>
          <table:table-cell table:style-name="ce51" office:value-type="string">
            <text:p>FRAD (oni koji nisu korporativna tjela smatraju se predmetima), FRBR</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Událost</text:p>
          </table:table-cell>
          <table:table-cell office:value-type="string">
            <text:p>činnost nebo akce.</text:p>
          </table:table-cell>
          <table:table-cell table:number-columns-repeated="2"/>
          <table:table-cell table:style-name="ce51" office:value-type="string">
            <text:p>FRAD (pokud události nemají charakter korporace, tj. nejednají jako korporace, považují se za předměty), FRBR</text:p>
          </table:table-cell>
          <table:table-cell office:value-type="float" office:value="20090812">
            <text:p>20090812</text:p>
          </table:table-cell>
        </table:table-row>
        <table:table-row table:style-name="ro1">
          <table:table-cell/>
          <table:table-cell office:value-type="string">
            <text:p>French</text:p>
          </table:table-cell>
          <table:table-cell office:value-type="string">
            <text:p>Événement</text:p>
          </table:table-cell>
          <table:table-cell table:style-name="ce120" office:value-type="string">
            <text:p>Fait accompli ou survenu.</text:p>
          </table:table-cell>
          <table:table-cell table:number-columns-repeated="2"/>
          <table:table-cell table:style-name="ce70" office:value-type="string">
            <text:p>FRAD (les événements qui n'agissent pas en tant que collectivités sont considérés comme des sujets), FRBR</text:p>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Ereignis</text:p>
          </table:table-cell>
          <table:table-cell table:style-name="ce1" office:value-type="string">
            <text:p>Eine abgeschlossene Handlung oder eine Begebenheit.</text:p>
          </table:table-cell>
          <table:table-cell table:number-columns-repeated="2"/>
          <table:table-cell office:value-type="string">
            <text:p>FRAD (diejenigen, die keine Körperschaften sind, werden wie Schlagwörter behandelt), FRBR</text:p>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Evento</text:p>
          </table:table-cell>
          <table:table-cell table:style-name="ce54" office:value-type="string">
            <text:p>Azione o avvenimento.</text:p>
          </table:table-cell>
          <table:table-cell table:number-columns-repeated="2"/>
          <table:table-cell table:style-name="ce54" office:value-type="string">
            <text:p>FRAD (quelli che non agiscono come enti sono considerati soggetti), FRBR</text:p>
          </table:table-cell>
          <table:table-cell office:value-type="float" office:value="20090805">
            <text:p>20090805</text:p>
          </table:table-cell>
        </table:table-row>
        <table:table-row table:style-name="ro1">
          <table:table-cell/>
          <table:table-cell office:value-type="string">
            <text:p>Japanese</text:p>
          </table:table-cell>
          <table:table-cell table:style-name="ce13" office:value-type="string">
            <text:p>出来事</text:p>
          </table:table-cell>
          <table:table-cell table:style-name="ce121" office:value-type="string">
            <text:p><text:span text:style-name="T1">行為や事件。</text:span><text:span text:style-name="T34">　　</text:span></text:p>
          </table:table-cell>
          <table:table-cell table:style-name="ce6" table:number-columns-repeated="2"/>
          <table:table-cell table:style-name="ce188" office:value-type="string">
            <text:p><text:span text:style-name="T136">FRAD</text:span><text:span text:style-name="T137">（団体として活動しないものは主題とみなされる）、</text:span><text:span text:style-name="T136">FRBR</text:span></text:p>
          </table:table-cell>
          <table:table-cell office:value-type="float" office:value="20090805">
            <text:p>20090805</text:p>
          </table:table-cell>
        </table:table-row>
        <table:table-row table:style-name="ro1">
          <table:table-cell/>
          <table:table-cell office:value-type="string">
            <text:p>Korean</text:p>
          </table:table-cell>
          <table:table-cell table:style-name="ce14" office:value-type="string">
            <text:p>사건</text:p>
          </table:table-cell>
          <table:table-cell table:style-name="ce105" office:value-type="string">
            <text:p>행위나 일어난 일</text:p>
          </table:table-cell>
          <table:table-cell table:style-name="ce6" table:number-columns-repeated="2"/>
          <table:table-cell table:style-name="ce196" office:value-type="string">
            <text:p><text:span text:style-name="T35">FRAD(</text:span><text:span text:style-name="T38">단체로서 작용하지 않는 단체는 주제로 취급된다</text:span><text:span text:style-name="T52">), FRBR</text:span></text:p>
          </table:table-cell>
          <table:table-cell office:value-type="float" office:value="20090805">
            <text:p>20090805</text:p>
          </table:table-cell>
        </table:table-row>
        <table:table-row table:style-name="ro1">
          <table:table-cell/>
          <table:table-cell office:value-type="string">
            <text:p>Latvian</text:p>
          </table:table-cell>
          <table:table-cell table:style-name="ce15" office:value-type="string">
            <text:p>Notikums</text:p>
          </table:table-cell>
          <table:table-cell table:style-name="ce57" office:value-type="string">
            <text:p>darbība vai gadījums.</text:p>
          </table:table-cell>
          <table:table-cell table:number-columns-repeated="2"/>
          <table:table-cell table:style-name="ce90" office:value-type="string">
            <text:p><text:span text:style-name="T29">FRAD </text:span><text:span text:style-name="T28">(uzskatāms par priekšmetu, ja tam nav piedēvējama institūcijas nozīme)</text:span><text:span text:style-name="T29">, FRBR</text:span></text:p>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Evento</text:p>
          </table:table-cell>
          <table:table-cell office:value-type="string">
            <text:p>Ação ou ocorrência.</text:p>
          </table:table-cell>
          <table:table-cell table:number-columns-repeated="2"/>
          <table:table-cell table:style-name="ce51" office:value-type="string">
            <text:p>FRAD (eventos que não constituem colectividades (entidades) são considerados assuntos), FRBR</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Событие</text:p>
          </table:table-cell>
          <table:table-cell office:value-type="string">
            <text:p>действие или явление.</text:p>
          </table:table-cell>
          <table:table-cell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Udalosť</text:p>
          </table:table-cell>
          <table:table-cell table:style-name="ce59" office:value-type="string">
            <text:p>činnosť alebo akcia.</text:p>
          </table:table-cell>
          <table:table-cell table:number-columns-repeated="2"/>
          <table:table-cell table:style-name="ce59" office:value-type="string">
            <text:p>FRAD (pokiaľ udalosti nemajú charakter korporácie, t. j. nekonajú ako korporácie, považujú sa za predmety), FRBR</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Dogodek</text:p>
          </table:table-cell>
          <table:table-cell office:value-type="string">
            <text:p>dejanje ali dogajanje.</text:p>
          </table:table-cell>
          <table:table-cell table:number-columns-repeated="2"/>
          <table:table-cell table:style-name="ce51" office:value-type="string">
            <text:p>FRAD (dogodke, ki ne veljajo za korporacije, obravnavamo kot teme), FRBR</text:p>
          </table:table-cell>
          <table:table-cell office:value-type="float" office:value="20090813">
            <text:p>20090813</text:p>
          </table:table-cell>
        </table:table-row>
        <table:table-row table:style-name="ro1">
          <table:table-cell/>
          <table:table-cell office:value-type="string">
            <text:p>Spanish</text:p>
          </table:table-cell>
          <table:table-cell table:style-name="ce44" office:value-type="string">
            <text:p>Acontecimiento</text:p>
          </table:table-cell>
          <table:table-cell table:style-name="ce122" office:value-type="string">
            <text:p>Una acción o suceso.</text:p>
          </table:table-cell>
          <table:table-cell table:number-columns-repeated="2"/>
          <table:table-cell table:style-name="ce190" office:value-type="string">
            <text:p>FRAD (aquellos que no actúan como entidades corporativas son considerados materias), FRBR</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Händelse</text:p>
          </table:table-cell>
          <table:table-cell table:style-name="ce61" office:value-type="string">
            <text:p>En handling eller tilldragelse.</text:p>
          </table:table-cell>
          <table:table-cell table:number-columns-repeated="2"/>
          <table:table-cell table:style-name="ce191" office:value-type="string">
            <text:p>FRAD (sådana som inte agerar som institutioner betraktas som ämnen), FRBR</text:p>
          </table:table-cell>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เหตุการณ์</text:p>
          </table:table-cell>
          <table:table-cell table:style-name="ce38" office:value-type="string">
            <text:p>การกระทำหรือกิจกรรม</text:p>
          </table:table-cell>
          <table:table-cell table:style-name="ce128" table:number-columns-repeated="2"/>
          <table:table-cell table:style-name="ce74" office:value-type="string">
            <text:p><text:span text:style-name="T9">FRAD (</text:span><text:span text:style-name="T18">พิจารณาจากการกระทำที่ไม่ใช่ในรูปแบบนิติบุคคล</text:span><text:span text:style-name="T19">), FRBR</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Sự kiện</text:p>
          </table:table-cell>
          <table:table-cell table:style-name="ce50" office:value-type="string">
            <text:p>Một hành động hay sự việc diễn ra.</text:p>
          </table:table-cell>
          <table:table-cell table:number-columns-repeated="2"/>
          <table:table-cell table:style-name="ce186" office:value-type="string">
            <text:p>FRAD (những sự kiện không đóng vai trò là đoàn thể thì được coi là chủ ngữ), FRBR</text:p>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11" office:value-type="string">
            <text:p>Expression</text:p>
          </table:table-cell>
          <table:table-cell table:style-name="ce1" office:value-type="string">
            <text:p>The intellectual or artistic realisation of a work.</text:p>
          </table:table-cell>
          <table:table-cell/>
          <table:table-cell table:style-name="ce7"/>
          <table:table-cell table:style-name="ce201" office:value-type="string">
            <text:p>FRAD,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Shprehje</text:p>
          </table:table-cell>
          <table:table-cell office:value-type="string">
            <text:p>Realizimi intelektual ose artistik i një vepre.</text:p>
          </table:table-cell>
          <table:table-cell table:number-columns-repeated="3"/>
          <table:table-cell office:value-type="float" office:value="20090812">
            <text:p>20090812</text:p>
          </table:table-cell>
        </table:table-row>
        <table:table-row table:style-name="ro1">
          <table:table-cell/>
          <table:table-cell office:value-type="string">
            <text:p>Arabic</text:p>
          </table:table-cell>
          <table:table-cell table:style-name="ce9" office:value-type="string">
            <text:p>التعبير</text:p>
          </table:table-cell>
          <table:table-cell table:style-name="ce42" office:value-type="string">
            <text:p>الإدراك الفكري أو الفني للعمل</text:p>
          </table:table-cell>
          <table:table-cell table:style-name="ce128"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内容表达</text:p>
          </table:table-cell>
          <table:table-cell table:style-name="ce53" office:value-type="string">
            <text:p>一部作品的知识或艺术的实现。</text:p>
          </table:table-cell>
          <table:table-cell table:style-name="ce6" table:number-columns-repeated="2"/>
          <table:table-cell table:style-name="ce210" office:value-type="string">
            <text:p><text:span text:style-name="T35">FRAD</text:span><text:span text:style-name="T139">，</text:span><text:span text:style-name="T153">FRBR</text:span></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Izraz</text:p>
          </table:table-cell>
          <table:table-cell office:value-type="string">
            <text:p>Intelektualna ili umjetnička realizacija djela.</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Vyjádření</text:p>
          </table:table-cell>
          <table:table-cell office:value-type="string">
            <text:p>intelektuální či umělecká realizace díla.</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Expression</text:p>
          </table:table-cell>
          <table:table-cell table:style-name="ce70" office:value-type="string">
            <text:p>Réalisation intellectuelle ou artistique d'une œuvre.</text:p>
          </table:table-cell>
          <table:table-cell table:style-name="ce2"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Expression</text:p>
          </table:table-cell>
          <table:table-cell table:style-name="ce1" office:value-type="string">
            <text:p>Die intellektuelle oder künstlerische Umsetzung eines Werks.</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Espressione</text:p>
          </table:table-cell>
          <table:table-cell table:style-name="ce54" office:value-type="string">
            <text:p>Realizzazione intellettuale o artistica di un’opera.</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表現形</text:p>
          </table:table-cell>
          <table:table-cell table:style-name="ce3" office:value-type="string">
            <text:p>著作の知的・芸術的実現</text:p>
          </table:table-cell>
          <table:table-cell table:style-name="ce3" table:number-columns-repeated="3"/>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표현형</text:p>
          </table:table-cell>
          <table:table-cell table:style-name="ce67" office:value-type="string">
            <text:p>저작의 지적 또는 예술적 실현물</text:p>
          </table:table-cell>
          <table:table-cell table:style-name="ce4" table:number-columns-repeated="3"/>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Izteiksme</text:p>
          </table:table-cell>
          <table:table-cell table:style-name="ce57" office:value-type="string">
            <text:p>darba īstenošanas intelektuālā vai mākslinieciskā forma.</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office:value-type="string">
            <text:p>Expressão</text:p>
          </table:table-cell>
          <table:table-cell office:value-type="string">
            <text:p>Realização intelectual ou artística de uma obra.</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Выражение</text:p>
          </table:table-cell>
          <table:table-cell table:style-name="ce58" office:value-type="string">
            <text:p>интеллектуальная или художественная форма реализации произведения.</text:p>
          </table:table-cell>
          <table:table-cell table:style-name="ce5"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Vyjadrenie</text:p>
          </table:table-cell>
          <table:table-cell table:style-name="ce112" office:value-type="string">
            <text:p>intelektuálna alebo umelecká realizácia diela.</text:p>
          </table:table-cell>
          <table:table-cell table:style-name="ce98"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Izrazna oblika</text:p>
          </table:table-cell>
          <table:table-cell office:value-type="string">
            <text:p>intelektualna ali umetniška izvedba dela.</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Expresión</text:p>
          </table:table-cell>
          <table:table-cell table:style-name="ce60" office:value-type="string">
            <text:p>La realización intelectual o artística de una obra.</text:p>
          </table:table-cell>
          <table:table-cell table:style-name="ce9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Uttryck</text:p>
          </table:table-cell>
          <table:table-cell table:style-name="ce61" office:value-type="string">
            <text:p>Det intellektuella eller konstnärliga förverkligandet av ett verk.</text:p>
          </table:table-cell>
          <table:table-cell table:number-columns-repeated="3"/>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รูปแบบการนำเสนอ</text:p>
          </table:table-cell>
          <table:table-cell table:style-name="ce38" office:value-type="string">
            <text:p>การแสดงออกทางสติปัญญาหรือศิลปะของงาน</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11" office:value-type="string">
            <text:p>Biểu ngữ</text:p>
          </table:table-cell>
          <table:table-cell table:style-name="ce1" office:value-type="string">
            <text:p>Sự hiện thực hóa mang tính trí tuệ và nghệ thuật của tác phẩm.</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Family</text:p>
          </table:table-cell>
          <table:table-cell table:style-name="ce50" office:value-type="string">
            <text:p>Two or more persons related by birth, marriage, adoption, or similar legal status, or otherwise presenting themselves as a family.</text:p>
          </table:table-cell>
          <table:table-cell/>
          <table:table-cell table:style-name="ce7"/>
          <table:table-cell table:style-name="ce186" office:value-type="string">
            <text:p>FRAD, as modified by 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Familje</text:p>
          </table:table-cell>
          <table:table-cell office:value-type="string">
            <text:p>Dy ose më shumë persona të afërm nga lindja, martesa, birësimi ose status tjetër ligjor, ose që e paraqesin veten si familje.</text:p>
          </table:table-cell>
          <table:table-cell table:number-columns-repeated="2"/>
          <table:table-cell table:style-name="ce51" office:value-type="string">
            <text:p>FRAD, modifikuar nga IME ICC</text:p>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عائلة</text:p>
          </table:table-cell>
          <table:table-cell table:style-name="ce52" office:value-type="string">
            <text:p><text:span text:style-name="T8">شخصين أو أكثر مرتبطين بعلاقة الرحم، الزواج، التبني، أو وضع قانوني مشابه، أو يقدموا أنفسهم كعائلة</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家族</text:p>
          </table:table-cell>
          <table:table-cell table:style-name="ce53" office:value-type="string">
            <text:p>在出生、婚姻、抚养或类似的法律身份方面存在关系的两个或多个个人，或以其它方式将其本身表现为一个家族。</text:p>
          </table:table-cell>
          <table:table-cell table:style-name="ce6" table:number-columns-repeated="2"/>
          <table:table-cell table:style-name="ce210" office:value-type="string">
            <text:p><text:span text:style-name="T35">FRAD, </text:span><text:span text:style-name="T139">经</text:span><text:span text:style-name="T153">IME ICC</text:span><text:span text:style-name="T139">修改</text:span></text:p>
          </table:table-cell>
          <table:table-cell table:style-name="ce216" office:value-type="float" office:value="20090805">
            <text:p>20090805</text:p>
          </table:table-cell>
        </table:table-row>
        <table:table-row table:style-name="ro1">
          <table:table-cell/>
          <table:table-cell office:value-type="string">
            <text:p>Croatian</text:p>
          </table:table-cell>
          <table:table-cell office:value-type="string">
            <text:p>Obitelj</text:p>
          </table:table-cell>
          <table:table-cell office:value-type="string">
            <text:p>Dvije ili više osoba povezane rođenjem, brakom, posvojenjem ili sličnim zakonskim statusom ili koje se na koji drugi način predstavljaju kao obitelj.</text:p>
          </table:table-cell>
          <table:table-cell table:number-columns-repeated="2"/>
          <table:table-cell table:style-name="ce51" office:value-type="string">
            <text:p>FRAD, preradio IME ICC</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Rodina</text:p>
          </table:table-cell>
          <table:table-cell office:value-type="string">
            <text:p>Dvě či více osoby příbuzné narozením, sňatkem, adopcí nebo podobným legálním statusem, či prezentující se jako rodina.</text:p>
          </table:table-cell>
          <table:table-cell table:number-columns-repeated="2"/>
          <table:table-cell table:style-name="ce51" office:value-type="string">
            <text:p>FRAD, modifikován IME ICC</text:p>
          </table:table-cell>
          <table:table-cell office:value-type="float" office:value="20090812">
            <text:p>20090812</text:p>
          </table:table-cell>
        </table:table-row>
        <table:table-row table:style-name="ro1">
          <table:table-cell/>
          <table:table-cell office:value-type="string">
            <text:p>French</text:p>
          </table:table-cell>
          <table:table-cell office:value-type="string">
            <text:p>Famille</text:p>
          </table:table-cell>
          <table:table-cell table:style-name="ce70" office:value-type="string">
            <text:p>Plusieurs personnes liées par la naissance, le mariage, l'adoption, ou un statut légal similaire, ou qui se présentent elles-mêmes comme formant une famille.</text:p>
          </table:table-cell>
          <table:table-cell table:style-name="ce2" table:number-columns-repeated="2"/>
          <table:table-cell table:style-name="ce70" office:value-type="string">
            <text:p>FRAD modifiée par IME ICC</text:p>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Familie</text:p>
          </table:table-cell>
          <table:table-cell table:style-name="ce1" office:value-type="string">
            <text:p>Zwei oder mehr Personen, die durch Geburt, Heirat, Adoption oder einen vergleichbaren gesetzlichen Status miteinander in Beziehung stehen oder sich als eine Familie darstellen.</text:p>
          </table:table-cell>
          <table:table-cell table:number-columns-repeated="2"/>
          <table:table-cell office:value-type="string">
            <text:p>FRAD, modifiziert durch IME ICC</text:p>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Famiglia</text:p>
          </table:table-cell>
          <table:table-cell table:style-name="ce54" office:value-type="string">
            <text:p>Due o più persone imparentate per nascita, matrimonio, adozione o stati legali affini o altrimenti che si presentano come una famiglia.</text:p>
          </table:table-cell>
          <table:table-cell table:number-columns-repeated="2"/>
          <table:table-cell table:style-name="ce54" office:value-type="string">
            <text:p>FRAD modificato da IME ICC</text:p>
          </table:table-cell>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家族</text:p>
          </table:table-cell>
          <table:table-cell table:style-name="ce89" office:value-type="string">
            <text:p><text:span text:style-name="T1">出生、婚姻、養子縁組もしくは同様の法的地位によって関連付けられた、または自らを家族であるとする</text:span><text:span text:style-name="T27">2</text:span><text:span text:style-name="T1">以上の個人。</text:span><text:span text:style-name="T11">　　</text:span></text:p>
          </table:table-cell>
          <table:table-cell table:style-name="ce3" table:number-columns-repeated="2"/>
          <table:table-cell table:style-name="ce195" office:value-type="string">
            <text:p><text:span text:style-name="T140">IME ICC</text:span><text:span text:style-name="T141">で修正された</text:span><text:span text:style-name="T140">FRAD</text:span></text:p>
          </table:table-cell>
          <table:table-cell office:value-type="float" office:value="20090805">
            <text:p>20090805</text:p>
          </table:table-cell>
        </table:table-row>
        <table:table-row table:style-name="ro1">
          <table:table-cell/>
          <table:table-cell office:value-type="string">
            <text:p>Korean</text:p>
          </table:table-cell>
          <table:table-cell table:style-name="ce14" office:value-type="string">
            <text:p>가족</text:p>
          </table:table-cell>
          <table:table-cell table:style-name="ce56" office:value-type="string">
            <text:p><text:span text:style-name="T1">출생</text:span><text:span text:style-name="T12">, </text:span><text:span text:style-name="T1">결혼</text:span><text:span text:style-name="T12">, </text:span><text:span text:style-name="T1">입양</text:span><text:span text:style-name="T12">, </text:span><text:span text:style-name="T1">혹은 유사한 법적 신분으로 관련된 둘 이상의 개인</text:span><text:span text:style-name="T12">, </text:span><text:span text:style-name="T1">혹은 스스로를 하나의 가족으로 표현한 둘 이상의 개인</text:span></text:p>
          </table:table-cell>
          <table:table-cell table:style-name="ce4" table:number-columns-repeated="2"/>
          <table:table-cell table:style-name="ce196" office:value-type="string">
            <text:p><text:span text:style-name="T35">FRAD, IME ICC</text:span><text:span text:style-name="T38">에 의해 수정</text:span></text:p>
          </table:table-cell>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Dzimta</text:p>
          </table:table-cell>
          <table:table-cell table:style-name="ce57" office:value-type="string">
            <text:p>divas vai vairākas personas, kuru radniecību nosaka piedzimšana, laulība, adopcija vai līdzīgs juridisks statuss, vai arī, kuras apliecina sevi kā ģimeni/dzimtu.</text:p>
          </table:table-cell>
          <table:table-cell table:number-columns-repeated="2"/>
          <table:table-cell table:style-name="ce90" office:value-type="string">
            <text:p><text:span text:style-name="T29">FRAD (IME ICC </text:span><text:span text:style-name="T28">modificētajā veidā)</text:span></text:p>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Família</text:p>
          </table:table-cell>
          <table:table-cell office:value-type="string">
            <text:p>Duas ou mais pessoas relacionadas pelo nascimento, casamento, adoção ou outro estado legal semelhante, ou que de outro modo se apresentam como uma família.</text:p>
          </table:table-cell>
          <table:table-cell table:number-columns-repeated="2"/>
          <table:table-cell table:style-name="ce51" office:value-type="string">
            <text:p>FRAD, na forma modificada por IME ICC</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Род</text:p>
          </table:table-cell>
          <table:table-cell table:style-name="ce58" office:value-type="string">
            <text:p>два лица или более, связанных рождением, браком, усыновлением или аналогичным правовым статусом, либо любым другим способом, представляющие собой одну семью.</text:p>
          </table:table-cell>
          <table:table-cell table:style-name="ce5" table:number-columns-repeated="2"/>
          <table:table-cell table:style-name="ce51" office:value-type="string">
            <text:p>FRAD, модификация IME ICC</text:p>
          </table:table-cell>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Rodina</text:p>
          </table:table-cell>
          <table:table-cell table:style-name="ce59" office:value-type="string">
            <text:p>Dve alebo viaceré osoby príbuzné narodením, sobášom, adopciou alebo podobným legálnym statusom, alebo prezentujúce sa ako rodina.</text:p>
          </table:table-cell>
          <table:table-cell table:number-columns-repeated="2"/>
          <table:table-cell table:style-name="ce59" office:value-type="string">
            <text:p>FRAD, modifikovaný IME ICC</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Rodbina</text:p>
          </table:table-cell>
          <table:table-cell office:value-type="string">
            <text:p>dve ali več oseb, ki so povezane po rojstvu, poroki, posvojitvi ali po podobnem zakonitem razmerju ali pa se same predstavljajo kot rodbina.</text:p>
          </table:table-cell>
          <table:table-cell table:number-columns-repeated="2"/>
          <table:table-cell table:style-name="ce51" office:value-type="string">
            <text:p>FRAD, prirejen po IME ICC</text:p>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Familia</text:p>
          </table:table-cell>
          <table:table-cell table:style-name="ce77" office:value-type="string">
            <text:p>Dos o más personas relacionadas por nacimiento, matrimonio, adopción o estado legal similar o que, de otra manera, se presentan a sí mismos como familia.</text:p>
          </table:table-cell>
          <table:table-cell table:style-name="ce98" table:number-columns-repeated="2"/>
          <table:table-cell table:style-name="ce190" office:value-type="string">
            <text:p>FRAD, modificado por IME ICC</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Familj</text:p>
          </table:table-cell>
          <table:table-cell table:style-name="ce61" office:value-type="string">
            <text:p>Två eller fler personer som är relaterade till varandra genom födelse, äktenskap, adoption eller annan juridisk status eller på annat vis framställer sig själv som en familj.</text:p>
          </table:table-cell>
          <table:table-cell table:number-columns-repeated="2"/>
          <table:table-cell table:style-name="ce191" office:value-type="string">
            <text:p>FRAD, modifierat av IME ICC</text:p>
          </table:table-cell>
          <table:table-cell office:value-type="float" office:value="20090813">
            <text:p>20090813</text:p>
          </table:table-cell>
        </table:table-row>
        <table:table-row table:style-name="ro20">
          <table:table-cell/>
          <table:table-cell office:value-type="string">
            <text:p>Thai</text:p>
          </table:table-cell>
          <table:table-cell table:style-name="ce19" office:value-type="string">
            <text:p>ครอบครัว</text:p>
          </table:table-cell>
          <table:table-cell table:style-name="ce78" office:value-type="string">
            <text:p>บุคคลสองบุคคลขึ้นไปที่มีความสัมพันธ์ด้วยการเกิด การสมรส การรับเป็นญาติบุญธรรม </text:p>
            <text:p><text:span text:style-name="T9"><text:tab/></text:span><text:span text:style-name="T18">หรือสถานะทางกฎหมายที่คล้ายกัน นอกจากนี้ยังรวมไปถึงการแสดงตนเองเป็นครอบครัว</text:span></text:p>
            <text:p/>
          </table:table-cell>
          <table:table-cell table:style-name="ce128" table:number-columns-repeated="2"/>
          <table:table-cell table:style-name="ce74" office:value-type="string">
            <text:p><text:span text:style-name="T9">FRAD </text:span><text:span text:style-name="T18">ดังที่ดัดแปลงโดย </text:span><text:span text:style-name="T19">IME ICC</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Gia đình</text:p>
          </table:table-cell>
          <table:table-cell table:style-name="ce50" office:value-type="string">
            <text:p>Hai hay nhiều người có quan hệ với nhau về ngày sinh, hôn nhân, nuôi dưỡng hay tình trạng luật pháp tương đồng hay nói cách khác bản thân họ hiện diện như một gia đình.</text:p>
          </table:table-cell>
          <table:table-cell table:number-columns-repeated="2"/>
          <table:table-cell table:style-name="ce186" office:value-type="string">
            <text:p>FRAD, chỉnh sửa bởi IME ICC</text:p>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Identifier</text:p>
          </table:table-cell>
          <table:table-cell table:style-name="ce50" office:value-type="string">
            <text:p>A number, code, word, phrase, logo, device, etc., that is associated with an entity, and serves to differentiate that entity from other entities within the domain in which the identifier is assigned.</text:p>
          </table:table-cell>
          <table:table-cell/>
          <table:table-cell table:style-name="ce7"/>
          <table:table-cell table:style-name="ce186" office:value-type="string">
            <text:p>FRAD</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Identifikues</text:p>
          </table:table-cell>
          <table:table-cell office:value-type="string">
            <text:p>Numër, kod, fjalë, frazë, markë, emblemë, etj., e bashkëlidhur me një entitet dhe shërben për ta dalluar atë nga entitete të tjera brenda fushës të cilës i përket identifikuesi.</text:p>
          </table:table-cell>
          <table:table-cell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محدد</text:p>
          </table:table-cell>
          <table:table-cell table:style-name="ce64" office:value-type="string">
            <text:p><text:span text:style-name="T13">رقم، رمز، كلمة، عبارة، شعار، جهاز، الخ</text:span><text:span text:style-name="T22">. </text:span><text:span text:style-name="T13">مرتبط بكيان ما، ويخدم متطلبات التمييز بين هذا الكيان وكيانات أخرى ضمن المجال الذي عين وخصص هذا المحدد</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识别符</text:p>
          </table:table-cell>
          <table:table-cell table:style-name="ce115" office:value-type="string">
            <text:p><text:span text:style-name="T1">与一个实体相关联的一个数字、代码、词语、短语、图标（</text:span><text:span text:style-name="T35">logo</text:span><text:span text:style-name="T1">）、图样等，用以在分配识别符的范畴内将该实体与其它实体区分开来。</text:span></text:p>
          </table:table-cell>
          <table:table-cell table:style-name="ce6" table:number-columns-repeated="2"/>
          <table:table-cell table:style-name="ce198" office:value-type="string">
            <text:p>FRAD</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Identifikator</text:p>
          </table:table-cell>
          <table:table-cell office:value-type="string">
            <text:p>Broj, kod, riječ, izraz, logo, uređaj itd., povezan s entitetom, a služi za razlikovanje tog entiteta od drugih entiteta unutar domene u kojoj je dodijeljen identifikator.</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Identifikátor</text:p>
          </table:table-cell>
          <table:table-cell office:value-type="string">
            <text:p>číslo, kód, slovo, fráze, logo, deviza atd., které jsou spojeny s entitou a slouží k odlišení entity od jiných entit v rámci okruhu, ve kterém je identifikátor přidělen.</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Identifiant</text:p>
          </table:table-cell>
          <table:table-cell office:value-type="string">
            <text:p>Numéro, code, mot, locution, logo, indicatif, etc. associé à une entité, et qui vise à différencier cette entité de toute autre entité appartenant au domaine au sein duquel cet identifiant est attribué.</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Identifikator</text:p>
          </table:table-cell>
          <table:table-cell table:style-name="ce1" office:value-type="string">
            <text:p>Eine Nummer, ein Code, ein Wort, eine Phrase, ein Logo, eine Vorrichtung etc. die mit einer Entität in Verbindung steht und dazu dient, diese Entität innerhalb des Bereichs, für den der Identifikator definiert ist, von anderen Entitäten zu unterscheiden.</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Identificatore</text:p>
          </table:table-cell>
          <table:table-cell table:style-name="ce54" office:value-type="string">
            <text:p>Numero, codice, parola, frase, logo, dispositivo ecc. associato a un’entità e serve a differenziare quell’entità dalle altre all’interno del dominio nel quale l’identificatore è assegnato.</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識別子</text:p>
          </table:table-cell>
          <table:table-cell table:style-name="ce55" office:value-type="string">
            <text:p><text:span text:style-name="T10">ある実体と関係づけられ、その識別子が適用されている領域において、その実体と他の実体との区別ができるようにするための番号、コード、語、語句、ロゴ、仕組み等。</text:span><text:span text:style-name="T11">　　</text:span></text:p>
          </table:table-cell>
          <table:table-cell table:style-name="ce3" table:number-columns-repeated="3"/>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식별기호</text:p>
          </table:table-cell>
          <table:table-cell table:style-name="ce56" office:value-type="string">
            <text:p><text:span text:style-name="T1">개체와 관련된 숫자</text:span><text:span text:style-name="T12">, </text:span><text:span text:style-name="T1">부호</text:span><text:span text:style-name="T12">, </text:span><text:span text:style-name="T1">단어</text:span><text:span text:style-name="T12">, </text:span><text:span text:style-name="T1">어구</text:span><text:span text:style-name="T12">, </text:span><text:span text:style-name="T1">로고</text:span><text:span text:style-name="T12">, </text:span><text:span text:style-name="T1">고안 등으로</text:span><text:span text:style-name="T12">, </text:span><text:span text:style-name="T1">할당된 식별기호는 도메인 내에서 해당 개체와 다른 개체를 구별하기 위해 사용된다</text:span><text:span text:style-name="T12">.</text:span></text:p>
          </table:table-cell>
          <table:table-cell table:style-name="ce135" table:number-columns-repeated="3"/>
          <table:table-cell office:value-type="float" office:value="20090805">
            <text:p>20090805</text:p>
          </table:table-cell>
        </table:table-row>
        <table:table-row table:style-name="ro1">
          <table:table-cell/>
          <table:table-cell office:value-type="string">
            <text:p>Latvian</text:p>
          </table:table-cell>
          <table:table-cell table:style-name="ce15" office:value-type="string">
            <text:p>Identifikators</text:p>
          </table:table-cell>
          <table:table-cell table:style-name="ce57" office:value-type="string">
            <text:p>numurs, kods, vārds, vārdkopa, emblēma, logo, u.tml., kas ir saistīts ar entītiju un atšķir šo entītiju no citām entītijām attiecīgajā sfērā, kurā šis identifikators ir piešķirts.</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office:value-type="string">
            <text:p>Identificador</text:p>
          </table:table-cell>
          <table:table-cell office:value-type="string">
            <text:p>Número, código, palavra, frase, logotipo, mecanismo, etc. associado a uma entidade e <text:s/>que serve para diferenciá-la de outras entidades no contexto em que o identificador é atribuíd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Идентификатор</text:p>
          </table:table-cell>
          <table:table-cell table:style-name="ce58" office:value-type="string">
            <text:p>номер, код, слово, фраза, эмблема, знак и т.п., которые ассоциируются с объектом и помогают отличить этот объект от других объектов в той области, к которой относится данный идентификатор.</text:p>
          </table:table-cell>
          <table:table-cell table:style-name="ce5"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Identifikátor</text:p>
          </table:table-cell>
          <table:table-cell table:style-name="ce59" office:value-type="string">
            <text:p>číslo, kód, slovo, fráza, logo, devíza atď., ktoré sú spojené s entitou a slúžia na odlíšenie entity od iných entít v rámci okruhu, v ktorom je identifikátor pridelený.</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Označevalec</text:p>
          </table:table-cell>
          <table:table-cell office:value-type="string">
            <text:p>številka, koda, beseda, besedna zveza, znak, znamenje itn., ki je povezano z entiteto in omogoča razlikovanje med posameznimi entitetami znotraj področja, kjer je označevalec veljaven.</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Identificador</text:p>
          </table:table-cell>
          <table:table-cell table:style-name="ce60" office:value-type="string">
            <text:p>Un numero, código, palabra, frase, logotipo, aparato, etc., que se asocia con una entidad y sirve para diferenciar entidades dentro del mismo ámbito en el que se asigna el identificador. <text:s/></text:p>
          </table:table-cell>
          <table:table-cell table:style-name="ce9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Identifikator</text:p>
          </table:table-cell>
          <table:table-cell table:style-name="ce61" office:value-type="string">
            <text:p>Ett nummer, kod, ord, fras, logotyp, figur etc. som är förbunden med en entitet, och gör att denna kan skiljas från andra entiteter inom den domän inom vilken identifikatorn tilldelats.</text:p>
          </table:table-cell>
          <table:table-cell table:number-columns-repeated="3"/>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ตัวระบุ</text:p>
          </table:table-cell>
          <table:table-cell table:style-name="ce35" office:value-type="string">
            <text:p>ตัวเลข รหัส คำ วลี ตราสัญลักษณ์ เครื่องมือ และอื่น ๆ ที่มีความเกี่ยวข้องกับเอนทิตีและจำแนกความแตกต่างของเอนทิตีหนึ่งออกจากเอนทิตีอื่น ๆ ภายในอาณาเขตที่ตัวระบุถูกกำหนดไว้</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Đặc điểm nhận dạng</text:p>
          </table:table-cell>
          <table:table-cell table:style-name="ce50" office:value-type="string">
            <text:p>Số, mã, chữ cái, cụm từ ngữ, logo, hình vẽ,... đi cùng với thực thể giúp phân biệt thực thể này với thực thể khác trong cùng một phạm vi mà đặc điểm nhận dạng được nêu ra.</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Portuguese</text:p>
          </table:table-cell>
          <table:table-cell office:value-type="string">
            <text:p>Indexação por assuntos</text:p>
          </table:table-cell>
          <table:table-cell table:style-name="ce1"/>
          <table:table-cell table:style-name="ce8" office:value-type="string">
            <text:p>Catalogação de assunto</text:p>
          </table:table-cell>
          <table:table-cell table:number-columns-repeated="2"/>
          <table:table-cell office:value-type="float" office:value="20090812">
            <text:p>20090812</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Item</text:p>
          </table:table-cell>
          <table:table-cell table:style-name="ce50" office:value-type="string">
            <text:p>A single exemplar of a manifestation.</text:p>
          </table:table-cell>
          <table:table-cell/>
          <table:table-cell table:style-name="ce7"/>
          <table:table-cell table:style-name="ce186" office:value-type="string">
            <text:p>FRAD,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Njësi</text:p>
          </table:table-cell>
          <table:table-cell office:value-type="string">
            <text:p>Një ekzemplar i vetëm i një manifestimi.</text:p>
          </table:table-cell>
          <table:table-cell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وعاء</text:p>
          </table:table-cell>
          <table:table-cell table:style-name="ce64" office:value-type="string">
            <text:p><text:span text:style-name="T13">نموذج واحد من المظهر</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单件</text:p>
          </table:table-cell>
          <table:table-cell table:style-name="ce53" office:value-type="string">
            <text:p>一种载体表现的单一样本。</text:p>
          </table:table-cell>
          <table:table-cell table:style-name="ce6" table:number-columns-repeated="2"/>
          <table:table-cell table:style-name="ce211" office:value-type="string">
            <text:p>FRAD, FRBR</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Jedinica građe</text:p>
          </table:table-cell>
          <table:table-cell office:value-type="string">
            <text:p>Pojedinačni primjerak pojavnog oblika.</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Jednotka</text:p>
          </table:table-cell>
          <table:table-cell office:value-type="string">
            <text:p>jednotlivý exemplář provedení.</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Item</text:p>
          </table:table-cell>
          <table:table-cell office:value-type="string">
            <text:p>Exemplaire isolé d'une manifestation.</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Exemplar</text:p>
          </table:table-cell>
          <table:table-cell table:style-name="ce1" office:value-type="string">
            <text:p>Ein einzelnes Stück einer Erscheinungsform.</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Esemplare</text:p>
          </table:table-cell>
          <table:table-cell table:style-name="ce54" office:value-type="string">
            <text:p>Singola copia di una manifestazione.</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個別資料</text:p>
          </table:table-cell>
          <table:table-cell table:style-name="ce55" office:value-type="string">
            <text:p><text:span text:style-name="T10">体現形の単一の例示。</text:span><text:span text:style-name="T11">　　</text:span></text:p>
          </table:table-cell>
          <table:table-cell table:style-name="ce3" table:number-columns-repeated="3"/>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개별자료</text:p>
          </table:table-cell>
          <table:table-cell table:style-name="ce67" office:value-type="string">
            <text:p>구현형에 대한 하나의 사례</text:p>
          </table:table-cell>
          <table:table-cell table:style-name="ce4" table:number-columns-repeated="3"/>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Vienība</text:p>
          </table:table-cell>
          <table:table-cell table:style-name="ce57" office:value-type="string">
            <text:p>atsevišķs manifestācijas eksemplārs.</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office:value-type="string">
            <text:p>Item</text:p>
          </table:table-cell>
          <table:table-cell office:value-type="string">
            <text:p>Exemplar individual de uma manifestaçã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Физическая единица </text:p>
          </table:table-cell>
          <table:table-cell office:value-type="string">
            <text:p>один экземпляр воплощения.</text:p>
          </table:table-cell>
          <table:table-cell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22" office:value-type="string">
            <text:p>Jednotka</text:p>
          </table:table-cell>
          <table:table-cell table:style-name="ce123" office:value-type="string">
            <text:p>jednotlivý exemplár prezentácie.</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Enota</text:p>
          </table:table-cell>
          <table:table-cell office:value-type="string">
            <text:p>posamezni primerek pojavne oblike.</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Ejemplar</text:p>
          </table:table-cell>
          <table:table-cell table:style-name="ce60" office:value-type="string">
            <text:p>Una sola unidad de una manifestación.</text:p>
          </table:table-cell>
          <table:table-cell table:style-name="ce9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Exemplar</text:p>
          </table:table-cell>
          <table:table-cell table:style-name="ce61" office:value-type="string">
            <text:p>En enskild representation av en manifestation.</text:p>
          </table:table-cell>
          <table:table-cell table:number-columns-repeated="3"/>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หน่วยรายการ</text:p>
          </table:table-cell>
          <table:table-cell table:style-name="ce38" office:value-type="string">
            <text:p>สำเนารูปแบบการเผยแพร่</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Ấn phẩm</text:p>
          </table:table-cell>
          <table:table-cell table:style-name="ce50" office:value-type="string">
            <text:p>Một bản mẫu đơn của cách biểu thị.</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Key title</text:p>
          </table:table-cell>
          <table:table-cell table:style-name="ce50" office:value-type="string">
            <text:p>The unique name assigned to a continuing resource by the ISSN Network and inseparably linked with its ISSN. The key title may be the same as the title proper; or, in order to achieve uniqueness, it can be constructed by the addition of identifying and/or qualifying elements, such as name of issuing body, place of publication, edition statement.</text:p>
          </table:table-cell>
          <table:table-cell/>
          <table:table-cell table:style-name="ce7"/>
          <table:table-cell table:style-name="ce186" office:value-type="string">
            <text:p>ISBD</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Titull kyç</text:p>
          </table:table-cell>
          <table:table-cell office:value-type="string">
            <text:p>Emri unik i caktuar për një burim në vazhdim nga Rrjeti ISSN dhe i lidhur në mënyrë të pandashme me ISSN-në e tij. Titulli kyç mund të jetë i njëjtë me titullin kryesor, ose për të arritur unifikim, ai mund të ndërtohet duke shtuar elemente identifikimi dhe/ose kualifikimi, si p.sh. emri i organit që e nxjerr, vendi i botimit, të dhëna për botimin.</text:p>
          </table:table-cell>
          <table:table-cell table:number-columns-repeated="3"/>
          <table:table-cell office:value-type="float" office:value="20090812">
            <text:p>20090812</text:p>
          </table:table-cell>
        </table:table-row>
        <table:table-row table:style-name="ro1">
          <table:table-cell/>
          <table:table-cell office:value-type="string">
            <text:p>Arabic</text:p>
          </table:table-cell>
          <table:table-cell table:style-name="ce9" office:value-type="string">
            <text:p>العنوان المفتاحي</text:p>
          </table:table-cell>
          <table:table-cell table:style-name="ce87" office:value-type="string">
            <text:p><text:span text:style-name="T9">)– </text:span><text:span text:style-name="T13">الاسم المميز لمصدر مستمر معين من قبل شبكة</text:span><text:span text:style-name="T18"> </text:span><text:span text:style-name="T16">ISSN </text:span><text:span text:style-name="T13">ومرتبط بغير انفصال بالترقيم الدولي الموحد للدورية</text:span><text:span text:style-name="T18"> </text:span><text:span text:style-name="T16">ISSN </text:span><text:span text:style-name="T13">التابع له</text:span><text:span text:style-name="T15">. </text:span><text:span text:style-name="T13">قد يكون العنوان المفتاحي مثل العنوان الرئيسي؛ أو لغرض تمييزه، يمكن بناءه بإضافة عناصر محددة أو مميزة كاسم هيئة الاصدار، مكان النشر، الطبعة، الخ</text:span><text:span text:style-name="T16">.</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识别题名</text:p>
          </table:table-cell>
          <table:table-cell table:style-name="ce115" office:value-type="string">
            <text:p><text:span text:style-name="T1">由国际标准连续出版物</text:span><text:span text:style-name="T35">(ISSN Network)</text:span><text:span text:style-name="T1">分配给一种连续性资源的唯一名称，与其国际标准连续出版物号</text:span><text:span text:style-name="T35">(ISSN)</text:span><text:span text:style-name="T1">密不可分。识别题名可以与正题名相同；或者，为了实现唯一性，可以在设立时附加识别和</text:span><text:span text:style-name="T35">/</text:span><text:span text:style-name="T1">或限制成分，比如发行团体名称、出版地、版本说明等。</text:span></text:p>
          </table:table-cell>
          <table:table-cell table:style-name="ce6" table:number-columns-repeated="2"/>
          <table:table-cell table:style-name="ce198" office:value-type="string">
            <text:p>ISBD</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Ključni naslov</text:p>
          </table:table-cell>
          <table:table-cell office:value-type="string">
            <text:p>Jedinstveni naziv koji je jedinici neomeđene građe dodijelila Mreža ISSN i koji je neodvojivo vezan uz ISSN. Ključni naslov može biti jednak glavnom stvarnom naslovu, ili kad ga se želi učiniti jedinstvenim, može biti izgrađen tako da se glavnom stvarnom naslovu doda identifikacijska oznaka i/ili objašnjenje, kao što je naziv izdavača, mjesto izdavanja, podatak o izdanju.</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Klíčový název</text:p>
          </table:table-cell>
          <table:table-cell office:value-type="string">
            <text:p>jedinečné jméno přidělené pokračujícímu zdroji v rámci ISSN Network a neoddělitelně spojené s jeho číslem ISSN. Klíčový název může být stejný jako hlavní název; nebo může být za účelem dosažení jedinečnosti doplněn o identifikační prvky a/nebo kvalifikátory, jako jsou např. jméno vydavatele, místo vydání, údaj o vydání.</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Titre clé</text:p>
          </table:table-cell>
          <table:table-cell office:value-type="string">
            <text:p>Nom unique attribué à une ressource continue par le Réseau ISSN et indissociable de son ISSN. Le titre clé peut être identique au titre propre, ou, afin d'assurer son caractère unique, être construit par l'ajout d'éléments d'identification ou de qualification, tels que le nom de la collectivité éditrice, le lieu d'édition, la mention d'édition.</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Key Title</text:p>
          </table:table-cell>
          <table:table-cell table:style-name="ce1" office:value-type="string">
            <text:p>Der eindeutige Name, der einer fortlaufenden Ressource durch das ISSN-Netzwerk gegeben wird, und der untrennbar mit der ISSN verbunden ist. Der Key Title kann mit dem Haupttitel identisch sein oder durch Hinzufügen von identifizierenden und/oder qualifizierenden Elementen zum Haupttitel (z. B. Name der herausgebenden Körperschaft, Erscheinungsort, Ausgabebezeichnung etc.) konstruiert werden, um ihn eindeutig und unverwechselbar zu machen (s. ISSN Manual).</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Titolo chiave</text:p>
          </table:table-cell>
          <table:table-cell table:style-name="ce54" office:value-type="string">
            <text:p>Nome univoco assegnato dalla Rete ISSN a una risorsa in continuazione e inseparabilmente legato al suo ISSN. Il titolo chiave può essere uguale al titolo proprio, o, al fine di garantirne l’univocità, può essere strutturato aggiungendo elementi identificativi e/o di qualificazione come il nome dell’ente che la ha emessa, il luogo di pubblicazione, l’indicazione di edizione.</text:p>
          </table:table-cell>
          <table:table-cell table:style-name="ce54"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キータイトル</text:p>
          </table:table-cell>
          <table:table-cell table:style-name="ce89" office:value-type="string">
            <text:p><text:span text:style-name="T35">ISSN</text:span><text:span text:style-name="T1">ネットワークによって継続</text:span><text:span text:style-name="T10">資料に与えられた固有の名称で、その</text:span><text:span text:style-name="T27">ISSN</text:span><text:span text:style-name="T1">番号と不可分に関連付けられたもの。キータイトルは本タイトルと同一の場合もあるが、固有性を得るために、識別要素および／または限定要素、たとえば発行者の名称、出版地、版表示等を付加して構成されることもある。</text:span><text:span text:style-name="T11">　　</text:span></text:p>
          </table:table-cell>
          <table:table-cell table:style-name="ce3" table:number-columns-repeated="3"/>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등록표제</text:p>
          </table:table-cell>
          <table:table-cell table:style-name="ce124" office:value-type="string">
            <text:p><text:span text:style-name="T37">ISSN </text:span><text:span text:style-name="T38">네트워크에서 계속자료에 부여한 고유한 이름으로서 </text:span><text:span text:style-name="T52">ISSN</text:span><text:span text:style-name="T38">자체와 불가분의 관계로 연결되어 있다</text:span><text:span text:style-name="T52">. </text:span><text:span text:style-name="T38">등록표제는 본표제와 동일할 수 있으며</text:span><text:span text:style-name="T52">, </text:span><text:span text:style-name="T38">고유성을 갖기 위해 발행처</text:span><text:span text:style-name="T52">, </text:span><text:span text:style-name="T38">발행지</text:span><text:span text:style-name="T52">, </text:span><text:span text:style-name="T38">판표시와 같은 식별요소 및 한정요소를 부가 할 수 있다</text:span><text:span text:style-name="T52">.</text:span></text:p>
          </table:table-cell>
          <table:table-cell table:style-name="ce135" table:number-columns-repeated="3"/>
          <table:table-cell office:value-type="float" office:value="20090805">
            <text:p>20090805</text:p>
          </table:table-cell>
        </table:table-row>
        <table:table-row table:style-name="ro1">
          <table:table-cell/>
          <table:table-cell office:value-type="string">
            <text:p>Latvian</text:p>
          </table:table-cell>
          <table:table-cell table:style-name="ce15" office:value-type="string">
            <text:p>Atslēgnosaukums</text:p>
          </table:table-cell>
          <table:table-cell table:style-name="ce90" office:value-type="string">
            <text:p><text:span text:style-name="T29">ISSN </text:span><text:span text:style-name="T28">sistēmā turpinājumresursam piešķirts unikāls nosaukums, kas nešķirami saistīts ar tā </text:span><text:span text:style-name="T29">ISSN. </text:span><text:span text:style-name="T28">Atslēgnosaukums var būt tāds pat kā pamatnosaukums vai neatkārtojamības nolūkā to var veidot, pievienojot identificējošus un/vai paskaidrojošus elementus, piemēram, izdevējinstitūcijas nosaukumu, izdošanas vietu, izdevuma ziņas.</text:span></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office:value-type="string">
            <text:p>Título-chave</text:p>
          </table:table-cell>
          <table:table-cell office:value-type="string">
            <text:p>Designação unívoca atribuída a um recurso contínuo pela Rede ISSN e indissociável do respectivo ISSN. O título-chave pode coincidir com o título próprio (principal) ou, de forma a tornar-se unívoco, ser construído pela adição de elementos de identificação ou qualificação tais como nome da entidade editora, lugar de publicação, menção de ediçã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Ключевое заглавие </text:p>
          </table:table-cell>
          <table:table-cell table:style-name="ce72" office:value-type="string">
            <text:p><text:span text:style-name="T17">уникальное название, присвоенное продолжающемуся ресурсу службой </text:span><text:span text:style-name="T5">ISSN</text:span><text:span text:style-name="T17"> и неразрывно связанное с его </text:span><text:span text:style-name="T5">ISSN</text:span><text:span text:style-name="T17">. Ключевое заглавие может совпадать с основным заглавием; или, для достижения уникальности, оно может быть сконструировано путем добавления идентифицирующих и/или поясняющих элементов, таких как наименование издающей организации, место издания, сведения об издании.</text:span></text:p>
          </table:table-cell>
          <table:table-cell table:style-name="ce5"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Kľúčový názov</text:p>
          </table:table-cell>
          <table:table-cell table:style-name="ce125" office:value-type="string">
            <text:p>jedinečné meno pridelené zdroju na pokračovanie v rámci ISSN Network a neoddeliteľne spojené s jeho číslom ISSN. Kľúčový názov môže byť rovnaký ako hlavný názov, alebo môže byť za účelom dosiahnutia jedinečnosti doplnený o identifikačné prvky a/alebo kvalifikátory, akými sú napr. meno vydavateľa, miesto vydania, údaj o vydaní.</text:p>
          </table:table-cell>
          <table:table-cell table:style-name="ce139"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Ključni naslov</text:p>
          </table:table-cell>
          <table:table-cell office:value-type="string">
            <text:p>edinstveni naslov, ki ga kontinuiranemu viru določijo znotraj mreže centrov ISSN in je neločljivo povezan s številko ISSN. Ključni naslov je lahko enak stvarnemu naslovu ali pa mu, zato da se razlikuje od drugih enakih naslovov, dodamo element, ki ga označuje ali opredeljuje, na primer ime izdajatelja, kraj izdaje, vrsto izdaje.</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37" office:value-type="string">
            <text:p>Título clave</text:p>
          </table:table-cell>
          <table:table-cell table:style-name="ce94" office:value-type="string">
            <text:p>Título único asignado a un recurso continuado por la Red ISSN y unido inseparablemente al ISSN. El título clave puede coincidir con el título propiamente dicho o, a fin de que sea inequívoco, se puede construir mediante la adición de elementos identificadores y/o calificadores, tales como el nombre de la entidad editora, el lugar de publicación, la mención de edición.</text:p>
          </table:table-cell>
          <table:table-cell table:style-name="ce9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Nyckeltitel</text:p>
          </table:table-cell>
          <table:table-cell table:style-name="ce61" office:value-type="string">
            <text:p>Det unika namn ISSN-nätverket tilldelat en seriell resurs, fast länkat till dess ISSN. Nyckeltiteln kan vara densamma som huvudtiteln eller, för att göra den unik, kan olika identifierande och/eller kvalificerande element läggas till, t.ex. utgivarens namn, publikationsort, upplageuppgift.</text:p>
          </table:table-cell>
          <table:table-cell table:style-name="ce61" table:number-columns-repeated="3"/>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ชื่อเรื่องหลัก</text:p>
          </table:table-cell>
          <table:table-cell table:style-name="ce78" office:value-type="string">
            <text:p><text:span text:style-name="T18">ชื่อเฉพาะที่กำหนดให้กับทรัพยากรต่อเนื่องด้วยเครือข่าย </text:span><text:span text:style-name="T9">ISSN </text:span><text:span text:style-name="T18">และเชื่อมโยงอย่างไม่ สามารถแยกออกจาก </text:span><text:span text:style-name="T9">ISSN </text:span><text:span text:style-name="T18">ได้ ชื่อเรื่องหลักอาจเป็นชื่อเดียวกับชื่อเรื่องที่เหมาะสม หรือ เพื่อให้เกิดความเป็นหนึ่งเดียว สามารถสร้างชื่อเรื่องหลักจากการเพิ่มองค์ประกอบที่ระบุและ</text:span><text:span text:style-name="T9">/</text:span><text:span text:style-name="T18">หรือองค์ประกอบ ที่เหมาะสม เช่น ชื่อหน่วยงานเผยแพร่ สถานที่ตีพิมพ์ ถ้อยคำแสดงครั้งที่ผลิต เป็นต้น</text:span></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Nhan đề chính</text:p>
          </table:table-cell>
          <table:table-cell table:style-name="ce50" office:value-type="string">
            <text:p>Tên duy nhất được nêu ra trong nguồn lực tiếp tục bởi mạng lưới ISSN và liên kết một cách chắc chắn với ISSN của nó. Nhân đề chính có thể giống với tên thường gọi, hoặc để nhằm đạt đươc tính thống nhất, nó có thể được xây dựng bằng cách bổ sung các nhân tố xác định và hoặc nhân tố điều kiện, ví dụ như tên của cơ quan phát hành, nơi xuất bản, lần xuất bản.</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Manifestation</text:p>
          </table:table-cell>
          <table:table-cell table:style-name="ce50" office:value-type="string">
            <text:p>The physical embodiment of an expression of a work.</text:p>
          </table:table-cell>
          <table:table-cell/>
          <table:table-cell table:style-name="ce7"/>
          <table:table-cell table:style-name="ce186" office:value-type="string">
            <text:p>FRAD,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Manifestim</text:p>
          </table:table-cell>
          <table:table-cell office:value-type="string">
            <text:p>Materializimi fizik i shprehjes së një vepre. </text:p>
          </table:table-cell>
          <table:table-cell table:number-columns-repeated="3"/>
          <table:table-cell office:value-type="float" office:value="20090811">
            <text:p>20090811</text:p>
          </table:table-cell>
        </table:table-row>
        <table:table-row table:style-name="ro3">
          <table:table-cell/>
          <table:table-cell office:value-type="string">
            <text:p>Arabic</text:p>
          </table:table-cell>
          <table:table-cell table:style-name="ce9" office:value-type="string">
            <text:p>المظهر</text:p>
          </table:table-cell>
          <table:table-cell table:style-name="ce126" office:value-type="string">
            <text:p><text:span text:style-name="T13">التجسيد المادي لتعبير العمل</text:span><text:span text:style-name="T14">.</text:span></text:p>
            <text:p><text:span text:style-name="T13">المظهر يمكن أن يشمل مجموعة من الأعمال، أو عمل واحد، أو جزء من عمل، المظاهر يمكن أن تظهر في شكل وحدة مادية واحدة أو أكثر</text:span><text:span text:style-name="T14">.</text:span></text:p>
            <text:p/>
          </table:table-cell>
          <table:table-cell table:number-columns-repeated="3"/>
          <table:table-cell office:value-type="float" office:value="20090805">
            <text:p>20090805</text:p>
          </table:table-cell>
        </table:table-row>
        <table:table-row table:style-name="ro21">
          <table:table-cell/>
          <table:table-cell office:value-type="string">
            <text:p>Chinese</text:p>
          </table:table-cell>
          <table:table-cell table:style-name="ce10" office:value-type="string">
            <text:p>载体表现</text:p>
          </table:table-cell>
          <table:table-cell table:style-name="ce53" office:value-type="string">
            <text:p>一部作品的内容表达的物理体现。</text:p>
            <text:p>载体表现可以体现为作品集、个别作品或者作品的组成部分。载体表现可以以一个或多个物理单位的形式出现。</text:p>
            <text:p/>
          </table:table-cell>
          <table:table-cell table:style-name="ce6" table:number-columns-repeated="2"/>
          <table:table-cell table:style-name="ce212" office:value-type="string">
            <text:p><text:span text:style-name="T154">FRAD, FRBR; </text:span><text:span text:style-name="T26">IME ICC</text:span></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Pojavni oblik</text:p>
          </table:table-cell>
          <table:table-cell office:value-type="string">
            <text:p>Fizičko postvarenje izraza djela.</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Provedení</text:p>
          </table:table-cell>
          <table:table-cell office:value-type="string">
            <text:p>fyzická prezentace vyjádření díla.</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Manifestation</text:p>
          </table:table-cell>
          <table:table-cell office:value-type="string">
            <text:p>Matérialisation d'une expression d'une œuvre.</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Manifestation</text:p>
          </table:table-cell>
          <table:table-cell table:style-name="ce1" office:value-type="string">
            <text:p>Die physische Verkörperung einer Expression eines Werkes.</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Manifestazione</text:p>
          </table:table-cell>
          <table:table-cell table:style-name="ce54" office:value-type="string">
            <text:p>Materializzazione fisica di un’espressione di un’opera.</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体現形</text:p>
          </table:table-cell>
          <table:table-cell table:style-name="ce3" office:value-type="string">
            <text:p>著作の表現形の物理的な具体化。　　</text:p>
          </table:table-cell>
          <table:table-cell table:style-name="ce3" table:number-columns-repeated="3"/>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구현형</text:p>
          </table:table-cell>
          <table:table-cell table:style-name="ce67" office:value-type="string">
            <text:p>저작의 표현형을 물리적으로 구현한 것</text:p>
          </table:table-cell>
          <table:table-cell table:style-name="ce4" table:number-columns-repeated="3"/>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Manifestācija</text:p>
          </table:table-cell>
          <table:table-cell table:style-name="ce57" office:value-type="string">
            <text:p>darba izteiksmes fiziskais iemiesojums.</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office:value-type="string">
            <text:p>Manifestação</text:p>
          </table:table-cell>
          <table:table-cell office:value-type="string">
            <text:p>Concretização física de uma expressão de uma obra.</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Воплощение </text:p>
          </table:table-cell>
          <table:table-cell office:value-type="string">
            <text:p>физическая реализация ыражения произведения.</text:p>
          </table:table-cell>
          <table:table-cell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Prezentácia</text:p>
          </table:table-cell>
          <table:table-cell table:style-name="ce59" office:value-type="string">
            <text:p>fyzická prezentácia vyjadrenia diela.</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Pojavna oblika</text:p>
          </table:table-cell>
          <table:table-cell office:value-type="string">
            <text:p>utelešenje izrazne oblike dela.</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Manifestación</text:p>
          </table:table-cell>
          <table:table-cell table:style-name="ce77" office:value-type="string">
            <text:p>La materialización física de la expresión de una obra.</text:p>
          </table:table-cell>
          <table:table-cell table:style-name="ce98"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Manifestation</text:p>
          </table:table-cell>
          <table:table-cell table:style-name="ce61" office:value-type="string">
            <text:p>Den fysiska gestaltningen av ett uttryck för ett verk.</text:p>
          </table:table-cell>
          <table:table-cell table:number-columns-repeated="3"/>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รูปแบบการเผยแพร่</text:p>
          </table:table-cell>
          <table:table-cell table:style-name="ce35" office:value-type="string">
            <text:p>ผลประกอบทางกายภาพของรูปแบบการนำเสนองาน</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Sự biểu thị</text:p>
          </table:table-cell>
          <table:table-cell table:style-name="ce50" office:value-type="string">
            <text:p>Là sự thể hiện vật lý của một biểu ngữ của tác phẩm.</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Name</text:p>
          </table:table-cell>
          <table:table-cell table:style-name="ce50" office:value-type="string">
            <text:p>A character, word, or group of words and/or characters by which an entity is known. <text:s/>Includes the words/characters designating a person, family, corporate body; includes the terms by which concepts, objects, events, or places are known; includes the title given to a work, expression, manifestation, or item. Used as the basis for an access point. <text:s/></text:p>
          </table:table-cell>
          <table:table-cell/>
          <table:table-cell table:style-name="ce153" office:value-type="string">
            <text:p><text:span text:style-name="T6">Access point </text:span><text:span text:style-name="T67">[RT</text:span><text:span text:style-name="T6">], Authorized form of name </text:span><text:span text:style-name="T67">[NT</text:span><text:span text:style-name="T6">], Controlled access point </text:span><text:span text:style-name="T67">[RT]</text:span><text:span text:style-name="T6">, Conventional name [</text:span><text:span text:style-name="T67">[NT]</text:span><text:span text:style-name="T6">, Preferred name </text:span><text:span text:style-name="T67">[NT</text:span><text:span text:style-name="T6">], Variant form of name </text:span><text:span text:style-name="T67">[NT</text:span></text:p>
          </table:table-cell>
          <table:table-cell table:style-name="ce186" office:value-type="string">
            <text:p>FRBR as modified in FRAD</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Emër</text:p>
          </table:table-cell>
          <table:table-cell office:value-type="string">
            <text:p>Karakter, fjalë ose grup fjalësh dhe/ose karakteresh me anë të të cilave njihet një entitet. Përfshin fjalët/karakteret që emërtojnë një person, familje, organizëm; termat me anë të të cilave njihen konceptet, objektet, ngjarjet, vendet; titullin që i është dhënë një vepre, shprehjeje, manifestimi ose njësie. Përdoret si bazë për një pikë hyrëse.</text:p>
          </table:table-cell>
          <table:table-cell/>
          <table:table-cell table:style-name="ce8" office:value-type="string">
            <text:p>Emër konvencional [NT], Emër i preferuar [NT], Formë e autorizuar e emrit [NT], Pikë hyrëse [RT], Pikë hyrëse e kontrolluar [RT], Variant i formës së emrit [NT]</text:p>
          </table:table-cell>
          <table:table-cell table:style-name="ce51" office:value-type="string">
            <text:p>FRBR modifikuar në FRAD</text:p>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سم</text:p>
          </table:table-cell>
          <table:table-cell table:style-name="ce64" office:value-type="string">
            <text:p><text:span text:style-name="T13">حرف أو مجموعة من الكلمات و</text:span><text:span text:style-name="T22">/</text:span><text:span text:style-name="T13">أو الأحرف والتي يعرف بها كيان؛ تحتوي على الكلمات</text:span><text:span text:style-name="T22">/</text:span><text:span text:style-name="T13">الأحرف الدالة على شخص، عائلة، هيئة؛ المصطلحات التي تعرف بها المفاهيم، الأشياء، الأحداث، أو الأماكن؛ وأيضا تستخدم كأساس لنقطة وصول</text:span><text:span text:style-name="T14">.</text:span></text:p>
          </table:table-cell>
          <table:table-cell/>
          <table:table-cell table:style-name="ce87" office:value-type="string">
            <text:p><text:span text:style-name="T8">نقطة الوصول</text:span><text:span text:style-name="T18"> </text:span><text:span text:style-name="T9">[RT]</text:span><text:span text:style-name="T18">، </text:span><text:span text:style-name="T8">الشكل المقنن للاسم</text:span><text:span text:style-name="T18"> </text:span><text:span text:style-name="T9">[NT]</text:span><text:span text:style-name="T18">، </text:span><text:span text:style-name="T8">نقطة الوصول المضبوطة</text:span><text:span text:style-name="T18"> </text:span><text:span text:style-name="T9">[RT]</text:span><text:span text:style-name="T18">، </text:span><text:span text:style-name="T8">الاسم الشائع أو الاصطلاحي</text:span><text:span text:style-name="T18"> </text:span><text:span text:style-name="T9">[NT]</text:span><text:span text:style-name="T18">، </text:span><text:span text:style-name="T8">الاسم المفضل</text:span><text:span text:style-name="T18"> </text:span><text:span text:style-name="T9">[NT]</text:span><text:span text:style-name="T18">، </text:span><text:span text:style-name="T8">الشكل المختلف للاسم</text:span><text:span text:style-name="T18"> </text:span><text:span text:style-name="T9">[NT]</text:span></text:p>
          </table:table-cell>
          <table:table-cell/>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名称</text:p>
          </table:table-cell>
          <table:table-cell table:style-name="ce115" office:value-type="string">
            <text:p><text:span text:style-name="T1">用以认识一个实体的一个字符、一个词语，或一组词语和</text:span><text:span text:style-name="T35">/</text:span><text:span text:style-name="T1">或字符。包括表示个人、家族、团体的词语</text:span><text:span text:style-name="T35">/</text:span><text:span text:style-name="T1">字符；包括用以认识概念、实物、事件或地点的术语；包括为一种作品、内容表达、载体表现或单件所确定的题名。作为检索点的基础。</text:span></text:p>
          </table:table-cell>
          <table:table-cell table:style-name="ce6"/>
          <table:table-cell table:style-name="ce176" office:value-type="string">
            <text:p><text:span text:style-name="T1">检索点</text:span><text:span text:style-name="T69">[RT]</text:span><text:span text:style-name="T1">，名称的规范形式 </text:span><text:span text:style-name="T69">[NT]</text:span><text:span text:style-name="T1">，受控检索点 </text:span><text:span text:style-name="T69">[RT]</text:span><text:span text:style-name="T1">，</text:span><text:span text:style-name="T70">惯用名称 </text:span><text:span text:style-name="T69">[NT]</text:span><text:span text:style-name="T1">，</text:span><text:span text:style-name="T70">首选名称 </text:span><text:span text:style-name="T120">[</text:span><text:span text:style-name="T121">RT</text:span><text:span text:style-name="T120">]</text:span><text:span text:style-name="T105">），名称的变异形式 </text:span><text:span text:style-name="T69">[NT]</text:span></text:p>
          </table:table-cell>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Ime</text:p>
          </table:table-cell>
          <table:table-cell office:value-type="string">
            <text:p>Znak, riječ ili skup riječi i/ili znakova po kojima je entitet poznat. Uključuje riječi/znakove koji označuju osobu, obitelj, korporativno tijelo; uključuje nazive po kojima su pojmovi, objekti, događaji ili mjesta poznati; uključuje naslov djela, izraza, pojavnog oblika ili jedinice građe. Upotrebljava se kao osnova za pristupnicu.</text:p>
          </table:table-cell>
          <table:table-cell/>
          <table:table-cell table:style-name="ce8" office:value-type="string">
            <text:p>Izabrano ime [UP], Nadzirana pristupnica [SP], Neusvojeni oblik imena [UP], Pristupnica [SP], Uobičajeno ime [UP], Usvojeni oblik imena [UP]</text:p>
          </table:table-cell>
          <table:table-cell table:style-name="ce51" office:value-type="string">
            <text:p>FRBR nadopunjen u FRAD-u</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Jméno</text:p>
          </table:table-cell>
          <table:table-cell office:value-type="string">
            <text:p>znak, slovo či skupina slov a/nebo znaků, pod kterými je entita známa. Zahrnuje slova/znaky označující osobu, rodinu, korporaci; dále zahrnuje termíny pod kterým jsou známy koncepty, objekty, události či místa; zahrnuje i název daný dílu, vyjádření, provedení, či jednotce. Používá se jako základ selekčního údaje.</text:p>
          </table:table-cell>
          <table:table-cell/>
          <table:table-cell table:style-name="ce8" office:value-type="string">
            <text:p>Selekční údaj [RT], Autorizovaná forma jména [NT], Řízený selekční údaj [RT], Konvenční jméno [[NT], Preferované jméno [NT], Variantní forma jména [NT</text:p>
          </table:table-cell>
          <table:table-cell table:style-name="ce51" office:value-type="string">
            <text:p>FRBR jak je modifikován ve FRAD</text:p>
          </table:table-cell>
          <table:table-cell office:value-type="float" office:value="20090812">
            <text:p>20090812</text:p>
          </table:table-cell>
        </table:table-row>
        <table:table-row table:style-name="ro1">
          <table:table-cell/>
          <table:table-cell office:value-type="string">
            <text:p>French</text:p>
          </table:table-cell>
          <table:table-cell office:value-type="string">
            <text:p>Nom</text:p>
          </table:table-cell>
          <table:table-cell table:style-name="ce72" office:value-type="string">
            <text:p><text:span text:style-name="T51">Caractère, mot ou groupe de mots ou de caractères par lequel une entité est connue ; comprend les mots/caractères désignant une personne, une famille, une collectivité ; comprend les termes par lesquels les concepts, les objets, les événements ou les lieux sont connus ; comprend le titre donné à une œuvre, une expression, une manifestation, ou un item. </text:span><text:span text:style-name="T5">Sert de base pour établir un point d'accès.</text:span></text:p>
          </table:table-cell>
          <table:table-cell/>
          <table:table-cell table:style-name="ce43" office:value-type="string">
            <text:p><text:span text:style-name="T4">Forme autorisée d'un nom</text:span><text:span text:style-name="T5"> [TS], </text:span><text:span text:style-name="T4">Nom conventionnel </text:span><text:span text:style-name="T5">[TS], </text:span><text:span text:style-name="T4">Nom privilégié</text:span><text:span text:style-name="T5"> [TS], </text:span><text:span text:style-name="T4">Point d'accès </text:span><text:span text:style-name="T5">[TA], </text:span><text:span text:style-name="T4">Point d'accès contrôlé</text:span><text:span text:style-name="T5"> [TA], </text:span><text:span text:style-name="T4">Variante de forme</text:span><text:span text:style-name="T5"> </text:span><text:span text:style-name="T4">d'un nom </text:span><text:span text:style-name="T5">[TS]</text:span></text:p>
          </table:table-cell>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Name</text:p>
          </table:table-cell>
          <table:table-cell table:style-name="ce1" office:value-type="string">
            <text:p>Ein Buchstabe, ein Wort oder eine Gruppe von Wörtern und/oder Buchstaben, unter dem/denen eine Entität bekannt ist. Dies schließt die Wörter/Buchstaben mit ein, die eine Person, Familie oder Körperschaft bezeichnen, die Terme, unter denen Begriffe, Gegenstände, Ereignisse oder Orte bekannt sind ebenso wie die Titel, die einem Werk, einer Expression, einer Manifestation oder einem Exemplar gegeben wurden. Wird als Grundlage für einen Sucheinstieg benutzt.</text:p>
          </table:table-cell>
          <table:table-cell/>
          <table:table-cell table:style-name="ce11" office:value-type="string">
            <text:p>Abweichende Form des Namens [UB], Ansetzungsform des Namens [UB], Normierter Sucheinstieg [VB], Gebräuchlicher Name [UB], Sucheinstieg [VB]</text:p>
          </table:table-cell>
          <table:table-cell office:value-type="string">
            <text:p>FRBR, modifiziert wie in FRAD</text:p>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Nome</text:p>
          </table:table-cell>
          <table:table-cell table:style-name="ce54" office:value-type="string">
            <text:p>Carattere, parola o gruppo di parole e/o caratteri con cui un’entità è conosciuta. Comprende le parole/caratteri che designano una persona, una famiglia, un ente; include i termini con cui concetti, oggetti, eventi o luoghi sono conosciuti; include il titolo dato a un’opera, espressione, manifestazione o esemplare. Usato come base per un punto di accesso.</text:p>
          </table:table-cell>
          <table:table-cell/>
          <table:table-cell table:style-name="ce12" office:value-type="string">
            <text:p>Punto di accesso [RT] Forma autorizzata del nome [NT], Punto di accesso controllato [RT], Nome convenzionale [NT], Nome preferito [NT], Forma variante del nome [NT]</text:p>
          </table:table-cell>
          <table:table-cell table:style-name="ce54" office:value-type="string">
            <text:p>FRBR modificato da FRAD</text:p>
          </table:table-cell>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名称</text:p>
          </table:table-cell>
          <table:table-cell table:style-name="ce55" office:value-type="string">
            <text:p><text:span text:style-name="T10">それによって実体が知られている文字、あるいは語および／または文字の集まり。個人、家族、団体を指示する語／文字列を含む。概念、物、出来事または場所がそれによって知られる用語を含む。著作、表現形、体現形、または個別資料に付与されたタイトルを含む。アクセスポイントの基礎として使用される。</text:span><text:span text:style-name="T11">　　</text:span></text:p>
          </table:table-cell>
          <table:table-cell table:style-name="ce3"/>
          <table:table-cell table:style-name="ce148" office:value-type="string">
            <text:p><text:span text:style-name="T73">アクセスポイント［</text:span><text:span text:style-name="T74">RT</text:span><text:span text:style-name="T73">］</text:span><text:span text:style-name="T11">、</text:span><text:span text:style-name="T73">慣用名［</text:span><text:span text:style-name="T74">NT</text:span><text:span text:style-name="T73">］</text:span><text:span text:style-name="T11">、</text:span><text:span text:style-name="T73">異なる名称の形［</text:span><text:span text:style-name="T122">NT</text:span><text:span text:style-name="T123">］</text:span><text:span text:style-name="T11">、</text:span><text:span text:style-name="T73">統制形アクセスポイント［</text:span><text:span text:style-name="T74">RT</text:span><text:span text:style-name="T73">］</text:span><text:span text:style-name="T11">、</text:span><text:span text:style-name="T73">名称の典拠形［</text:span><text:span text:style-name="T74">NT</text:span><text:span text:style-name="T73">］</text:span><text:span text:style-name="T11">、</text:span><text:span text:style-name="T73">優先される名称［</text:span><text:span text:style-name="T74">NT</text:span><text:span text:style-name="T73">］　</text:span></text:p>
          </table:table-cell>
          <table:table-cell table:style-name="ce188" office:value-type="string">
            <text:p><text:span text:style-name="T136">FRAD</text:span><text:span text:style-name="T137">で修正された</text:span><text:span text:style-name="T136">FRBR</text:span></text:p>
          </table:table-cell>
          <table:table-cell office:value-type="float" office:value="20090805">
            <text:p>20090805</text:p>
          </table:table-cell>
        </table:table-row>
        <table:table-row table:style-name="ro12">
          <table:table-cell/>
          <table:table-cell office:value-type="string">
            <text:p>Korean</text:p>
          </table:table-cell>
          <table:table-cell table:style-name="ce14" office:value-type="string">
            <text:p>이름</text:p>
          </table:table-cell>
          <table:table-cell table:style-name="ce56" office:value-type="string">
            <text:p><text:span text:style-name="T1">개체를 식별하기 위한 문자나 단어 혹은 일단의 단어나 문자의 집합</text:span><text:span text:style-name="T12">. </text:span><text:span text:style-name="T1">개인이나 가족</text:span><text:span text:style-name="T12">, </text:span><text:span text:style-name="T1">단체를 지칭하는 단어</text:span><text:span text:style-name="T12">/</text:span><text:span text:style-name="T1">문자를 포함한다</text:span><text:span text:style-name="T12">. </text:span><text:span text:style-name="T1">개념</text:span><text:span text:style-name="T12">, </text:span><text:span text:style-name="T1">대상</text:span><text:span text:style-name="T12">, </text:span><text:span text:style-name="T1">사건</text:span><text:span text:style-name="T12">, </text:span><text:span text:style-name="T1">장소를 식별하기 위한 용어를 포함한다</text:span><text:span text:style-name="T12">. </text:span><text:span text:style-name="T1">저작이나 표현형</text:span><text:span text:style-name="T12">, </text:span><text:span text:style-name="T1">구현형</text:span><text:span text:style-name="T12">, </text:span><text:span text:style-name="T1">개별자료에 부여된 표제를 포함한다</text:span><text:span text:style-name="T12">. </text:span><text:span text:style-name="T1">접근점의 기초로 사용된다</text:span><text:span text:style-name="T12">.</text:span></text:p>
          </table:table-cell>
          <table:table-cell table:style-name="ce135"/>
          <table:table-cell table:style-name="ce143" office:value-type="string">
            <text:p><text:span text:style-name="T1">접근점 </text:span><text:span text:style-name="T3">(Access point) [RT], </text:span><text:span text:style-name="T1">전거형 이름 </text:span><text:span text:style-name="T3">(</text:span><text:span text:style-name="T106">Authorized form of name) [NT], </text:span><text:span text:style-name="T91">제어형 접근점 </text:span><text:span text:style-name="T3">(Controlled access point) [RT], </text:span><text:span text:style-name="T1">채택된 이름 </text:span><text:span text:style-name="T3">(Preferred name) [NT], </text:span><text:span text:style-name="T1">이형의 이름 </text:span><text:span text:style-name="T3">(Variant form of name) [NT]</text:span><text:span text:style-name="T102">도 보라</text:span></text:p>
          </table:table-cell>
          <table:table-cell table:style-name="ce196" office:value-type="string">
            <text:p><text:span text:style-name="T35">FRAD</text:span><text:span text:style-name="T38">에서 수정된 </text:span><text:span text:style-name="T52">FRBR</text:span></text:p>
          </table:table-cell>
          <table:table-cell office:value-type="float" office:value="20090805">
            <text:p>20090805</text:p>
          </table:table-cell>
        </table:table-row>
        <table:table-row table:style-name="ro1">
          <table:table-cell/>
          <table:table-cell office:value-type="string">
            <text:p>Latvian</text:p>
          </table:table-cell>
          <table:table-cell table:style-name="ce15" office:value-type="string">
            <text:p>Personvārds/nosaukums</text:p>
          </table:table-cell>
          <table:table-cell table:style-name="ce57" office:value-type="string">
            <text:p>rakstzīme, vārds vai vārdu un/vai rakstzīmju grupa, pēc kuras entītija ir pazīstama. Termins ietver vārdus/rakstzīmes, kas apzīmē personu, dzimtu, institūciju; tas ietver jēdzienu, objektu, notikumu vai vietu apzīmējumus, kā arī darbam, izteiksmei, manifestācijai vai vienībai piešķirto nosaukumu. Personvārds/nosaukums ir piekļuves punkta pamatā.</text:p>
          </table:table-cell>
          <table:table-cell/>
          <table:table-cell table:style-name="ce25" office:value-type="string">
            <text:p>Piekļuves punkts [ST], Personvārda/nosaukuma autorizētā forma [ŠT], Kontrolētais piekļuves punkts [ST], Vispārpieņemtais personvārds/nosaukums [ŠT], Prioritārais personvārds/nosaukums [ŠT], Atšķirīgais personvārds/nosaukums [ŠT]</text:p>
          </table:table-cell>
          <table:table-cell table:style-name="ce90" office:value-type="string">
            <text:p><text:span text:style-name="T29">FRBR </text:span><text:span text:style-name="T28">(kā modificēts </text:span><text:span text:style-name="T29">FRAD</text:span><text:span text:style-name="T28">)</text:span></text:p>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Nome</text:p>
          </table:table-cell>
          <table:table-cell office:value-type="string">
            <text:p>Caracter, palavra ou grupo de palavras e/ou caracteres pelos quais uma entidade é conhecida; inclui as palavras/caracteres que designam uma pessoa, família, colectividade (entidade); inclui os termos pelos quais são conhecidos conceitos, objetos, eventos ou lugares, assim como o título de uma dada obra, expressão, manifestação ou item. Usado como base para um ponto de acesso.</text:p>
          </table:table-cell>
          <table:table-cell/>
          <table:table-cell table:style-name="ce177" office:value-type="string">
            <text:p><text:span text:style-name="T4">Forma autorizada de nome [TE], Nome preferido [TE],</text:span><text:span text:style-name="T93"> </text:span><text:span text:style-name="T4">Ponto de acesso [TR],</text:span><text:span text:style-name="T5"> </text:span><text:span text:style-name="T4">Ponto de acesso autorizado [TR], Ponto de acesso</text:span><text:span text:style-name="T124"> </text:span><text:span text:style-name="T4">controlado [TR], Ponto de acesso para forma variante [TE]</text:span></text:p>
          </table:table-cell>
          <table:table-cell table:style-name="ce51" office:value-type="string">
            <text:p>FRBR, com as alterações de FRAD</text:p>
          </table:table-cell>
          <table:table-cell office:value-type="float" office:value="20090812">
            <text:p>20090812</text:p>
          </table:table-cell>
        </table:table-row>
        <table:table-row table:style-name="ro2">
          <table:table-cell/>
          <table:table-cell office:value-type="string">
            <text:p>Russian</text:p>
          </table:table-cell>
          <table:table-cell office:value-type="string">
            <text:p>Имя (наименование) </text:p>
          </table:table-cell>
          <table:table-cell table:style-name="ce72" office:value-type="string">
            <text:p><text:span text:style-name="T17">буква, знак или группа слов и/или букв, с помощью которых распознается объект. Включает слова или буквы, обозначающие лицо, род, организацию; термины, обозначающие концепции, предметы, события или места, а также заглавие произведения, выражения, воплощения или физической единицы. <text:s/></text:span><text:span text:style-name="T5">Служит основой для точки доступа.</text:span></text:p>
          </table:table-cell>
          <table:table-cell/>
          <table:table-cell table:style-name="ce178" office:value-type="string">
            <text:p><text:span text:style-name="T78">Авторитетная форма имени [БУТ], Вариантная форма имени [БУТ], Контролируемая точка доступа [</text:span><text:span text:style-name="T4">C</text:span><text:span text:style-name="T78">Т], </text:span></text:p>
            <text:p><text:span text:style-name="T78">Общепринятое имя (наименование) [БУТ], Предпочтительное имя (наименование) [СТ]</text:span></text:p>
          </table:table-cell>
          <table:table-cell table:style-name="ce51" office:value-type="string">
            <text:p>FRBR <text:s/>с модификацией <text:s/>FRAD</text:p>
          </table:table-cell>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Meno</text:p>
          </table:table-cell>
          <table:table-cell table:style-name="ce59" office:value-type="string">
            <text:p>znak, slovo alebo skupina slov a/alebo znakov, pod ktorými je entita známa. Zahŕňa slová/znaky označujúce osobu, rodinu, korporáciu; ďalej zahŕňa termíny pod ktorými sú známe koncepty, objekty, udalosti alebo miesta; zahŕňa i názov daný dielu, vyjadreniu, prezentácii alebo jednotke. Používa sa ako základ selekčného údaja.</text:p>
          </table:table-cell>
          <table:table-cell/>
          <table:table-cell table:style-name="ce16" office:value-type="string">
            <text:p>Selekčný údaj [RT], Autorizovaná forma mena [NT], Riadený selekčný údaj [RT], Konvenčné meno [[NT], Preferované meno [NT], Variantná forma mena [NT]</text:p>
          </table:table-cell>
          <table:table-cell table:style-name="ce59" office:value-type="string">
            <text:p>FRBR ako je modifikovaný vo FRAD</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Ime</text:p>
          </table:table-cell>
          <table:table-cell office:value-type="string">
            <text:p>črka, beseda ali več besed in/ali črk, po katerih je entiteta poznana. Vključuje besede/črke, ki označujejo osebo, rodbino, korporacijo; vključuje izraze, ki poimenujejo pojme, predmete, dogodke ali kraje; vključuje naslov, s katerim je poimenovano delo, izrazna oblika, pojavna oblika ali enota. Uporablja se kot osnova vstopne točke.</text:p>
          </table:table-cell>
          <table:table-cell/>
          <table:table-cell table:style-name="ce8" office:value-type="string">
            <text:p>Izbrano ime (OP), Kontrolirana vstopna točka (SP), Konvencionalno ime (OP), Normativna oblika imena (OP), Variantna oblika imena (OP), Vstopna točka (SP)</text:p>
          </table:table-cell>
          <table:table-cell table:style-name="ce51" office:value-type="string">
            <text:p>definicija FRBR, priredba FRAD</text:p>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Nombre</text:p>
          </table:table-cell>
          <table:table-cell table:style-name="ce127" office:value-type="string">
            <text:p><text:span text:style-name="T33">Un carácter, palabra o grupo de palabras y/o caracteres por el que se conoce a una entidad. Incluye las palabras o caracteres que designan a una persona, familia, entidad corporativa; incluye los términos por los que son conocidos los conceptos, objetos, acontecimientos o lugares; así como el título dado a una obra, expresión, manifestación o ejemplar. </text:span><text:span text:style-name="T62">Utilizado como base para un punto de acceso</text:span></text:p>
          </table:table-cell>
          <table:table-cell/>
          <table:table-cell table:style-name="ce172" office:value-type="string">
            <text:p><text:span text:style-name="T116">Forma variante del nombre [TE]</text:span><text:span text:style-name="T33">, <text:s/></text:span><text:span text:style-name="T116">Forma autorizada del nombre [TE]</text:span><text:span text:style-name="T33">, </text:span><text:span text:style-name="T116">Nombre convencional [TE], Nombre preferido [TE], Punto de acceso [TR], Punto de acceso controlado [TR]</text:span></text:p>
          </table:table-cell>
          <table:table-cell table:style-name="ce200" office:value-type="string">
            <text:p>FRBR modificado en FRAD</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Namn</text:p>
          </table:table-cell>
          <table:table-cell table:style-name="ce61" office:value-type="string">
            <text:p>Ett tecken, ord eller grupp av ord under vilka entiteten är känd. Innefattar de ord/tecken som betecknar en person, familj, institution; innefattar de termer under vilka koncept, objekt, händelser och platser är kända; innefattar titlar på verk, uttryck, manifestationer och exemplar. Används som utgångspunkt för sökingången.</text:p>
          </table:table-cell>
          <table:table-cell/>
          <table:table-cell table:style-name="ce18" office:value-type="string">
            <text:p>Auktoriserad namnform [UT], Föredraget namn [RT], Kontrollerad sökingång [RT], Konventionellt namn [UT], Sökingång [RT], Variantform av namn [UT]</text:p>
          </table:table-cell>
          <table:table-cell table:style-name="ce191" office:value-type="string">
            <text:p>FRBR, som det modifierats i FRAD</text:p>
          </table:table-cell>
          <table:table-cell office:value-type="float" office:value="20090813">
            <text:p>20090813</text:p>
          </table:table-cell>
        </table:table-row>
        <table:table-row table:style-name="ro3">
          <table:table-cell/>
          <table:table-cell office:value-type="string">
            <text:p>Thai</text:p>
          </table:table-cell>
          <table:table-cell table:style-name="ce19" office:value-type="string">
            <text:p>ชื่อ</text:p>
          </table:table-cell>
          <table:table-cell table:style-name="ce78" office:value-type="string">
            <text:p><text:span text:style-name="T18">ตัวอักษร คำ กลุ่มคำและ</text:span><text:span text:style-name="T9">/</text:span><text:span text:style-name="T18">หรือกลุ่มตัวอักษรที่ทำให้เอนทิตีเป็นที่รู้จัก ประกอบไปด้วยคำ</text:span><text:span text:style-name="T9">/</text:span><text:span text:style-name="T18">ตัวอักษรที่</text:span></text:p>
            <text:p><text:span text:style-name="T18">บ่งชี้ บุคคล ครอบครัว นิติบุคคล</text:span><text:span text:style-name="T9">; </text:span><text:span text:style-name="T18">คำที่ทำให้แนวคิด สิ่งของ เหตุการณ์หรือสถานที่เป็นรู้จัก</text:span><text:span text:style-name="T9">; </text:span><text:span text:style-name="T18">เช่นเดียวกันกับชื่อเรื่องที่กำหนดให้กับงาน รูปแบบการนำเสนอ รูปแบบการเผยแพร่ หรือหน่วยรายการ ใช้เป็นหลักสำหรับจุดเข้าถึง</text:span></text:p>
            <text:p/>
          </table:table-cell>
          <table:table-cell table:style-name="ce128"/>
          <table:table-cell table:style-name="ce78" office:value-type="string">
            <text:p><text:span text:style-name="T18">จุดเข้าถึง </text:span><text:span text:style-name="T9">[RT], </text:span><text:span text:style-name="T18">รูปแบบชื่อที่กำหนดให้ใช้ได้ </text:span><text:span text:style-name="T9">[NT], </text:span><text:span text:style-name="T18">จุดเข้าถึงควบคุม </text:span><text:span text:style-name="T9">[RT], </text:span><text:span text:style-name="T18">ชื่อที่เป็นที่นิยม </text:span><text:span text:style-name="T9">[NT], </text:span><text:span text:style-name="T18">ชื่อที่ให้ความสำคัญ </text:span><text:span text:style-name="T9">[NT], </text:span><text:span text:style-name="T18">รูปแบบชื่ออื่น ๆ </text:span><text:span text:style-name="T9">[NT]</text:span></text:p>
          </table:table-cell>
          <table:table-cell table:style-name="ce74" office:value-type="string">
            <text:p><text:span text:style-name="T9">FRBR </text:span><text:span text:style-name="T18">ดังที่ได้รับการปรับปรุงใน </text:span><text:span text:style-name="T19">FRAD</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Tên</text:p>
          </table:table-cell>
          <table:table-cell table:style-name="ce50" office:value-type="string">
            <text:p>Một ký tự, một chữ, hay nhóm chữ/ký tự mà nhờ đó một thực thể được biết đến. Bao gồm từ/ksy tự chỉ tên cá nhân, gia đình, đoàn thể, bao gồm cả thuật ngữ chỉ khái niệm, vật thể, sự kiện hay địa điểm; bao gồm cả nhan đề của tác phẩm, biểu ngữ, cách biểu thị và ấn phẩm. Tất cả đều được sử dụng như những điểm truy cập.</text:p>
          </table:table-cell>
          <table:table-cell/>
          <table:table-cell table:style-name="ce7" office:value-type="string">
            <text:p>Điểm truy cập [Thuật ngữ liên quan], Dạng được phép của tên [Thuật ngữ hẹp], Điểm truy cập kiểm soát [Thuật ngữ liên quan], Tên thông thường [Thuật ngữ hẹp], Tên ưu tiên [Thuật ngữ hẹp], Dang biến thể của tên [Thuật ngữ hẹp]</text:p>
          </table:table-cell>
          <table:table-cell table:style-name="ce186" office:value-type="string">
            <text:p>FRBR chỉnh sửa bởi FRAD</text:p>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Normalized access point</text:p>
          </table:table-cell>
          <table:table-cell table:style-name="ce1"/>
          <table:table-cell table:style-name="ce7" office:value-type="string">
            <text:p>Authorized access point</text:p>
          </table:table-cell>
          <table:table-cell table:number-columns-repeated="2"/>
          <table:table-cell office:value-type="float" office:value="20090805">
            <text:p>20090805</text:p>
          </table:table-cell>
        </table:table-row>
        <table:table-row table:style-name="ro1">
          <table:table-cell/>
          <table:table-cell office:value-type="string">
            <text:p>Albanian</text:p>
          </table:table-cell>
          <table:table-cell office:value-type="string">
            <text:p>Pikë hyrëse e standardizuar</text:p>
          </table:table-cell>
          <table:table-cell table:style-name="ce1"/>
          <table:table-cell table:style-name="ce8" office:value-type="string">
            <text:p>Pikë hyrëse e autorizuar</text:p>
          </table:table-cell>
          <table:table-cell table:number-columns-repeated="2"/>
          <table:table-cell office:value-type="float" office:value="20090812">
            <text:p>20090812</text:p>
          </table:table-cell>
        </table:table-row>
        <table:table-row table:style-name="ro1">
          <table:table-cell/>
          <table:table-cell office:value-type="string">
            <text:p>Arabic</text:p>
          </table:table-cell>
          <table:table-cell table:style-name="ce42" office:value-type="string">
            <text:p>نقطة الوصول المطبعة</text:p>
          </table:table-cell>
          <table:table-cell table:style-name="ce128" table:number-columns-repeated="2"/>
          <table:table-cell table:style-name="ce42" office:value-type="string">
            <text:p>الوصول المطبعة</text:p>
          </table:table-cell>
          <table:table-cell table:style-name="ce128"/>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标准化检索点</text:p>
          </table:table-cell>
          <table:table-cell table:style-name="ce6"/>
          <table:table-cell table:style-name="ce10" office:value-type="string">
            <text:p>规范检索点</text:p>
          </table:table-cell>
          <table:table-cell table:style-name="ce6" table:number-columns-repeated="2"/>
          <table:table-cell table:style-name="ce216" office:value-type="float" office:value="20090805">
            <text:p>20090805</text:p>
          </table:table-cell>
        </table:table-row>
        <table:table-row table:style-name="ro1">
          <table:table-cell/>
          <table:table-cell office:value-type="string">
            <text:p>Croatian</text:p>
          </table:table-cell>
          <table:table-cell office:value-type="string">
            <text:p>Normalizirana pristupnica</text:p>
          </table:table-cell>
          <table:table-cell table:style-name="ce1"/>
          <table:table-cell table:style-name="ce8" office:value-type="string">
            <text:p>Usvojena pristupnica</text:p>
          </table:table-cell>
          <table:table-cell table:number-columns-repeated="2"/>
          <table:table-cell office:value-type="float" office:value="20090812">
            <text:p>20090812</text:p>
          </table:table-cell>
        </table:table-row>
        <table:table-row table:style-name="ro1">
          <table:table-cell/>
          <table:table-cell office:value-type="string">
            <text:p>Czech</text:p>
          </table:table-cell>
          <table:table-cell office:value-type="string">
            <text:p>Normalizovaný selekční údaj</text:p>
          </table:table-cell>
          <table:table-cell table:style-name="ce1"/>
          <table:table-cell table:style-name="ce8" office:value-type="string">
            <text:p>Autorizovaný selekční údaj</text:p>
          </table:table-cell>
          <table:table-cell table:number-columns-repeated="2"/>
          <table:table-cell office:value-type="float" office:value="20090812">
            <text:p>20090812</text:p>
          </table:table-cell>
        </table:table-row>
        <table:table-row table:style-name="ro1">
          <table:table-cell/>
          <table:table-cell office:value-type="string">
            <text:p>French</text:p>
          </table:table-cell>
          <table:table-cell office:value-type="string">
            <text:p>Point d'accès normalisé</text:p>
          </table:table-cell>
          <table:table-cell table:style-name="ce1"/>
          <table:table-cell table:style-name="ce8" office:value-type="string">
            <text:p>Point d'accès autorisé</text:p>
          </table:table-cell>
          <table:table-cell table:number-columns-repeated="2"/>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Normalisierter Sucheinstieg</text:p>
          </table:table-cell>
          <table:table-cell table:style-name="ce1"/>
          <table:table-cell table:style-name="ce11" office:value-type="string">
            <text:p>Ansetzungsform des Sucheinstiegs</text:p>
          </table:table-cell>
          <table:table-cell table:number-columns-repeated="2"/>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Punto di accesso normalizzato</text:p>
          </table:table-cell>
          <table:table-cell table:style-name="ce1"/>
          <table:table-cell table:style-name="ce12" office:value-type="string">
            <text:p>Punto di accesso autorizzato</text:p>
          </table:table-cell>
          <table:table-cell table:number-columns-repeated="2"/>
          <table:table-cell office:value-type="float" office:value="20090812">
            <text:p>20090812</text:p>
          </table:table-cell>
        </table:table-row>
        <table:table-row table:style-name="ro1">
          <table:table-cell/>
          <table:table-cell office:value-type="string">
            <text:p>Japanese</text:p>
          </table:table-cell>
          <table:table-cell table:style-name="ce45" office:value-type="string">
            <text:p>統一形アクセスポイント</text:p>
          </table:table-cell>
          <table:table-cell table:style-name="ce3"/>
          <table:table-cell table:style-name="ce142" office:value-type="string">
            <text:p><text:span text:style-name="T65">典拠形アクセスポイント</text:span><text:span text:style-name="T10">　</text:span></text:p>
          </table:table-cell>
          <table:table-cell table:style-name="ce3" table:number-columns-repeated="2"/>
          <table:table-cell table:style-name="ce216" office:value-type="float" office:value="20090805">
            <text:p>20090805</text:p>
          </table:table-cell>
        </table:table-row>
        <table:table-row table:style-name="ro1">
          <table:table-cell/>
          <table:table-cell office:value-type="string">
            <text:p>Korean</text:p>
          </table:table-cell>
          <table:table-cell table:style-name="ce21" office:value-type="string">
            <text:p>정규화된 접근점</text:p>
          </table:table-cell>
          <table:table-cell table:style-name="ce6"/>
          <table:table-cell table:style-name="ce143" office:value-type="string">
            <text:p><text:span text:style-name="T1">전거형 접근점 </text:span><text:span text:style-name="T3">(Authorized</text:span><text:span text:style-name="T66"> access point</text:span><text:span text:style-name="T36">)</text:span></text:p>
          </table:table-cell>
          <table:table-cell table:number-columns-repeated="2"/>
          <table:table-cell office:value-type="float" office:value="20090805">
            <text:p>20090805</text:p>
          </table:table-cell>
        </table:table-row>
        <table:table-row table:style-name="ro1">
          <table:table-cell/>
          <table:table-cell office:value-type="string">
            <text:p>Portuguese</text:p>
          </table:table-cell>
          <table:table-cell office:value-type="string">
            <text:p>Ponto de acesso normalizado</text:p>
          </table:table-cell>
          <table:table-cell table:style-name="ce1"/>
          <table:table-cell table:style-name="ce8" office:value-type="string">
            <text:p>Ponto de acesso autorizado</text:p>
          </table:table-cell>
          <table:table-cell table:number-columns-repeated="2"/>
          <table:table-cell office:value-type="float" office:value="20090812">
            <text:p>20090812</text:p>
          </table:table-cell>
        </table:table-row>
        <table:table-row table:style-name="ro1">
          <table:table-cell/>
          <table:table-cell office:value-type="string">
            <text:p>Russian</text:p>
          </table:table-cell>
          <table:table-cell office:value-type="string">
            <text:p>Нормализованная точка доступа</text:p>
          </table:table-cell>
          <table:table-cell table:style-name="ce1"/>
          <table:table-cell table:style-name="ce8" office:value-type="string">
            <text:p>Авторитетная точка доступа</text:p>
          </table:table-cell>
          <table:table-cell table:number-columns-repeated="2"/>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Normalizovaný selekčný údaj</text:p>
          </table:table-cell>
          <table:table-cell table:style-name="ce1"/>
          <table:table-cell table:style-name="ce144" office:value-type="string">
            <text:p>Autorizovaný selekčný údaj</text:p>
          </table:table-cell>
          <table:table-cell table:number-columns-repeated="2"/>
          <table:table-cell office:value-type="float" office:value="20090805">
            <text:p>20090805</text:p>
          </table:table-cell>
        </table:table-row>
        <table:table-row table:style-name="ro1">
          <table:table-cell/>
          <table:table-cell office:value-type="string">
            <text:p>Slovene</text:p>
          </table:table-cell>
          <table:table-cell office:value-type="string">
            <text:p>Normirana vstopna točka</text:p>
          </table:table-cell>
          <table:table-cell table:style-name="ce1"/>
          <table:table-cell table:style-name="ce8" office:value-type="string">
            <text:p>Normativna vstopna točka</text:p>
          </table:table-cell>
          <table:table-cell table:number-columns-repeated="2"/>
          <table:table-cell office:value-type="float" office:value="20090813">
            <text:p>20090813</text:p>
          </table:table-cell>
        </table:table-row>
        <table:table-row table:style-name="ro22">
          <table:table-cell/>
          <table:table-cell office:value-type="string">
            <text:p>Spanish</text:p>
          </table:table-cell>
          <table:table-cell table:style-name="ce46" office:value-type="string">
            <text:p>Punto de acceso normalizado</text:p>
          </table:table-cell>
          <table:table-cell table:style-name="ce1"/>
          <table:table-cell table:style-name="ce145" office:value-type="string">
            <text:p>Punto de acceso autorizado</text:p>
          </table:table-cell>
          <table:table-cell table:number-columns-repeated="2"/>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Normaliserad sökingång</text:p>
          </table:table-cell>
          <table:table-cell table:style-name="ce1"/>
          <table:table-cell table:style-name="ce18" office:value-type="string">
            <text:p>Auktoriserad sökingång</text:p>
          </table:table-cell>
          <table:table-cell table:number-columns-repeated="2"/>
          <table:table-cell office:value-type="float" office:value="20090813">
            <text:p>20090813</text:p>
          </table:table-cell>
        </table:table-row>
        <table:table-row table:style-name="ro1">
          <table:table-cell/>
          <table:table-cell office:value-type="string">
            <text:p>Thai</text:p>
          </table:table-cell>
          <table:table-cell table:style-name="ce35" office:value-type="string">
            <text:p>จุดเข้าถึงที่กำหนดให้เป็นบรรทัดฐาน</text:p>
          </table:table-cell>
          <table:table-cell table:style-name="ce128"/>
          <table:table-cell table:style-name="ce35" office:value-type="string">
            <text:p>จุดเข้าถึงที่กำหนดให้ใช้ได้</text:p>
          </table:table-cell>
          <table:table-cell table:style-name="ce128" table:number-columns-repeated="2"/>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Điểm truy cập được bình thường hóa</text:p>
          </table:table-cell>
          <table:table-cell table:style-name="ce1"/>
          <table:table-cell table:style-name="ce7" office:value-type="string">
            <text:p>Điểm truy cập được phép</text:p>
          </table:table-cell>
          <table:table-cell table:number-columns-repeated="2"/>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Latvian</text:p>
          </table:table-cell>
          <table:table-cell table:style-name="ce15" office:value-type="string">
            <text:p>Nosaukums</text:p>
          </table:table-cell>
          <table:table-cell table:style-name="ce1"/>
          <table:table-cell table:style-name="ce15" office:value-type="string">
            <text:p>Personvārds/nosaukums</text:p>
          </table:table-cell>
          <table:table-cell table:number-columns-repeated="2"/>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Object</text:p>
          </table:table-cell>
          <table:table-cell table:style-name="ce50" office:value-type="string">
            <text:p>A material thing. <text:s/></text:p>
          </table:table-cell>
          <table:table-cell table:style-name="ce7"/>
          <table:table-cell/>
          <table:table-cell table:style-name="ce186" office:value-type="string">
            <text:p>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Objekt</text:p>
          </table:table-cell>
          <table:table-cell office:value-type="string">
            <text:p>Send material.</text:p>
          </table:table-cell>
          <table:table-cell table:number-columns-repeated="3"/>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جسم</text:p>
          </table:table-cell>
          <table:table-cell table:style-name="ce119" office:value-type="string">
            <text:p>شيء مادي</text:p>
          </table:table-cell>
          <table:table-cell table:style-name="ce128"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实物</text:p>
          </table:table-cell>
          <table:table-cell table:style-name="ce53" office:value-type="string">
            <text:p>一种物质的事物。</text:p>
          </table:table-cell>
          <table:table-cell table:style-name="ce6" table:number-columns-repeated="2"/>
          <table:table-cell table:style-name="ce198" office:value-type="string">
            <text:p>FRBR</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Objekt</text:p>
          </table:table-cell>
          <table:table-cell office:value-type="string">
            <text:p>Materijalna stvar.</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Objekt</text:p>
          </table:table-cell>
          <table:table-cell office:value-type="string">
            <text:p>materiální věc.</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Objet</text:p>
          </table:table-cell>
          <table:table-cell office:value-type="string">
            <text:p>Réalité matérielle.</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Gegenstand</text:p>
          </table:table-cell>
          <table:table-cell table:style-name="ce1" office:value-type="string">
            <text:p>Ein materielles Objekt.</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Oggetto</text:p>
          </table:table-cell>
          <table:table-cell table:style-name="ce54" office:value-type="string">
            <text:p>Una cosa materiale.</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物</text:p>
          </table:table-cell>
          <table:table-cell table:style-name="ce121" office:value-type="string">
            <text:p><text:span text:style-name="T1">物体。</text:span><text:span text:style-name="T34">　　</text:span></text:p>
          </table:table-cell>
          <table:table-cell table:style-name="ce6" table:number-columns-repeated="3"/>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대상</text:p>
          </table:table-cell>
          <table:table-cell table:style-name="ce129" office:value-type="string">
            <text:p>사물</text:p>
          </table:table-cell>
          <table:table-cell table:style-name="ce6" table:number-columns-repeated="3"/>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Objekts</text:p>
          </table:table-cell>
          <table:table-cell table:style-name="ce57" office:value-type="string">
            <text:p>materiāla lieta.</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office:value-type="string">
            <text:p>Objeto</text:p>
          </table:table-cell>
          <table:table-cell office:value-type="string">
            <text:p>Coisa material.</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Предмет</text:p>
          </table:table-cell>
          <table:table-cell office:value-type="string">
            <text:p>нечто материальное.</text:p>
          </table:table-cell>
          <table:table-cell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Objekt</text:p>
          </table:table-cell>
          <table:table-cell table:style-name="ce59" office:value-type="string">
            <text:p>materiálna vec.</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Predmet</text:p>
          </table:table-cell>
          <table:table-cell office:value-type="string">
            <text:p>stvar.</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Objeto</text:p>
          </table:table-cell>
          <table:table-cell table:style-name="ce122" office:value-type="string">
            <text:p>Una cosa material.</text:p>
          </table:table-cell>
          <table:table-cell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Objekt</text:p>
          </table:table-cell>
          <table:table-cell table:style-name="ce61" office:value-type="string">
            <text:p>Ett materiellt ting, ett föremål.</text:p>
          </table:table-cell>
          <table:table-cell table:number-columns-repeated="3"/>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สิ่งของ</text:p>
          </table:table-cell>
          <table:table-cell table:style-name="ce35" office:value-type="string">
            <text:p>สิ่งของทางวัตถุ</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Vật thể</text:p>
          </table:table-cell>
          <table:table-cell table:style-name="ce50" office:value-type="string">
            <text:p>Là vật mang tính chất vật lý.</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Person</text:p>
          </table:table-cell>
          <table:table-cell table:style-name="ce50" office:value-type="string">
            <text:p>An individual or a single identity established or adopted by an individual or group. </text:p>
          </table:table-cell>
          <table:table-cell table:number-columns-repeated="2"/>
          <table:table-cell table:style-name="ce186" office:value-type="string">
            <text:p>FRBR as modified in FRAD, modified by IME ICC</text:p>
          </table:table-cell>
          <table:table-cell office:value-type="float" office:value="20090805">
            <text:p>20090805</text:p>
          </table:table-cell>
        </table:table-row>
        <table:table-row table:style-name="ro1">
          <table:table-cell/>
          <table:table-cell office:value-type="string">
            <text:p>Albanian</text:p>
          </table:table-cell>
          <table:table-cell table:style-name="ce29" office:value-type="string">
            <text:p>Person</text:p>
          </table:table-cell>
          <table:table-cell table:style-name="ce84" office:value-type="string">
            <text:p>Identitet individual ose unik i vendosur ose përshtatur nga një individ ose grup.</text:p>
          </table:table-cell>
          <table:table-cell table:number-columns-repeated="2"/>
          <table:table-cell table:style-name="ce84" office:value-type="string">
            <text:p>FRBR modifikuar në FRAD, modifikuar nga IME ICC</text:p>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شخص</text:p>
          </table:table-cell>
          <table:table-cell table:style-name="ce64" office:value-type="string">
            <text:p><text:span text:style-name="T13">فرد أو هوية فردية منشئة أو متبناة من قبل فرد أو مجموعة</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个人</text:p>
          </table:table-cell>
          <table:table-cell table:style-name="ce53" office:value-type="string">
            <text:p>一个个体的人，或由一个个体的人或群体所设立或采纳的单一识别身份。</text:p>
          </table:table-cell>
          <table:table-cell table:style-name="ce6" table:number-columns-repeated="2"/>
          <table:table-cell table:style-name="ce210" office:value-type="string">
            <text:p><text:span text:style-name="T35">FRBR</text:span><text:span text:style-name="T139">，经</text:span><text:span text:style-name="T153">FRAD</text:span><text:span text:style-name="T139">修改，经</text:span><text:span text:style-name="T153">IME ICC</text:span><text:span text:style-name="T139">修改</text:span></text:p>
          </table:table-cell>
          <table:table-cell table:style-name="ce216" office:value-type="float" office:value="20090805">
            <text:p>20090805</text:p>
          </table:table-cell>
        </table:table-row>
        <table:table-row table:style-name="ro1">
          <table:table-cell/>
          <table:table-cell office:value-type="string">
            <text:p>Croatian</text:p>
          </table:table-cell>
          <table:table-cell table:style-name="ce29" office:value-type="string">
            <text:p>Osoba</text:p>
          </table:table-cell>
          <table:table-cell table:style-name="ce84" office:value-type="string">
            <text:p>Pojedinac ili pojedinačni identitet koji je uspostavio ili prisvojio pojedinac ili skupina.</text:p>
          </table:table-cell>
          <table:table-cell table:style-name="ce61" table:number-columns-repeated="2"/>
          <table:table-cell table:style-name="ce84" office:value-type="string">
            <text:p>FRBR nadopunjen u FRAD-u, preradio IME ICC</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Osoba</text:p>
          </table:table-cell>
          <table:table-cell office:value-type="string">
            <text:p>individuální či jako individuální se prezentující entita ustanovená nebo přijatá jednotlivcem či skupinou.</text:p>
          </table:table-cell>
          <table:table-cell table:number-columns-repeated="2"/>
          <table:table-cell table:style-name="ce51" office:value-type="string">
            <text:p>FRBR jak je modifikovaný ve FRAD, modifikováno IME ICC</text:p>
          </table:table-cell>
          <table:table-cell office:value-type="float" office:value="20090812">
            <text:p>20090812</text:p>
          </table:table-cell>
        </table:table-row>
        <table:table-row table:style-name="ro1">
          <table:table-cell/>
          <table:table-cell office:value-type="string">
            <text:p>French</text:p>
          </table:table-cell>
          <table:table-cell office:value-type="string">
            <text:p>Personne</text:p>
          </table:table-cell>
          <table:table-cell table:style-name="ce130" office:value-type="string">
            <text:p>Individu ou identité particulière établie ou adoptée par un individu ou un groupe.</text:p>
          </table:table-cell>
          <table:table-cell table:style-name="ce98" table:number-columns-repeated="2"/>
          <table:table-cell table:style-name="ce51" office:value-type="string">
            <text:p>FRBR modifiée par FRAD, modifiée par IME ICC</text:p>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Person</text:p>
          </table:table-cell>
          <table:table-cell table:style-name="ce1" office:value-type="string">
            <text:p>Ein Individuum oder eine Identität, die von einem Individuum oder einer Gruppe eingeführt oder angenommen wird.</text:p>
          </table:table-cell>
          <table:table-cell table:number-columns-repeated="2"/>
          <table:table-cell office:value-type="string">
            <text:p>FRBR modifiziert in FRAD, modifiziert durch IME ICC</text:p>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Persona</text:p>
          </table:table-cell>
          <table:table-cell table:style-name="ce54" office:value-type="string">
            <text:p>Individuo o identità singola stabilita o adottata da un individuo o gruppo.</text:p>
          </table:table-cell>
          <table:table-cell table:number-columns-repeated="2"/>
          <table:table-cell table:style-name="ce54" office:value-type="string">
            <text:p>FRBR modificato in FRAD, modificato da IME ICC</text:p>
          </table:table-cell>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個人</text:p>
          </table:table-cell>
          <table:table-cell table:style-name="ce55" office:value-type="string">
            <text:p><text:span text:style-name="T10">ひとりの人、またはひとりの人もしくは集団により設定もしくは採用された単一のアイデンティティ。</text:span><text:span text:style-name="T11">　　</text:span></text:p>
          </table:table-cell>
          <table:table-cell table:style-name="ce3" table:number-columns-repeated="2"/>
          <table:table-cell table:style-name="ce196" office:value-type="string">
            <text:p><text:span text:style-name="T35">FRAD</text:span><text:span text:style-name="T150">で修正後、</text:span><text:span text:style-name="T155">IME ICC</text:span><text:span text:style-name="T150">で修正された</text:span><text:span text:style-name="T155">FRBR</text:span></text:p>
          </table:table-cell>
          <table:table-cell office:value-type="float" office:value="20090805">
            <text:p>20090805</text:p>
          </table:table-cell>
        </table:table-row>
        <table:table-row table:style-name="ro1">
          <table:table-cell/>
          <table:table-cell office:value-type="string">
            <text:p>Korean</text:p>
          </table:table-cell>
          <table:table-cell table:style-name="ce14" office:value-type="string">
            <text:p>개인</text:p>
          </table:table-cell>
          <table:table-cell table:style-name="ce67" office:value-type="string">
            <text:p>개인 또는 개인이나 집단이 선정하거나 채용한 하나의 신원</text:p>
          </table:table-cell>
          <table:table-cell table:style-name="ce4" table:number-columns-repeated="2"/>
          <table:table-cell table:style-name="ce196" office:value-type="string">
            <text:p><text:span text:style-name="T35">FRAD</text:span><text:span text:style-name="T38">에서 수정된 </text:span><text:span text:style-name="T52">FRBR, IME ICC</text:span><text:span text:style-name="T38">에서 수정</text:span></text:p>
          </table:table-cell>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Persona</text:p>
          </table:table-cell>
          <table:table-cell table:style-name="ce57" office:value-type="string">
            <text:p>indivīds vai atsevišķa identitāte, ko izveidojis vai pieņēmis kāds indivīds vai grupa.</text:p>
          </table:table-cell>
          <table:table-cell table:number-columns-repeated="2"/>
          <table:table-cell table:style-name="ce90" office:value-type="string">
            <text:p><text:span text:style-name="T29">FRBR </text:span><text:span text:style-name="T28">(kā modificēts </text:span><text:span text:style-name="T29">FRAD</text:span><text:span text:style-name="T28">), modificēts </text:span><text:span text:style-name="T29">IME ICC</text:span></text:p>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Pessoa</text:p>
          </table:table-cell>
          <table:table-cell table:style-name="ce118" office:value-type="string">
            <text:p><text:span text:style-name="T63">I</text:span><text:span text:style-name="T5">ndivíduo ou uma identidade individual estabelecida ou adotada por um indivíduo ou grupo.</text:span></text:p>
          </table:table-cell>
          <table:table-cell table:number-columns-repeated="2"/>
          <table:table-cell table:style-name="ce51" office:value-type="string">
            <text:p>FRBR, com as alterações de FRAD, modificada por IME ICC</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Лицо</text:p>
          </table:table-cell>
          <table:table-cell table:style-name="ce58" office:value-type="string">
            <text:p>индивидуум или единичная идентификация, установленная или принятая индивидуумом или группой.</text:p>
          </table:table-cell>
          <table:table-cell table:style-name="ce5" table:number-columns-repeated="2"/>
          <table:table-cell table:style-name="ce72" office:value-type="string">
            <text:p><text:span text:style-name="T5">FRAD</text:span><text:span text:style-name="T17">, модификация </text:span><text:span text:style-name="T5">FRBR</text:span><text:span text:style-name="T17">, модифицировано </text:span><text:span text:style-name="T5">IME</text:span><text:span text:style-name="T17"> </text:span><text:span text:style-name="T5">ICC</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Osoba</text:p>
          </table:table-cell>
          <table:table-cell table:style-name="ce59" office:value-type="string">
            <text:p>individuálna alebo ako individuálne sa prezentujúca entita ustanovená alebo prijatá jednotlivcom alebo skupinou.</text:p>
          </table:table-cell>
          <table:table-cell table:number-columns-repeated="2"/>
          <table:table-cell table:style-name="ce59" office:value-type="string">
            <text:p>FRBR ako je modifikované vo FRAD, modifikované IME ICC</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Oseba</text:p>
          </table:table-cell>
          <table:table-cell office:value-type="string">
            <text:p>posameznik ali posamezna identiteta, ki pripada posamezniku ali skupini ali jo privzameta.</text:p>
          </table:table-cell>
          <table:table-cell table:number-columns-repeated="2"/>
          <table:table-cell table:style-name="ce51" office:value-type="string">
            <text:p>FRBR, prirejen v FRAD, priredba IME ICC</text:p>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Persona</text:p>
          </table:table-cell>
          <table:table-cell table:style-name="ce77" office:value-type="string">
            <text:p>Un individuo o una única identidad establecida o adoptada por un individuo o grupo.</text:p>
          </table:table-cell>
          <table:table-cell table:style-name="ce98" table:number-columns-repeated="2"/>
          <table:table-cell table:style-name="ce190" office:value-type="string">
            <text:p>FRBR modificado en FRAD, modificado por IME ICC</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Person</text:p>
          </table:table-cell>
          <table:table-cell table:style-name="ce61" office:value-type="string">
            <text:p>En individ eller en identitet som skapats eller använts av en individ eller grupp.</text:p>
          </table:table-cell>
          <table:table-cell table:number-columns-repeated="2"/>
          <table:table-cell table:style-name="ce191" office:value-type="string">
            <text:p>FRBR, som det modifierats i FRAD, därefter modifierat av IME ICC</text:p>
          </table:table-cell>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บุคคล</text:p>
          </table:table-cell>
          <table:table-cell table:style-name="ce38" office:value-type="string">
            <text:p>ปัจเจกบุคคลหรือเอกลักษณ์หนึ่งที่สร้างขึ้นและรับมาโดยปัจเจกบุคคลหรือกลุ่ม</text:p>
          </table:table-cell>
          <table:table-cell table:style-name="ce128" table:number-columns-repeated="2"/>
          <table:table-cell table:style-name="ce74" office:value-type="string">
            <text:p><text:span text:style-name="T9">FRBR </text:span><text:span text:style-name="T18">ดังที่ได้รับการปรับปรุงใน </text:span><text:span text:style-name="T19">FRAD </text:span><text:span text:style-name="T18">โดย </text:span><text:span text:style-name="T19">IME ICC</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Cá nhân</text:p>
          </table:table-cell>
          <table:table-cell table:style-name="ce50" office:value-type="string">
            <text:p>Một cá nhân riêng biệt hay một đặc điểm đơn lẻ được tạo nên hay được thừa nhận bởi một cá nhân hay một nhóm.</text:p>
          </table:table-cell>
          <table:table-cell table:number-columns-repeated="2"/>
          <table:table-cell table:style-name="ce186" office:value-type="string">
            <text:p>FRBR chỉnh sửa trong FRAD, bởi IME ICC</text:p>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Place</text:p>
          </table:table-cell>
          <table:table-cell table:style-name="ce50" office:value-type="string">
            <text:p>A location. <text:s/></text:p>
          </table:table-cell>
          <table:table-cell table:number-columns-repeated="2"/>
          <table:table-cell table:style-name="ce186" office:value-type="string">
            <text:p>FRBR</text:p>
          </table:table-cell>
          <table:table-cell office:value-type="float" office:value="20090805">
            <text:p>20090805</text:p>
          </table:table-cell>
        </table:table-row>
        <table:table-row table:style-name="ro1">
          <table:table-cell/>
          <table:table-cell office:value-type="string">
            <text:p>Albanian</text:p>
          </table:table-cell>
          <table:table-cell table:style-name="ce32" office:value-type="string">
            <text:p>Vend</text:p>
          </table:table-cell>
          <table:table-cell table:style-name="ce75" office:value-type="string">
            <text:p>Vendndodhje.</text:p>
          </table:table-cell>
          <table:table-cell table:number-columns-repeated="3"/>
          <table:table-cell office:value-type="float" office:value="20090812">
            <text:p>20090812</text:p>
          </table:table-cell>
        </table:table-row>
        <table:table-row table:style-name="ro1">
          <table:table-cell/>
          <table:table-cell office:value-type="string">
            <text:p>Arabic</text:p>
          </table:table-cell>
          <table:table-cell table:style-name="ce9" office:value-type="string">
            <text:p>المكان</text:p>
          </table:table-cell>
          <table:table-cell table:style-name="ce52" office:value-type="string">
            <text:p><text:span text:style-name="T8">موضع</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地点</text:p>
          </table:table-cell>
          <table:table-cell table:style-name="ce53" office:value-type="string">
            <text:p>一处场所。</text:p>
          </table:table-cell>
          <table:table-cell table:style-name="ce6" table:number-columns-repeated="2"/>
          <table:table-cell table:style-name="ce198" office:value-type="string">
            <text:p>FRBR</text:p>
          </table:table-cell>
          <table:table-cell office:value-type="float" office:value="20090805">
            <text:p>20090805</text:p>
          </table:table-cell>
        </table:table-row>
        <table:table-row table:style-name="ro1">
          <table:table-cell/>
          <table:table-cell office:value-type="string">
            <text:p>Croatian</text:p>
          </table:table-cell>
          <table:table-cell table:style-name="ce32" office:value-type="string">
            <text:p>Mjesto</text:p>
          </table:table-cell>
          <table:table-cell table:style-name="ce75" office:value-type="string">
            <text:p>Lokalitet.</text:p>
          </table:table-cell>
          <table:table-cell table:number-columns-repeated="3"/>
          <table:table-cell office:value-type="float" office:value="20090812">
            <text:p>20090812</text:p>
          </table:table-cell>
        </table:table-row>
        <table:table-row table:style-name="ro1">
          <table:table-cell/>
          <table:table-cell office:value-type="string">
            <text:p>Czech</text:p>
          </table:table-cell>
          <table:table-cell office:value-type="string">
            <text:p>Místo</text:p>
          </table:table-cell>
          <table:table-cell office:value-type="string">
            <text:p>lokace.</text:p>
          </table:table-cell>
          <table:table-cell table:number-columns-repeated="3"/>
          <table:table-cell office:value-type="float" office:value="20090812">
            <text:p>20090812</text:p>
          </table:table-cell>
        </table:table-row>
        <table:table-row table:style-name="ro1">
          <table:table-cell/>
          <table:table-cell office:value-type="string">
            <text:p>French</text:p>
          </table:table-cell>
          <table:table-cell office:value-type="string">
            <text:p>Lieu</text:p>
          </table:table-cell>
          <table:table-cell office:value-type="string">
            <text:p>Coordonnées topographiques (endroit). </text:p>
          </table:table-cell>
          <table:table-cell table:number-columns-repeated="3"/>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Ort</text:p>
          </table:table-cell>
          <table:table-cell table:style-name="ce1" office:value-type="string">
            <text:p>Eine Ortsangabe.</text:p>
          </table:table-cell>
          <table:table-cell table:number-columns-repeated="3"/>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Luogo</text:p>
          </table:table-cell>
          <table:table-cell table:style-name="ce54" office:value-type="string">
            <text:p>Località.</text:p>
          </table:table-cell>
          <table:table-cell table:number-columns-repeated="3"/>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場所</text:p>
          </table:table-cell>
          <table:table-cell table:style-name="ce121" office:value-type="string">
            <text:p><text:span text:style-name="T1">所在地。</text:span><text:span text:style-name="T34">　　</text:span></text:p>
          </table:table-cell>
          <table:table-cell table:style-name="ce6" table:number-columns-repeated="3"/>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장소</text:p>
          </table:table-cell>
          <table:table-cell table:style-name="ce129" office:value-type="string">
            <text:p>위치</text:p>
          </table:table-cell>
          <table:table-cell table:style-name="ce6" table:number-columns-repeated="3"/>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Vieta</text:p>
          </table:table-cell>
          <table:table-cell table:style-name="ce57" office:value-type="string">
            <text:p>atrašanās vieta.</text:p>
          </table:table-cell>
          <table:table-cell table:number-columns-repeated="3"/>
          <table:table-cell office:value-type="float" office:value="20090813">
            <text:p>20090813</text:p>
          </table:table-cell>
        </table:table-row>
        <table:table-row table:style-name="ro1">
          <table:table-cell/>
          <table:table-cell office:value-type="string">
            <text:p>Portuguese</text:p>
          </table:table-cell>
          <table:table-cell office:value-type="string">
            <text:p>Lugar</text:p>
          </table:table-cell>
          <table:table-cell office:value-type="string">
            <text:p>Localização, espaço.</text:p>
          </table:table-cell>
          <table:table-cell table:number-columns-repeated="3"/>
          <table:table-cell office:value-type="float" office:value="20090812">
            <text:p>20090812</text:p>
          </table:table-cell>
        </table:table-row>
        <table:table-row table:style-name="ro1">
          <table:table-cell/>
          <table:table-cell office:value-type="string">
            <text:p>Russian</text:p>
          </table:table-cell>
          <table:table-cell office:value-type="string">
            <text:p>Место</text:p>
          </table:table-cell>
          <table:table-cell office:value-type="string">
            <text:p>местонахождение.</text:p>
          </table:table-cell>
          <table:table-cell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Miesto</text:p>
          </table:table-cell>
          <table:table-cell table:style-name="ce59" office:value-type="string">
            <text:p>lokácia.</text:p>
          </table:table-cell>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office:value-type="string">
            <text:p>Kraj</text:p>
          </table:table-cell>
          <table:table-cell office:value-type="string">
            <text:p>lokacija.</text:p>
          </table:table-cell>
          <table:table-cell table:number-columns-repeated="3"/>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Lugar</text:p>
          </table:table-cell>
          <table:table-cell table:style-name="ce122" office:value-type="string">
            <text:p>Una localización.</text:p>
          </table:table-cell>
          <table:table-cell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Plats</text:p>
          </table:table-cell>
          <table:table-cell table:style-name="ce61" office:value-type="string">
            <text:p>En plats.</text:p>
          </table:table-cell>
          <table:table-cell table:number-columns-repeated="3"/>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สถานที่</text:p>
          </table:table-cell>
          <table:table-cell table:style-name="ce38" office:value-type="string">
            <text:p>ตำแหน่งที่ตั้ง</text:p>
          </table:table-cell>
          <table:table-cell table:style-name="ce128"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Địa điểm</text:p>
          </table:table-cell>
          <table:table-cell table:style-name="ce50" office:value-type="string">
            <text:p>Một vị trí địa lí.</text:p>
          </table:table-cell>
          <table:table-cell table:number-columns-repeated="3"/>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Preferred name</text:p>
          </table:table-cell>
          <table:table-cell table:style-name="ce50" office:value-type="string">
            <text:p>The name for an entity chosen according to rules or standards, used as the basis for constructing an authorized access point for the entity.</text:p>
          </table:table-cell>
          <table:table-cell/>
          <table:table-cell table:style-name="ce153" office:value-type="string">
            <text:p><text:span text:style-name="T6">Authorized access point </text:span><text:span text:style-name="T67">[RT]</text:span><text:span text:style-name="T6">, Authorized form of name </text:span><text:span text:style-name="T67">[RT]</text:span><text:span text:style-name="T6">, Conventional name </text:span><text:span text:style-name="T67">[RT]</text:span><text:span text:style-name="T6">, Name </text:span><text:span text:style-name="T67">[BT]</text:span></text:p>
          </table:table-cell>
          <table:table-cell table:style-name="ce186"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Emër i preferuar</text:p>
          </table:table-cell>
          <table:table-cell office:value-type="string">
            <text:p>Emër i një entiteti i zgjedhur sipas rregullave ose standardeve, i përdorur si bazë për ndërtimin e një pike hyrëse të autorizuar për entitetin.</text:p>
          </table:table-cell>
          <table:table-cell/>
          <table:table-cell table:style-name="ce8" office:value-type="string">
            <text:p>Emër [BT], Emër konvencional [RT], Formë e autorizuar e emrit [RT], Pikë hyrëse e autorizuar [RT]</text:p>
          </table:table-cell>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اسم المفضل</text:p>
          </table:table-cell>
          <table:table-cell table:style-name="ce52" office:value-type="string">
            <text:p><text:span text:style-name="T8">اسم الكيان الذي تم اختياره بناء على قواعد ومعايير، وتم استخدامه لإنشاء نقطة الوصول المقننة للكيان</text:span><text:span text:style-name="T9">.</text:span></text:p>
          </table:table-cell>
          <table:table-cell/>
          <table:table-cell table:style-name="ce87" office:value-type="string">
            <text:p><text:span text:style-name="T8">نقطة الوصول المقننة</text:span><text:span text:style-name="T18"> </text:span><text:span text:style-name="T9">[RT]</text:span><text:span text:style-name="T18">، </text:span><text:span text:style-name="T8">الشكل المقنن للاسم</text:span><text:span text:style-name="T18"> </text:span><text:span text:style-name="T9">[RT]</text:span><text:span text:style-name="T18">، </text:span><text:span text:style-name="T8">الاسم الشائع أو الاصطلاحي</text:span><text:span text:style-name="T18"> </text:span><text:span text:style-name="T9">[RT]</text:span><text:span text:style-name="T18">، </text:span><text:span text:style-name="T8">الاسم</text:span><text:span text:style-name="T18"> </text:span><text:span text:style-name="T9">[BT]</text:span></text:p>
          </table:table-cell>
          <table:table-cell/>
          <table:table-cell office:value-type="float" office:value="20090805">
            <text:p>20090805</text:p>
          </table:table-cell>
        </table:table-row>
        <table:table-row table:style-name="ro23">
          <table:table-cell/>
          <table:table-cell office:value-type="string">
            <text:p>Chinese</text:p>
          </table:table-cell>
          <table:table-cell table:style-name="ce36" office:value-type="string">
            <text:p>首选名称</text:p>
          </table:table-cell>
          <table:table-cell table:style-name="ce131" office:value-type="string">
            <text:p>根据规则或标准选择的一个实体的名称，用来作为建立该实体规范检索点的基础。</text:p>
            <text:p/>
            <text:p/>
          </table:table-cell>
          <table:table-cell table:style-name="ce6"/>
          <table:table-cell table:style-name="ce179" office:value-type="string">
            <text:p><text:span text:style-name="T1">规范检索点 </text:span><text:span text:style-name="T69">[RT]</text:span><text:span text:style-name="T1">，名称的规范形式</text:span><text:span text:style-name="T125"> </text:span><text:span text:style-name="T126">[</text:span><text:span text:style-name="T121">RT]</text:span><text:span text:style-name="T127">，</text:span><text:span text:style-name="T70">惯用名称 </text:span><text:span text:style-name="T69">[RT]</text:span><text:span text:style-name="T1">，名称</text:span><text:span text:style-name="T69">[BT]</text:span></text:p>
          </table:table-cell>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Izabrano ime</text:p>
          </table:table-cell>
          <table:table-cell office:value-type="string">
            <text:p>Ime entiteta izabrano prema pravilima ili standardima kojem se daje prednost pri izradi usvojene pristupnice entiteta.</text:p>
          </table:table-cell>
          <table:table-cell/>
          <table:table-cell table:style-name="ce8" office:value-type="string">
            <text:p>Ime [ŠP], Uobičajeno ime [SP], Usvojena pristupnica [SP], Usvojeni oblik imena [S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Preferované jméno</text:p>
          </table:table-cell>
          <table:table-cell office:value-type="string">
            <text:p>jméno entity vybrané podle pravidel či standardů a použité jako základ pro stanovení autorizovaného selekčního údaje pro entitu.</text:p>
          </table:table-cell>
          <table:table-cell/>
          <table:table-cell table:style-name="ce8" office:value-type="string">
            <text:p>Autorizovaný selekční údaj [RT], Autorizovaná forma jména [RT], Konvenční jméno [RT], Jméno [BT]</text:p>
          </table:table-cell>
          <table:table-cell/>
          <table:table-cell office:value-type="float" office:value="20090812">
            <text:p>20090812</text:p>
          </table:table-cell>
        </table:table-row>
        <table:table-row table:style-name="ro1">
          <table:table-cell/>
          <table:table-cell office:value-type="string">
            <text:p>French</text:p>
          </table:table-cell>
          <table:table-cell office:value-type="string">
            <text:p>Nom privilégié</text:p>
          </table:table-cell>
          <table:table-cell office:value-type="string">
            <text:p>Nom d'une entité choisi selon des règles ou des normes, sur lequel on s'appuie pour construire le point d'accès autorisé pour cette entité.</text:p>
          </table:table-cell>
          <table:table-cell/>
          <table:table-cell table:style-name="ce163" office:value-type="string">
            <text:p><text:span text:style-name="T96">Forme autorisée d'un nom</text:span><text:span text:style-name="T97"> [TA], </text:span><text:span text:style-name="T96">Nom</text:span><text:span text:style-name="T97"> [TG], </text:span><text:span text:style-name="T96">Nom conventionnel</text:span><text:span text:style-name="T97"> [TA], </text:span><text:span text:style-name="T96">Point d'accès autorisé </text:span><text:span text:style-name="T97">[TA]</text:span></text:p>
          </table:table-cell>
          <table:table-cell table:style-name="ce61"/>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Bevorzugter Name</text:p>
          </table:table-cell>
          <table:table-cell table:style-name="ce1" office:value-type="string">
            <text:p>Der Name einer Entität, der gemäß Regeln und Standards ausgewählt wurde, und als Grundlage für die Bildung der Ansetzungsform des Sucheinstiegs für die Entität verwendet wird.</text:p>
          </table:table-cell>
          <table:table-cell/>
          <table:table-cell table:style-name="ce11" office:value-type="string">
            <text:p>Ansetzungsform des Sucheinstiegs [VB], Gebräuchlicher Name [VB], Name [O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Nome preferito</text:p>
          </table:table-cell>
          <table:table-cell table:style-name="ce54" office:value-type="string">
            <text:p>Nome di un’entità scelto in base a regole o standard, impiegato come base per la costruzione di un punto di accesso autorizzato per quella entità.</text:p>
          </table:table-cell>
          <table:table-cell/>
          <table:table-cell table:style-name="ce12" office:value-type="string">
            <text:p>Punto di accesso autorizzato [RT], Forma autorizzata del nome [RT], Nome convenzionale [RT], Nome [B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優先される名称</text:p>
          </table:table-cell>
          <table:table-cell table:style-name="ce55" office:value-type="string">
            <text:p><text:span text:style-name="T10">規則または基準に従って選択され、その実体に対する典拠形アクセスポイントを作成する基礎として用いられる、実体の名称。</text:span><text:span text:style-name="T11">　　</text:span></text:p>
          </table:table-cell>
          <table:table-cell table:style-name="ce3"/>
          <table:table-cell table:style-name="ce148" office:value-type="string">
            <text:p><text:span text:style-name="T73">慣用名［</text:span><text:span text:style-name="T74">RT</text:span><text:span text:style-name="T73">］</text:span><text:span text:style-name="T11">、</text:span><text:span text:style-name="T73">典拠形アクセスポイント［</text:span><text:span text:style-name="T74">RT</text:span><text:span text:style-name="T73">］</text:span><text:span text:style-name="T11">、</text:span><text:span text:style-name="T73">名称［</text:span><text:span text:style-name="T74">BT</text:span><text:span text:style-name="T73">］</text:span><text:span text:style-name="T11">、</text:span><text:span text:style-name="T73">名称の典拠形［</text:span><text:span text:style-name="T74">RT</text:span><text:span text:style-name="T73">］</text:span><text:span text:style-name="T11">　</text:span></text:p>
          </table:table-cell>
          <table:table-cell table:style-name="ce3"/>
          <table:table-cell table:style-name="ce216" office:value-type="float" office:value="20090805">
            <text:p>20090805</text:p>
          </table:table-cell>
        </table:table-row>
        <table:table-row table:style-name="ro12">
          <table:table-cell/>
          <table:table-cell office:value-type="string">
            <text:p>Korean</text:p>
          </table:table-cell>
          <table:table-cell table:style-name="ce33" office:value-type="string">
            <text:p>채택된 이름</text:p>
          </table:table-cell>
          <table:table-cell table:style-name="ce92" office:value-type="string">
            <text:p><text:span text:style-name="T30">규칙이나 표준에 따라 선정된 개체에 대한 이름으로서 개체에 대한 전거형 접근점을 구성하는 데 기초로 사용된다</text:span><text:span text:style-name="T31">.</text:span></text:p>
          </table:table-cell>
          <table:table-cell table:style-name="ce135"/>
          <table:table-cell table:style-name="ce180" office:value-type="string">
            <text:p><text:span text:style-name="T1">전거형 접근점 </text:span><text:span text:style-name="T3">(</text:span><text:span text:style-name="T128">Authorized access point) [RT], </text:span><text:span text:style-name="T129">전거형 이름 </text:span><text:span text:style-name="T130">(Authorized form of name) [RT], </text:span><text:span text:style-name="T129">관용명 </text:span><text:span text:style-name="T130">(Conventional name) [RT], </text:span><text:span text:style-name="T129">이름 </text:span><text:span text:style-name="T130">(Name) [BT]</text:span><text:span text:style-name="T102">도 보라</text:span></text:p>
          </table:table-cell>
          <table:table-cell table:style-name="ce6"/>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Prioritārais personvārds/nosaukums</text:p>
          </table:table-cell>
          <table:table-cell table:style-name="ce57" office:value-type="string">
            <text:p>entītijas personvārds/ nosaukums, kas izraudzīts atbilstoši noteikumiem vai standartiem, kurus izmanto entītijas autorizētā piekļuves punkta izveidē.</text:p>
          </table:table-cell>
          <table:table-cell/>
          <table:table-cell table:style-name="ce15" office:value-type="string">
            <text:p>Autorizētais piekļuves punkts [ST], Personvārda/nosaukuma autorizētā forma [ST], Vispārpieņemtais personvārds/nosaukums [ST], Personvārds/nosaukums [PT]</text:p>
          </table:table-cell>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Nome preferido</text:p>
          </table:table-cell>
          <table:table-cell office:value-type="string">
            <text:p>Nome de uma entidade escolhido de acordo com regras e normas, usado como base para construir um ponto de acesso autorizado para a entidade.</text:p>
          </table:table-cell>
          <table:table-cell/>
          <table:table-cell table:style-name="ce8" office:value-type="string">
            <text:p>Forma autorizada de nome [TR], Nome [TG], Nome convencional [TR], Ponto de acesso autorizado [TR]</text:p>
          </table:table-cell>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Предпочтительное имя (наименование)</text:p>
          </table:table-cell>
          <table:table-cell table:style-name="ce83" office:value-type="string">
            <text:p>имя (наименование) объекта, <text:s/>выбранное в соответствии с правилами или стандартами и используемое в качестве основы для формирования авторитетной точки доступа <text:s/>к объекту.</text:p>
          </table:table-cell>
          <table:table-cell table:style-name="ce5"/>
          <table:table-cell table:style-name="ce161" office:value-type="string">
            <text:p><text:span text:style-name="T94">А</text:span><text:span text:style-name="T78">вторитетная точка доступа [СТ], Авторитетная форма имени [СТ], Имя (наименование) [БШТ], Общепринятое имя (наименование) [СТ]</text:span></text:p>
          </table:table-cell>
          <table:table-cell table:style-name="ce5"/>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Preferované meno</text:p>
          </table:table-cell>
          <table:table-cell table:style-name="ce59" office:value-type="string">
            <text:p>meno entity vybrané podľa pravidiel alebo štandardov a použité ako základ pre stanovenie autorizovaného selekčného údaja pre entitu.</text:p>
          </table:table-cell>
          <table:table-cell/>
          <table:table-cell table:style-name="ce16" office:value-type="string">
            <text:p>Autorizovaný selekčný údaj [RT], Autorizovaná forma mena [RT], Konvenčné meno [RT], Meno [B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Izbrano ime</text:p>
          </table:table-cell>
          <table:table-cell office:value-type="string">
            <text:p>ime entitete, izbrano na podlagi pravil in standardov, ki služi kot osnova za oblikovanje normativne vstopne točke do entitete.</text:p>
          </table:table-cell>
          <table:table-cell/>
          <table:table-cell table:style-name="ce8" office:value-type="string">
            <text:p>Ime (ŠP), Konvencionalno ime (SP), Normativna oblika imena (SP), Normativna vstopna točka (S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22" office:value-type="string">
            <text:p>Nombre preferido</text:p>
          </table:table-cell>
          <table:table-cell table:style-name="ce132" office:value-type="string">
            <text:p>El nombre de una entidad elegida según las reglas o normas usadas como la base para la construcción de un punto de acceso autorizado para dicha entidad.</text:p>
          </table:table-cell>
          <table:table-cell table:style-name="ce98"/>
          <table:table-cell table:style-name="ce152" office:value-type="string">
            <text:p>Nombre [TG], Nombre convencional [TR], Punto de acceso autorizado [TR]</text:p>
          </table:table-cell>
          <table:table-cell table:style-name="ce200" office:value-type="string">
            <text:p>IME ICC propuesto</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Föredraget namn</text:p>
          </table:table-cell>
          <table:table-cell table:style-name="ce61" office:value-type="string">
            <text:p>Det entitetsnamn som valts i enlighet med regler eller standarder, för att utgöra grunden för den auktoriserade sökingång som skapas för entiteten.</text:p>
          </table:table-cell>
          <table:table-cell/>
          <table:table-cell table:style-name="ce18" office:value-type="string">
            <text:p>Auktoriserad namnform [RT], Auktoriserad sökingång [RT], Konventionellt namn [RT], Namn [ÖT]</text:p>
          </table:table-cell>
          <table:table-cell/>
          <table:table-cell office:value-type="float" office:value="20090813">
            <text:p>20090813</text:p>
          </table:table-cell>
        </table:table-row>
        <table:table-row table:style-name="ro8">
          <table:table-cell/>
          <table:table-cell office:value-type="string">
            <text:p>Thai</text:p>
          </table:table-cell>
          <table:table-cell table:style-name="ce19" office:value-type="string">
            <text:p>ชื่อที่ให้ความสำคัญ</text:p>
          </table:table-cell>
          <table:table-cell table:style-name="ce80" office:value-type="string">
            <text:p>ชื่อสำหรับเอนทิตีที่ได้รับการเลือกตามกฎหรือมาตรฐาน ใช้เป็น</text:p>
            <text:p><text:span text:style-name="T9"><text:tab/></text:span><text:span text:style-name="T18">พื้นฐานในการสร้างจุดเข้าถึงที่กำหนดให้ใช้ได้สำหรับเอนทิตี</text:span></text:p>
            <text:p/>
          </table:table-cell>
          <table:table-cell table:style-name="ce128"/>
          <table:table-cell table:style-name="ce78" office:value-type="string">
            <text:p><text:span text:style-name="T18">จุดเข้าถึงที่กำหนดให้ใช้ได้ </text:span><text:span text:style-name="T9">[RT], </text:span><text:span text:style-name="T18">รูปแบบชื่อที่กำหนดให้ใช้ได้ </text:span><text:span text:style-name="T9">[RT], </text:span><text:span text:style-name="T18">ชื่อที่เป็นที่นิยม </text:span><text:span text:style-name="T9">[RT], </text:span><text:span text:style-name="T18">ชื่อ </text:span><text:span text:style-name="T9">[B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Tên ưu tiên</text:p>
          </table:table-cell>
          <table:table-cell table:style-name="ce50" office:value-type="string">
            <text:p>Tên gọi cho một thực thể được lựa chọn dựa trên quy tắc hay tiêu chuẩn, sử dụng làm cơ sở để xây dựng điểm truy cập được phép tới một thực thể.</text:p>
          </table:table-cell>
          <table:table-cell/>
          <table:table-cell table:style-name="ce7" office:value-type="string">
            <text:p>Điểm truy cập được phép [Thuật ngữ liên quan], Dạng được phép của tên [Thuật ngữ liên quan], Tên thông thường [Thuật ngữ liên quan], Tên [Thuật ngữ rộng]</text:p>
          </table:table-cell>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Relationship</text:p>
          </table:table-cell>
          <table:table-cell table:style-name="ce50" office:value-type="string">
            <text:p>A specific connection between entities or their instances.</text:p>
          </table:table-cell>
          <table:table-cell table:number-columns-repeated="2"/>
          <table:table-cell table:style-name="ce186" office:value-type="string">
            <text:p>based on FRBR</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Lidhshmëri</text:p>
          </table:table-cell>
          <table:table-cell office:value-type="string">
            <text:p>Marrëdhënie specifike ndërmjet entiteteve.</text:p>
          </table:table-cell>
          <table:table-cell table:number-columns-repeated="2"/>
          <table:table-cell table:style-name="ce51" office:value-type="string">
            <text:p>bazuar në FRBR</text:p>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علاقة</text:p>
          </table:table-cell>
          <table:table-cell table:style-name="ce64" office:value-type="string">
            <text:p><text:span text:style-name="T13">صلة معينة بين الكيانات أو مثيلاتها</text:span><text:span text:style-name="T14">.</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36" office:value-type="string">
            <text:p>关系</text:p>
          </table:table-cell>
          <table:table-cell table:style-name="ce131" office:value-type="string">
            <text:p>实体之间或其实例之间的特定连接。</text:p>
          </table:table-cell>
          <table:table-cell table:style-name="ce6" table:number-columns-repeated="2"/>
          <table:table-cell table:style-name="ce213" office:value-type="string">
            <text:p><text:span text:style-name="T156">据</text:span><text:span text:style-name="T157">FRBR</text:span></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Odnos</text:p>
          </table:table-cell>
          <table:table-cell office:value-type="string">
            <text:p>Posebna veza između entiteta.</text:p>
          </table:table-cell>
          <table:table-cell table:number-columns-repeated="2"/>
          <table:table-cell table:style-name="ce51" office:value-type="string">
            <text:p>temelji se na FRBR-u</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Vztah</text:p>
          </table:table-cell>
          <table:table-cell office:value-type="string">
            <text:p>specifické spojení mezi entitami či jejich instancemi.</text:p>
          </table:table-cell>
          <table:table-cell table:number-columns-repeated="2"/>
          <table:table-cell table:style-name="ce51" office:value-type="string">
            <text:p>založeno na FRBR</text:p>
          </table:table-cell>
          <table:table-cell office:value-type="float" office:value="20090812">
            <text:p>20090812</text:p>
          </table:table-cell>
        </table:table-row>
        <table:table-row table:style-name="ro1">
          <table:table-cell/>
          <table:table-cell office:value-type="string">
            <text:p>French</text:p>
          </table:table-cell>
          <table:table-cell office:value-type="string">
            <text:p>Relation</text:p>
          </table:table-cell>
          <table:table-cell table:style-name="ce130" office:value-type="string">
            <text:p>Lien spécifique entre des entités ou leurs instances.</text:p>
          </table:table-cell>
          <table:table-cell table:style-name="ce98" table:number-columns-repeated="2"/>
          <table:table-cell table:style-name="ce51" office:value-type="string">
            <text:p>fondée sur FRBR</text:p>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Beziehung</text:p>
          </table:table-cell>
          <table:table-cell table:style-name="ce1" office:value-type="string">
            <text:p>Eine bestimmte Verbindung zwischen Entitäten oder ihren Instanzen.</text:p>
          </table:table-cell>
          <table:table-cell table:number-columns-repeated="2"/>
          <table:table-cell office:value-type="string">
            <text:p>basierend auf FRBR</text:p>
          </table:table-cell>
          <table:table-cell office:value-type="float" office:value="20090812">
            <text:p>20090812</text:p>
          </table:table-cell>
        </table:table-row>
        <table:table-row table:style-name="ro1">
          <table:table-cell/>
          <table:table-cell office:value-type="string">
            <text:p>Italian</text:p>
          </table:table-cell>
          <table:table-cell table:style-name="ce1" office:value-type="string">
            <text:p>[no term provided]</text:p>
          </table:table-cell>
          <table:table-cell table:style-name="ce1"/>
          <table:table-cell table:number-columns-repeated="3"/>
          <table:table-cell office:value-type="float" office:value="20090805">
            <text:p>20090805</text:p>
          </table:table-cell>
        </table:table-row>
        <table:table-row table:style-name="ro1">
          <table:table-cell/>
          <table:table-cell office:value-type="string">
            <text:p>Japanese</text:p>
          </table:table-cell>
          <table:table-cell table:style-name="ce13" office:value-type="string">
            <text:p>関連</text:p>
          </table:table-cell>
          <table:table-cell table:style-name="ce3" office:value-type="string">
            <text:p>実体間または実体のインスタンス間の特定の結びつき。</text:p>
          </table:table-cell>
          <table:table-cell table:style-name="ce3" table:number-columns-repeated="2"/>
          <table:table-cell table:style-name="ce195" office:value-type="string">
            <text:p><text:span text:style-name="T140">FRBR</text:span><text:span text:style-name="T141">に基づく</text:span></text:p>
          </table:table-cell>
          <table:table-cell table:style-name="ce216" office:value-type="float" office:value="20090805">
            <text:p>20090805</text:p>
          </table:table-cell>
        </table:table-row>
        <table:table-row table:style-name="ro1">
          <table:table-cell/>
          <table:table-cell office:value-type="string">
            <text:p>Korean</text:p>
          </table:table-cell>
          <table:table-cell table:style-name="ce14" office:value-type="string">
            <text:p>관계</text:p>
          </table:table-cell>
          <table:table-cell table:style-name="ce67" office:value-type="string">
            <text:p>개체와 그 사례 간의 특수한 연관성</text:p>
          </table:table-cell>
          <table:table-cell table:style-name="ce4" table:number-columns-repeated="2"/>
          <table:table-cell table:style-name="ce196" office:value-type="string">
            <text:p><text:span text:style-name="T35">FRBR </text:span><text:span text:style-name="T38">을 기초로</text:span></text:p>
          </table:table-cell>
          <table:table-cell table:style-name="ce216" office:value-type="float" office:value="20090805">
            <text:p>20090805</text:p>
          </table:table-cell>
        </table:table-row>
        <table:table-row table:style-name="ro1">
          <table:table-cell/>
          <table:table-cell office:value-type="string">
            <text:p>Latvian</text:p>
          </table:table-cell>
          <table:table-cell table:style-name="ce25" office:value-type="string">
            <text:p>Attiecība</text:p>
          </table:table-cell>
          <table:table-cell table:style-name="ce71" office:value-type="string">
            <text:p>konkrēta saistība starp entītijām vai to piemēriem.</text:p>
          </table:table-cell>
          <table:table-cell table:number-columns-repeated="2"/>
          <table:table-cell table:style-name="ce197" office:value-type="string">
            <text:p><text:span text:style-name="T53">pamatojas uz </text:span><text:span text:style-name="T142">FRBR</text:span></text:p>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Relação</text:p>
          </table:table-cell>
          <table:table-cell office:value-type="string">
            <text:p>Ligação específica entre duas entidades ou suas instâncias.</text:p>
          </table:table-cell>
          <table:table-cell table:number-columns-repeated="2"/>
          <table:table-cell table:style-name="ce51" office:value-type="string">
            <text:p>baseado em FRBR</text:p>
          </table:table-cell>
          <table:table-cell office:value-type="float" office:value="20090812">
            <text:p>20090812</text:p>
          </table:table-cell>
        </table:table-row>
        <table:table-row table:style-name="ro11">
          <table:table-cell/>
          <table:table-cell office:value-type="string">
            <text:p>Russian</text:p>
          </table:table-cell>
          <table:table-cell office:value-type="string">
            <text:p>Связь</text:p>
          </table:table-cell>
          <table:table-cell table:style-name="ce133" office:value-type="string">
            <text:p>особые отношения между объектами или их</text:p>
            <text:p><text:span text:style-name="T64"><text:s text:c="3"/></text:span><text:span text:style-name="T5">проявлениями.</text:span></text:p>
          </table:table-cell>
          <table:table-cell table:number-columns-repeated="2"/>
          <table:table-cell table:style-name="ce203" office:value-type="string">
            <text:p><text:span text:style-name="T93">основано на</text:span><text:span text:style-name="T5"> FRBR</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Vzťah</text:p>
          </table:table-cell>
          <table:table-cell table:style-name="ce59" office:value-type="string">
            <text:p>špecifické spojenie medzi entitami alebo ich inštanciami.</text:p>
          </table:table-cell>
          <table:table-cell table:number-columns-repeated="2"/>
          <table:table-cell table:style-name="ce59" office:value-type="string">
            <text:p>založené na FRBR</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Odnos</text:p>
          </table:table-cell>
          <table:table-cell office:value-type="string">
            <text:p>specifična povezava med entitetami ali njihovimi primerki.</text:p>
          </table:table-cell>
          <table:table-cell table:number-columns-repeated="2"/>
          <table:table-cell table:style-name="ce51" office:value-type="string">
            <text:p>temelji na FRBR</text:p>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Relación</text:p>
          </table:table-cell>
          <table:table-cell table:style-name="ce77" office:value-type="string">
            <text:p>Una conexión específica entre entidades o <text:s/>sus ejemplicaciones.</text:p>
          </table:table-cell>
          <table:table-cell table:style-name="ce98" table:number-columns-repeated="2"/>
          <table:table-cell table:style-name="ce200" office:value-type="string">
            <text:p>basado en FRBR</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Relation</text:p>
          </table:table-cell>
          <table:table-cell table:style-name="ce61" office:value-type="string">
            <text:p>En specifik koppling mellan entiteter eller instanser av entiteter.</text:p>
          </table:table-cell>
          <table:table-cell table:number-columns-repeated="2"/>
          <table:table-cell table:style-name="ce191" office:value-type="string">
            <text:p>baserat på FRBR</text:p>
          </table:table-cell>
          <table:table-cell office:value-type="float" office:value="20090813">
            <text:p>20090813</text:p>
          </table:table-cell>
        </table:table-row>
        <table:table-row table:style-name="ro4">
          <table:table-cell/>
          <table:table-cell office:value-type="string">
            <text:p>Thai</text:p>
          </table:table-cell>
          <table:table-cell table:style-name="ce19" office:value-type="string">
            <text:p>ความสัมพันธ์</text:p>
          </table:table-cell>
          <table:table-cell table:style-name="ce35" office:value-type="string">
            <text:p>การเชื่อมโยงเฉพาะระหว่างเอนทิตีหรือตัวแทนของเอนทิตี</text:p>
          </table:table-cell>
          <table:table-cell table:style-name="ce128" table:number-columns-repeated="2"/>
          <table:table-cell table:style-name="ce78" office:value-type="string">
            <text:p><text:span text:style-name="T18">มาจาก </text:span><text:span text:style-name="T9">FRBR</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Mối quan hệ</text:p>
          </table:table-cell>
          <table:table-cell table:style-name="ce50" office:value-type="string">
            <text:p>Một mối liên kết cụ thể giữa các thực thể hay các khía cạnh khác nhau của chúng.</text:p>
          </table:table-cell>
          <table:table-cell table:number-columns-repeated="2"/>
          <table:table-cell table:style-name="ce186" office:value-type="string">
            <text:p>dựa trên FRBR</text:p>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7" office:value-type="string">
            <text:p>Subject cataloguing</text:p>
          </table:table-cell>
          <table:table-cell table:style-name="ce50" office:value-type="string">
            <text:p>The part of cataloguing that provides controlled subject terms and/or classification numbers. <text:s/></text:p>
          </table:table-cell>
          <table:table-cell/>
          <table:table-cell table:style-name="ce153" office:value-type="string">
            <text:p><text:span text:style-name="T6">Descriptive cataloguing </text:span><text:span text:style-name="T67">[RT]</text:span></text:p>
          </table:table-cell>
          <table:table-cell table:style-name="ce186"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Katalogim lëndor</text:p>
          </table:table-cell>
          <table:table-cell office:value-type="string">
            <text:p>Pjesë e katalogimit që përcakton termat e subjektit të kontrolluara dhe/ose numrat e klasifikimit.</text:p>
          </table:table-cell>
          <table:table-cell/>
          <table:table-cell table:style-name="ce8" office:value-type="string">
            <text:p>Katalogim përshkrues [RT]</text:p>
          </table:table-cell>
          <table:table-cell/>
          <table:table-cell office:value-type="float" office:value="20090811">
            <text:p>20090811</text:p>
          </table:table-cell>
        </table:table-row>
        <table:table-row table:style-name="ro1">
          <table:table-cell/>
          <table:table-cell office:value-type="string">
            <text:p>Arabic</text:p>
          </table:table-cell>
          <table:table-cell table:style-name="ce9" office:value-type="string">
            <text:p>الفهرسة الموضوعية</text:p>
          </table:table-cell>
          <table:table-cell table:style-name="ce52" office:value-type="string">
            <text:p><text:span text:style-name="T8">جزء الفهرسة المزود لرؤوس الموضوعات</text:span><text:span text:style-name="T23">/</text:span><text:span text:style-name="T8">المصطلحات و</text:span><text:span text:style-name="T23">/</text:span><text:span text:style-name="T8">أو أرقام التصنيف</text:span><text:span text:style-name="T9">.</text:span></text:p>
          </table:table-cell>
          <table:table-cell/>
          <table:table-cell table:style-name="ce87" office:value-type="string">
            <text:p><text:span text:style-name="T8">الفهرسة الوصفية</text:span><text:span text:style-name="T18"> </text:span><text:span text:style-name="T9">[RT]</text:span></text:p>
          </table:table-cell>
          <table:table-cell/>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主题编目</text:p>
          </table:table-cell>
          <table:table-cell table:style-name="ce115" office:value-type="string">
            <text:p><text:span text:style-name="T1">编目工作的组成部分，提供受控的主题词和</text:span><text:span text:style-name="T35">/</text:span><text:span text:style-name="T1">或分类号。</text:span></text:p>
          </table:table-cell>
          <table:table-cell table:style-name="ce6"/>
          <table:table-cell table:style-name="ce157" office:value-type="string">
            <text:p><text:span text:style-name="T85">描述性编目 </text:span><text:span text:style-name="T86">[RT]</text:span></text:p>
          </table:table-cell>
          <table:table-cell table:style-name="ce193"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Predmetna katalogizacija</text:p>
          </table:table-cell>
          <table:table-cell office:value-type="string">
            <text:p>Dio katalogizacije koji osigurava nadzirane predmetnice i/ili klasifikacijske oznake.</text:p>
          </table:table-cell>
          <table:table-cell/>
          <table:table-cell table:style-name="ce8" office:value-type="string">
            <text:p>Deskriptivna katalogizacija [S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Věcná katalogizace</text:p>
          </table:table-cell>
          <table:table-cell office:value-type="string">
            <text:p>část katalogizace, která vytváří řízené věcné termíny a/nebo klasifikační znaky.</text:p>
          </table:table-cell>
          <table:table-cell/>
          <table:table-cell table:style-name="ce8" office:value-type="string">
            <text:p>Popisná katalogizace [RT]</text:p>
          </table:table-cell>
          <table:table-cell/>
          <table:table-cell office:value-type="float" office:value="20090812">
            <text:p>20090812</text:p>
          </table:table-cell>
        </table:table-row>
        <table:table-row table:style-name="ro1">
          <table:table-cell/>
          <table:table-cell office:value-type="string">
            <text:p>French</text:p>
          </table:table-cell>
          <table:table-cell office:value-type="string">
            <text:p>Catalogage matière</text:p>
          </table:table-cell>
          <table:table-cell table:style-name="ce70" office:value-type="string">
            <text:p>Partie du catalogage qui établit à la fois les mots matière contrôlés ou les indices de classification.</text:p>
          </table:table-cell>
          <table:table-cell table:style-name="ce2"/>
          <table:table-cell table:style-name="ce43" office:value-type="string">
            <text:p><text:span text:style-name="T4">Catalogage descriptif</text:span><text:span text:style-name="T5"> [TA]</text:span></text:p>
          </table:table-cell>
          <table:table-cell table:style-name="ce2"/>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Sacherschließung</text:p>
          </table:table-cell>
          <table:table-cell table:style-name="ce1" office:value-type="string">
            <text:p>Der Teil der Erschließung, der Schlagworte vergibt und/oder klassifiziert.</text:p>
          </table:table-cell>
          <table:table-cell/>
          <table:table-cell table:style-name="ce11" office:value-type="string">
            <text:p>Formalerschließung [V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Catalogazione per soggetto</text:p>
          </table:table-cell>
          <table:table-cell table:style-name="ce54" office:value-type="string">
            <text:p>Parte della catalogazione che fornisce termini per intestazioni di soggetto e/o numeri di classificazione controllati.</text:p>
          </table:table-cell>
          <table:table-cell/>
          <table:table-cell table:style-name="ce12" office:value-type="string">
            <text:p>Catalogazione descrittiva [R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13" office:value-type="string">
            <text:p>主題目録作業</text:p>
          </table:table-cell>
          <table:table-cell table:style-name="ce3" office:value-type="string">
            <text:p>目録作業において、主題を表す統制された語および／または分類記号を与える部分</text:p>
          </table:table-cell>
          <table:table-cell table:style-name="ce3"/>
          <table:table-cell table:style-name="ce148" office:value-type="string">
            <text:p><text:span text:style-name="T100">記述目録作業［</text:span><text:span text:style-name="T74">RT</text:span><text:span text:style-name="T100">］</text:span></text:p>
          </table:table-cell>
          <table:table-cell table:style-name="ce214"/>
          <table:table-cell table:style-name="ce216" office:value-type="float" office:value="20090805">
            <text:p>20090805</text:p>
          </table:table-cell>
        </table:table-row>
        <table:table-row table:style-name="ro12">
          <table:table-cell/>
          <table:table-cell office:value-type="string">
            <text:p>Korean</text:p>
          </table:table-cell>
          <table:table-cell table:style-name="ce14" office:value-type="string">
            <text:p>주제목록법</text:p>
          </table:table-cell>
          <table:table-cell table:style-name="ce67" office:value-type="string">
            <text:p>제어형 주제어 및 분류기호를 제시하는 목록기법의 한 영역</text:p>
          </table:table-cell>
          <table:table-cell table:style-name="ce4"/>
          <table:table-cell table:style-name="ce41" office:value-type="string">
            <text:p><text:span text:style-name="T1">기술목록법 </text:span><text:span text:style-name="T3">(Descriptive cataloguing) [RT]</text:span><text:span text:style-name="T102">도 보라 </text:span></text:p>
          </table:table-cell>
          <table:table-cell table:style-name="ce6"/>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Priekšmetošana</text:p>
          </table:table-cell>
          <table:table-cell table:style-name="ce57" office:value-type="string">
            <text:p>kataloģizācijas darba daļa, kas nodrošina priekšmetu kontrolētu apzīmējumu un/vai klasificēšanas indeksu piešķiršanu.</text:p>
          </table:table-cell>
          <table:table-cell/>
          <table:table-cell table:style-name="ce15" office:value-type="string">
            <text:p>Aprakstošā kataloģizācija [ST]</text:p>
          </table:table-cell>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Catalogação de assunto</text:p>
          </table:table-cell>
          <table:table-cell office:value-type="string">
            <text:p>parte da catalogação que fornece termos de assunto controlados e/ou números de classificação.</text:p>
          </table:table-cell>
          <table:table-cell/>
          <table:table-cell table:style-name="ce8" office:value-type="string">
            <text:p>Catalogação descritiva [TR]</text:p>
          </table:table-cell>
          <table:table-cell/>
          <table:table-cell office:value-type="float" office:value="20090812">
            <text:p>20090812</text:p>
          </table:table-cell>
        </table:table-row>
        <table:table-row table:style-name="ro1">
          <table:table-cell/>
          <table:table-cell office:value-type="string">
            <text:p>Russian</text:p>
          </table:table-cell>
          <table:table-cell table:style-name="ce43" office:value-type="string">
            <text:p><text:span text:style-name="T4">Содержательная каталогизация</text:span><text:span text:style-name="T5"> </text:span></text:p>
          </table:table-cell>
          <table:table-cell table:style-name="ce58" office:value-type="string">
            <text:p>часть каталогизации, которая обеспечивает контролируемые предметные рубрики/термины и/или классификационные индексы.</text:p>
          </table:table-cell>
          <table:table-cell table:style-name="ce5"/>
          <table:table-cell table:style-name="ce8" office:value-type="string">
            <text:p>Описательная каталогизация [СТ]</text:p>
          </table:table-cell>
          <table:table-cell table:style-name="ce5"/>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Vecná katalogizácia</text:p>
          </table:table-cell>
          <table:table-cell table:style-name="ce59" office:value-type="string">
            <text:p>časť katalogizácie, ktorá vytvára riadené vecné termíny a/alebo klasifikačné znaky.</text:p>
          </table:table-cell>
          <table:table-cell/>
          <table:table-cell table:style-name="ce16" office:value-type="string">
            <text:p>Popisná katalogizácia [R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Vsebinska katalogizacija</text:p>
          </table:table-cell>
          <table:table-cell office:value-type="string">
            <text:p>del katalogizacije, povezan s kontroliranimi predmetnimi oznakami in/ali klasifikacijskimi številkami.</text:p>
          </table:table-cell>
          <table:table-cell/>
          <table:table-cell table:style-name="ce8" office:value-type="string">
            <text:p>Opisna katalogizacija (S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Catalogación por materias</text:p>
          </table:table-cell>
          <table:table-cell table:style-name="ce77" office:value-type="string">
            <text:p>La parte de la catalogación que proporciona los términos controlados de materias y/o números de clasificación.</text:p>
          </table:table-cell>
          <table:table-cell table:style-name="ce98"/>
          <table:table-cell table:style-name="ce17" office:value-type="string">
            <text:p>Catalogación descriptiva [TR]</text:p>
          </table:table-cell>
          <table:table-cell table:style-name="ce98"/>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Ämneskatalogisering</text:p>
          </table:table-cell>
          <table:table-cell table:style-name="ce61" office:value-type="string">
            <text:p>Den del av katalogiseringen som redovisar kontrollerade ämnesord och/eller klassifikationskoder.</text:p>
          </table:table-cell>
          <table:table-cell/>
          <table:table-cell table:style-name="ce18" office:value-type="string">
            <text:p>Deskriptiv katalogisering [RT]</text:p>
          </table:table-cell>
          <table:table-cell/>
          <table:table-cell office:value-type="float" office:value="20090813">
            <text:p>20090813</text:p>
          </table:table-cell>
        </table:table-row>
        <table:table-row table:style-name="ro11">
          <table:table-cell/>
          <table:table-cell office:value-type="string">
            <text:p>Thai</text:p>
          </table:table-cell>
          <table:table-cell table:style-name="ce19" office:value-type="string">
            <text:p>การลงรายการเชิงหัวเรื่อง</text:p>
          </table:table-cell>
          <table:table-cell table:style-name="ce74" office:value-type="string">
            <text:p>ส่วนหนึ่งของการลงรายการที่กำหนดหัวเรื่องที่ได้รับการ</text:p>
            <text:p><text:span text:style-name="T9"><text:tab/></text:span><text:span text:style-name="T18">ควบคุมและ</text:span><text:span text:style-name="T19">/</text:span><text:span text:style-name="T18">หรือเลขหมวดหมู่</text:span></text:p>
          </table:table-cell>
          <table:table-cell table:style-name="ce128"/>
          <table:table-cell table:style-name="ce78" office:value-type="string">
            <text:p><text:span text:style-name="T18">การลงรายการเชิงบรรยาย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Biên mục chủ đề</text:p>
          </table:table-cell>
          <table:table-cell table:style-name="ce50" office:value-type="string">
            <text:p>Là một phần của công tác biên mục cung cấp thuật ngữ chủ đề có kiểm soát và/hoặc số phân loại.</text:p>
          </table:table-cell>
          <table:table-cell/>
          <table:table-cell table:style-name="ce47" office:value-type="string">
            <text:p><text:span text:style-name="T6">Biên mục mô tả</text:span><text:span text:style-name="T7"> </text:span><text:span text:style-name="T6">[Thuật ngữ liên quan]</text:span></text:p>
          </table:table-cell>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2">
          <table:table-cell/>
          <table:table-cell office:value-type="string">
            <text:p>English</text:p>
          </table:table-cell>
          <table:table-cell table:style-name="ce47" office:value-type="string">
            <text:p><text:span text:style-name="T6">Type of carrier</text:span><text:span text:style-name="T7"> </text:span></text:p>
            <text:p/>
          </table:table-cell>
          <table:table-cell table:style-name="ce1"/>
          <table:table-cell table:style-name="ce7" office:value-type="string">
            <text:p>Carrier type</text:p>
          </table:table-cell>
          <table:table-cell table:number-columns-repeated="2"/>
          <table:table-cell office:value-type="float" office:value="20090805">
            <text:p>20090805</text:p>
          </table:table-cell>
        </table:table-row>
        <table:table-row table:style-name="ro1">
          <table:table-cell/>
          <table:table-cell office:value-type="string">
            <text:p>Albanian</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Arabic</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载体的类型</text:p>
          </table:table-cell>
          <table:table-cell table:style-name="ce6"/>
          <table:table-cell table:style-name="ce10" office:value-type="string">
            <text:p>载体类型</text:p>
          </table:table-cell>
          <table:table-cell table:style-name="ce6" table:number-columns-repeated="2"/>
          <table:table-cell table:style-name="ce216" office:value-type="float" office:value="20090805">
            <text:p>20090805</text:p>
          </table:table-cell>
        </table:table-row>
        <table:table-row table:style-name="ro1">
          <table:table-cell/>
          <table:table-cell office:value-type="string">
            <text:p>Croatian</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Czech</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French</text:p>
          </table:table-cell>
          <table:table-cell office:value-type="string">
            <text:p>Type de support</text:p>
          </table:table-cell>
          <table:table-cell table:style-name="ce1"/>
          <table:table-cell table:style-name="ce8" office:value-type="string">
            <text:p>Support (type de</text:p>
          </table:table-cell>
          <table:table-cell table:number-columns-repeated="2"/>
          <table:table-cell office:value-type="float" office:value="20090805">
            <text:p>20090805</text:p>
          </table:table-cell>
        </table:table-row>
        <table:table-row table:style-name="ro1">
          <table:table-cell/>
          <table:table-cell office:value-type="string">
            <text:p>German</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Italian</text:p>
          </table:table-cell>
          <table:table-cell table:style-name="ce12" office:value-type="string">
            <text:p>Supporto, tipo di</text:p>
          </table:table-cell>
          <table:table-cell table:style-name="ce1"/>
          <table:table-cell table:style-name="ce12" office:value-type="string">
            <text:p>Tipo di supporto</text:p>
          </table:table-cell>
          <table:table-cell table:number-columns-repeated="2"/>
          <table:table-cell office:value-type="float" office:value="20090812">
            <text:p>20090812</text:p>
          </table:table-cell>
        </table:table-row>
        <table:table-row table:style-name="ro1">
          <table:table-cell/>
          <table:table-cell office:value-type="string">
            <text:p>Japanese</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Korean</text:p>
          </table:table-cell>
          <table:table-cell table:style-name="ce21" office:value-type="string">
            <text:p>수록매체의 유형</text:p>
          </table:table-cell>
          <table:table-cell table:style-name="ce6"/>
          <table:table-cell table:style-name="ce41" office:value-type="string">
            <text:p><text:span text:style-name="T1">수록매체 유형</text:span><text:span text:style-name="T3">(Carrier type)</text:span></text:p>
          </table:table-cell>
          <table:table-cell table:number-columns-repeated="2"/>
          <table:table-cell office:value-type="float" office:value="20090805">
            <text:p>20090805</text:p>
          </table:table-cell>
        </table:table-row>
        <table:table-row table:style-name="ro1">
          <table:table-cell/>
          <table:table-cell office:value-type="string">
            <text:p>Portuguese</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Russian</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Spanish</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Thai</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Hình thức tài liệu</text:p>
          </table:table-cell>
          <table:table-cell table:style-name="ce1"/>
          <table:table-cell table:style-name="ce7" office:value-type="string">
            <text:p>Loại mang tin</text:p>
          </table:table-cell>
          <table:table-cell table:number-columns-repeated="2"/>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3"/>
          <table:table-cell office:value-type="float" office:value="20090805">
            <text:p>20090805</text:p>
          </table:table-cell>
        </table:table-row>
        <table:table-row table:style-name="ro2">
          <table:table-cell/>
          <table:table-cell office:value-type="string">
            <text:p>English</text:p>
          </table:table-cell>
          <table:table-cell table:style-name="ce7" office:value-type="string">
            <text:p>Type of content</text:p>
            <text:p/>
          </table:table-cell>
          <table:table-cell table:style-name="ce1"/>
          <table:table-cell table:style-name="ce7" office:value-type="string">
            <text:p>Content type</text:p>
          </table:table-cell>
          <table:table-cell table:number-columns-repeated="2"/>
          <table:table-cell office:value-type="float" office:value="20090805">
            <text:p>20090805</text:p>
          </table:table-cell>
        </table:table-row>
        <table:table-row table:style-name="ro1">
          <table:table-cell/>
          <table:table-cell office:value-type="string">
            <text:p>Albanian</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Arabic</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内容的类型</text:p>
          </table:table-cell>
          <table:table-cell table:style-name="ce6"/>
          <table:table-cell table:style-name="ce10" office:value-type="string">
            <text:p>内容类型</text:p>
          </table:table-cell>
          <table:table-cell table:style-name="ce6" table:number-columns-repeated="2"/>
          <table:table-cell table:style-name="ce216" office:value-type="float" office:value="20090805">
            <text:p>20090805</text:p>
          </table:table-cell>
        </table:table-row>
        <table:table-row table:style-name="ro1">
          <table:table-cell/>
          <table:table-cell office:value-type="string">
            <text:p>Croatian</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Czech</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French</text:p>
          </table:table-cell>
          <table:table-cell office:value-type="string">
            <text:p>Type de contenu</text:p>
          </table:table-cell>
          <table:table-cell table:style-name="ce1"/>
          <table:table-cell table:style-name="ce8" office:value-type="string">
            <text:p>Contenu (type de)</text:p>
          </table:table-cell>
          <table:table-cell table:number-columns-repeated="2"/>
          <table:table-cell office:value-type="float" office:value="20090805">
            <text:p>20090805</text:p>
          </table:table-cell>
        </table:table-row>
        <table:table-row table:style-name="ro1">
          <table:table-cell/>
          <table:table-cell office:value-type="string">
            <text:p>German</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Italian</text:p>
          </table:table-cell>
          <table:table-cell table:style-name="ce12" office:value-type="string">
            <text:p>Contenuto, tipo di</text:p>
          </table:table-cell>
          <table:table-cell table:style-name="ce1"/>
          <table:table-cell table:style-name="ce12" office:value-type="string">
            <text:p>Tipo di contenuto</text:p>
          </table:table-cell>
          <table:table-cell table:number-columns-repeated="2"/>
          <table:table-cell office:value-type="float" office:value="20090812">
            <text:p>20090812</text:p>
          </table:table-cell>
        </table:table-row>
        <table:table-row table:style-name="ro1">
          <table:table-cell/>
          <table:table-cell office:value-type="string">
            <text:p>Japanese</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Korean</text:p>
          </table:table-cell>
          <table:table-cell table:style-name="ce21" office:value-type="string">
            <text:p>내용의 유형</text:p>
          </table:table-cell>
          <table:table-cell table:style-name="ce6"/>
          <table:table-cell table:style-name="ce41" office:value-type="string">
            <text:p><text:span text:style-name="T1">내용 유형 </text:span><text:span text:style-name="T3">(Content type)</text:span></text:p>
          </table:table-cell>
          <table:table-cell table:number-columns-repeated="2"/>
          <table:table-cell office:value-type="float" office:value="20090805">
            <text:p>20090805</text:p>
          </table:table-cell>
        </table:table-row>
        <table:table-row table:style-name="ro1">
          <table:table-cell/>
          <table:table-cell office:value-type="string">
            <text:p>Portuguese</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Russian</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Slovak</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Slovene</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Spanish</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Swedish</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Thai</text:p>
          </table:table-cell>
          <table:table-cell table:style-name="ce1" table:number-columns-repeated="2"/>
          <table:table-cell table:number-columns-repeated="3"/>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Thể loại tài liệu</text:p>
          </table:table-cell>
          <table:table-cell table:style-name="ce1"/>
          <table:table-cell table:style-name="ce23" office:value-type="string">
            <text:p>Loại nội dung</text:p>
          </table:table-cell>
          <table:table-cell table:number-columns-repeated="2"/>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table:table-cell office:value-type="string">
            <text:p>English</text:p>
          </table:table-cell>
          <table:table-cell table:style-name="ce11" office:value-type="string">
            <text:p>Uncontrolled access point</text:p>
          </table:table-cell>
          <table:table-cell table:style-name="ce1" office:value-type="string">
            <text:p>An access point that is not controlled by an authority record.</text:p>
          </table:table-cell>
          <table:table-cell/>
          <table:table-cell table:style-name="ce181" office:value-type="string">
            <text:p><text:span text:style-name="T71">Access point </text:span><text:span text:style-name="T82">[BT]</text:span><text:span text:style-name="T71">, Controlled access point </text:span><text:span text:style-name="T82">[RT]</text:span></text:p>
          </table:table-cell>
          <table:table-cell table:style-name="ce192"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Pikë hyrëse e pakontrolluar</text:p>
          </table:table-cell>
          <table:table-cell office:value-type="string">
            <text:p>Pikë hyrëse që nuk është kontrolluar nga një regjistrim termi të njësuar.</text:p>
          </table:table-cell>
          <table:table-cell/>
          <table:table-cell table:style-name="ce8" office:value-type="string">
            <text:p>Pikë hyrëse [BT], Pikë hyrëse e kontrolluar [RT]</text:p>
          </table:table-cell>
          <table:table-cell/>
          <table:table-cell office:value-type="float" office:value="20090812">
            <text:p>20090812</text:p>
          </table:table-cell>
        </table:table-row>
        <table:table-row table:style-name="ro1">
          <table:table-cell/>
          <table:table-cell office:value-type="string">
            <text:p>Arabic</text:p>
          </table:table-cell>
          <table:table-cell table:style-name="ce42" office:value-type="string">
            <text:p>نقطة الوصول غير المضبوطة</text:p>
          </table:table-cell>
          <table:table-cell table:style-name="ce119" office:value-type="string">
            <text:p>نقطة وصول غير مضبوطة بواسطة تسجيلة استنادية</text:p>
          </table:table-cell>
          <table:table-cell table:style-name="ce128"/>
          <table:table-cell table:style-name="ce87" office:value-type="string">
            <text:p><text:span text:style-name="T8">نقطة الوصول</text:span><text:span text:style-name="T18"> </text:span><text:span text:style-name="T9">[BT]</text:span><text:span text:style-name="T18">، </text:span><text:span text:style-name="T8">نقطة الوصول المضبوطة</text:span><text:span text:style-name="T18"> </text:span><text:span text:style-name="T9">[RT]</text:span></text:p>
          </table:table-cell>
          <table:table-cell/>
          <table:table-cell office:value-type="float" office:value="20090805">
            <text:p>20090805</text:p>
          </table:table-cell>
        </table:table-row>
        <table:table-row table:style-name="ro1">
          <table:table-cell/>
          <table:table-cell office:value-type="string">
            <text:p>Chinese</text:p>
          </table:table-cell>
          <table:table-cell table:style-name="ce48" office:value-type="string">
            <text:p>非受控检索点</text:p>
          </table:table-cell>
          <table:table-cell table:style-name="ce6" office:value-type="string">
            <text:p>并非由规范记录所控制的检索点。</text:p>
          </table:table-cell>
          <table:table-cell table:style-name="ce6"/>
          <table:table-cell table:style-name="ce182" office:value-type="string">
            <text:p><text:span text:style-name="T70">检索点 </text:span><text:span text:style-name="T69">[BT]</text:span><text:span text:style-name="T70">，受控检索点 </text:span><text:span text:style-name="T69">[RT]</text:span></text:p>
          </table:table-cell>
          <table:table-cell table:style-name="ce193" office:value-type="string">
            <text:p>IME ICC</text:p>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Nenadzirana pristupnica</text:p>
          </table:table-cell>
          <table:table-cell office:value-type="string">
            <text:p>Pristupnica koja nije nadzirana preglednim zapisom.</text:p>
          </table:table-cell>
          <table:table-cell/>
          <table:table-cell table:style-name="ce8" office:value-type="string">
            <text:p>Nadzirana pristupnica [SP], Pristpunica [Š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Neřízený selekční údaj</text:p>
          </table:table-cell>
          <table:table-cell office:value-type="string">
            <text:p>selekční údaj, který není řízen autoritním záznamem.</text:p>
          </table:table-cell>
          <table:table-cell/>
          <table:table-cell table:style-name="ce8" office:value-type="string">
            <text:p>Selekční údaj [BT], Řízený selekční údaj [RT]</text:p>
          </table:table-cell>
          <table:table-cell/>
          <table:table-cell office:value-type="float" office:value="20090812">
            <text:p>20090812</text:p>
          </table:table-cell>
        </table:table-row>
        <table:table-row table:style-name="ro1">
          <table:table-cell/>
          <table:table-cell office:value-type="string">
            <text:p>French</text:p>
          </table:table-cell>
          <table:table-cell office:value-type="string">
            <text:p>Point d'accès non contrôlé</text:p>
          </table:table-cell>
          <table:table-cell office:value-type="string">
            <text:p>Point d'accès qui n'est pas contrôlé par une notice d'autorité.</text:p>
          </table:table-cell>
          <table:table-cell/>
          <table:table-cell table:style-name="ce43" office:value-type="string">
            <text:p><text:span text:style-name="T4">Point d'accès </text:span><text:span text:style-name="T5">[TG], </text:span><text:span text:style-name="T4">Point d'accès contrôlé</text:span><text:span text:style-name="T5"> [TA]</text:span></text:p>
          </table:table-cell>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Nicht normierter Sucheinstieg</text:p>
          </table:table-cell>
          <table:table-cell table:style-name="ce1" office:value-type="string">
            <text:p>Ein Sucheinstieg, der nicht durch einen Normdatensatz kontrolliert wird.</text:p>
          </table:table-cell>
          <table:table-cell/>
          <table:table-cell table:style-name="ce11" office:value-type="string">
            <text:p>Sucheinstieg [OB], Normierter Sucheinstieg [V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Punto di accesso non controllato</text:p>
          </table:table-cell>
          <table:table-cell table:style-name="ce54" office:value-type="string">
            <text:p>Punto di accesso non controllato da una registrazione di autorità.</text:p>
          </table:table-cell>
          <table:table-cell/>
          <table:table-cell table:style-name="ce12" office:value-type="string">
            <text:p>Punto di accesso [BT], Punto di accesso controllato [R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20" office:value-type="string">
            <text:p>非統制形アクセスポイント</text:p>
          </table:table-cell>
          <table:table-cell table:style-name="ce55" office:value-type="string">
            <text:p><text:span text:style-name="T10">典拠レコードによって統制されていないアクセスポイント。</text:span><text:span text:style-name="T11">　　</text:span></text:p>
          </table:table-cell>
          <table:table-cell table:style-name="ce3"/>
          <table:table-cell table:style-name="ce148" office:value-type="string">
            <text:p><text:span text:style-name="T73">アクセスポイント［</text:span><text:span text:style-name="T74">BT</text:span><text:span text:style-name="T73">］</text:span><text:span text:style-name="T11">、</text:span><text:span text:style-name="T73">統制形アクセスポイント［</text:span><text:span text:style-name="T74">RT</text:span><text:span text:style-name="T73">］　</text:span></text:p>
          </table:table-cell>
          <table:table-cell table:style-name="ce3"/>
          <table:table-cell table:style-name="ce216" office:value-type="float" office:value="20090805">
            <text:p>20090805</text:p>
          </table:table-cell>
        </table:table-row>
        <table:table-row table:style-name="ro12">
          <table:table-cell/>
          <table:table-cell office:value-type="string">
            <text:p>Korean</text:p>
          </table:table-cell>
          <table:table-cell table:style-name="ce21" office:value-type="string">
            <text:p>비제어형 접근점</text:p>
          </table:table-cell>
          <table:table-cell table:style-name="ce67" office:value-type="string">
            <text:p>전거레코드에서 제어되지 않은 접근점</text:p>
          </table:table-cell>
          <table:table-cell table:style-name="ce4"/>
          <table:table-cell table:style-name="ce41" office:value-type="string">
            <text:p><text:span text:style-name="T1">접근점 </text:span><text:span text:style-name="T3">(Access point) [BT], </text:span><text:span text:style-name="T1">제어형 접근점 </text:span><text:span text:style-name="T3">(Controlled access point) [RT]</text:span><text:span text:style-name="T102">도 보라</text:span></text:p>
          </table:table-cell>
          <table:table-cell table:style-name="ce6"/>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Nekontrolētais piekļuves punkts</text:p>
          </table:table-cell>
          <table:table-cell table:style-name="ce57" office:value-type="string">
            <text:p>piekļuves punkts, kas nav reglamentēts autoritatīvajā ierakstā.</text:p>
          </table:table-cell>
          <table:table-cell/>
          <table:table-cell table:style-name="ce15" office:value-type="string">
            <text:p>Piekļuves punkts [PT], Kontrolētais piekļuves punkts [ST]</text:p>
          </table:table-cell>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Ponto de acesso não controlado</text:p>
          </table:table-cell>
          <table:table-cell table:style-name="ce120" office:value-type="string">
            <text:p>Ponto de acesso que não é controlado por um registo de autoridade.</text:p>
          </table:table-cell>
          <table:table-cell/>
          <table:table-cell table:style-name="ce8" office:value-type="string">
            <text:p>Ponto de acesso [TG], Ponto de acesso controlado [TR]</text:p>
          </table:table-cell>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Неконтролируемая точка доступа</text:p>
          </table:table-cell>
          <table:table-cell table:style-name="ce58" office:value-type="string">
            <text:p>точка <text:s/>доступа, которая не контролируется авторитетной записью.</text:p>
          </table:table-cell>
          <table:table-cell table:style-name="ce5"/>
          <table:table-cell table:style-name="ce155" office:value-type="string">
            <text:p>Контролируемая точка доступа [СТ], Точка доступа [БШТ]</text:p>
          </table:table-cell>
          <table:table-cell table:style-name="ce5"/>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Neriadený selekčný údaj</text:p>
          </table:table-cell>
          <table:table-cell table:style-name="ce114" office:value-type="string">
            <text:p>selekčný údaj, ktorý nie je riadený autoritatívnym záznamom.</text:p>
          </table:table-cell>
          <table:table-cell/>
          <table:table-cell table:style-name="ce16" office:value-type="string">
            <text:p>Selekčný údaj [BT], Riadený selekčný údaj [RT]</text:p>
          </table:table-cell>
          <table:table-cell/>
          <table:table-cell office:value-type="float" office:value="20090805">
            <text:p>20090805</text:p>
          </table:table-cell>
        </table:table-row>
        <table:table-row table:style-name="ro1">
          <table:table-cell/>
          <table:table-cell office:value-type="string">
            <text:p>Slovene</text:p>
          </table:table-cell>
          <table:table-cell office:value-type="string">
            <text:p>Nekontrolirana vstopna točka</text:p>
          </table:table-cell>
          <table:table-cell office:value-type="string">
            <text:p>vstopna točka, ki ni kontrolirana z normativnim zapisom.</text:p>
          </table:table-cell>
          <table:table-cell/>
          <table:table-cell table:style-name="ce8" office:value-type="string">
            <text:p>Kontrolirana vstopna točka (SP), Vstopna točka (Š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49" office:value-type="string">
            <text:p>Punto de acceso no controlado</text:p>
          </table:table-cell>
          <table:table-cell table:style-name="ce60" office:value-type="string">
            <text:p>Un punto de acceso que no está controlado por un registro de autoridad.</text:p>
          </table:table-cell>
          <table:table-cell table:style-name="ce98"/>
          <table:table-cell table:style-name="ce152" office:value-type="string">
            <text:p>Punto de acceso[TG], Punto de acceso controlado [TR]</text:p>
          </table:table-cell>
          <table:table-cell table:style-name="ce98"/>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Okontrollerad sökingång</text:p>
          </table:table-cell>
          <table:table-cell table:style-name="ce61" office:value-type="string">
            <text:p>En sökingång som inte kontrolleras av en auktoritetspost.</text:p>
          </table:table-cell>
          <table:table-cell/>
          <table:table-cell table:style-name="ce18" office:value-type="string">
            <text:p>Kontrollerad sökingång [RT], Sökingång [ÖT]</text:p>
          </table:table-cell>
          <table:table-cell/>
          <table:table-cell office:value-type="float" office:value="20090813">
            <text:p>20090813</text:p>
          </table:table-cell>
        </table:table-row>
        <table:table-row table:style-name="ro4">
          <table:table-cell/>
          <table:table-cell office:value-type="string">
            <text:p>Thai</text:p>
          </table:table-cell>
          <table:table-cell table:style-name="ce35" office:value-type="string">
            <text:p>จุดเข้าถึงแบบไม่ควบคุม</text:p>
          </table:table-cell>
          <table:table-cell table:style-name="ce38" office:value-type="string">
            <text:p>จุดเข้าถึงที่ไม่ถูกควบคุมด้วยรายการควบคุม</text:p>
          </table:table-cell>
          <table:table-cell table:style-name="ce128"/>
          <table:table-cell table:style-name="ce78" office:value-type="string">
            <text:p><text:span text:style-name="T18">จุดเข้าถึง </text:span><text:span text:style-name="T9">[RT], </text:span><text:span text:style-name="T18">จุดเข้าถึงควบคุม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11" office:value-type="string">
            <text:p>Điểm truy cập không được kiểm soát</text:p>
          </table:table-cell>
          <table:table-cell table:style-name="ce1" office:value-type="string">
            <text:p>Một điểm truy cập không được kiểm soát bởi biểu ghi tiêu đề chuẩn.</text:p>
          </table:table-cell>
          <table:table-cell/>
          <table:table-cell table:style-name="ce156" office:value-type="string">
            <text:p><text:span text:style-name="T6">Điểm truy cập [Thuật ngữ rộng], </text:span><text:span text:style-name="T71">Điểm truy cập được kiểm soát </text:span><text:span text:style-name="T6">[Thuật ngữ liên quan]</text:span></text:p>
          </table:table-cell>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1">
          <table:table-cell office:value-type="float" office:value="20090805">
            <text:p>20090805</text:p>
          </table:table-cell>
          <table:table-cell office:value-type="string">
            <text:p>English</text:p>
          </table:table-cell>
          <table:table-cell table:style-name="ce7" office:value-type="string">
            <text:p>Variant form of name</text:p>
          </table:table-cell>
          <table:table-cell table:style-name="ce50" office:value-type="string">
            <text:p>A form of name not chosen as the authorized access point for an entity. <text:s/>It may be used to access the authority record for the entity or be presented as a link to the authorized access point.</text:p>
          </table:table-cell>
          <table:table-cell/>
          <table:table-cell table:style-name="ce183" office:value-type="string">
            <text:p><text:span text:style-name="T71">Access point </text:span><text:span text:style-name="T82">[BT]</text:span><text:span text:style-name="T71">, </text:span><text:span text:style-name="T6">Authorized access point </text:span><text:span text:style-name="T67">[RT], </text:span><text:span text:style-name="T6">Authorized form of name</text:span><text:span text:style-name="T131"> </text:span><text:span text:style-name="T67">[RT]</text:span><text:span text:style-name="T6">, </text:span><text:span text:style-name="T71">Controlled access point </text:span><text:span text:style-name="T82">[BT]</text:span><text:span text:style-name="T71">, </text:span><text:span text:style-name="T6">Conventional name </text:span><text:span text:style-name="T67">[RT]</text:span><text:span text:style-name="T6">, </text:span><text:span text:style-name="T71">Name </text:span><text:span text:style-name="T82">[</text:span><text:span text:style-name="T67">B</text:span><text:span text:style-name="T82">T]</text:span></text:p>
          </table:table-cell>
          <table:table-cell table:style-name="ce192" office:value-type="string">
            <text:p>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Variant i formës së emrit</text:p>
          </table:table-cell>
          <table:table-cell office:value-type="string">
            <text:p>Formë e emrit që nuk është zgjedhur si pikë hyrëse e autorizuar për një entitet. Ajo mund të përdoret për të akcesuar regjistrimin e termit të njësuar për entitetin ose të jetë e pranishme si lidhje me pikën hyrëse të autorizuar.</text:p>
          </table:table-cell>
          <table:table-cell/>
          <table:table-cell table:style-name="ce8" office:value-type="string">
            <text:p>Emër [BT], Emër konvencional [RT], Formë e autorizuar e emrit [RT], Pikë hyrëse [BT], Pikë hyrëse e autorizuar [RT], Pikë hyrëse e kontrolluar [BT]</text:p>
          </table:table-cell>
          <table:table-cell/>
          <table:table-cell office:value-type="float" office:value="20090812">
            <text:p>20090812</text:p>
          </table:table-cell>
        </table:table-row>
        <table:table-row table:style-name="ro1">
          <table:table-cell/>
          <table:table-cell office:value-type="string">
            <text:p>Arabic</text:p>
          </table:table-cell>
          <table:table-cell table:style-name="ce42" office:value-type="string">
            <text:p>الشكل المختلف للاسم</text:p>
          </table:table-cell>
          <table:table-cell table:style-name="ce52" office:value-type="string">
            <text:p><text:span text:style-name="T8">شكل الاسم الذي لم يتم اختياره كنقطة وصول مقننة للكيان والذي يمكن أن يستخدم للوصول للتسجيلة الاستنادية للكيان أو يعرض كإحالة أو رابط لنقطة الوصول المقننة</text:span><text:span text:style-name="T9">.</text:span></text:p>
          </table:table-cell>
          <table:table-cell/>
          <table:table-cell table:style-name="ce87" office:value-type="string">
            <text:p><text:span text:style-name="T8">نقطة الوصول</text:span><text:span text:style-name="T18"> </text:span><text:span text:style-name="T9">[BT]</text:span><text:span text:style-name="T18">، </text:span><text:span text:style-name="T8">نقطة الوصول المقننة</text:span><text:span text:style-name="T18"> </text:span><text:span text:style-name="T9">[RT]</text:span><text:span text:style-name="T18">، </text:span><text:span text:style-name="T8">الشكل المقنن للاسم</text:span><text:span text:style-name="T18"> </text:span><text:span text:style-name="T9">[RT]</text:span><text:span text:style-name="T18">، <text:s/></text:span><text:span text:style-name="T8">نقطة الوصول المضبوطة</text:span><text:span text:style-name="T18"> </text:span><text:span text:style-name="T9">[BT]</text:span><text:span text:style-name="T18">، </text:span><text:span text:style-name="T8">الاسم الشائع أو الاصطلاحي</text:span><text:span text:style-name="T18"> </text:span><text:span text:style-name="T9">[RT]</text:span><text:span text:style-name="T18">، </text:span><text:span text:style-name="T8">الاسم</text:span><text:span text:style-name="T18"> </text:span><text:span text:style-name="T9">[BT]</text:span></text:p>
          </table:table-cell>
          <table:table-cell/>
          <table:table-cell office:value-type="float" office:value="20090805">
            <text:p>20090805</text:p>
          </table:table-cell>
        </table:table-row>
        <table:table-row table:style-name="ro1">
          <table:table-cell/>
          <table:table-cell office:value-type="string">
            <text:p>Chinese</text:p>
          </table:table-cell>
          <table:table-cell table:style-name="ce36" office:value-type="string">
            <text:p>名称的变异形式</text:p>
          </table:table-cell>
          <table:table-cell table:style-name="ce91" office:value-type="string">
            <text:p>未被选为实体规范检索点的名称形式。可用于检索实体的规范记录，或者连接规范检索点。</text:p>
          </table:table-cell>
          <table:table-cell table:style-name="ce6"/>
          <table:table-cell table:style-name="ce179" office:value-type="string">
            <text:p><text:span text:style-name="T1">检索点 </text:span><text:span text:style-name="T69">[BT]</text:span><text:span text:style-name="T1">，规范检索点</text:span><text:span text:style-name="T125"> </text:span><text:span text:style-name="T126">[</text:span><text:span text:style-name="T132">RT</text:span><text:span text:style-name="T121">]</text:span><text:span text:style-name="T127">，</text:span><text:span text:style-name="T70">名称的规范形式</text:span><text:span text:style-name="T125"> </text:span><text:span text:style-name="T126">[</text:span><text:span text:style-name="T132">RT</text:span><text:span text:style-name="T133">]</text:span><text:span text:style-name="T125">，</text:span><text:span text:style-name="T70">受控检索点 </text:span><text:span text:style-name="T69">[BT]</text:span><text:span text:style-name="T1">，惯用名称 </text:span><text:span text:style-name="T69">[RT]</text:span><text:span text:style-name="T1">，名称</text:span><text:span text:style-name="T69">[BT]</text:span></text:p>
          </table:table-cell>
          <table:table-cell/>
          <table:table-cell office:value-type="float" office:value="20090805">
            <text:p>20090805</text:p>
          </table:table-cell>
        </table:table-row>
        <table:table-row table:style-name="ro1">
          <table:table-cell/>
          <table:table-cell office:value-type="string">
            <text:p>Croatian</text:p>
          </table:table-cell>
          <table:table-cell office:value-type="string">
            <text:p>Neusvojeni oblik imena</text:p>
          </table:table-cell>
          <table:table-cell office:value-type="string">
            <text:p>Oblik imena koji nije izabran kao usvojena pristupnica za entitet. Može se upotrijebiti za pristup preglednom zapisu za entitet ili za prikaz kao poveznica autoriziranoj pristupnici.</text:p>
          </table:table-cell>
          <table:table-cell/>
          <table:table-cell table:style-name="ce8" office:value-type="string">
            <text:p>Ime [ŠP], Nadzirana pristupnica [ŠP], Pristupnica [ŠP], Uobičajeno ime [SP], Usvojena pristupnica [SP], Usvojeni oblik imena [SP]</text:p>
          </table:table-cell>
          <table:table-cell/>
          <table:table-cell office:value-type="float" office:value="20090812">
            <text:p>20090812</text:p>
          </table:table-cell>
        </table:table-row>
        <table:table-row table:style-name="ro1">
          <table:table-cell/>
          <table:table-cell office:value-type="string">
            <text:p>Czech</text:p>
          </table:table-cell>
          <table:table-cell office:value-type="string">
            <text:p>Variantní forma jména</text:p>
          </table:table-cell>
          <table:table-cell office:value-type="string">
            <text:p>forma jména nezvolená za autorizovaný selekční údaj pro entitu. Může být použita pro zpřístupnění autoritního záznamu pro entitu nebo být prezentována jako propojení na autorizovaný selekční údaj.</text:p>
          </table:table-cell>
          <table:table-cell/>
          <table:table-cell table:style-name="ce184" office:value-type="string">
            <text:p><text:span text:style-name="T4">Selekční údaj [BT], Autorizovaný selekční údaj [RT], Autorizovaná forma jména</text:span><text:span text:style-name="T124"> </text:span><text:span text:style-name="T4">[RT], Řízený selekční údaj [BT], Konvenční jméno [RT], Jméno [BT]</text:span></text:p>
          </table:table-cell>
          <table:table-cell/>
          <table:table-cell office:value-type="float" office:value="20090812">
            <text:p>20090812</text:p>
          </table:table-cell>
        </table:table-row>
        <table:table-row table:style-name="ro1">
          <table:table-cell/>
          <table:table-cell office:value-type="string">
            <text:p>French</text:p>
          </table:table-cell>
          <table:table-cell office:value-type="string">
            <text:p>Variante de forme d'un nom</text:p>
          </table:table-cell>
          <table:table-cell office:value-type="string">
            <text:p>Forme d'un nom autre que celle choisie comme point d'accès autorisé pour une entité. Elle peut servir de point d'accès à la notice d'autorité de l'entité ou se présenter comme un lien vers le point d'accès autorisé pour cette entité.</text:p>
          </table:table-cell>
          <table:table-cell/>
          <table:table-cell table:style-name="ce43" office:value-type="string">
            <text:p><text:span text:style-name="T4">Forme autorisée d'un nom</text:span><text:span text:style-name="T5"> [TA], </text:span><text:span text:style-name="T4">Nom</text:span><text:span text:style-name="T5"> [TG], </text:span><text:span text:style-name="T4">Nom conventionnel </text:span><text:span text:style-name="T5">[TA], </text:span><text:span text:style-name="T4">Point d'accès </text:span><text:span text:style-name="T5">[TG], </text:span><text:span text:style-name="T4">Point d'accès autorisé</text:span><text:span text:style-name="T5"> [TA], </text:span><text:span text:style-name="T4">Point d'accès contrôlé</text:span><text:span text:style-name="T5"> [TG]</text:span></text:p>
          </table:table-cell>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Abweichende Form des Namens</text:p>
          </table:table-cell>
          <table:table-cell table:style-name="ce1" office:value-type="string">
            <text:p>Eine Namensform, die nicht als Ansetzungsform des Sucheinstiegs einer Entität gewählt wurde. Sie kann dafür genutzt werden, um auf den Normdatensatz für die Entität zuzugreifen oder kann als Link zur Ansetzungsform des Sucheinstiegs dargestellt werden.</text:p>
          </table:table-cell>
          <table:table-cell/>
          <table:table-cell table:style-name="ce11" office:value-type="string">
            <text:p>Gebräuchlicher Name [VB], Name [OB], Normierter Sucheinstieg [OB], Sucheinstieg [OB]</text:p>
          </table:table-cell>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Forma variante del nome</text:p>
          </table:table-cell>
          <table:table-cell table:style-name="ce54" office:value-type="string">
            <text:p>Forma del nome non scelta come punto di accesso autorizzato per un’entità. Può essere usato per accedere alla registrazione di autorità dell’entità o essere presentato come collegamento al punto di accesso autorizzato.</text:p>
          </table:table-cell>
          <table:table-cell/>
          <table:table-cell table:style-name="ce12" office:value-type="string">
            <text:p>Punto di accesso [BT], Punto di accesso autorizzato [RT], Forma autorizzata del nome [RT], Punto di accesso controllato [BT], Nome convenzionale [RT], Nome [BT]</text:p>
          </table:table-cell>
          <table:table-cell/>
          <table:table-cell office:value-type="float" office:value="20090812">
            <text:p>20090812</text:p>
          </table:table-cell>
        </table:table-row>
        <table:table-row table:style-name="ro1">
          <table:table-cell/>
          <table:table-cell office:value-type="string">
            <text:p>Japanese</text:p>
          </table:table-cell>
          <table:table-cell table:style-name="ce24" office:value-type="string">
            <text:p>名称の異なる形</text:p>
          </table:table-cell>
          <table:table-cell table:style-name="ce55" office:value-type="string">
            <text:p><text:span text:style-name="T10">実体に対する典拠形アクセスポイントとして選択されない名称の形。その実体の典拠レコードへのアクセスに使用される、または典拠形アクセスポイントへのリンクとして提示されることがある。</text:span><text:span text:style-name="T11">　　</text:span></text:p>
          </table:table-cell>
          <table:table-cell table:style-name="ce3"/>
          <table:table-cell table:style-name="ce148" office:value-type="string">
            <text:p><text:span text:style-name="T73">アクセスポイント［</text:span><text:span text:style-name="T74">BT</text:span><text:span text:style-name="T73">］</text:span><text:span text:style-name="T11">、</text:span><text:span text:style-name="T73">慣用名［</text:span><text:span text:style-name="T74">RT</text:span><text:span text:style-name="T73">］</text:span><text:span text:style-name="T11">、</text:span><text:span text:style-name="T73">典拠形アクセスポイント［</text:span><text:span text:style-name="T74">RT</text:span><text:span text:style-name="T73">］</text:span><text:span text:style-name="T11">、</text:span><text:span text:style-name="T73">統制形アクセスポイント［</text:span><text:span text:style-name="T74">BT</text:span><text:span text:style-name="T73">］</text:span><text:span text:style-name="T11">、</text:span><text:span text:style-name="T73">名称［</text:span><text:span text:style-name="T74">BT</text:span><text:span text:style-name="T73">］</text:span><text:span text:style-name="T11">、</text:span><text:span text:style-name="T73">名称の典拠形［</text:span><text:span text:style-name="T74">RT</text:span><text:span text:style-name="T73">］</text:span><text:span text:style-name="T11">　</text:span></text:p>
          </table:table-cell>
          <table:table-cell table:style-name="ce3"/>
          <table:table-cell table:style-name="ce216" office:value-type="float" office:value="20090805">
            <text:p>20090805</text:p>
          </table:table-cell>
        </table:table-row>
        <table:table-row table:style-name="ro12">
          <table:table-cell/>
          <table:table-cell office:value-type="string">
            <text:p>Korean</text:p>
          </table:table-cell>
          <table:table-cell table:style-name="ce14" office:value-type="string">
            <text:p>이형의 이름</text:p>
          </table:table-cell>
          <table:table-cell table:style-name="ce56" office:value-type="string">
            <text:p><text:span text:style-name="T1">개체의 전거형 접근점으로 선정되지 않은 이름의 형식으로서</text:span><text:span text:style-name="T12">, </text:span><text:span text:style-name="T1">개체의 전거레코드에 접근하기 위해 사용될 수 있으며</text:span><text:span text:style-name="T12">, </text:span><text:span text:style-name="T1">혹은 전거형 접근점으로 연결하기 위해 제시될 수 있다</text:span><text:span text:style-name="T12">.</text:span></text:p>
          </table:table-cell>
          <table:table-cell table:style-name="ce135"/>
          <table:table-cell table:style-name="ce143" office:value-type="string">
            <text:p><text:span text:style-name="T1">접근점 </text:span><text:span text:style-name="T3">(Access point) [BT], </text:span><text:span text:style-name="T1">전거형 접근점 </text:span><text:span text:style-name="T3">(</text:span><text:span text:style-name="T106">Authorized access point) [RT], <text:s/></text:span><text:span text:style-name="T76">전거형 이름 </text:span><text:span text:style-name="T107">(Authorized form of name) [RT], </text:span><text:span text:style-name="T91">제어형 접근점 </text:span><text:span text:style-name="T3">(Controlled access point) [BT], </text:span><text:span text:style-name="T1">관용명 </text:span><text:span text:style-name="T3">(</text:span><text:span text:style-name="T106">Conventional name) [RT], </text:span><text:span text:style-name="T91">이름 </text:span><text:span text:style-name="T3">(Name) [BT]</text:span><text:span text:style-name="T102">도 보라</text:span></text:p>
          </table:table-cell>
          <table:table-cell table:style-name="ce6"/>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Personvārda/nosaukuma atšķirīgā forma</text:p>
          </table:table-cell>
          <table:table-cell table:style-name="ce57" office:value-type="string">
            <text:p>personvārda/nosaukuma forma, kas nav izraudzīta par entītijas autorizēto piekļuves punktu. To var izmantot, lai piekļūtu entītijas autorizētajam ierakstam vai kā saiti uz autorizēto piekļuves punktu.</text:p>
          </table:table-cell>
          <table:table-cell/>
          <table:table-cell table:style-name="ce25" office:value-type="string">
            <text:p>Piekļuves punkts [PT], Autorizētais piekļuves punkts [ST], Personvārda/nosaukuma autorizētā forma, Kontrolētais piekļuves punkts [PT], Vispārpieņemtais personvārds/nosaukums [ST], Personvārds/nosaukums [PT]</text:p>
          </table:table-cell>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Forma variante de nome</text:p>
          </table:table-cell>
          <table:table-cell office:value-type="string">
            <text:p>Forma de nome não escolhida como ponto de acesso autorizado para uma entidade. Pode ser usada para aceder (acessar) ao registo de autoridade da entidade ou ser apresentada como ligação para o ponto de acesso autorizado.</text:p>
          </table:table-cell>
          <table:table-cell/>
          <table:table-cell table:style-name="ce8" office:value-type="string">
            <text:p>Forma autorizada de nome [TR], Nome [TG], Nome convencional [TR], Ponto de acesso [TG], Ponto de acesso autorizado [TR], Ponto de acesso controlado [TG]</text:p>
          </table:table-cell>
          <table:table-cell/>
          <table:table-cell office:value-type="float" office:value="20090812">
            <text:p>20090812</text:p>
          </table:table-cell>
        </table:table-row>
        <table:table-row table:style-name="ro2">
          <table:table-cell/>
          <table:table-cell office:value-type="string">
            <text:p>Russian</text:p>
          </table:table-cell>
          <table:table-cell office:value-type="string">
            <text:p>Вариантная форма имени (наименования)</text:p>
          </table:table-cell>
          <table:table-cell table:style-name="ce58" office:value-type="string">
            <text:p>форма имени (наименования), которая не выбрана в качестве авторитетной точки доступа для объекта. Она может быть использована для доступа к авторитетной записи для объекта или представлена как отсылка к авторитетной точке доступа.</text:p>
          </table:table-cell>
          <table:table-cell table:style-name="ce5"/>
          <table:table-cell table:style-name="ce161" office:value-type="string">
            <text:p><text:span text:style-name="T94">А</text:span><text:span text:style-name="T78">вторитетная точка доступа [СТ], Авторитетная </text:span></text:p>
            <text:p><text:span text:style-name="T78">форма имени [СТ], Имя (наименование) [БШТ], Контролируемая точка доступа [БШТ], Общепринятое имя (наименование) [СТ], Точка доступа [БШТ]</text:span></text:p>
          </table:table-cell>
          <table:table-cell table:style-name="ce5"/>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Variantná forma mena</text:p>
          </table:table-cell>
          <table:table-cell table:style-name="ce116" office:value-type="string">
            <text:p>forma mena nezvolená za autorizovaný selekčný údaj pre entitu. Môže byť použitá na sprístupnenie autoritatívneho záznamu pre entitu, alebo môže byť prezentovaná ako prepojenie na autorizovaný selekčný údaj.</text:p>
          </table:table-cell>
          <table:table-cell table:style-name="ce139"/>
          <table:table-cell table:style-name="ce16" office:value-type="string">
            <text:p>Selekčný údaj [BT], Autorizovaný selekčný údaj [RT], Autorizovaná forma mena [RT], Riadený selekčný údaj [BT], Konvenčné meno [RT], Meno [BT]</text:p>
          </table:table-cell>
          <table:table-cell table:style-name="ce139"/>
          <table:table-cell office:value-type="float" office:value="20090805">
            <text:p>20090805</text:p>
          </table:table-cell>
        </table:table-row>
        <table:table-row table:style-name="ro1">
          <table:table-cell/>
          <table:table-cell office:value-type="string">
            <text:p>Slovene</text:p>
          </table:table-cell>
          <table:table-cell office:value-type="string">
            <text:p>Variantna oblika imena</text:p>
          </table:table-cell>
          <table:table-cell office:value-type="string">
            <text:p>oblika imena, ki ni izbrana za normativno vstopno točko do entitete. Lahko jo uporabljamo za dostop do normativnega zapisa za entiteto ali pa za povezavo do normativne vstopne točke.</text:p>
          </table:table-cell>
          <table:table-cell/>
          <table:table-cell table:style-name="ce8" office:value-type="string">
            <text:p>Ime (ŠP), Kontrolirana vstopna točka (ŠP), Konvencionalno ime (SP), Normativna oblika imena (SP), Normativna vstopna točka (SP), Vstopna točka (ŠP)</text:p>
          </table:table-cell>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Forma variante del nombre</text:p>
          </table:table-cell>
          <table:table-cell table:style-name="ce77" office:value-type="string">
            <text:p>Una forma del nombre de la entidad no elegida como punto de acceso autorizado que se puede utilizar para acceder al registro de autoridad de la entidad o que se puede presentar como un vínculo con el punto de acceso autorizado.</text:p>
          </table:table-cell>
          <table:table-cell table:style-name="ce98"/>
          <table:table-cell table:style-name="ce152" office:value-type="string">
            <text:p>Nombre [TG], Nombre convencional [TR], Punto de acceso controlado [TG]</text:p>
          </table:table-cell>
          <table:table-cell table:style-name="ce98"/>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Variantform av namn</text:p>
          </table:table-cell>
          <table:table-cell table:style-name="ce61" office:value-type="string">
            <text:p>Namnform som inte valts som auktoriserad sökingång för entiteten. Den kan användas för att nå entitetens auktoritetspost eller utgöra en länk till den auktoriserade sökingången.</text:p>
          </table:table-cell>
          <table:table-cell table:style-name="ce61"/>
          <table:table-cell table:style-name="ce18" office:value-type="string">
            <text:p>Auktoriserad namnform [RT], Auktoriserad sökingång [RT], Kontrollerad sökingång [ÖT], Konventionellt namn [RT], Namn [ÖT], Sökingång [ÖT]</text:p>
          </table:table-cell>
          <table:table-cell table:style-name="ce61"/>
          <table:table-cell office:value-type="float" office:value="20090813">
            <text:p>20090813</text:p>
          </table:table-cell>
        </table:table-row>
        <table:table-row table:style-name="ro13">
          <table:table-cell/>
          <table:table-cell office:value-type="string">
            <text:p>Thai</text:p>
          </table:table-cell>
          <table:table-cell table:style-name="ce35" office:value-type="string">
            <text:p>รูปแบบชื่ออื่น</text:p>
          </table:table-cell>
          <table:table-cell table:style-name="ce78" office:value-type="string">
            <text:p>รูปแบบชื่อที่ไม่ถูกเลือกเป็นจุดเข้าถึงที่กำหนดให้ใช้ได้ของเอนทิตี อาจ</text:p>
            <text:p><text:span text:style-name="T9"><text:tab/></text:span><text:span text:style-name="T18">นำมาใช้เข้าถึงรายการควบคุมของเอนทิตี หรือนำมาแสดงเป็นจุดเชื่อมโยงไปยังจุดเข้าถึงที่กำหนดให้ใช้ได้</text:span></text:p>
          </table:table-cell>
          <table:table-cell table:style-name="ce128"/>
          <table:table-cell table:style-name="ce78" office:value-type="string">
            <text:p><text:span text:style-name="T18">จุดเข้าถึง </text:span><text:span text:style-name="T9">[BT], </text:span><text:span text:style-name="T18">จุดเข้าถึงที่กำหนดให้ใช้ได้ </text:span><text:span text:style-name="T9">[RT], </text:span><text:span text:style-name="T18">รูปแบบชื่อที่กำหนดให้ใช้ได้ </text:span><text:span text:style-name="T9">[RT], </text:span><text:span text:style-name="T18">จุดเข้าถึงควบคุม <text:s/></text:span><text:span text:style-name="T9">[BT], </text:span><text:span text:style-name="T18">ชื่อที่เป็นที่นิยม </text:span><text:span text:style-name="T9">[RT], </text:span><text:span text:style-name="T18">ชื่อ </text:span><text:span text:style-name="T9">[RT]</text:span></text:p>
          </table:table-cell>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Dạng biến thể của tên</text:p>
          </table:table-cell>
          <table:table-cell table:style-name="ce50" office:value-type="string">
            <text:p>Là hình thức của tên không được chọn để làm điểm truy cập được phép tới một thực thể. Nó có thể dùng để truy cập tới biểu ghi tiêu đề chuẩn của một thực thể hoặc là đường dẫn tới điểm truy cập được phép.</text:p>
          </table:table-cell>
          <table:table-cell/>
          <table:table-cell table:style-name="ce185" office:value-type="string">
            <text:p><text:span text:style-name="T6">Điểm truy cập [Thuật ngữ rộng], </text:span><text:span text:style-name="T71">Điểm truy cập được kiểm soát </text:span><text:span text:style-name="T6">[Thuật ngữ liên quan], Dạng được phép của tên Authorized form of name</text:span><text:span text:style-name="T131"> </text:span><text:span text:style-name="T6">[Thuật ngữ liên quan], Điểm truy cập có kiểm soát [Thuật ngữ rộng], Tên thông thường [Thuật ngữ liên quan], <text:s/>Tên [Thuật ngữ rộng]</text:span></text:p>
          </table:table-cell>
          <table:table-cell/>
          <table:table-cell office:value-type="float" office:value="20090813">
            <text:p>20090813</text:p>
          </table:table-cell>
        </table:table-row>
        <table:table-row table:style-name="ro1">
          <table:table-cell table:number-columns-repeated="2"/>
          <table:table-cell table:style-name="ce1" table:number-columns-repeated="2"/>
          <table:table-cell table:number-columns-repeated="4"/>
        </table:table-row>
        <table:table-row table:style-name="ro2">
          <table:table-cell/>
          <table:table-cell office:value-type="string">
            <text:p>English</text:p>
          </table:table-cell>
          <table:table-cell table:style-name="ce7" office:value-type="string">
            <text:p>Work</text:p>
          </table:table-cell>
          <table:table-cell table:style-name="ce50" office:value-type="string">
            <text:p>A distinct intellectual or artistic creation (i.e., the intellectual or artistic content). </text:p>
            <text:p/>
          </table:table-cell>
          <table:table-cell table:number-columns-repeated="2"/>
          <table:table-cell table:style-name="ce186" office:value-type="string">
            <text:p>FRAD, FRBR, as modified by IME ICC</text:p>
          </table:table-cell>
          <table:table-cell office:value-type="float" office:value="20090805">
            <text:p>20090805</text:p>
          </table:table-cell>
        </table:table-row>
        <table:table-row table:style-name="ro1">
          <table:table-cell/>
          <table:table-cell office:value-type="string">
            <text:p>Albanian</text:p>
          </table:table-cell>
          <table:table-cell office:value-type="string">
            <text:p>Vepër</text:p>
          </table:table-cell>
          <table:table-cell office:value-type="string">
            <text:p>Krijim i veçantë intelektual ose artistik (që është përmbajtja intelektuale ose artistike).</text:p>
          </table:table-cell>
          <table:table-cell table:number-columns-repeated="2"/>
          <table:table-cell table:style-name="ce51" office:value-type="string">
            <text:p>FRAD, FRBR, modifikuar nga IME ICC</text:p>
          </table:table-cell>
          <table:table-cell office:value-type="float" office:value="20090812">
            <text:p>20090812</text:p>
          </table:table-cell>
        </table:table-row>
        <table:table-row table:style-name="ro1">
          <table:table-cell/>
          <table:table-cell office:value-type="string">
            <text:p>Arabic</text:p>
          </table:table-cell>
          <table:table-cell table:style-name="ce9" office:value-type="string">
            <text:p>العمل</text:p>
          </table:table-cell>
          <table:table-cell table:style-name="ce52" office:value-type="string">
            <text:p><text:span text:style-name="T8">إبداع فكري أو فني مميز </text:span><text:span text:style-name="T23">(</text:span><text:span text:style-name="T8">أي، المحتوى الفكري أو الفني</text:span><text:span text:style-name="T9">).</text:span></text:p>
          </table:table-cell>
          <table:table-cell table:number-columns-repeated="3"/>
          <table:table-cell office:value-type="float" office:value="20090805">
            <text:p>20090805</text:p>
          </table:table-cell>
        </table:table-row>
        <table:table-row table:style-name="ro1">
          <table:table-cell/>
          <table:table-cell office:value-type="string">
            <text:p>Chinese</text:p>
          </table:table-cell>
          <table:table-cell table:style-name="ce10" office:value-type="string">
            <text:p>作品</text:p>
          </table:table-cell>
          <table:table-cell table:style-name="ce6" office:value-type="string">
            <text:p>独有的知识或艺术的创作（即知识或艺术的内容）。</text:p>
          </table:table-cell>
          <table:table-cell table:style-name="ce6" table:number-columns-repeated="2"/>
          <table:table-cell table:style-name="ce210" office:value-type="string">
            <text:p><text:span text:style-name="T35">FRAD</text:span><text:span text:style-name="T139">，</text:span><text:span text:style-name="T153">FRBR</text:span><text:span text:style-name="T139">，经</text:span><text:span text:style-name="T153">IME ICC </text:span><text:span text:style-name="T139">修改</text:span></text:p>
          </table:table-cell>
          <table:table-cell table:style-name="ce216" office:value-type="float" office:value="20090805">
            <text:p>20090805</text:p>
          </table:table-cell>
        </table:table-row>
        <table:table-row table:style-name="ro1">
          <table:table-cell/>
          <table:table-cell office:value-type="string">
            <text:p>Croatian</text:p>
          </table:table-cell>
          <table:table-cell office:value-type="string">
            <text:p>Djelo</text:p>
          </table:table-cell>
          <table:table-cell office:value-type="string">
            <text:p>Određena intelektualna ili umjetnička kreacija (tj., intelektualni ili umjetnički sadržaj).</text:p>
          </table:table-cell>
          <table:table-cell table:number-columns-repeated="2"/>
          <table:table-cell table:style-name="ce51" office:value-type="string">
            <text:p>FRAD, FRBR, preradio IME ICC</text:p>
          </table:table-cell>
          <table:table-cell office:value-type="float" office:value="20090812">
            <text:p>20090812</text:p>
          </table:table-cell>
        </table:table-row>
        <table:table-row table:style-name="ro1">
          <table:table-cell/>
          <table:table-cell office:value-type="string">
            <text:p>Czech</text:p>
          </table:table-cell>
          <table:table-cell office:value-type="string">
            <text:p>Dílo</text:p>
          </table:table-cell>
          <table:table-cell office:value-type="string">
            <text:p>určitý intelektuální či umělecký výtvor (tj. intelektuální či umělecký obsah).</text:p>
          </table:table-cell>
          <table:table-cell table:number-columns-repeated="2"/>
          <table:table-cell table:style-name="ce51" office:value-type="string">
            <text:p>FRAD, FRBR, modifikované IME ICC</text:p>
          </table:table-cell>
          <table:table-cell office:value-type="float" office:value="20090812">
            <text:p>20090812</text:p>
          </table:table-cell>
        </table:table-row>
        <table:table-row table:style-name="ro1">
          <table:table-cell/>
          <table:table-cell office:value-type="string">
            <text:p>French</text:p>
          </table:table-cell>
          <table:table-cell office:value-type="string">
            <text:p>Œuvre</text:p>
          </table:table-cell>
          <table:table-cell office:value-type="string">
            <text:p>Création intellectuelle ou artistique déterminée (c'est-à-dire le contenu intellectuel ou artistique).</text:p>
          </table:table-cell>
          <table:table-cell table:number-columns-repeated="2"/>
          <table:table-cell table:style-name="ce51" office:value-type="string">
            <text:p>FRAD, FRBR, modifiée par IME ICC</text:p>
          </table:table-cell>
          <table:table-cell office:value-type="float" office:value="20090805">
            <text:p>20090805</text:p>
          </table:table-cell>
        </table:table-row>
        <table:table-row table:style-name="ro1">
          <table:table-cell/>
          <table:table-cell office:value-type="string">
            <text:p>German</text:p>
          </table:table-cell>
          <table:table-cell table:style-name="ce11" office:value-type="string">
            <text:p>Werk</text:p>
          </table:table-cell>
          <table:table-cell table:style-name="ce1" office:value-type="string">
            <text:p>Eine einzelne intellektuelle oder künstlerische Schöpfung (d. h. der intellektuelle oder künstlerische Inhalt).</text:p>
          </table:table-cell>
          <table:table-cell table:number-columns-repeated="2"/>
          <table:table-cell office:value-type="string">
            <text:p>FRAD, FRBR, modifiziert durch IME ICC</text:p>
          </table:table-cell>
          <table:table-cell office:value-type="float" office:value="20090812">
            <text:p>20090812</text:p>
          </table:table-cell>
        </table:table-row>
        <table:table-row table:style-name="ro1">
          <table:table-cell/>
          <table:table-cell office:value-type="string">
            <text:p>Italian</text:p>
          </table:table-cell>
          <table:table-cell table:style-name="ce12" office:value-type="string">
            <text:p>Opera</text:p>
          </table:table-cell>
          <table:table-cell table:style-name="ce54" office:value-type="string">
            <text:p>Creazione intellettuale o artistica distinta (ossia, il contenuto intellettuale o artistico).</text:p>
          </table:table-cell>
          <table:table-cell table:number-columns-repeated="2"/>
          <table:table-cell table:style-name="ce54" office:value-type="string">
            <text:p>FRAD, FRBR, modificato da IME ICC</text:p>
          </table:table-cell>
          <table:table-cell office:value-type="float" office:value="20090805">
            <text:p>20090805</text:p>
          </table:table-cell>
        </table:table-row>
        <table:table-row table:style-name="ro1">
          <table:table-cell/>
          <table:table-cell office:value-type="string">
            <text:p>Japanese</text:p>
          </table:table-cell>
          <table:table-cell table:style-name="ce13" office:value-type="string">
            <text:p>著作</text:p>
          </table:table-cell>
          <table:table-cell table:style-name="ce55" office:value-type="string">
            <text:p><text:span text:style-name="T10">個別の知的・芸術的創造（すなわち、知的・芸術的内容）。</text:span><text:span text:style-name="T11">　　</text:span></text:p>
          </table:table-cell>
          <table:table-cell table:style-name="ce3" table:number-columns-repeated="2"/>
          <table:table-cell table:style-name="ce195" office:value-type="string">
            <text:p><text:span text:style-name="T140">IME ICC</text:span><text:span text:style-name="T141">で修正された</text:span><text:span text:style-name="T140">FRAD</text:span><text:span text:style-name="T141">、</text:span><text:span text:style-name="T140">FRBR</text:span></text:p>
          </table:table-cell>
          <table:table-cell office:value-type="float" office:value="20090805">
            <text:p>20090805</text:p>
          </table:table-cell>
        </table:table-row>
        <table:table-row table:style-name="ro1">
          <table:table-cell/>
          <table:table-cell office:value-type="string">
            <text:p>Korean</text:p>
          </table:table-cell>
          <table:table-cell table:style-name="ce14" office:value-type="string">
            <text:p>저작</text:p>
          </table:table-cell>
          <table:table-cell table:style-name="ce56" office:value-type="string">
            <text:p><text:span text:style-name="T1">독창성을 지닌 지적 혹은 예술적 창작물</text:span><text:span text:style-name="T12">(</text:span><text:span text:style-name="T1">예</text:span><text:span text:style-name="T12">, </text:span><text:span text:style-name="T1">지적 혹은 예술적 내용</text:span><text:span text:style-name="T12">)</text:span></text:p>
          </table:table-cell>
          <table:table-cell table:style-name="ce135" table:number-columns-repeated="2"/>
          <table:table-cell table:style-name="ce189" office:value-type="string">
            <text:p><text:span text:style-name="T9">FRAD, FRBR, IME ICC</text:span><text:span text:style-name="T38">에 의해 수정</text:span></text:p>
          </table:table-cell>
          <table:table-cell table:style-name="ce216" office:value-type="float" office:value="20090805">
            <text:p>20090805</text:p>
          </table:table-cell>
        </table:table-row>
        <table:table-row table:style-name="ro1">
          <table:table-cell/>
          <table:table-cell office:value-type="string">
            <text:p>Latvian</text:p>
          </table:table-cell>
          <table:table-cell table:style-name="ce15" office:value-type="string">
            <text:p>Darbs</text:p>
          </table:table-cell>
          <table:table-cell table:style-name="ce57" office:value-type="string">
            <text:p>noteikts intelektuāls vai māksliniecisks gara ražojums (t.i., ar intelektuālu vai māksliniecisku saturu).</text:p>
          </table:table-cell>
          <table:table-cell table:number-columns-repeated="2"/>
          <table:table-cell table:style-name="ce90" office:value-type="string">
            <text:p><text:span text:style-name="T29">FRAD, FRBR </text:span><text:span text:style-name="T28">kā modificēts </text:span><text:span text:style-name="T29">IME ICC</text:span></text:p>
          </table:table-cell>
          <table:table-cell office:value-type="float" office:value="20090813">
            <text:p>20090813</text:p>
          </table:table-cell>
        </table:table-row>
        <table:table-row table:style-name="ro1">
          <table:table-cell/>
          <table:table-cell office:value-type="string">
            <text:p>Portuguese</text:p>
          </table:table-cell>
          <table:table-cell office:value-type="string">
            <text:p>Obra</text:p>
          </table:table-cell>
          <table:table-cell office:value-type="string">
            <text:p>Criação intelectual ou artística distinta (isto é, o conteúdo intelectual ou artístico).</text:p>
          </table:table-cell>
          <table:table-cell table:number-columns-repeated="2"/>
          <table:table-cell table:style-name="ce51" office:value-type="string">
            <text:p>FRAD, FRBR, na forma modificada por IME ICC</text:p>
          </table:table-cell>
          <table:table-cell office:value-type="float" office:value="20090812">
            <text:p>20090812</text:p>
          </table:table-cell>
        </table:table-row>
        <table:table-row table:style-name="ro1">
          <table:table-cell/>
          <table:table-cell office:value-type="string">
            <text:p>Russian</text:p>
          </table:table-cell>
          <table:table-cell office:value-type="string">
            <text:p>Произведение</text:p>
          </table:table-cell>
          <table:table-cell table:style-name="ce58" office:value-type="string">
            <text:p>индивидуальное интеллектуальное или художественное творение (т. е., интеллектуальное или художественное содержание).</text:p>
          </table:table-cell>
          <table:table-cell table:style-name="ce5" table:number-columns-repeated="2"/>
          <table:table-cell table:style-name="ce72" office:value-type="string">
            <text:p><text:span text:style-name="T5">FRAD</text:span><text:span text:style-name="T17">, </text:span><text:span text:style-name="T5">FRBR</text:span><text:span text:style-name="T17">, модификация </text:span><text:span text:style-name="T5">IME</text:span><text:span text:style-name="T17"> </text:span><text:span text:style-name="T5">ICC</text:span></text:p>
          </table:table-cell>
          <table:table-cell office:value-type="float" office:value="20090805">
            <text:p>20090805</text:p>
          </table:table-cell>
        </table:table-row>
        <table:table-row table:style-name="ro1">
          <table:table-cell/>
          <table:table-cell office:value-type="string">
            <text:p>Slovak</text:p>
          </table:table-cell>
          <table:table-cell table:style-name="ce16" office:value-type="string">
            <text:p>Dielo</text:p>
          </table:table-cell>
          <table:table-cell table:style-name="ce59" office:value-type="string">
            <text:p>určitý intelektuálny alebo umelecký výtvor (t. j. intelektuálny alebo umelecký obsah).</text:p>
          </table:table-cell>
          <table:table-cell table:number-columns-repeated="2"/>
          <table:table-cell table:style-name="ce59" office:value-type="string">
            <text:p>FRAD, FRBR, modifikované IME ICC</text:p>
          </table:table-cell>
          <table:table-cell office:value-type="float" office:value="20090805">
            <text:p>20090805</text:p>
          </table:table-cell>
        </table:table-row>
        <table:table-row table:style-name="ro1">
          <table:table-cell/>
          <table:table-cell office:value-type="string">
            <text:p>Slovene</text:p>
          </table:table-cell>
          <table:table-cell office:value-type="string">
            <text:p>Delo</text:p>
          </table:table-cell>
          <table:table-cell office:value-type="string">
            <text:p>intelektualna ali umetniška stvaritev (se pravi, intelektualna ali umetniška vsebina).</text:p>
          </table:table-cell>
          <table:table-cell table:number-columns-repeated="2"/>
          <table:table-cell table:style-name="ce51" office:value-type="string">
            <text:p>FRAD, FRBR, priredba IME ICC</text:p>
          </table:table-cell>
          <table:table-cell office:value-type="float" office:value="20090813">
            <text:p>20090813</text:p>
          </table:table-cell>
        </table:table-row>
        <table:table-row table:style-name="ro1">
          <table:table-cell/>
          <table:table-cell office:value-type="string">
            <text:p>Spanish</text:p>
          </table:table-cell>
          <table:table-cell table:style-name="ce17" office:value-type="string">
            <text:p>Obra</text:p>
          </table:table-cell>
          <table:table-cell table:style-name="ce77" office:value-type="string">
            <text:p>Una creación intelectual o artística diferenciada (es decir, el contenido intelectual o artístico).</text:p>
          </table:table-cell>
          <table:table-cell table:style-name="ce98" table:number-columns-repeated="2"/>
          <table:table-cell table:style-name="ce190" office:value-type="string">
            <text:p>FRAD, FRBR, modificado por IME ICC</text:p>
          </table:table-cell>
          <table:table-cell office:value-type="float" office:value="20090805">
            <text:p>20090805</text:p>
          </table:table-cell>
        </table:table-row>
        <table:table-row table:style-name="ro1">
          <table:table-cell/>
          <table:table-cell office:value-type="string">
            <text:p>Swedish</text:p>
          </table:table-cell>
          <table:table-cell table:style-name="ce18" office:value-type="string">
            <text:p>Verk</text:p>
          </table:table-cell>
          <table:table-cell table:style-name="ce61" office:value-type="string">
            <text:p>En avgränsad intellektuell eller konstnärlig skapelse (det vill säga det intellektuella eller konstnärliga innehållet).</text:p>
          </table:table-cell>
          <table:table-cell table:number-columns-repeated="2"/>
          <table:table-cell table:style-name="ce191" office:value-type="string">
            <text:p>FRAD och FRBR, modifierat av IME ICC</text:p>
          </table:table-cell>
          <table:table-cell office:value-type="float" office:value="20090813">
            <text:p>20090813</text:p>
          </table:table-cell>
        </table:table-row>
        <table:table-row table:style-name="ro24">
          <table:table-cell/>
          <table:table-cell office:value-type="string">
            <text:p>Thai</text:p>
          </table:table-cell>
          <table:table-cell table:style-name="ce19" office:value-type="string">
            <text:p>งาน</text:p>
          </table:table-cell>
          <table:table-cell table:style-name="ce134" office:value-type="string">
            <text:p><text:span text:style-name="T57">การสร้างสรรค์ทางสติปัญญาและศิลปะ </text:span><text:span text:style-name="T58">(</text:span><text:span text:style-name="T57">เช่น เนื้อหาทางสติปัญญาหรือศิลปะ</text:span><text:span text:style-name="T58">)</text:span></text:p>
          </table:table-cell>
          <table:table-cell table:number-columns-repeated="2"/>
          <table:table-cell table:style-name="ce74" office:value-type="string">
            <text:p><text:span text:style-name="T9">FRAD, FRBR </text:span><text:span text:style-name="T18">ดังที่ปรับปรุงโดย </text:span><text:span text:style-name="T19">IME ICC</text:span></text:p>
          </table:table-cell>
          <table:table-cell office:value-type="float" office:value="20090805">
            <text:p>20090805</text:p>
          </table:table-cell>
        </table:table-row>
        <table:table-row table:style-name="ro1">
          <table:table-cell/>
          <table:table-cell office:value-type="string">
            <text:p>Vietnamese</text:p>
          </table:table-cell>
          <table:table-cell table:style-name="ce7" office:value-type="string">
            <text:p>Tác phẩm</text:p>
          </table:table-cell>
          <table:table-cell table:style-name="ce50" office:value-type="string">
            <text:p>Là sự sáng tạo mang tính nghệ thuật và trí tuệ đặc trưng (ví dụ như nội dung nghệ thuật hay nội dung trí tuệ).</text:p>
          </table:table-cell>
          <table:table-cell table:number-columns-repeated="2"/>
          <table:table-cell table:style-name="ce186" office:value-type="string">
            <text:p>FRAD, FRBR, chỉnh sửa bởi IME ICC</text:p>
          </table:table-cell>
          <table:table-cell office:value-type="float" office:value="20090813">
            <text:p>20090813</text:p>
          </table:table-cell>
        </table:table-row>
      </table:table>
      <table:table table:name="Sheet2" table:style-name="ta1" table:print="false">
        <table:table-column table:style-name="co1" table:default-cell-style-name="Default"/>
        <table:table-row table:style-name="ro25">
          <table:table-cell/>
        </table:table-row>
      </table:table>
      <table:table table:name="Sheet3" table:style-name="ta1" table:print="false">
        <table:table-column table:style-name="co1" table:default-cell-style-name="Default"/>
        <table:table-row table:style-name="ro2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Gothic" svg:font-family="'MS Gothic', 'ＭＳ ゴシック'" style:font-family-generic="modern"/>
    <style:font-face style:name="F" svg:font-family="" style:font-family-generic="roman"/>
    <style:font-face style:name="Courier New" svg:font-family="'Courier New'" style:font-family-generic="modern" style:font-pitch="fixed"/>
    <style:font-face style:name="SimSun" svg:font-family="SimSun, 宋体" style:font-pitch="variable"/>
    <style:font-face style:name="Batang" svg:font-family="Batang, 바탕"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Gulim" svg:font-family="Gulim, 굴림"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2">09/22/2009</text:date>, <text:time>17:16: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2T17:15:12</meta:creation-date>
    <dc:date>2009-09-22T17:16:26</dc:date>
    <meta:editing-duration>PT00H01M14S</meta:editing-duration>
    <meta:editing-cycles>1</meta:editing-cycles>
    <meta:document-statistic meta:table-count="3" meta:cell-count="4069" meta:object-count="0"/>
    <meta:generator>OpenOffice.org/3.0$Unix OpenOffice.org_project/300m15$Build-9379</meta:generator>
  </office:meta>
</office:document-meta>
</file>